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_osc_sqr_shape_table" table:style-name="ta1">
        <table:table-column table:style-name="co1" table:number-columns-repeated="16384" table:default-cell-style-name="ce1"/>
        <table:table-row table:style-name="ro1">
          <table:table-cell office:value-type="float" office:value="16384" table:style-name="ce1">
            <text:p>16384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32768" table:formula="of:=[.$A$1]*(1/2)^((ROW()-2-64)/64)" table:style-name="ce1">
            <text:p>32768</text:p>
          </table:table-cell>
          <table:table-cell table:style-name="ce1"/>
          <table:table-cell office:value-type="float" office:value="32768" table:formula="of:=ROUND([.A2];0)" table:style-name="ce1">
            <text:p>32768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IN([.$C2]*(COLUMN()-6);32768)" table:style-name="ce1">
            <text:p>0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415.023536340188" table:formula="of:=[.$A$1]*(1/2)^((ROW()-2-64)/64)" table:style-name="ce1">
            <text:p>32415.02354</text:p>
          </table:table-cell>
          <table:table-cell table:style-name="ce1"/>
          <table:table-cell office:value-type="float" office:value="32415" table:formula="of:=ROUND([.A3];0)" table:style-name="ce1">
            <text:p>32415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IN([.$C3]*(COLUMN()-6);32768)" table:style-name="ce1">
            <text:p>0</text:p>
          </table:table-cell>
          <table:table-cell office:value-type="float" office:value="32415" table:formula="of:=MIN([.$C3]*(COLUMN()-6);32768)" table:style-name="ce1">
            <text:p>32415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065.84933048976" table:formula="of:=[.$A$1]*(1/2)^((ROW()-2-64)/64)" table:style-name="ce1">
            <text:p>32065.84933</text:p>
          </table:table-cell>
          <table:table-cell table:style-name="ce1"/>
          <table:table-cell office:value-type="float" office:value="32066" table:formula="of:=ROUND([.A4];0)" table:style-name="ce1">
            <text:p>32066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IN([.$C4]*(COLUMN()-6);32768)" table:style-name="ce1">
            <text:p>0</text:p>
          </table:table-cell>
          <table:table-cell office:value-type="float" office:value="32066" table:formula="of:=MIN([.$C4]*(COLUMN()-6);32768)" table:style-name="ce1">
            <text:p>32066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720.436424577754" table:formula="of:=[.$A$1]*(1/2)^((ROW()-2-64)/64)" table:style-name="ce1">
            <text:p>31720.43642</text:p>
          </table:table-cell>
          <table:table-cell table:style-name="ce1"/>
          <table:table-cell office:value-type="float" office:value="31720" table:formula="of:=ROUND([.A5];0)" table:style-name="ce1">
            <text:p>31720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IN([.$C5]*(COLUMN()-6);32768)" table:style-name="ce1">
            <text:p>0</text:p>
          </table:table-cell>
          <table:table-cell office:value-type="float" office:value="31720" table:formula="of:=MIN([.$C5]*(COLUMN()-6);32768)" table:style-name="ce1">
            <text:p>31720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378.744301930856" table:formula="of:=[.$A$1]*(1/2)^((ROW()-2-64)/64)" table:style-name="ce1">
            <text:p>31378.7443</text:p>
          </table:table-cell>
          <table:table-cell table:style-name="ce1"/>
          <table:table-cell office:value-type="float" office:value="31379" table:formula="of:=ROUND([.A6];0)" table:style-name="ce1">
            <text:p>31379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IN([.$C6]*(COLUMN()-6);32768)" table:style-name="ce1">
            <text:p>0</text:p>
          </table:table-cell>
          <table:table-cell office:value-type="float" office:value="31379" table:formula="of:=MIN([.$C6]*(COLUMN()-6);32768)" table:style-name="ce1">
            <text:p>31379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040.732882320845" table:formula="of:=[.$A$1]*(1/2)^((ROW()-2-64)/64)" table:style-name="ce1">
            <text:p>31040.73288</text:p>
          </table:table-cell>
          <table:table-cell table:style-name="ce1"/>
          <table:table-cell office:value-type="float" office:value="31041" table:formula="of:=ROUND([.A7];0)" table:style-name="ce1">
            <text:p>31041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IN([.$C7]*(COLUMN()-6);32768)" table:style-name="ce1">
            <text:p>0</text:p>
          </table:table-cell>
          <table:table-cell office:value-type="float" office:value="31041" table:formula="of:=MIN([.$C7]*(COLUMN()-6);32768)" table:style-name="ce1">
            <text:p>31041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706.362517263151" table:formula="of:=[.$A$1]*(1/2)^((ROW()-2-64)/64)" table:style-name="ce1">
            <text:p>30706.36252</text:p>
          </table:table-cell>
          <table:table-cell table:style-name="ce1"/>
          <table:table-cell office:value-type="float" office:value="30706" table:formula="of:=ROUND([.A8];0)" table:style-name="ce1">
            <text:p>30706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IN([.$C8]*(COLUMN()-6);32768)" table:style-name="ce1">
            <text:p>0</text:p>
          </table:table-cell>
          <table:table-cell office:value-type="float" office:value="30706" table:formula="of:=MIN([.$C8]*(COLUMN()-6);32768)" table:style-name="ce1">
            <text:p>30706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375.593985366188" table:formula="of:=[.$A$1]*(1/2)^((ROW()-2-64)/64)" table:style-name="ce1">
            <text:p>30375.59399</text:p>
          </table:table-cell>
          <table:table-cell table:style-name="ce1"/>
          <table:table-cell office:value-type="float" office:value="30376" table:formula="of:=ROUND([.A9];0)" table:style-name="ce1">
            <text:p>30376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IN([.$C9]*(COLUMN()-6);32768)" table:style-name="ce1">
            <text:p>0</text:p>
          </table:table-cell>
          <table:table-cell office:value-type="float" office:value="30376" table:formula="of:=MIN([.$C9]*(COLUMN()-6);32768)" table:style-name="ce1">
            <text:p>30376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048.388487730666" table:formula="of:=[.$A$1]*(1/2)^((ROW()-2-64)/64)" table:style-name="ce1">
            <text:p>30048.38849</text:p>
          </table:table-cell>
          <table:table-cell table:style-name="ce1"/>
          <table:table-cell office:value-type="float" office:value="30048" table:formula="of:=ROUND([.A10];0)" table:style-name="ce1">
            <text:p>30048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IN([.$C10]*(COLUMN()-6);32768)" table:style-name="ce1">
            <text:p>0</text:p>
          </table:table-cell>
          <table:table-cell office:value-type="float" office:value="30048" table:formula="of:=MIN([.$C10]*(COLUMN()-6);32768)" table:style-name="ce1">
            <text:p>3004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724.707643398528" table:formula="of:=[.$A$1]*(1/2)^((ROW()-2-64)/64)" table:style-name="ce1">
            <text:p>29724.70764</text:p>
          </table:table-cell>
          <table:table-cell table:style-name="ce1"/>
          <table:table-cell office:value-type="float" office:value="29725" table:formula="of:=ROUND([.A11];0)" table:style-name="ce1">
            <text:p>29725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IN([.$C11]*(COLUMN()-6);32768)" table:style-name="ce1">
            <text:p>0</text:p>
          </table:table-cell>
          <table:table-cell office:value-type="float" office:value="29725" table:formula="of:=MIN([.$C11]*(COLUMN()-6);32768)" table:style-name="ce1">
            <text:p>29725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404.513484850911" table:formula="of:=[.$A$1]*(1/2)^((ROW()-2-64)/64)" table:style-name="ce1">
            <text:p>29404.51348</text:p>
          </table:table-cell>
          <table:table-cell table:style-name="ce1"/>
          <table:table-cell office:value-type="float" office:value="29405" table:formula="of:=ROUND([.A12];0)" table:style-name="ce1">
            <text:p>29405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IN([.$C12]*(COLUMN()-6);32768)" table:style-name="ce1">
            <text:p>0</text:p>
          </table:table-cell>
          <table:table-cell office:value-type="float" office:value="29405" table:formula="of:=MIN([.$C12]*(COLUMN()-6);32768)" table:style-name="ce1">
            <text:p>29405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087.768453554527" table:formula="of:=[.$A$1]*(1/2)^((ROW()-2-64)/64)" table:style-name="ce1">
            <text:p>29087.76845</text:p>
          </table:table-cell>
          <table:table-cell table:style-name="ce1"/>
          <table:table-cell office:value-type="float" office:value="29088" table:formula="of:=ROUND([.A13];0)" table:style-name="ce1">
            <text:p>29088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IN([.$C13]*(COLUMN()-6);32768)" table:style-name="ce1">
            <text:p>0</text:p>
          </table:table-cell>
          <table:table-cell office:value-type="float" office:value="29088" table:formula="of:=MIN([.$C13]*(COLUMN()-6);32768)" table:style-name="ce1">
            <text:p>2908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774.435395556135" table:formula="of:=[.$A$1]*(1/2)^((ROW()-2-64)/64)" table:style-name="ce1">
            <text:p>28774.4354</text:p>
          </table:table-cell>
          <table:table-cell table:style-name="ce1"/>
          <table:table-cell office:value-type="float" office:value="28774" table:formula="of:=ROUND([.A14];0)" table:style-name="ce1">
            <text:p>28774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IN([.$C14]*(COLUMN()-6);32768)" table:style-name="ce1">
            <text:p>0</text:p>
          </table:table-cell>
          <table:table-cell office:value-type="float" office:value="28774" table:formula="of:=MIN([.$C14]*(COLUMN()-6);32768)" table:style-name="ce1">
            <text:p>28774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464.477557124399" table:formula="of:=[.$A$1]*(1/2)^((ROW()-2-64)/64)" table:style-name="ce1">
            <text:p>28464.47756</text:p>
          </table:table-cell>
          <table:table-cell table:style-name="ce1"/>
          <table:table-cell office:value-type="float" office:value="28464" table:formula="of:=ROUND([.A15];0)" table:style-name="ce1">
            <text:p>28464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IN([.$C15]*(COLUMN()-6);32768)" table:style-name="ce1">
            <text:p>0</text:p>
          </table:table-cell>
          <table:table-cell office:value-type="float" office:value="28464" table:formula="of:=MIN([.$C15]*(COLUMN()-6);32768)" table:style-name="ce1">
            <text:p>28464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157.858580438678" table:formula="of:=[.$A$1]*(1/2)^((ROW()-2-64)/64)" table:style-name="ce1">
            <text:p>28157.85858</text:p>
          </table:table-cell>
          <table:table-cell table:style-name="ce1"/>
          <table:table-cell office:value-type="float" office:value="28158" table:formula="of:=ROUND([.A16];0)" table:style-name="ce1">
            <text:p>28158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IN([.$C16]*(COLUMN()-6);32768)" table:style-name="ce1">
            <text:p>0</text:p>
          </table:table-cell>
          <table:table-cell office:value-type="float" office:value="28158" table:formula="of:=MIN([.$C16]*(COLUMN()-6);32768)" table:style-name="ce1">
            <text:p>2815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854.542499324289" table:formula="of:=[.$A$1]*(1/2)^((ROW()-2-64)/64)" table:style-name="ce1">
            <text:p>27854.5425</text:p>
          </table:table-cell>
          <table:table-cell table:style-name="ce1"/>
          <table:table-cell office:value-type="float" office:value="27855" table:formula="of:=ROUND([.A17];0)" table:style-name="ce1">
            <text:p>27855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IN([.$C17]*(COLUMN()-6);32768)" table:style-name="ce1">
            <text:p>0</text:p>
          </table:table-cell>
          <table:table-cell office:value-type="float" office:value="27855" table:formula="of:=MIN([.$C17]*(COLUMN()-6);32768)" table:style-name="ce1">
            <text:p>27855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554.49373503372" table:formula="of:=[.$A$1]*(1/2)^((ROW()-2-64)/64)" table:style-name="ce1">
            <text:p>27554.49374</text:p>
          </table:table-cell>
          <table:table-cell table:style-name="ce1"/>
          <table:table-cell office:value-type="float" office:value="27554" table:formula="of:=ROUND([.A18];0)" table:style-name="ce1">
            <text:p>27554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IN([.$C18]*(COLUMN()-6);32768)" table:style-name="ce1">
            <text:p>0</text:p>
          </table:table-cell>
          <table:table-cell office:value-type="float" office:value="27554" table:formula="of:=MIN([.$C18]*(COLUMN()-6);32768)" table:style-name="ce1">
            <text:p>27554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257.677092073252" table:formula="of:=[.$A$1]*(1/2)^((ROW()-2-64)/64)" table:style-name="ce1">
            <text:p>27257.67709</text:p>
          </table:table-cell>
          <table:table-cell table:style-name="ce1"/>
          <table:table-cell office:value-type="float" office:value="27258" table:formula="of:=ROUND([.A19];0)" table:style-name="ce1">
            <text:p>27258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IN([.$C19]*(COLUMN()-6);32768)" table:style-name="ce1">
            <text:p>0</text:p>
          </table:table-cell>
          <table:table-cell office:value-type="float" office:value="27258" table:formula="of:=MIN([.$C19]*(COLUMN()-6);32768)" table:style-name="ce1">
            <text:p>2725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964.057754074558" table:formula="of:=[.$A$1]*(1/2)^((ROW()-2-64)/64)" table:style-name="ce1">
            <text:p>26964.05775</text:p>
          </table:table-cell>
          <table:table-cell table:style-name="ce1"/>
          <table:table-cell office:value-type="float" office:value="26964" table:formula="of:=ROUND([.A20];0)" table:style-name="ce1">
            <text:p>26964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IN([.$C20]*(COLUMN()-6);32768)" table:style-name="ce1">
            <text:p>0</text:p>
          </table:table-cell>
          <table:table-cell office:value-type="float" office:value="26964" table:formula="of:=MIN([.$C20]*(COLUMN()-6);32768)" table:style-name="ce1">
            <text:p>26964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673.601279710787" table:formula="of:=[.$A$1]*(1/2)^((ROW()-2-64)/64)" table:style-name="ce1">
            <text:p>26673.60128</text:p>
          </table:table-cell>
          <table:table-cell table:style-name="ce1"/>
          <table:table-cell office:value-type="float" office:value="26674" table:formula="of:=ROUND([.A21];0)" table:style-name="ce1">
            <text:p>26674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IN([.$C21]*(COLUMN()-6);32768)" table:style-name="ce1">
            <text:p>0</text:p>
          </table:table-cell>
          <table:table-cell office:value-type="float" office:value="26674" table:formula="of:=MIN([.$C21]*(COLUMN()-6);32768)" table:style-name="ce1">
            <text:p>26674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386.273598656582" table:formula="of:=[.$A$1]*(1/2)^((ROW()-2-64)/64)" table:style-name="ce1">
            <text:p>26386.2736</text:p>
          </table:table-cell>
          <table:table-cell table:style-name="ce1"/>
          <table:table-cell office:value-type="float" office:value="26386" table:formula="of:=ROUND([.A22];0)" table:style-name="ce1">
            <text:p>26386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IN([.$C22]*(COLUMN()-6);32768)" table:style-name="ce1">
            <text:p>0</text:p>
          </table:table-cell>
          <table:table-cell office:value-type="float" office:value="26386" table:formula="of:=MIN([.$C22]*(COLUMN()-6);32768)" table:style-name="ce1">
            <text:p>26386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102.041007591703" table:formula="of:=[.$A$1]*(1/2)^((ROW()-2-64)/64)" table:style-name="ce1">
            <text:p>26102.04101</text:p>
          </table:table-cell>
          <table:table-cell table:style-name="ce1"/>
          <table:table-cell office:value-type="float" office:value="26102" table:formula="of:=ROUND([.A23];0)" table:style-name="ce1">
            <text:p>26102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IN([.$C23]*(COLUMN()-6);32768)" table:style-name="ce1">
            <text:p>0</text:p>
          </table:table-cell>
          <table:table-cell office:value-type="float" office:value="26102" table:formula="of:=MIN([.$C23]*(COLUMN()-6);32768)" table:style-name="ce1">
            <text:p>26102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820.870166247612" table:formula="of:=[.$A$1]*(1/2)^((ROW()-2-64)/64)" table:style-name="ce1">
            <text:p>25820.87017</text:p>
          </table:table-cell>
          <table:table-cell table:style-name="ce1"/>
          <table:table-cell office:value-type="float" office:value="25821" table:formula="of:=ROUND([.A24];0)" table:style-name="ce1">
            <text:p>25821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IN([.$C24]*(COLUMN()-6);32768)" table:style-name="ce1">
            <text:p>0</text:p>
          </table:table-cell>
          <table:table-cell office:value-type="float" office:value="25821" table:formula="of:=MIN([.$C24]*(COLUMN()-6);32768)" table:style-name="ce1">
            <text:p>25821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542.72809349672" table:formula="of:=[.$A$1]*(1/2)^((ROW()-2-64)/64)" table:style-name="ce1">
            <text:p>25542.72809</text:p>
          </table:table-cell>
          <table:table-cell table:style-name="ce1"/>
          <table:table-cell office:value-type="float" office:value="25543" table:formula="of:=ROUND([.A25];0)" table:style-name="ce1">
            <text:p>25543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IN([.$C25]*(COLUMN()-6);32768)" table:style-name="ce1">
            <text:p>0</text:p>
          </table:table-cell>
          <table:table-cell office:value-type="float" office:value="25543" table:formula="of:=MIN([.$C25]*(COLUMN()-6);32768)" table:style-name="ce1">
            <text:p>25543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267.582163483701" table:formula="of:=[.$A$1]*(1/2)^((ROW()-2-64)/64)" table:style-name="ce1">
            <text:p>25267.58216</text:p>
          </table:table-cell>
          <table:table-cell table:style-name="ce1"/>
          <table:table-cell office:value-type="float" office:value="25268" table:formula="of:=ROUND([.A26];0)" table:style-name="ce1">
            <text:p>25268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IN([.$C26]*(COLUMN()-6);32768)" table:style-name="ce1">
            <text:p>0</text:p>
          </table:table-cell>
          <table:table-cell office:value-type="float" office:value="25268" table:formula="of:=MIN([.$C26]*(COLUMN()-6);32768)" table:style-name="ce1">
            <text:p>252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995.400101798514" table:formula="of:=[.$A$1]*(1/2)^((ROW()-2-64)/64)" table:style-name="ce1">
            <text:p>24995.4001</text:p>
          </table:table-cell>
          <table:table-cell table:style-name="ce1"/>
          <table:table-cell office:value-type="float" office:value="24995" table:formula="of:=ROUND([.A27];0)" table:style-name="ce1">
            <text:p>24995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IN([.$C27]*(COLUMN()-6);32768)" table:style-name="ce1">
            <text:p>0</text:p>
          </table:table-cell>
          <table:table-cell office:value-type="float" office:value="24995" table:formula="of:=MIN([.$C27]*(COLUMN()-6);32768)" table:style-name="ce1">
            <text:p>24995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726.149981690636" table:formula="of:=[.$A$1]*(1/2)^((ROW()-2-64)/64)" table:style-name="ce1">
            <text:p>24726.14998</text:p>
          </table:table-cell>
          <table:table-cell table:style-name="ce1"/>
          <table:table-cell office:value-type="float" office:value="24726" table:formula="of:=ROUND([.A28];0)" table:style-name="ce1">
            <text:p>24726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IN([.$C28]*(COLUMN()-6);32768)" table:style-name="ce1">
            <text:p>0</text:p>
          </table:table-cell>
          <table:table-cell office:value-type="float" office:value="24726" table:formula="of:=MIN([.$C28]*(COLUMN()-6);32768)" table:style-name="ce1">
            <text:p>24726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459.800220324079" table:formula="of:=[.$A$1]*(1/2)^((ROW()-2-64)/64)" table:style-name="ce1">
            <text:p>24459.80022</text:p>
          </table:table-cell>
          <table:table-cell table:style-name="ce1"/>
          <table:table-cell office:value-type="float" office:value="24460" table:formula="of:=ROUND([.A29];0)" table:style-name="ce1">
            <text:p>24460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IN([.$C29]*(COLUMN()-6);32768)" table:style-name="ce1">
            <text:p>0</text:p>
          </table:table-cell>
          <table:table-cell office:value-type="float" office:value="24460" table:formula="of:=MIN([.$C29]*(COLUMN()-6);32768)" table:style-name="ce1">
            <text:p>24460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196.319575072757" table:formula="of:=[.$A$1]*(1/2)^((ROW()-2-64)/64)" table:style-name="ce1">
            <text:p>24196.31958</text:p>
          </table:table-cell>
          <table:table-cell table:style-name="ce1"/>
          <table:table-cell office:value-type="float" office:value="24196" table:formula="of:=ROUND([.A30];0)" table:style-name="ce1">
            <text:p>24196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IN([.$C30]*(COLUMN()-6);32768)" table:style-name="ce1">
            <text:p>0</text:p>
          </table:table-cell>
          <table:table-cell office:value-type="float" office:value="24196" table:formula="of:=MIN([.$C30]*(COLUMN()-6);32768)" table:style-name="ce1">
            <text:p>24196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935.677139855718" table:formula="of:=[.$A$1]*(1/2)^((ROW()-2-64)/64)" table:style-name="ce1">
            <text:p>23935.67714</text:p>
          </table:table-cell>
          <table:table-cell table:style-name="ce1"/>
          <table:table-cell office:value-type="float" office:value="23936" table:formula="of:=ROUND([.A31];0)" table:style-name="ce1">
            <text:p>23936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IN([.$C31]*(COLUMN()-6);32768)" table:style-name="ce1">
            <text:p>0</text:p>
          </table:table-cell>
          <table:table-cell office:value-type="float" office:value="23936" table:formula="of:=MIN([.$C31]*(COLUMN()-6);32768)" table:style-name="ce1">
            <text:p>23936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677.842341511932" table:formula="of:=[.$A$1]*(1/2)^((ROW()-2-64)/64)" table:style-name="ce1">
            <text:p>23677.84234</text:p>
          </table:table-cell>
          <table:table-cell table:style-name="ce1"/>
          <table:table-cell office:value-type="float" office:value="23678" table:formula="of:=ROUND([.A32];0)" table:style-name="ce1">
            <text:p>23678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IN([.$C32]*(COLUMN()-6);32768)" table:style-name="ce1">
            <text:p>0</text:p>
          </table:table-cell>
          <table:table-cell office:value-type="float" office:value="23678" table:formula="of:=MIN([.$C32]*(COLUMN()-6);32768)" table:style-name="ce1">
            <text:p>2367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422.784936214037" table:formula="of:=[.$A$1]*(1/2)^((ROW()-2-64)/64)" table:style-name="ce1">
            <text:p>23422.78494</text:p>
          </table:table-cell>
          <table:table-cell table:style-name="ce1"/>
          <table:table-cell office:value-type="float" office:value="23423" table:formula="of:=ROUND([.A33];0)" table:style-name="ce1">
            <text:p>23423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IN([.$C33]*(COLUMN()-6);32768)" table:style-name="ce1">
            <text:p>0</text:p>
          </table:table-cell>
          <table:table-cell office:value-type="float" office:value="23423" table:formula="of:=MIN([.$C33]*(COLUMN()-6);32768)" table:style-name="ce1">
            <text:p>23423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170.475005920787" table:formula="of:=[.$A$1]*(1/2)^((ROW()-2-64)/64)" table:style-name="ce1">
            <text:p>23170.47501</text:p>
          </table:table-cell>
          <table:table-cell table:style-name="ce1"/>
          <table:table-cell office:value-type="float" office:value="23170" table:formula="of:=ROUND([.A34];0)" table:style-name="ce1">
            <text:p>23170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IN([.$C34]*(COLUMN()-6);32768)" table:style-name="ce1">
            <text:p>0</text:p>
          </table:table-cell>
          <table:table-cell office:value-type="float" office:value="23170" table:formula="of:=MIN([.$C34]*(COLUMN()-6);32768)" table:style-name="ce1">
            <text:p>23170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920.882954867691" table:formula="of:=[.$A$1]*(1/2)^((ROW()-2-64)/64)" table:style-name="ce1">
            <text:p>22920.88295</text:p>
          </table:table-cell>
          <table:table-cell table:style-name="ce1"/>
          <table:table-cell office:value-type="float" office:value="22921" table:formula="of:=ROUND([.A35];0)" table:style-name="ce1">
            <text:p>22921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IN([.$C35]*(COLUMN()-6);32768)" table:style-name="ce1">
            <text:p>0</text:p>
          </table:table-cell>
          <table:table-cell office:value-type="float" office:value="22921" table:formula="of:=MIN([.$C35]*(COLUMN()-6);32768)" table:style-name="ce1">
            <text:p>22921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673.979506095424" table:formula="of:=[.$A$1]*(1/2)^((ROW()-2-64)/64)" table:style-name="ce1">
            <text:p>22673.97951</text:p>
          </table:table-cell>
          <table:table-cell table:style-name="ce1"/>
          <table:table-cell office:value-type="float" office:value="22674" table:formula="of:=ROUND([.A36];0)" table:style-name="ce1">
            <text:p>22674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IN([.$C36]*(COLUMN()-6);32768)" table:style-name="ce1">
            <text:p>0</text:p>
          </table:table-cell>
          <table:table-cell office:value-type="float" office:value="22674" table:formula="of:=MIN([.$C36]*(COLUMN()-6);32768)" table:style-name="ce1">
            <text:p>22674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429.735698015691" table:formula="of:=[.$A$1]*(1/2)^((ROW()-2-64)/64)" table:style-name="ce1">
            <text:p>22429.7357</text:p>
          </table:table-cell>
          <table:table-cell table:style-name="ce1"/>
          <table:table-cell office:value-type="float" office:value="22430" table:formula="of:=ROUND([.A37];0)" table:style-name="ce1">
            <text:p>22430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IN([.$C37]*(COLUMN()-6);32768)" table:style-name="ce1">
            <text:p>0</text:p>
          </table:table-cell>
          <table:table-cell office:value-type="float" office:value="22430" table:formula="of:=MIN([.$C37]*(COLUMN()-6);32768)" table:style-name="ce1">
            <text:p>22430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188.122881014049" table:formula="of:=[.$A$1]*(1/2)^((ROW()-2-64)/64)" table:style-name="ce1">
            <text:p>22188.12288</text:p>
          </table:table-cell>
          <table:table-cell table:style-name="ce1"/>
          <table:table-cell office:value-type="float" office:value="22188" table:formula="of:=ROUND([.A38];0)" table:style-name="ce1">
            <text:p>22188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IN([.$C38]*(COLUMN()-6);32768)" table:style-name="ce1">
            <text:p>0</text:p>
          </table:table-cell>
          <table:table-cell office:value-type="float" office:value="22188" table:formula="of:=MIN([.$C38]*(COLUMN()-6);32768)" table:style-name="ce1">
            <text:p>2218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949.112714089315" table:formula="of:=[.$A$1]*(1/2)^((ROW()-2-64)/64)" table:style-name="ce1">
            <text:p>21949.11271</text:p>
          </table:table-cell>
          <table:table-cell table:style-name="ce1"/>
          <table:table-cell office:value-type="float" office:value="21949" table:formula="of:=ROUND([.A39];0)" table:style-name="ce1">
            <text:p>21949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IN([.$C39]*(COLUMN()-6);32768)" table:style-name="ce1">
            <text:p>0</text:p>
          </table:table-cell>
          <table:table-cell office:value-type="float" office:value="21949" table:formula="of:=MIN([.$C39]*(COLUMN()-6);32768)" table:style-name="ce1">
            <text:p>21949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712.677161529198" table:formula="of:=[.$A$1]*(1/2)^((ROW()-2-64)/64)" table:style-name="ce1">
            <text:p>21712.67716</text:p>
          </table:table-cell>
          <table:table-cell table:style-name="ce1"/>
          <table:table-cell office:value-type="float" office:value="21713" table:formula="of:=ROUND([.A40];0)" table:style-name="ce1">
            <text:p>21713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IN([.$C40]*(COLUMN()-6);32768)" table:style-name="ce1">
            <text:p>0</text:p>
          </table:table-cell>
          <table:table-cell office:value-type="float" office:value="21713" table:formula="of:=MIN([.$C40]*(COLUMN()-6);32768)" table:style-name="ce1">
            <text:p>21713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478.78848962174" table:formula="of:=[.$A$1]*(1/2)^((ROW()-2-64)/64)" table:style-name="ce1">
            <text:p>21478.78849</text:p>
          </table:table-cell>
          <table:table-cell table:style-name="ce1"/>
          <table:table-cell office:value-type="float" office:value="21479" table:formula="of:=ROUND([.A41];0)" table:style-name="ce1">
            <text:p>21479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IN([.$C41]*(COLUMN()-6);32768)" table:style-name="ce1">
            <text:p>0</text:p>
          </table:table-cell>
          <table:table-cell office:value-type="float" office:value="21479" table:formula="of:=MIN([.$C41]*(COLUMN()-6);32768)" table:style-name="ce1">
            <text:p>21479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247.419263402142" table:formula="of:=[.$A$1]*(1/2)^((ROW()-2-64)/64)" table:style-name="ce1">
            <text:p>21247.41926</text:p>
          </table:table-cell>
          <table:table-cell table:style-name="ce1"/>
          <table:table-cell office:value-type="float" office:value="21247" table:formula="of:=ROUND([.A42];0)" table:style-name="ce1">
            <text:p>21247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IN([.$C42]*(COLUMN()-6);32768)" table:style-name="ce1">
            <text:p>0</text:p>
          </table:table-cell>
          <table:table-cell office:value-type="float" office:value="21247" table:formula="of:=MIN([.$C42]*(COLUMN()-6);32768)" table:style-name="ce1">
            <text:p>21247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018.542343434703" table:formula="of:=[.$A$1]*(1/2)^((ROW()-2-64)/64)" table:style-name="ce1">
            <text:p>21018.54234</text:p>
          </table:table-cell>
          <table:table-cell table:style-name="ce1"/>
          <table:table-cell office:value-type="float" office:value="21019" table:formula="of:=ROUND([.A43];0)" table:style-name="ce1">
            <text:p>21019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IN([.$C43]*(COLUMN()-6);32768)" table:style-name="ce1">
            <text:p>0</text:p>
          </table:table-cell>
          <table:table-cell office:value-type="float" office:value="21019" table:formula="of:=MIN([.$C43]*(COLUMN()-6);32768)" table:style-name="ce1">
            <text:p>21019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792.130882629357" table:formula="of:=[.$A$1]*(1/2)^((ROW()-2-64)/64)" table:style-name="ce1">
            <text:p>20792.13088</text:p>
          </table:table-cell>
          <table:table-cell table:style-name="ce1"/>
          <table:table-cell office:value-type="float" office:value="20792" table:formula="of:=ROUND([.A44];0)" table:style-name="ce1">
            <text:p>20792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IN([.$C44]*(COLUMN()-6);32768)" table:style-name="ce1">
            <text:p>0</text:p>
          </table:table-cell>
          <table:table-cell office:value-type="float" office:value="20792" table:formula="of:=MIN([.$C44]*(COLUMN()-6);32768)" table:style-name="ce1">
            <text:p>20792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568.158323092539" table:formula="of:=[.$A$1]*(1/2)^((ROW()-2-64)/64)" table:style-name="ce1">
            <text:p>20568.15832</text:p>
          </table:table-cell>
          <table:table-cell table:style-name="ce1"/>
          <table:table-cell office:value-type="float" office:value="20568" table:formula="of:=ROUND([.A45];0)" table:style-name="ce1">
            <text:p>20568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IN([.$C45]*(COLUMN()-6);32768)" table:style-name="ce1">
            <text:p>0</text:p>
          </table:table-cell>
          <table:table-cell office:value-type="float" office:value="20568" table:formula="of:=MIN([.$C45]*(COLUMN()-6);32768)" table:style-name="ce1">
            <text:p>205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346.598393011962" table:formula="of:=[.$A$1]*(1/2)^((ROW()-2-64)/64)" table:style-name="ce1">
            <text:p>20346.59839</text:p>
          </table:table-cell>
          <table:table-cell table:style-name="ce1"/>
          <table:table-cell office:value-type="float" office:value="20347" table:formula="of:=ROUND([.A46];0)" table:style-name="ce1">
            <text:p>20347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IN([.$C46]*(COLUMN()-6);32768)" table:style-name="ce1">
            <text:p>0</text:p>
          </table:table-cell>
          <table:table-cell office:value-type="float" office:value="20347" table:formula="of:=MIN([.$C46]*(COLUMN()-6);32768)" table:style-name="ce1">
            <text:p>20347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127.425103574958" table:formula="of:=[.$A$1]*(1/2)^((ROW()-2-64)/64)" table:style-name="ce1">
            <text:p>20127.4251</text:p>
          </table:table-cell>
          <table:table-cell table:style-name="ce1"/>
          <table:table-cell office:value-type="float" office:value="20127" table:formula="of:=ROUND([.A47];0)" table:style-name="ce1">
            <text:p>20127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IN([.$C47]*(COLUMN()-6);32768)" table:style-name="ce1">
            <text:p>0</text:p>
          </table:table-cell>
          <table:table-cell office:value-type="float" office:value="20127" table:formula="of:=MIN([.$C47]*(COLUMN()-6);32768)" table:style-name="ce1">
            <text:p>20127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910.61274592" table:formula="of:=[.$A$1]*(1/2)^((ROW()-2-64)/64)" table:style-name="ce1">
            <text:p>19910.61275</text:p>
          </table:table-cell>
          <table:table-cell table:style-name="ce1"/>
          <table:table-cell office:value-type="float" office:value="19911" table:formula="of:=ROUND([.A48];0)" table:style-name="ce1">
            <text:p>19911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IN([.$C48]*(COLUMN()-6);32768)" table:style-name="ce1">
            <text:p>0</text:p>
          </table:table-cell>
          <table:table-cell office:value-type="float" office:value="19911" table:formula="of:=MIN([.$C48]*(COLUMN()-6);32768)" table:style-name="ce1">
            <text:p>19911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696.135888121087" table:formula="of:=[.$A$1]*(1/2)^((ROW()-2-64)/64)" table:style-name="ce1">
            <text:p>19696.13589</text:p>
          </table:table-cell>
          <table:table-cell table:style-name="ce1"/>
          <table:table-cell office:value-type="float" office:value="19696" table:formula="of:=ROUND([.A49];0)" table:style-name="ce1">
            <text:p>19696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IN([.$C49]*(COLUMN()-6);32768)" table:style-name="ce1">
            <text:p>0</text:p>
          </table:table-cell>
          <table:table-cell office:value-type="float" office:value="19696" table:formula="of:=MIN([.$C49]*(COLUMN()-6);32768)" table:style-name="ce1">
            <text:p>19696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483.969372204581" table:formula="of:=[.$A$1]*(1/2)^((ROW()-2-64)/64)" table:style-name="ce1">
            <text:p>19483.96937</text:p>
          </table:table-cell>
          <table:table-cell table:style-name="ce1"/>
          <table:table-cell office:value-type="float" office:value="19484" table:formula="of:=ROUND([.A50];0)" table:style-name="ce1">
            <text:p>19484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IN([.$C50]*(COLUMN()-6);32768)" table:style-name="ce1">
            <text:p>0</text:p>
          </table:table-cell>
          <table:table-cell office:value-type="float" office:value="19484" table:formula="of:=MIN([.$C50]*(COLUMN()-6);32768)" table:style-name="ce1">
            <text:p>19484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274.088311198208" table:formula="of:=[.$A$1]*(1/2)^((ROW()-2-64)/64)" table:style-name="ce1">
            <text:p>19274.08831</text:p>
          </table:table-cell>
          <table:table-cell table:style-name="ce1"/>
          <table:table-cell office:value-type="float" office:value="19274" table:formula="of:=ROUND([.A51];0)" table:style-name="ce1">
            <text:p>19274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IN([.$C51]*(COLUMN()-6);32768)" table:style-name="ce1">
            <text:p>0</text:p>
          </table:table-cell>
          <table:table-cell office:value-type="float" office:value="19274" table:formula="of:=MIN([.$C51]*(COLUMN()-6);32768)" table:style-name="ce1">
            <text:p>19274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066.468086211829" table:formula="of:=[.$A$1]*(1/2)^((ROW()-2-64)/64)" table:style-name="ce1">
            <text:p>19066.46809</text:p>
          </table:table-cell>
          <table:table-cell table:style-name="ce1"/>
          <table:table-cell office:value-type="float" office:value="19066" table:formula="of:=ROUND([.A52];0)" table:style-name="ce1">
            <text:p>19066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IN([.$C52]*(COLUMN()-6);32768)" table:style-name="ce1">
            <text:p>0</text:p>
          </table:table-cell>
          <table:table-cell office:value-type="float" office:value="19066" table:formula="of:=MIN([.$C52]*(COLUMN()-6);32768)" table:style-name="ce1">
            <text:p>19066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861.084343549668" table:formula="of:=[.$A$1]*(1/2)^((ROW()-2-64)/64)" table:style-name="ce1">
            <text:p>18861.08434</text:p>
          </table:table-cell>
          <table:table-cell table:style-name="ce1"/>
          <table:table-cell office:value-type="float" office:value="18861" table:formula="of:=ROUND([.A53];0)" table:style-name="ce1">
            <text:p>18861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IN([.$C53]*(COLUMN()-6);32768)" table:style-name="ce1">
            <text:p>0</text:p>
          </table:table-cell>
          <table:table-cell office:value-type="float" office:value="18861" table:formula="of:=MIN([.$C53]*(COLUMN()-6);32768)" table:style-name="ce1">
            <text:p>18861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657.912991853635" table:formula="of:=[.$A$1]*(1/2)^((ROW()-2-64)/64)" table:style-name="ce1">
            <text:p>18657.91299</text:p>
          </table:table-cell>
          <table:table-cell table:style-name="ce1"/>
          <table:table-cell office:value-type="float" office:value="18658" table:formula="of:=ROUND([.A54];0)" table:style-name="ce1">
            <text:p>18658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IN([.$C54]*(COLUMN()-6);32768)" table:style-name="ce1">
            <text:p>0</text:p>
          </table:table-cell>
          <table:table-cell office:value-type="float" office:value="18658" table:formula="of:=MIN([.$C54]*(COLUMN()-6);32768)" table:style-name="ce1">
            <text:p>1865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456.930199277434" table:formula="of:=[.$A$1]*(1/2)^((ROW()-2-64)/64)" table:style-name="ce1">
            <text:p>18456.9302</text:p>
          </table:table-cell>
          <table:table-cell table:style-name="ce1"/>
          <table:table-cell office:value-type="float" office:value="18457" table:formula="of:=ROUND([.A55];0)" table:style-name="ce1">
            <text:p>18457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IN([.$C55]*(COLUMN()-6);32768)" table:style-name="ce1">
            <text:p>0</text:p>
          </table:table-cell>
          <table:table-cell office:value-type="float" office:value="18457" table:formula="of:=MIN([.$C55]*(COLUMN()-6);32768)" table:style-name="ce1">
            <text:p>18457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258.112390691105" table:formula="of:=[.$A$1]*(1/2)^((ROW()-2-64)/64)" table:style-name="ce1">
            <text:p>18258.11239</text:p>
          </table:table-cell>
          <table:table-cell table:style-name="ce1"/>
          <table:table-cell office:value-type="float" office:value="18258" table:formula="of:=ROUND([.A56];0)" table:style-name="ce1">
            <text:p>18258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IN([.$C56]*(COLUMN()-6);32768)" table:style-name="ce1">
            <text:p>0</text:p>
          </table:table-cell>
          <table:table-cell office:value-type="float" office:value="18258" table:formula="of:=MIN([.$C56]*(COLUMN()-6);32768)" table:style-name="ce1">
            <text:p>1825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061.436244915665" table:formula="of:=[.$A$1]*(1/2)^((ROW()-2-64)/64)" table:style-name="ce1">
            <text:p>18061.43624</text:p>
          </table:table-cell>
          <table:table-cell table:style-name="ce1"/>
          <table:table-cell office:value-type="float" office:value="18061" table:formula="of:=ROUND([.A57];0)" table:style-name="ce1">
            <text:p>18061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IN([.$C57]*(COLUMN()-6);32768)" table:style-name="ce1">
            <text:p>0</text:p>
          </table:table-cell>
          <table:table-cell office:value-type="float" office:value="18061" table:formula="of:=MIN([.$C57]*(COLUMN()-6);32768)" table:style-name="ce1">
            <text:p>18061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866.878691987582" table:formula="of:=[.$A$1]*(1/2)^((ROW()-2-64)/64)" table:style-name="ce1">
            <text:p>17866.87869</text:p>
          </table:table-cell>
          <table:table-cell table:style-name="ce1"/>
          <table:table-cell office:value-type="float" office:value="17867" table:formula="of:=ROUND([.A58];0)" table:style-name="ce1">
            <text:p>17867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IN([.$C58]*(COLUMN()-6);32768)" table:style-name="ce1">
            <text:p>0</text:p>
          </table:table-cell>
          <table:table-cell office:value-type="float" office:value="17867" table:formula="of:=MIN([.$C58]*(COLUMN()-6);32768)" table:style-name="ce1">
            <text:p>17867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674.416910452652" table:formula="of:=[.$A$1]*(1/2)^((ROW()-2-64)/64)" table:style-name="ce1">
            <text:p>17674.41691</text:p>
          </table:table-cell>
          <table:table-cell table:style-name="ce1"/>
          <table:table-cell office:value-type="float" office:value="17674" table:formula="of:=ROUND([.A59];0)" table:style-name="ce1">
            <text:p>17674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IN([.$C59]*(COLUMN()-6);32768)" table:style-name="ce1">
            <text:p>0</text:p>
          </table:table-cell>
          <table:table-cell office:value-type="float" office:value="17674" table:formula="of:=MIN([.$C59]*(COLUMN()-6);32768)" table:style-name="ce1">
            <text:p>17674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484.028324689076" table:formula="of:=[.$A$1]*(1/2)^((ROW()-2-64)/64)" table:style-name="ce1">
            <text:p>17484.02832</text:p>
          </table:table-cell>
          <table:table-cell table:style-name="ce1"/>
          <table:table-cell office:value-type="float" office:value="17484" table:formula="of:=ROUND([.A60];0)" table:style-name="ce1">
            <text:p>17484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IN([.$C60]*(COLUMN()-6);32768)" table:style-name="ce1">
            <text:p>0</text:p>
          </table:table-cell>
          <table:table-cell office:value-type="float" office:value="17484" table:formula="of:=MIN([.$C60]*(COLUMN()-6);32768)" table:style-name="ce1">
            <text:p>17484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295.690602259368" table:formula="of:=[.$A$1]*(1/2)^((ROW()-2-64)/64)" table:style-name="ce1">
            <text:p>17295.6906</text:p>
          </table:table-cell>
          <table:table-cell table:style-name="ce1"/>
          <table:table-cell office:value-type="float" office:value="17296" table:formula="of:=ROUND([.A61];0)" table:style-name="ce1">
            <text:p>17296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IN([.$C61]*(COLUMN()-6);32768)" table:style-name="ce1">
            <text:p>0</text:p>
          </table:table-cell>
          <table:table-cell office:value-type="float" office:value="17296" table:formula="of:=MIN([.$C61]*(COLUMN()-6);32768)" table:style-name="ce1">
            <text:p>17296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109.381651290747" table:formula="of:=[.$A$1]*(1/2)^((ROW()-2-64)/64)" table:style-name="ce1">
            <text:p>17109.38165</text:p>
          </table:table-cell>
          <table:table-cell table:style-name="ce1"/>
          <table:table-cell office:value-type="float" office:value="17109" table:formula="of:=ROUND([.A62];0)" table:style-name="ce1">
            <text:p>17109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IN([.$C62]*(COLUMN()-6);32768)" table:style-name="ce1">
            <text:p>0</text:p>
          </table:table-cell>
          <table:table-cell office:value-type="float" office:value="17109" table:formula="of:=MIN([.$C62]*(COLUMN()-6);32768)" table:style-name="ce1">
            <text:p>17109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925.079617883806" table:formula="of:=[.$A$1]*(1/2)^((ROW()-2-64)/64)" table:style-name="ce1">
            <text:p>16925.07962</text:p>
          </table:table-cell>
          <table:table-cell table:style-name="ce1"/>
          <table:table-cell office:value-type="float" office:value="16925" table:formula="of:=ROUND([.A63];0)" table:style-name="ce1">
            <text:p>16925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IN([.$C63]*(COLUMN()-6);32768)" table:style-name="ce1">
            <text:p>0</text:p>
          </table:table-cell>
          <table:table-cell office:value-type="float" office:value="16925" table:formula="of:=MIN([.$C63]*(COLUMN()-6);32768)" table:style-name="ce1">
            <text:p>16925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742.762883549047" table:formula="of:=[.$A$1]*(1/2)^((ROW()-2-64)/64)" table:style-name="ce1">
            <text:p>16742.76288</text:p>
          </table:table-cell>
          <table:table-cell table:style-name="ce1"/>
          <table:table-cell office:value-type="float" office:value="16743" table:formula="of:=ROUND([.A64];0)" table:style-name="ce1">
            <text:p>16743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IN([.$C64]*(COLUMN()-6);32768)" table:style-name="ce1">
            <text:p>0</text:p>
          </table:table-cell>
          <table:table-cell office:value-type="float" office:value="16743" table:formula="of:=MIN([.$C64]*(COLUMN()-6);32768)" table:style-name="ce1">
            <text:p>16743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562.410062671061" table:formula="of:=[.$A$1]*(1/2)^((ROW()-2-64)/64)" table:style-name="ce1">
            <text:p>16562.41006</text:p>
          </table:table-cell>
          <table:table-cell table:style-name="ce1"/>
          <table:table-cell office:value-type="float" office:value="16562" table:formula="of:=ROUND([.A65];0)" table:style-name="ce1">
            <text:p>16562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IN([.$C65]*(COLUMN()-6);32768)" table:style-name="ce1">
            <text:p>0</text:p>
          </table:table-cell>
          <table:table-cell office:value-type="float" office:value="16562" table:formula="of:=MIN([.$C65]*(COLUMN()-6);32768)" table:style-name="ce1">
            <text:p>16562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384" table:formula="of:=[.$A$1]*(1/2)^((ROW()-2-64)/64)" table:style-name="ce1">
            <text:p>16384</text:p>
          </table:table-cell>
          <table:table-cell table:style-name="ce1"/>
          <table:table-cell office:value-type="float" office:value="16384" table:formula="of:=ROUND([.A66];0)" table:style-name="ce1">
            <text:p>16384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IN([.$C66]*(COLUMN()-6);32768)" table:style-name="ce1">
            <text:p>0</text:p>
          </table:table-cell>
          <table:table-cell office:value-type="float" office:value="16384" table:formula="of:=MIN([.$C66]*(COLUMN()-6);32768)" table:style-name="ce1">
            <text:p>16384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207.511768170094" table:formula="of:=[.$A$1]*(1/2)^((ROW()-2-64)/64)" table:style-name="ce1">
            <text:p>16207.51177</text:p>
          </table:table-cell>
          <table:table-cell table:style-name="ce1"/>
          <table:table-cell office:value-type="float" office:value="16208" table:formula="of:=ROUND([.A67];0)" table:style-name="ce1">
            <text:p>16208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IN([.$C67]*(COLUMN()-6);32768)" table:style-name="ce1">
            <text:p>0</text:p>
          </table:table-cell>
          <table:table-cell office:value-type="float" office:value="16208" table:formula="of:=MIN([.$C67]*(COLUMN()-6);32768)" table:style-name="ce1">
            <text:p>16208</text:p>
          </table:table-cell>
          <table:table-cell office:value-type="float" office:value="32416" table:formula="of:=MIN([.$C67]*(COLUMN()-6);32768)" table:style-name="ce1">
            <text:p>32416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032.924665244878" table:formula="of:=[.$A$1]*(1/2)^((ROW()-2-64)/64)" table:style-name="ce1">
            <text:p>16032.92467</text:p>
          </table:table-cell>
          <table:table-cell table:style-name="ce1"/>
          <table:table-cell office:value-type="float" office:value="16033" table:formula="of:=ROUND([.A68];0)" table:style-name="ce1">
            <text:p>16033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IN([.$C68]*(COLUMN()-6);32768)" table:style-name="ce1">
            <text:p>0</text:p>
          </table:table-cell>
          <table:table-cell office:value-type="float" office:value="16033" table:formula="of:=MIN([.$C68]*(COLUMN()-6);32768)" table:style-name="ce1">
            <text:p>16033</text:p>
          </table:table-cell>
          <table:table-cell office:value-type="float" office:value="32066" table:formula="of:=MIN([.$C68]*(COLUMN()-6);32768)" table:style-name="ce1">
            <text:p>32066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860.218212288875" table:formula="of:=[.$A$1]*(1/2)^((ROW()-2-64)/64)" table:style-name="ce1">
            <text:p>15860.21821</text:p>
          </table:table-cell>
          <table:table-cell table:style-name="ce1"/>
          <table:table-cell office:value-type="float" office:value="15860" table:formula="of:=ROUND([.A69];0)" table:style-name="ce1">
            <text:p>15860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IN([.$C69]*(COLUMN()-6);32768)" table:style-name="ce1">
            <text:p>0</text:p>
          </table:table-cell>
          <table:table-cell office:value-type="float" office:value="15860" table:formula="of:=MIN([.$C69]*(COLUMN()-6);32768)" table:style-name="ce1">
            <text:p>15860</text:p>
          </table:table-cell>
          <table:table-cell office:value-type="float" office:value="31720" table:formula="of:=MIN([.$C69]*(COLUMN()-6);32768)" table:style-name="ce1">
            <text:p>31720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689.372150965432" table:formula="of:=[.$A$1]*(1/2)^((ROW()-2-64)/64)" table:style-name="ce1">
            <text:p>15689.37215</text:p>
          </table:table-cell>
          <table:table-cell table:style-name="ce1"/>
          <table:table-cell office:value-type="float" office:value="15689" table:formula="of:=ROUND([.A70];0)" table:style-name="ce1">
            <text:p>15689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IN([.$C70]*(COLUMN()-6);32768)" table:style-name="ce1">
            <text:p>0</text:p>
          </table:table-cell>
          <table:table-cell office:value-type="float" office:value="15689" table:formula="of:=MIN([.$C70]*(COLUMN()-6);32768)" table:style-name="ce1">
            <text:p>15689</text:p>
          </table:table-cell>
          <table:table-cell office:value-type="float" office:value="31378" table:formula="of:=MIN([.$C70]*(COLUMN()-6);32768)" table:style-name="ce1">
            <text:p>3137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520.366441160422" table:formula="of:=[.$A$1]*(1/2)^((ROW()-2-64)/64)" table:style-name="ce1">
            <text:p>15520.36644</text:p>
          </table:table-cell>
          <table:table-cell table:style-name="ce1"/>
          <table:table-cell office:value-type="float" office:value="15520" table:formula="of:=ROUND([.A71];0)" table:style-name="ce1">
            <text:p>15520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IN([.$C71]*(COLUMN()-6);32768)" table:style-name="ce1">
            <text:p>0</text:p>
          </table:table-cell>
          <table:table-cell office:value-type="float" office:value="15520" table:formula="of:=MIN([.$C71]*(COLUMN()-6);32768)" table:style-name="ce1">
            <text:p>15520</text:p>
          </table:table-cell>
          <table:table-cell office:value-type="float" office:value="31040" table:formula="of:=MIN([.$C71]*(COLUMN()-6);32768)" table:style-name="ce1">
            <text:p>31040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353.181258631577" table:formula="of:=[.$A$1]*(1/2)^((ROW()-2-64)/64)" table:style-name="ce1">
            <text:p>15353.18126</text:p>
          </table:table-cell>
          <table:table-cell table:style-name="ce1"/>
          <table:table-cell office:value-type="float" office:value="15353" table:formula="of:=ROUND([.A72];0)" table:style-name="ce1">
            <text:p>15353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IN([.$C72]*(COLUMN()-6);32768)" table:style-name="ce1">
            <text:p>0</text:p>
          </table:table-cell>
          <table:table-cell office:value-type="float" office:value="15353" table:formula="of:=MIN([.$C72]*(COLUMN()-6);32768)" table:style-name="ce1">
            <text:p>15353</text:p>
          </table:table-cell>
          <table:table-cell office:value-type="float" office:value="30706" table:formula="of:=MIN([.$C72]*(COLUMN()-6);32768)" table:style-name="ce1">
            <text:p>30706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187.796992683094" table:formula="of:=[.$A$1]*(1/2)^((ROW()-2-64)/64)" table:style-name="ce1">
            <text:p>15187.79699</text:p>
          </table:table-cell>
          <table:table-cell table:style-name="ce1"/>
          <table:table-cell office:value-type="float" office:value="15188" table:formula="of:=ROUND([.A73];0)" table:style-name="ce1">
            <text:p>15188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IN([.$C73]*(COLUMN()-6);32768)" table:style-name="ce1">
            <text:p>0</text:p>
          </table:table-cell>
          <table:table-cell office:value-type="float" office:value="15188" table:formula="of:=MIN([.$C73]*(COLUMN()-6);32768)" table:style-name="ce1">
            <text:p>15188</text:p>
          </table:table-cell>
          <table:table-cell office:value-type="float" office:value="30376" table:formula="of:=MIN([.$C73]*(COLUMN()-6);32768)" table:style-name="ce1">
            <text:p>30376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024.194243865333" table:formula="of:=[.$A$1]*(1/2)^((ROW()-2-64)/64)" table:style-name="ce1">
            <text:p>15024.19424</text:p>
          </table:table-cell>
          <table:table-cell table:style-name="ce1"/>
          <table:table-cell office:value-type="float" office:value="15024" table:formula="of:=ROUND([.A74];0)" table:style-name="ce1">
            <text:p>15024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IN([.$C74]*(COLUMN()-6);32768)" table:style-name="ce1">
            <text:p>0</text:p>
          </table:table-cell>
          <table:table-cell office:value-type="float" office:value="15024" table:formula="of:=MIN([.$C74]*(COLUMN()-6);32768)" table:style-name="ce1">
            <text:p>15024</text:p>
          </table:table-cell>
          <table:table-cell office:value-type="float" office:value="30048" table:formula="of:=MIN([.$C74]*(COLUMN()-6);32768)" table:style-name="ce1">
            <text:p>3004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862.353821699267" table:formula="of:=[.$A$1]*(1/2)^((ROW()-2-64)/64)" table:style-name="ce1">
            <text:p>14862.35382</text:p>
          </table:table-cell>
          <table:table-cell table:style-name="ce1"/>
          <table:table-cell office:value-type="float" office:value="14862" table:formula="of:=ROUND([.A75];0)" table:style-name="ce1">
            <text:p>14862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IN([.$C75]*(COLUMN()-6);32768)" table:style-name="ce1">
            <text:p>0</text:p>
          </table:table-cell>
          <table:table-cell office:value-type="float" office:value="14862" table:formula="of:=MIN([.$C75]*(COLUMN()-6);32768)" table:style-name="ce1">
            <text:p>14862</text:p>
          </table:table-cell>
          <table:table-cell office:value-type="float" office:value="29724" table:formula="of:=MIN([.$C75]*(COLUMN()-6);32768)" table:style-name="ce1">
            <text:p>29724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702.256742425454" table:formula="of:=[.$A$1]*(1/2)^((ROW()-2-64)/64)" table:style-name="ce1">
            <text:p>14702.25674</text:p>
          </table:table-cell>
          <table:table-cell table:style-name="ce1"/>
          <table:table-cell office:value-type="float" office:value="14702" table:formula="of:=ROUND([.A76];0)" table:style-name="ce1">
            <text:p>14702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IN([.$C76]*(COLUMN()-6);32768)" table:style-name="ce1">
            <text:p>0</text:p>
          </table:table-cell>
          <table:table-cell office:value-type="float" office:value="14702" table:formula="of:=MIN([.$C76]*(COLUMN()-6);32768)" table:style-name="ce1">
            <text:p>14702</text:p>
          </table:table-cell>
          <table:table-cell office:value-type="float" office:value="29404" table:formula="of:=MIN([.$C76]*(COLUMN()-6);32768)" table:style-name="ce1">
            <text:p>29404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543.884226777262" table:formula="of:=[.$A$1]*(1/2)^((ROW()-2-64)/64)" table:style-name="ce1">
            <text:p>14543.88423</text:p>
          </table:table-cell>
          <table:table-cell table:style-name="ce1"/>
          <table:table-cell office:value-type="float" office:value="14544" table:formula="of:=ROUND([.A77];0)" table:style-name="ce1">
            <text:p>14544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IN([.$C77]*(COLUMN()-6);32768)" table:style-name="ce1">
            <text:p>0</text:p>
          </table:table-cell>
          <table:table-cell office:value-type="float" office:value="14544" table:formula="of:=MIN([.$C77]*(COLUMN()-6);32768)" table:style-name="ce1">
            <text:p>14544</text:p>
          </table:table-cell>
          <table:table-cell office:value-type="float" office:value="29088" table:formula="of:=MIN([.$C77]*(COLUMN()-6);32768)" table:style-name="ce1">
            <text:p>2908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387.217697778069" table:formula="of:=[.$A$1]*(1/2)^((ROW()-2-64)/64)" table:style-name="ce1">
            <text:p>14387.2177</text:p>
          </table:table-cell>
          <table:table-cell table:style-name="ce1"/>
          <table:table-cell office:value-type="float" office:value="14387" table:formula="of:=ROUND([.A78];0)" table:style-name="ce1">
            <text:p>14387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IN([.$C78]*(COLUMN()-6);32768)" table:style-name="ce1">
            <text:p>0</text:p>
          </table:table-cell>
          <table:table-cell office:value-type="float" office:value="14387" table:formula="of:=MIN([.$C78]*(COLUMN()-6);32768)" table:style-name="ce1">
            <text:p>14387</text:p>
          </table:table-cell>
          <table:table-cell office:value-type="float" office:value="28774" table:formula="of:=MIN([.$C78]*(COLUMN()-6);32768)" table:style-name="ce1">
            <text:p>28774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232.238778562201" table:formula="of:=[.$A$1]*(1/2)^((ROW()-2-64)/64)" table:style-name="ce1">
            <text:p>14232.23878</text:p>
          </table:table-cell>
          <table:table-cell table:style-name="ce1"/>
          <table:table-cell office:value-type="float" office:value="14232" table:formula="of:=ROUND([.A79];0)" table:style-name="ce1">
            <text:p>14232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IN([.$C79]*(COLUMN()-6);32768)" table:style-name="ce1">
            <text:p>0</text:p>
          </table:table-cell>
          <table:table-cell office:value-type="float" office:value="14232" table:formula="of:=MIN([.$C79]*(COLUMN()-6);32768)" table:style-name="ce1">
            <text:p>14232</text:p>
          </table:table-cell>
          <table:table-cell office:value-type="float" office:value="28464" table:formula="of:=MIN([.$C79]*(COLUMN()-6);32768)" table:style-name="ce1">
            <text:p>28464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078.929290219339" table:formula="of:=[.$A$1]*(1/2)^((ROW()-2-64)/64)" table:style-name="ce1">
            <text:p>14078.92929</text:p>
          </table:table-cell>
          <table:table-cell table:style-name="ce1"/>
          <table:table-cell office:value-type="float" office:value="14079" table:formula="of:=ROUND([.A80];0)" table:style-name="ce1">
            <text:p>14079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IN([.$C80]*(COLUMN()-6);32768)" table:style-name="ce1">
            <text:p>0</text:p>
          </table:table-cell>
          <table:table-cell office:value-type="float" office:value="14079" table:formula="of:=MIN([.$C80]*(COLUMN()-6);32768)" table:style-name="ce1">
            <text:p>14079</text:p>
          </table:table-cell>
          <table:table-cell office:value-type="float" office:value="28158" table:formula="of:=MIN([.$C80]*(COLUMN()-6);32768)" table:style-name="ce1">
            <text:p>2815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927.271249662144" table:formula="of:=[.$A$1]*(1/2)^((ROW()-2-64)/64)" table:style-name="ce1">
            <text:p>13927.27125</text:p>
          </table:table-cell>
          <table:table-cell table:style-name="ce1"/>
          <table:table-cell office:value-type="float" office:value="13927" table:formula="of:=ROUND([.A81];0)" table:style-name="ce1">
            <text:p>13927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IN([.$C81]*(COLUMN()-6);32768)" table:style-name="ce1">
            <text:p>0</text:p>
          </table:table-cell>
          <table:table-cell office:value-type="float" office:value="13927" table:formula="of:=MIN([.$C81]*(COLUMN()-6);32768)" table:style-name="ce1">
            <text:p>13927</text:p>
          </table:table-cell>
          <table:table-cell office:value-type="float" office:value="27854" table:formula="of:=MIN([.$C81]*(COLUMN()-6);32768)" table:style-name="ce1">
            <text:p>27854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777.246867516858" table:formula="of:=[.$A$1]*(1/2)^((ROW()-2-64)/64)" table:style-name="ce1">
            <text:p>13777.24687</text:p>
          </table:table-cell>
          <table:table-cell table:style-name="ce1"/>
          <table:table-cell office:value-type="float" office:value="13777" table:formula="of:=ROUND([.A82];0)" table:style-name="ce1">
            <text:p>13777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IN([.$C82]*(COLUMN()-6);32768)" table:style-name="ce1">
            <text:p>0</text:p>
          </table:table-cell>
          <table:table-cell office:value-type="float" office:value="13777" table:formula="of:=MIN([.$C82]*(COLUMN()-6);32768)" table:style-name="ce1">
            <text:p>13777</text:p>
          </table:table-cell>
          <table:table-cell office:value-type="float" office:value="27554" table:formula="of:=MIN([.$C82]*(COLUMN()-6);32768)" table:style-name="ce1">
            <text:p>27554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628.838546036624" table:formula="of:=[.$A$1]*(1/2)^((ROW()-2-64)/64)" table:style-name="ce1">
            <text:p>13628.83855</text:p>
          </table:table-cell>
          <table:table-cell table:style-name="ce1"/>
          <table:table-cell office:value-type="float" office:value="13629" table:formula="of:=ROUND([.A83];0)" table:style-name="ce1">
            <text:p>13629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IN([.$C83]*(COLUMN()-6);32768)" table:style-name="ce1">
            <text:p>0</text:p>
          </table:table-cell>
          <table:table-cell office:value-type="float" office:value="13629" table:formula="of:=MIN([.$C83]*(COLUMN()-6);32768)" table:style-name="ce1">
            <text:p>13629</text:p>
          </table:table-cell>
          <table:table-cell office:value-type="float" office:value="27258" table:formula="of:=MIN([.$C83]*(COLUMN()-6);32768)" table:style-name="ce1">
            <text:p>2725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482.028877037281" table:formula="of:=[.$A$1]*(1/2)^((ROW()-2-64)/64)" table:style-name="ce1">
            <text:p>13482.02888</text:p>
          </table:table-cell>
          <table:table-cell table:style-name="ce1"/>
          <table:table-cell office:value-type="float" office:value="13482" table:formula="of:=ROUND([.A84];0)" table:style-name="ce1">
            <text:p>13482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IN([.$C84]*(COLUMN()-6);32768)" table:style-name="ce1">
            <text:p>0</text:p>
          </table:table-cell>
          <table:table-cell office:value-type="float" office:value="13482" table:formula="of:=MIN([.$C84]*(COLUMN()-6);32768)" table:style-name="ce1">
            <text:p>13482</text:p>
          </table:table-cell>
          <table:table-cell office:value-type="float" office:value="26964" table:formula="of:=MIN([.$C84]*(COLUMN()-6);32768)" table:style-name="ce1">
            <text:p>26964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336.800639855393" table:formula="of:=[.$A$1]*(1/2)^((ROW()-2-64)/64)" table:style-name="ce1">
            <text:p>13336.80064</text:p>
          </table:table-cell>
          <table:table-cell table:style-name="ce1"/>
          <table:table-cell office:value-type="float" office:value="13337" table:formula="of:=ROUND([.A85];0)" table:style-name="ce1">
            <text:p>13337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IN([.$C85]*(COLUMN()-6);32768)" table:style-name="ce1">
            <text:p>0</text:p>
          </table:table-cell>
          <table:table-cell office:value-type="float" office:value="13337" table:formula="of:=MIN([.$C85]*(COLUMN()-6);32768)" table:style-name="ce1">
            <text:p>13337</text:p>
          </table:table-cell>
          <table:table-cell office:value-type="float" office:value="26674" table:formula="of:=MIN([.$C85]*(COLUMN()-6);32768)" table:style-name="ce1">
            <text:p>26674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193.136799328291" table:formula="of:=[.$A$1]*(1/2)^((ROW()-2-64)/64)" table:style-name="ce1">
            <text:p>13193.1368</text:p>
          </table:table-cell>
          <table:table-cell table:style-name="ce1"/>
          <table:table-cell office:value-type="float" office:value="13193" table:formula="of:=ROUND([.A86];0)" table:style-name="ce1">
            <text:p>13193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IN([.$C86]*(COLUMN()-6);32768)" table:style-name="ce1">
            <text:p>0</text:p>
          </table:table-cell>
          <table:table-cell office:value-type="float" office:value="13193" table:formula="of:=MIN([.$C86]*(COLUMN()-6);32768)" table:style-name="ce1">
            <text:p>13193</text:p>
          </table:table-cell>
          <table:table-cell office:value-type="float" office:value="26386" table:formula="of:=MIN([.$C86]*(COLUMN()-6);32768)" table:style-name="ce1">
            <text:p>26386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051.020503795851" table:formula="of:=[.$A$1]*(1/2)^((ROW()-2-64)/64)" table:style-name="ce1">
            <text:p>13051.0205</text:p>
          </table:table-cell>
          <table:table-cell table:style-name="ce1"/>
          <table:table-cell office:value-type="float" office:value="13051" table:formula="of:=ROUND([.A87];0)" table:style-name="ce1">
            <text:p>13051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IN([.$C87]*(COLUMN()-6);32768)" table:style-name="ce1">
            <text:p>0</text:p>
          </table:table-cell>
          <table:table-cell office:value-type="float" office:value="13051" table:formula="of:=MIN([.$C87]*(COLUMN()-6);32768)" table:style-name="ce1">
            <text:p>13051</text:p>
          </table:table-cell>
          <table:table-cell office:value-type="float" office:value="26102" table:formula="of:=MIN([.$C87]*(COLUMN()-6);32768)" table:style-name="ce1">
            <text:p>26102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910.435083123806" table:formula="of:=[.$A$1]*(1/2)^((ROW()-2-64)/64)" table:style-name="ce1">
            <text:p>12910.43508</text:p>
          </table:table-cell>
          <table:table-cell table:style-name="ce1"/>
          <table:table-cell office:value-type="float" office:value="12910" table:formula="of:=ROUND([.A88];0)" table:style-name="ce1">
            <text:p>12910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IN([.$C88]*(COLUMN()-6);32768)" table:style-name="ce1">
            <text:p>0</text:p>
          </table:table-cell>
          <table:table-cell office:value-type="float" office:value="12910" table:formula="of:=MIN([.$C88]*(COLUMN()-6);32768)" table:style-name="ce1">
            <text:p>12910</text:p>
          </table:table-cell>
          <table:table-cell office:value-type="float" office:value="25820" table:formula="of:=MIN([.$C88]*(COLUMN()-6);32768)" table:style-name="ce1">
            <text:p>25820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771.36404674836" table:formula="of:=[.$A$1]*(1/2)^((ROW()-2-64)/64)" table:style-name="ce1">
            <text:p>12771.36405</text:p>
          </table:table-cell>
          <table:table-cell table:style-name="ce1"/>
          <table:table-cell office:value-type="float" office:value="12771" table:formula="of:=ROUND([.A89];0)" table:style-name="ce1">
            <text:p>12771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IN([.$C89]*(COLUMN()-6);32768)" table:style-name="ce1">
            <text:p>0</text:p>
          </table:table-cell>
          <table:table-cell office:value-type="float" office:value="12771" table:formula="of:=MIN([.$C89]*(COLUMN()-6);32768)" table:style-name="ce1">
            <text:p>12771</text:p>
          </table:table-cell>
          <table:table-cell office:value-type="float" office:value="25542" table:formula="of:=MIN([.$C89]*(COLUMN()-6);32768)" table:style-name="ce1">
            <text:p>25542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633.791081741852" table:formula="of:=[.$A$1]*(1/2)^((ROW()-2-64)/64)" table:style-name="ce1">
            <text:p>12633.79108</text:p>
          </table:table-cell>
          <table:table-cell table:style-name="ce1"/>
          <table:table-cell office:value-type="float" office:value="12634" table:formula="of:=ROUND([.A90];0)" table:style-name="ce1">
            <text:p>12634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IN([.$C90]*(COLUMN()-6);32768)" table:style-name="ce1">
            <text:p>0</text:p>
          </table:table-cell>
          <table:table-cell office:value-type="float" office:value="12634" table:formula="of:=MIN([.$C90]*(COLUMN()-6);32768)" table:style-name="ce1">
            <text:p>12634</text:p>
          </table:table-cell>
          <table:table-cell office:value-type="float" office:value="25268" table:formula="of:=MIN([.$C90]*(COLUMN()-6);32768)" table:style-name="ce1">
            <text:p>252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497.700050899257" table:formula="of:=[.$A$1]*(1/2)^((ROW()-2-64)/64)" table:style-name="ce1">
            <text:p>12497.70005</text:p>
          </table:table-cell>
          <table:table-cell table:style-name="ce1"/>
          <table:table-cell office:value-type="float" office:value="12498" table:formula="of:=ROUND([.A91];0)" table:style-name="ce1">
            <text:p>12498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IN([.$C91]*(COLUMN()-6);32768)" table:style-name="ce1">
            <text:p>0</text:p>
          </table:table-cell>
          <table:table-cell office:value-type="float" office:value="12498" table:formula="of:=MIN([.$C91]*(COLUMN()-6);32768)" table:style-name="ce1">
            <text:p>12498</text:p>
          </table:table-cell>
          <table:table-cell office:value-type="float" office:value="24996" table:formula="of:=MIN([.$C91]*(COLUMN()-6);32768)" table:style-name="ce1">
            <text:p>24996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363.07499084532" table:formula="of:=[.$A$1]*(1/2)^((ROW()-2-64)/64)" table:style-name="ce1">
            <text:p>12363.07499</text:p>
          </table:table-cell>
          <table:table-cell table:style-name="ce1"/>
          <table:table-cell office:value-type="float" office:value="12363" table:formula="of:=ROUND([.A92];0)" table:style-name="ce1">
            <text:p>12363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IN([.$C92]*(COLUMN()-6);32768)" table:style-name="ce1">
            <text:p>0</text:p>
          </table:table-cell>
          <table:table-cell office:value-type="float" office:value="12363" table:formula="of:=MIN([.$C92]*(COLUMN()-6);32768)" table:style-name="ce1">
            <text:p>12363</text:p>
          </table:table-cell>
          <table:table-cell office:value-type="float" office:value="24726" table:formula="of:=MIN([.$C92]*(COLUMN()-6);32768)" table:style-name="ce1">
            <text:p>24726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229.900110162042" table:formula="of:=[.$A$1]*(1/2)^((ROW()-2-64)/64)" table:style-name="ce1">
            <text:p>12229.90011</text:p>
          </table:table-cell>
          <table:table-cell table:style-name="ce1"/>
          <table:table-cell office:value-type="float" office:value="12230" table:formula="of:=ROUND([.A93];0)" table:style-name="ce1">
            <text:p>12230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IN([.$C93]*(COLUMN()-6);32768)" table:style-name="ce1">
            <text:p>0</text:p>
          </table:table-cell>
          <table:table-cell office:value-type="float" office:value="12230" table:formula="of:=MIN([.$C93]*(COLUMN()-6);32768)" table:style-name="ce1">
            <text:p>12230</text:p>
          </table:table-cell>
          <table:table-cell office:value-type="float" office:value="24460" table:formula="of:=MIN([.$C93]*(COLUMN()-6);32768)" table:style-name="ce1">
            <text:p>24460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098.159787536379" table:formula="of:=[.$A$1]*(1/2)^((ROW()-2-64)/64)" table:style-name="ce1">
            <text:p>12098.15979</text:p>
          </table:table-cell>
          <table:table-cell table:style-name="ce1"/>
          <table:table-cell office:value-type="float" office:value="12098" table:formula="of:=ROUND([.A94];0)" table:style-name="ce1">
            <text:p>12098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IN([.$C94]*(COLUMN()-6);32768)" table:style-name="ce1">
            <text:p>0</text:p>
          </table:table-cell>
          <table:table-cell office:value-type="float" office:value="12098" table:formula="of:=MIN([.$C94]*(COLUMN()-6);32768)" table:style-name="ce1">
            <text:p>12098</text:p>
          </table:table-cell>
          <table:table-cell office:value-type="float" office:value="24196" table:formula="of:=MIN([.$C94]*(COLUMN()-6);32768)" table:style-name="ce1">
            <text:p>24196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967.838569927861" table:formula="of:=[.$A$1]*(1/2)^((ROW()-2-64)/64)" table:style-name="ce1">
            <text:p>11967.83857</text:p>
          </table:table-cell>
          <table:table-cell table:style-name="ce1"/>
          <table:table-cell office:value-type="float" office:value="11968" table:formula="of:=ROUND([.A95];0)" table:style-name="ce1">
            <text:p>11968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IN([.$C95]*(COLUMN()-6);32768)" table:style-name="ce1">
            <text:p>0</text:p>
          </table:table-cell>
          <table:table-cell office:value-type="float" office:value="11968" table:formula="of:=MIN([.$C95]*(COLUMN()-6);32768)" table:style-name="ce1">
            <text:p>11968</text:p>
          </table:table-cell>
          <table:table-cell office:value-type="float" office:value="23936" table:formula="of:=MIN([.$C95]*(COLUMN()-6);32768)" table:style-name="ce1">
            <text:p>23936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838.921170755966" table:formula="of:=[.$A$1]*(1/2)^((ROW()-2-64)/64)" table:style-name="ce1">
            <text:p>11838.92117</text:p>
          </table:table-cell>
          <table:table-cell table:style-name="ce1"/>
          <table:table-cell office:value-type="float" office:value="11839" table:formula="of:=ROUND([.A96];0)" table:style-name="ce1">
            <text:p>11839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IN([.$C96]*(COLUMN()-6);32768)" table:style-name="ce1">
            <text:p>0</text:p>
          </table:table-cell>
          <table:table-cell office:value-type="float" office:value="11839" table:formula="of:=MIN([.$C96]*(COLUMN()-6);32768)" table:style-name="ce1">
            <text:p>11839</text:p>
          </table:table-cell>
          <table:table-cell office:value-type="float" office:value="23678" table:formula="of:=MIN([.$C96]*(COLUMN()-6);32768)" table:style-name="ce1">
            <text:p>2367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711.392468107018" table:formula="of:=[.$A$1]*(1/2)^((ROW()-2-64)/64)" table:style-name="ce1">
            <text:p>11711.39247</text:p>
          </table:table-cell>
          <table:table-cell table:style-name="ce1"/>
          <table:table-cell office:value-type="float" office:value="11711" table:formula="of:=ROUND([.A97];0)" table:style-name="ce1">
            <text:p>11711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IN([.$C97]*(COLUMN()-6);32768)" table:style-name="ce1">
            <text:p>0</text:p>
          </table:table-cell>
          <table:table-cell office:value-type="float" office:value="11711" table:formula="of:=MIN([.$C97]*(COLUMN()-6);32768)" table:style-name="ce1">
            <text:p>11711</text:p>
          </table:table-cell>
          <table:table-cell office:value-type="float" office:value="23422" table:formula="of:=MIN([.$C97]*(COLUMN()-6);32768)" table:style-name="ce1">
            <text:p>23422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585.237502960395" table:formula="of:=[.$A$1]*(1/2)^((ROW()-2-64)/64)" table:style-name="ce1">
            <text:p>11585.2375</text:p>
          </table:table-cell>
          <table:table-cell table:style-name="ce1"/>
          <table:table-cell office:value-type="float" office:value="11585" table:formula="of:=ROUND([.A98];0)" table:style-name="ce1">
            <text:p>11585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IN([.$C98]*(COLUMN()-6);32768)" table:style-name="ce1">
            <text:p>0</text:p>
          </table:table-cell>
          <table:table-cell office:value-type="float" office:value="11585" table:formula="of:=MIN([.$C98]*(COLUMN()-6);32768)" table:style-name="ce1">
            <text:p>11585</text:p>
          </table:table-cell>
          <table:table-cell office:value-type="float" office:value="23170" table:formula="of:=MIN([.$C98]*(COLUMN()-6);32768)" table:style-name="ce1">
            <text:p>23170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460.441477433846" table:formula="of:=[.$A$1]*(1/2)^((ROW()-2-64)/64)" table:style-name="ce1">
            <text:p>11460.44148</text:p>
          </table:table-cell>
          <table:table-cell table:style-name="ce1"/>
          <table:table-cell office:value-type="float" office:value="11460" table:formula="of:=ROUND([.A99];0)" table:style-name="ce1">
            <text:p>11460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IN([.$C99]*(COLUMN()-6);32768)" table:style-name="ce1">
            <text:p>0</text:p>
          </table:table-cell>
          <table:table-cell office:value-type="float" office:value="11460" table:formula="of:=MIN([.$C99]*(COLUMN()-6);32768)" table:style-name="ce1">
            <text:p>11460</text:p>
          </table:table-cell>
          <table:table-cell office:value-type="float" office:value="22920" table:formula="of:=MIN([.$C99]*(COLUMN()-6);32768)" table:style-name="ce1">
            <text:p>22920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336.989753047712" table:formula="of:=[.$A$1]*(1/2)^((ROW()-2-64)/64)" table:style-name="ce1">
            <text:p>11336.98975</text:p>
          </table:table-cell>
          <table:table-cell table:style-name="ce1"/>
          <table:table-cell office:value-type="float" office:value="11337" table:formula="of:=ROUND([.A100];0)" table:style-name="ce1">
            <text:p>11337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IN([.$C100]*(COLUMN()-6);32768)" table:style-name="ce1">
            <text:p>0</text:p>
          </table:table-cell>
          <table:table-cell office:value-type="float" office:value="11337" table:formula="of:=MIN([.$C100]*(COLUMN()-6);32768)" table:style-name="ce1">
            <text:p>11337</text:p>
          </table:table-cell>
          <table:table-cell office:value-type="float" office:value="22674" table:formula="of:=MIN([.$C100]*(COLUMN()-6);32768)" table:style-name="ce1">
            <text:p>22674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214.867849007847" table:formula="of:=[.$A$1]*(1/2)^((ROW()-2-64)/64)" table:style-name="ce1">
            <text:p>11214.86785</text:p>
          </table:table-cell>
          <table:table-cell table:style-name="ce1"/>
          <table:table-cell office:value-type="float" office:value="11215" table:formula="of:=ROUND([.A101];0)" table:style-name="ce1">
            <text:p>11215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IN([.$C101]*(COLUMN()-6);32768)" table:style-name="ce1">
            <text:p>0</text:p>
          </table:table-cell>
          <table:table-cell office:value-type="float" office:value="11215" table:formula="of:=MIN([.$C101]*(COLUMN()-6);32768)" table:style-name="ce1">
            <text:p>11215</text:p>
          </table:table-cell>
          <table:table-cell office:value-type="float" office:value="22430" table:formula="of:=MIN([.$C101]*(COLUMN()-6);32768)" table:style-name="ce1">
            <text:p>22430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094.061440507025" table:formula="of:=[.$A$1]*(1/2)^((ROW()-2-64)/64)" table:style-name="ce1">
            <text:p>11094.06144</text:p>
          </table:table-cell>
          <table:table-cell table:style-name="ce1"/>
          <table:table-cell office:value-type="float" office:value="11094" table:formula="of:=ROUND([.A102];0)" table:style-name="ce1">
            <text:p>11094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IN([.$C102]*(COLUMN()-6);32768)" table:style-name="ce1">
            <text:p>0</text:p>
          </table:table-cell>
          <table:table-cell office:value-type="float" office:value="11094" table:formula="of:=MIN([.$C102]*(COLUMN()-6);32768)" table:style-name="ce1">
            <text:p>11094</text:p>
          </table:table-cell>
          <table:table-cell office:value-type="float" office:value="22188" table:formula="of:=MIN([.$C102]*(COLUMN()-6);32768)" table:style-name="ce1">
            <text:p>2218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974.556357044659" table:formula="of:=[.$A$1]*(1/2)^((ROW()-2-64)/64)" table:style-name="ce1">
            <text:p>10974.55636</text:p>
          </table:table-cell>
          <table:table-cell table:style-name="ce1"/>
          <table:table-cell office:value-type="float" office:value="10975" table:formula="of:=ROUND([.A103];0)" table:style-name="ce1">
            <text:p>10975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IN([.$C103]*(COLUMN()-6);32768)" table:style-name="ce1">
            <text:p>0</text:p>
          </table:table-cell>
          <table:table-cell office:value-type="float" office:value="10975" table:formula="of:=MIN([.$C103]*(COLUMN()-6);32768)" table:style-name="ce1">
            <text:p>10975</text:p>
          </table:table-cell>
          <table:table-cell office:value-type="float" office:value="21950" table:formula="of:=MIN([.$C103]*(COLUMN()-6);32768)" table:style-name="ce1">
            <text:p>21950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856.338580764601" table:formula="of:=[.$A$1]*(1/2)^((ROW()-2-64)/64)" table:style-name="ce1">
            <text:p>10856.33858</text:p>
          </table:table-cell>
          <table:table-cell table:style-name="ce1"/>
          <table:table-cell office:value-type="float" office:value="10856" table:formula="of:=ROUND([.A104];0)" table:style-name="ce1">
            <text:p>10856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IN([.$C104]*(COLUMN()-6);32768)" table:style-name="ce1">
            <text:p>0</text:p>
          </table:table-cell>
          <table:table-cell office:value-type="float" office:value="10856" table:formula="of:=MIN([.$C104]*(COLUMN()-6);32768)" table:style-name="ce1">
            <text:p>10856</text:p>
          </table:table-cell>
          <table:table-cell office:value-type="float" office:value="21712" table:formula="of:=MIN([.$C104]*(COLUMN()-6);32768)" table:style-name="ce1">
            <text:p>21712</text:p>
          </table:table-cell>
          <table:table-cell office:value-type="float" office:value="32568" table:formula="of:=MIN([.$C104]*(COLUMN()-6);32768)" table:style-name="ce1">
            <text:p>325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739.39424481087" table:formula="of:=[.$A$1]*(1/2)^((ROW()-2-64)/64)" table:style-name="ce1">
            <text:p>10739.39424</text:p>
          </table:table-cell>
          <table:table-cell table:style-name="ce1"/>
          <table:table-cell office:value-type="float" office:value="10739" table:formula="of:=ROUND([.A105];0)" table:style-name="ce1">
            <text:p>10739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IN([.$C105]*(COLUMN()-6);32768)" table:style-name="ce1">
            <text:p>0</text:p>
          </table:table-cell>
          <table:table-cell office:value-type="float" office:value="10739" table:formula="of:=MIN([.$C105]*(COLUMN()-6);32768)" table:style-name="ce1">
            <text:p>10739</text:p>
          </table:table-cell>
          <table:table-cell office:value-type="float" office:value="21478" table:formula="of:=MIN([.$C105]*(COLUMN()-6);32768)" table:style-name="ce1">
            <text:p>21478</text:p>
          </table:table-cell>
          <table:table-cell office:value-type="float" office:value="32217" table:formula="of:=MIN([.$C105]*(COLUMN()-6);32768)" table:style-name="ce1">
            <text:p>32217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623.709631701071" table:formula="of:=[.$A$1]*(1/2)^((ROW()-2-64)/64)" table:style-name="ce1">
            <text:p>10623.70963</text:p>
          </table:table-cell>
          <table:table-cell table:style-name="ce1"/>
          <table:table-cell office:value-type="float" office:value="10624" table:formula="of:=ROUND([.A106];0)" table:style-name="ce1">
            <text:p>10624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IN([.$C106]*(COLUMN()-6);32768)" table:style-name="ce1">
            <text:p>0</text:p>
          </table:table-cell>
          <table:table-cell office:value-type="float" office:value="10624" table:formula="of:=MIN([.$C106]*(COLUMN()-6);32768)" table:style-name="ce1">
            <text:p>10624</text:p>
          </table:table-cell>
          <table:table-cell office:value-type="float" office:value="21248" table:formula="of:=MIN([.$C106]*(COLUMN()-6);32768)" table:style-name="ce1">
            <text:p>21248</text:p>
          </table:table-cell>
          <table:table-cell office:value-type="float" office:value="31872" table:formula="of:=MIN([.$C106]*(COLUMN()-6);32768)" table:style-name="ce1">
            <text:p>31872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509.271171717352" table:formula="of:=[.$A$1]*(1/2)^((ROW()-2-64)/64)" table:style-name="ce1">
            <text:p>10509.27117</text:p>
          </table:table-cell>
          <table:table-cell table:style-name="ce1"/>
          <table:table-cell office:value-type="float" office:value="10509" table:formula="of:=ROUND([.A107];0)" table:style-name="ce1">
            <text:p>10509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IN([.$C107]*(COLUMN()-6);32768)" table:style-name="ce1">
            <text:p>0</text:p>
          </table:table-cell>
          <table:table-cell office:value-type="float" office:value="10509" table:formula="of:=MIN([.$C107]*(COLUMN()-6);32768)" table:style-name="ce1">
            <text:p>10509</text:p>
          </table:table-cell>
          <table:table-cell office:value-type="float" office:value="21018" table:formula="of:=MIN([.$C107]*(COLUMN()-6);32768)" table:style-name="ce1">
            <text:p>21018</text:p>
          </table:table-cell>
          <table:table-cell office:value-type="float" office:value="31527" table:formula="of:=MIN([.$C107]*(COLUMN()-6);32768)" table:style-name="ce1">
            <text:p>31527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396.065441314679" table:formula="of:=[.$A$1]*(1/2)^((ROW()-2-64)/64)" table:style-name="ce1">
            <text:p>10396.06544</text:p>
          </table:table-cell>
          <table:table-cell table:style-name="ce1"/>
          <table:table-cell office:value-type="float" office:value="10396" table:formula="of:=ROUND([.A108];0)" table:style-name="ce1">
            <text:p>10396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IN([.$C108]*(COLUMN()-6);32768)" table:style-name="ce1">
            <text:p>0</text:p>
          </table:table-cell>
          <table:table-cell office:value-type="float" office:value="10396" table:formula="of:=MIN([.$C108]*(COLUMN()-6);32768)" table:style-name="ce1">
            <text:p>10396</text:p>
          </table:table-cell>
          <table:table-cell office:value-type="float" office:value="20792" table:formula="of:=MIN([.$C108]*(COLUMN()-6);32768)" table:style-name="ce1">
            <text:p>20792</text:p>
          </table:table-cell>
          <table:table-cell office:value-type="float" office:value="31188" table:formula="of:=MIN([.$C108]*(COLUMN()-6);32768)" table:style-name="ce1">
            <text:p>3118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284.079161546269" table:formula="of:=[.$A$1]*(1/2)^((ROW()-2-64)/64)" table:style-name="ce1">
            <text:p>10284.07916</text:p>
          </table:table-cell>
          <table:table-cell table:style-name="ce1"/>
          <table:table-cell office:value-type="float" office:value="10284" table:formula="of:=ROUND([.A109];0)" table:style-name="ce1">
            <text:p>10284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IN([.$C109]*(COLUMN()-6);32768)" table:style-name="ce1">
            <text:p>0</text:p>
          </table:table-cell>
          <table:table-cell office:value-type="float" office:value="10284" table:formula="of:=MIN([.$C109]*(COLUMN()-6);32768)" table:style-name="ce1">
            <text:p>10284</text:p>
          </table:table-cell>
          <table:table-cell office:value-type="float" office:value="20568" table:formula="of:=MIN([.$C109]*(COLUMN()-6);32768)" table:style-name="ce1">
            <text:p>20568</text:p>
          </table:table-cell>
          <table:table-cell office:value-type="float" office:value="30852" table:formula="of:=MIN([.$C109]*(COLUMN()-6);32768)" table:style-name="ce1">
            <text:p>30852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173.299196505981" table:formula="of:=[.$A$1]*(1/2)^((ROW()-2-64)/64)" table:style-name="ce1">
            <text:p>10173.2992</text:p>
          </table:table-cell>
          <table:table-cell table:style-name="ce1"/>
          <table:table-cell office:value-type="float" office:value="10173" table:formula="of:=ROUND([.A110];0)" table:style-name="ce1">
            <text:p>10173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IN([.$C110]*(COLUMN()-6);32768)" table:style-name="ce1">
            <text:p>0</text:p>
          </table:table-cell>
          <table:table-cell office:value-type="float" office:value="10173" table:formula="of:=MIN([.$C110]*(COLUMN()-6);32768)" table:style-name="ce1">
            <text:p>10173</text:p>
          </table:table-cell>
          <table:table-cell office:value-type="float" office:value="20346" table:formula="of:=MIN([.$C110]*(COLUMN()-6);32768)" table:style-name="ce1">
            <text:p>20346</text:p>
          </table:table-cell>
          <table:table-cell office:value-type="float" office:value="30519" table:formula="of:=MIN([.$C110]*(COLUMN()-6);32768)" table:style-name="ce1">
            <text:p>30519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063.712551787479" table:formula="of:=[.$A$1]*(1/2)^((ROW()-2-64)/64)" table:style-name="ce1">
            <text:p>10063.71255</text:p>
          </table:table-cell>
          <table:table-cell table:style-name="ce1"/>
          <table:table-cell office:value-type="float" office:value="10064" table:formula="of:=ROUND([.A111];0)" table:style-name="ce1">
            <text:p>10064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IN([.$C111]*(COLUMN()-6);32768)" table:style-name="ce1">
            <text:p>0</text:p>
          </table:table-cell>
          <table:table-cell office:value-type="float" office:value="10064" table:formula="of:=MIN([.$C111]*(COLUMN()-6);32768)" table:style-name="ce1">
            <text:p>10064</text:p>
          </table:table-cell>
          <table:table-cell office:value-type="float" office:value="20128" table:formula="of:=MIN([.$C111]*(COLUMN()-6);32768)" table:style-name="ce1">
            <text:p>20128</text:p>
          </table:table-cell>
          <table:table-cell office:value-type="float" office:value="30192" table:formula="of:=MIN([.$C111]*(COLUMN()-6);32768)" table:style-name="ce1">
            <text:p>30192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955.3063729600017" table:formula="of:=[.$A$1]*(1/2)^((ROW()-2-64)/64)" table:style-name="ce1">
            <text:p>9955.306373</text:p>
          </table:table-cell>
          <table:table-cell table:style-name="ce1"/>
          <table:table-cell office:value-type="float" office:value="9955" table:formula="of:=ROUND([.A112];0)" table:style-name="ce1">
            <text:p>9955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IN([.$C112]*(COLUMN()-6);32768)" table:style-name="ce1">
            <text:p>0</text:p>
          </table:table-cell>
          <table:table-cell office:value-type="float" office:value="9955" table:formula="of:=MIN([.$C112]*(COLUMN()-6);32768)" table:style-name="ce1">
            <text:p>9955</text:p>
          </table:table-cell>
          <table:table-cell office:value-type="float" office:value="19910" table:formula="of:=MIN([.$C112]*(COLUMN()-6);32768)" table:style-name="ce1">
            <text:p>19910</text:p>
          </table:table-cell>
          <table:table-cell office:value-type="float" office:value="29865" table:formula="of:=MIN([.$C112]*(COLUMN()-6);32768)" table:style-name="ce1">
            <text:p>29865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848.0679440605436" table:formula="of:=[.$A$1]*(1/2)^((ROW()-2-64)/64)" table:style-name="ce1">
            <text:p>9848.067944</text:p>
          </table:table-cell>
          <table:table-cell table:style-name="ce1"/>
          <table:table-cell office:value-type="float" office:value="9848" table:formula="of:=ROUND([.A113];0)" table:style-name="ce1">
            <text:p>9848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IN([.$C113]*(COLUMN()-6);32768)" table:style-name="ce1">
            <text:p>0</text:p>
          </table:table-cell>
          <table:table-cell office:value-type="float" office:value="9848" table:formula="of:=MIN([.$C113]*(COLUMN()-6);32768)" table:style-name="ce1">
            <text:p>9848</text:p>
          </table:table-cell>
          <table:table-cell office:value-type="float" office:value="19696" table:formula="of:=MIN([.$C113]*(COLUMN()-6);32768)" table:style-name="ce1">
            <text:p>19696</text:p>
          </table:table-cell>
          <table:table-cell office:value-type="float" office:value="29544" table:formula="of:=MIN([.$C113]*(COLUMN()-6);32768)" table:style-name="ce1">
            <text:p>29544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741.9846861022907" table:formula="of:=[.$A$1]*(1/2)^((ROW()-2-64)/64)" table:style-name="ce1">
            <text:p>9741.984686</text:p>
          </table:table-cell>
          <table:table-cell table:style-name="ce1"/>
          <table:table-cell office:value-type="float" office:value="9742" table:formula="of:=ROUND([.A114];0)" table:style-name="ce1">
            <text:p>9742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IN([.$C114]*(COLUMN()-6);32768)" table:style-name="ce1">
            <text:p>0</text:p>
          </table:table-cell>
          <table:table-cell office:value-type="float" office:value="9742" table:formula="of:=MIN([.$C114]*(COLUMN()-6);32768)" table:style-name="ce1">
            <text:p>9742</text:p>
          </table:table-cell>
          <table:table-cell office:value-type="float" office:value="19484" table:formula="of:=MIN([.$C114]*(COLUMN()-6);32768)" table:style-name="ce1">
            <text:p>19484</text:p>
          </table:table-cell>
          <table:table-cell office:value-type="float" office:value="29226" table:formula="of:=MIN([.$C114]*(COLUMN()-6);32768)" table:style-name="ce1">
            <text:p>29226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637.0441555991038" table:formula="of:=[.$A$1]*(1/2)^((ROW()-2-64)/64)" table:style-name="ce1">
            <text:p>9637.044156</text:p>
          </table:table-cell>
          <table:table-cell table:style-name="ce1"/>
          <table:table-cell office:value-type="float" office:value="9637" table:formula="of:=ROUND([.A115];0)" table:style-name="ce1">
            <text:p>9637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IN([.$C115]*(COLUMN()-6);32768)" table:style-name="ce1">
            <text:p>0</text:p>
          </table:table-cell>
          <table:table-cell office:value-type="float" office:value="9637" table:formula="of:=MIN([.$C115]*(COLUMN()-6);32768)" table:style-name="ce1">
            <text:p>9637</text:p>
          </table:table-cell>
          <table:table-cell office:value-type="float" office:value="19274" table:formula="of:=MIN([.$C115]*(COLUMN()-6);32768)" table:style-name="ce1">
            <text:p>19274</text:p>
          </table:table-cell>
          <table:table-cell office:value-type="float" office:value="28911" table:formula="of:=MIN([.$C115]*(COLUMN()-6);32768)" table:style-name="ce1">
            <text:p>28911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533.2340431059147" table:formula="of:=[.$A$1]*(1/2)^((ROW()-2-64)/64)" table:style-name="ce1">
            <text:p>9533.234043</text:p>
          </table:table-cell>
          <table:table-cell table:style-name="ce1"/>
          <table:table-cell office:value-type="float" office:value="9533" table:formula="of:=ROUND([.A116];0)" table:style-name="ce1">
            <text:p>9533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IN([.$C116]*(COLUMN()-6);32768)" table:style-name="ce1">
            <text:p>0</text:p>
          </table:table-cell>
          <table:table-cell office:value-type="float" office:value="9533" table:formula="of:=MIN([.$C116]*(COLUMN()-6);32768)" table:style-name="ce1">
            <text:p>9533</text:p>
          </table:table-cell>
          <table:table-cell office:value-type="float" office:value="19066" table:formula="of:=MIN([.$C116]*(COLUMN()-6);32768)" table:style-name="ce1">
            <text:p>19066</text:p>
          </table:table-cell>
          <table:table-cell office:value-type="float" office:value="28599" table:formula="of:=MIN([.$C116]*(COLUMN()-6);32768)" table:style-name="ce1">
            <text:p>28599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430.5421717748359" table:formula="of:=[.$A$1]*(1/2)^((ROW()-2-64)/64)" table:style-name="ce1">
            <text:p>9430.542172</text:p>
          </table:table-cell>
          <table:table-cell table:style-name="ce1"/>
          <table:table-cell office:value-type="float" office:value="9431" table:formula="of:=ROUND([.A117];0)" table:style-name="ce1">
            <text:p>9431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IN([.$C117]*(COLUMN()-6);32768)" table:style-name="ce1">
            <text:p>0</text:p>
          </table:table-cell>
          <table:table-cell office:value-type="float" office:value="9431" table:formula="of:=MIN([.$C117]*(COLUMN()-6);32768)" table:style-name="ce1">
            <text:p>9431</text:p>
          </table:table-cell>
          <table:table-cell office:value-type="float" office:value="18862" table:formula="of:=MIN([.$C117]*(COLUMN()-6);32768)" table:style-name="ce1">
            <text:p>18862</text:p>
          </table:table-cell>
          <table:table-cell office:value-type="float" office:value="28293" table:formula="of:=MIN([.$C117]*(COLUMN()-6);32768)" table:style-name="ce1">
            <text:p>28293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328.9564959268191" table:formula="of:=[.$A$1]*(1/2)^((ROW()-2-64)/64)" table:style-name="ce1">
            <text:p>9328.956496</text:p>
          </table:table-cell>
          <table:table-cell table:style-name="ce1"/>
          <table:table-cell office:value-type="float" office:value="9329" table:formula="of:=ROUND([.A118];0)" table:style-name="ce1">
            <text:p>9329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IN([.$C118]*(COLUMN()-6);32768)" table:style-name="ce1">
            <text:p>0</text:p>
          </table:table-cell>
          <table:table-cell office:value-type="float" office:value="9329" table:formula="of:=MIN([.$C118]*(COLUMN()-6);32768)" table:style-name="ce1">
            <text:p>9329</text:p>
          </table:table-cell>
          <table:table-cell office:value-type="float" office:value="18658" table:formula="of:=MIN([.$C118]*(COLUMN()-6);32768)" table:style-name="ce1">
            <text:p>18658</text:p>
          </table:table-cell>
          <table:table-cell office:value-type="float" office:value="27987" table:formula="of:=MIN([.$C118]*(COLUMN()-6);32768)" table:style-name="ce1">
            <text:p>27987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228.4650996387172" table:formula="of:=[.$A$1]*(1/2)^((ROW()-2-64)/64)" table:style-name="ce1">
            <text:p>9228.4651</text:p>
          </table:table-cell>
          <table:table-cell table:style-name="ce1"/>
          <table:table-cell office:value-type="float" office:value="9228" table:formula="of:=ROUND([.A119];0)" table:style-name="ce1">
            <text:p>9228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IN([.$C119]*(COLUMN()-6);32768)" table:style-name="ce1">
            <text:p>0</text:p>
          </table:table-cell>
          <table:table-cell office:value-type="float" office:value="9228" table:formula="of:=MIN([.$C119]*(COLUMN()-6);32768)" table:style-name="ce1">
            <text:p>9228</text:p>
          </table:table-cell>
          <table:table-cell office:value-type="float" office:value="18456" table:formula="of:=MIN([.$C119]*(COLUMN()-6);32768)" table:style-name="ce1">
            <text:p>18456</text:p>
          </table:table-cell>
          <table:table-cell office:value-type="float" office:value="27684" table:formula="of:=MIN([.$C119]*(COLUMN()-6);32768)" table:style-name="ce1">
            <text:p>27684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129.0561953455508" table:formula="of:=[.$A$1]*(1/2)^((ROW()-2-64)/64)" table:style-name="ce1">
            <text:p>9129.056195</text:p>
          </table:table-cell>
          <table:table-cell table:style-name="ce1"/>
          <table:table-cell office:value-type="float" office:value="9129" table:formula="of:=ROUND([.A120];0)" table:style-name="ce1">
            <text:p>9129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IN([.$C120]*(COLUMN()-6);32768)" table:style-name="ce1">
            <text:p>0</text:p>
          </table:table-cell>
          <table:table-cell office:value-type="float" office:value="9129" table:formula="of:=MIN([.$C120]*(COLUMN()-6);32768)" table:style-name="ce1">
            <text:p>9129</text:p>
          </table:table-cell>
          <table:table-cell office:value-type="float" office:value="18258" table:formula="of:=MIN([.$C120]*(COLUMN()-6);32768)" table:style-name="ce1">
            <text:p>18258</text:p>
          </table:table-cell>
          <table:table-cell office:value-type="float" office:value="27387" table:formula="of:=MIN([.$C120]*(COLUMN()-6);32768)" table:style-name="ce1">
            <text:p>27387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030.7181224578344" table:formula="of:=[.$A$1]*(1/2)^((ROW()-2-64)/64)" table:style-name="ce1">
            <text:p>9030.718122</text:p>
          </table:table-cell>
          <table:table-cell table:style-name="ce1"/>
          <table:table-cell office:value-type="float" office:value="9031" table:formula="of:=ROUND([.A121];0)" table:style-name="ce1">
            <text:p>9031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IN([.$C121]*(COLUMN()-6);32768)" table:style-name="ce1">
            <text:p>0</text:p>
          </table:table-cell>
          <table:table-cell office:value-type="float" office:value="9031" table:formula="of:=MIN([.$C121]*(COLUMN()-6);32768)" table:style-name="ce1">
            <text:p>9031</text:p>
          </table:table-cell>
          <table:table-cell office:value-type="float" office:value="18062" table:formula="of:=MIN([.$C121]*(COLUMN()-6);32768)" table:style-name="ce1">
            <text:p>18062</text:p>
          </table:table-cell>
          <table:table-cell office:value-type="float" office:value="27093" table:formula="of:=MIN([.$C121]*(COLUMN()-6);32768)" table:style-name="ce1">
            <text:p>27093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933.439345993791" table:formula="of:=[.$A$1]*(1/2)^((ROW()-2-64)/64)" table:style-name="ce1">
            <text:p>8933.439346</text:p>
          </table:table-cell>
          <table:table-cell table:style-name="ce1"/>
          <table:table-cell office:value-type="float" office:value="8933" table:formula="of:=ROUND([.A122];0)" table:style-name="ce1">
            <text:p>8933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IN([.$C122]*(COLUMN()-6);32768)" table:style-name="ce1">
            <text:p>0</text:p>
          </table:table-cell>
          <table:table-cell office:value-type="float" office:value="8933" table:formula="of:=MIN([.$C122]*(COLUMN()-6);32768)" table:style-name="ce1">
            <text:p>8933</text:p>
          </table:table-cell>
          <table:table-cell office:value-type="float" office:value="17866" table:formula="of:=MIN([.$C122]*(COLUMN()-6);32768)" table:style-name="ce1">
            <text:p>17866</text:p>
          </table:table-cell>
          <table:table-cell office:value-type="float" office:value="26799" table:formula="of:=MIN([.$C122]*(COLUMN()-6);32768)" table:style-name="ce1">
            <text:p>26799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837.2084552263259" table:formula="of:=[.$A$1]*(1/2)^((ROW()-2-64)/64)" table:style-name="ce1">
            <text:p>8837.208455</text:p>
          </table:table-cell>
          <table:table-cell table:style-name="ce1"/>
          <table:table-cell office:value-type="float" office:value="8837" table:formula="of:=ROUND([.A123];0)" table:style-name="ce1">
            <text:p>8837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IN([.$C123]*(COLUMN()-6);32768)" table:style-name="ce1">
            <text:p>0</text:p>
          </table:table-cell>
          <table:table-cell office:value-type="float" office:value="8837" table:formula="of:=MIN([.$C123]*(COLUMN()-6);32768)" table:style-name="ce1">
            <text:p>8837</text:p>
          </table:table-cell>
          <table:table-cell office:value-type="float" office:value="17674" table:formula="of:=MIN([.$C123]*(COLUMN()-6);32768)" table:style-name="ce1">
            <text:p>17674</text:p>
          </table:table-cell>
          <table:table-cell office:value-type="float" office:value="26511" table:formula="of:=MIN([.$C123]*(COLUMN()-6);32768)" table:style-name="ce1">
            <text:p>26511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742.0141623445397" table:formula="of:=[.$A$1]*(1/2)^((ROW()-2-64)/64)" table:style-name="ce1">
            <text:p>8742.014162</text:p>
          </table:table-cell>
          <table:table-cell table:style-name="ce1"/>
          <table:table-cell office:value-type="float" office:value="8742" table:formula="of:=ROUND([.A124];0)" table:style-name="ce1">
            <text:p>8742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IN([.$C124]*(COLUMN()-6);32768)" table:style-name="ce1">
            <text:p>0</text:p>
          </table:table-cell>
          <table:table-cell office:value-type="float" office:value="8742" table:formula="of:=MIN([.$C124]*(COLUMN()-6);32768)" table:style-name="ce1">
            <text:p>8742</text:p>
          </table:table-cell>
          <table:table-cell office:value-type="float" office:value="17484" table:formula="of:=MIN([.$C124]*(COLUMN()-6);32768)" table:style-name="ce1">
            <text:p>17484</text:p>
          </table:table-cell>
          <table:table-cell office:value-type="float" office:value="26226" table:formula="of:=MIN([.$C124]*(COLUMN()-6);32768)" table:style-name="ce1">
            <text:p>26226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647.8453011296842" table:formula="of:=[.$A$1]*(1/2)^((ROW()-2-64)/64)" table:style-name="ce1">
            <text:p>8647.845301</text:p>
          </table:table-cell>
          <table:table-cell table:style-name="ce1"/>
          <table:table-cell office:value-type="float" office:value="8648" table:formula="of:=ROUND([.A125];0)" table:style-name="ce1">
            <text:p>8648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IN([.$C125]*(COLUMN()-6);32768)" table:style-name="ce1">
            <text:p>0</text:p>
          </table:table-cell>
          <table:table-cell office:value-type="float" office:value="8648" table:formula="of:=MIN([.$C125]*(COLUMN()-6);32768)" table:style-name="ce1">
            <text:p>8648</text:p>
          </table:table-cell>
          <table:table-cell office:value-type="float" office:value="17296" table:formula="of:=MIN([.$C125]*(COLUMN()-6);32768)" table:style-name="ce1">
            <text:p>17296</text:p>
          </table:table-cell>
          <table:table-cell office:value-type="float" office:value="25944" table:formula="of:=MIN([.$C125]*(COLUMN()-6);32768)" table:style-name="ce1">
            <text:p>25944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554.6908256453753" table:formula="of:=[.$A$1]*(1/2)^((ROW()-2-64)/64)" table:style-name="ce1">
            <text:p>8554.690826</text:p>
          </table:table-cell>
          <table:table-cell table:style-name="ce1"/>
          <table:table-cell office:value-type="float" office:value="8555" table:formula="of:=ROUND([.A126];0)" table:style-name="ce1">
            <text:p>8555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IN([.$C126]*(COLUMN()-6);32768)" table:style-name="ce1">
            <text:p>0</text:p>
          </table:table-cell>
          <table:table-cell office:value-type="float" office:value="8555" table:formula="of:=MIN([.$C126]*(COLUMN()-6);32768)" table:style-name="ce1">
            <text:p>8555</text:p>
          </table:table-cell>
          <table:table-cell office:value-type="float" office:value="17110" table:formula="of:=MIN([.$C126]*(COLUMN()-6);32768)" table:style-name="ce1">
            <text:p>17110</text:p>
          </table:table-cell>
          <table:table-cell office:value-type="float" office:value="25665" table:formula="of:=MIN([.$C126]*(COLUMN()-6);32768)" table:style-name="ce1">
            <text:p>25665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462.5398089419032" table:formula="of:=[.$A$1]*(1/2)^((ROW()-2-64)/64)" table:style-name="ce1">
            <text:p>8462.539809</text:p>
          </table:table-cell>
          <table:table-cell table:style-name="ce1"/>
          <table:table-cell office:value-type="float" office:value="8463" table:formula="of:=ROUND([.A127];0)" table:style-name="ce1">
            <text:p>8463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IN([.$C127]*(COLUMN()-6);32768)" table:style-name="ce1">
            <text:p>0</text:p>
          </table:table-cell>
          <table:table-cell office:value-type="float" office:value="8463" table:formula="of:=MIN([.$C127]*(COLUMN()-6);32768)" table:style-name="ce1">
            <text:p>8463</text:p>
          </table:table-cell>
          <table:table-cell office:value-type="float" office:value="16926" table:formula="of:=MIN([.$C127]*(COLUMN()-6);32768)" table:style-name="ce1">
            <text:p>16926</text:p>
          </table:table-cell>
          <table:table-cell office:value-type="float" office:value="25389" table:formula="of:=MIN([.$C127]*(COLUMN()-6);32768)" table:style-name="ce1">
            <text:p>25389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371.3814417745234" table:formula="of:=[.$A$1]*(1/2)^((ROW()-2-64)/64)" table:style-name="ce1">
            <text:p>8371.381442</text:p>
          </table:table-cell>
          <table:table-cell table:style-name="ce1"/>
          <table:table-cell office:value-type="float" office:value="8371" table:formula="of:=ROUND([.A128];0)" table:style-name="ce1">
            <text:p>8371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IN([.$C128]*(COLUMN()-6);32768)" table:style-name="ce1">
            <text:p>0</text:p>
          </table:table-cell>
          <table:table-cell office:value-type="float" office:value="8371" table:formula="of:=MIN([.$C128]*(COLUMN()-6);32768)" table:style-name="ce1">
            <text:p>8371</text:p>
          </table:table-cell>
          <table:table-cell office:value-type="float" office:value="16742" table:formula="of:=MIN([.$C128]*(COLUMN()-6);32768)" table:style-name="ce1">
            <text:p>16742</text:p>
          </table:table-cell>
          <table:table-cell office:value-type="float" office:value="25113" table:formula="of:=MIN([.$C128]*(COLUMN()-6);32768)" table:style-name="ce1">
            <text:p>25113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281.2050313355303" table:formula="of:=[.$A$1]*(1/2)^((ROW()-2-64)/64)" table:style-name="ce1">
            <text:p>8281.205031</text:p>
          </table:table-cell>
          <table:table-cell table:style-name="ce1"/>
          <table:table-cell office:value-type="float" office:value="8281" table:formula="of:=ROUND([.A129];0)" table:style-name="ce1">
            <text:p>8281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IN([.$C129]*(COLUMN()-6);32768)" table:style-name="ce1">
            <text:p>0</text:p>
          </table:table-cell>
          <table:table-cell office:value-type="float" office:value="8281" table:formula="of:=MIN([.$C129]*(COLUMN()-6);32768)" table:style-name="ce1">
            <text:p>8281</text:p>
          </table:table-cell>
          <table:table-cell office:value-type="float" office:value="16562" table:formula="of:=MIN([.$C129]*(COLUMN()-6);32768)" table:style-name="ce1">
            <text:p>16562</text:p>
          </table:table-cell>
          <table:table-cell office:value-type="float" office:value="24843" table:formula="of:=MIN([.$C129]*(COLUMN()-6);32768)" table:style-name="ce1">
            <text:p>24843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64)/64)" table:style-name="ce1">
            <text:p>8192</text:p>
          </table:table-cell>
          <table:table-cell table:style-name="ce1"/>
          <table:table-cell office:value-type="float" office:value="8192" table:formula="of:=ROUND([.A130];0)" table:style-name="ce1">
            <text:p>8192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IN([.$C130]*(COLUMN()-6);32768)" table:style-name="ce1">
            <text:p>0</text:p>
          </table:table-cell>
          <table:table-cell office:value-type="float" office:value="8192" table:formula="of:=MIN([.$C130]*(COLUMN()-6);32768)" table:style-name="ce1">
            <text:p>8192</text:p>
          </table:table-cell>
          <table:table-cell office:value-type="float" office:value="16384" table:formula="of:=MIN([.$C130]*(COLUMN()-6);32768)" table:style-name="ce1">
            <text:p>16384</text:p>
          </table:table-cell>
          <table:table-cell office:value-type="float" office:value="24576" table:formula="of:=MIN([.$C130]*(COLUMN()-6);32768)" table:style-name="ce1">
            <text:p>24576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03.755884085047" table:formula="of:=[.$A$1]*(1/2)^((ROW()-2-64)/64)" table:style-name="ce1">
            <text:p>8103.755884</text:p>
          </table:table-cell>
          <table:table-cell table:style-name="ce1"/>
          <table:table-cell office:value-type="float" office:value="8104" table:formula="of:=ROUND([.A131];0)" table:style-name="ce1">
            <text:p>8104</text:p>
          </table:table-cell>
          <table:table-cell table:style-name="ce1"/>
          <table:table-cell office:value-type="float" office:value="129" table:formula="of:=ROW()-2" table:style-name="ce1">
            <text:p>129</text:p>
          </table:table-cell>
          <table:table-cell office:value-type="float" office:value="0" table:formula="of:=MIN([.$C131]*(COLUMN()-6);32768)" table:style-name="ce1">
            <text:p>0</text:p>
          </table:table-cell>
          <table:table-cell office:value-type="float" office:value="8104" table:formula="of:=MIN([.$C131]*(COLUMN()-6);32768)" table:style-name="ce1">
            <text:p>8104</text:p>
          </table:table-cell>
          <table:table-cell office:value-type="float" office:value="16208" table:formula="of:=MIN([.$C131]*(COLUMN()-6);32768)" table:style-name="ce1">
            <text:p>16208</text:p>
          </table:table-cell>
          <table:table-cell office:value-type="float" office:value="24312" table:formula="of:=MIN([.$C131]*(COLUMN()-6);32768)" table:style-name="ce1">
            <text:p>24312</text:p>
          </table:table-cell>
          <table:table-cell office:value-type="float" office:value="32416" table:formula="of:=MIN([.$C131]*(COLUMN()-6);32768)" table:style-name="ce1">
            <text:p>32416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016.46233262244" table:formula="of:=[.$A$1]*(1/2)^((ROW()-2-64)/64)" table:style-name="ce1">
            <text:p>8016.462333</text:p>
          </table:table-cell>
          <table:table-cell table:style-name="ce1"/>
          <table:table-cell office:value-type="float" office:value="8016" table:formula="of:=ROUND([.A132];0)" table:style-name="ce1">
            <text:p>8016</text:p>
          </table:table-cell>
          <table:table-cell table:style-name="ce1"/>
          <table:table-cell office:value-type="float" office:value="130" table:formula="of:=ROW()-2" table:style-name="ce1">
            <text:p>130</text:p>
          </table:table-cell>
          <table:table-cell office:value-type="float" office:value="0" table:formula="of:=MIN([.$C132]*(COLUMN()-6);32768)" table:style-name="ce1">
            <text:p>0</text:p>
          </table:table-cell>
          <table:table-cell office:value-type="float" office:value="8016" table:formula="of:=MIN([.$C132]*(COLUMN()-6);32768)" table:style-name="ce1">
            <text:p>8016</text:p>
          </table:table-cell>
          <table:table-cell office:value-type="float" office:value="16032" table:formula="of:=MIN([.$C132]*(COLUMN()-6);32768)" table:style-name="ce1">
            <text:p>16032</text:p>
          </table:table-cell>
          <table:table-cell office:value-type="float" office:value="24048" table:formula="of:=MIN([.$C132]*(COLUMN()-6);32768)" table:style-name="ce1">
            <text:p>24048</text:p>
          </table:table-cell>
          <table:table-cell office:value-type="float" office:value="32064" table:formula="of:=MIN([.$C132]*(COLUMN()-6);32768)" table:style-name="ce1">
            <text:p>32064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930.1091061444386" table:formula="of:=[.$A$1]*(1/2)^((ROW()-2-64)/64)" table:style-name="ce1">
            <text:p>7930.109106</text:p>
          </table:table-cell>
          <table:table-cell table:style-name="ce1"/>
          <table:table-cell office:value-type="float" office:value="7930" table:formula="of:=ROUND([.A133];0)" table:style-name="ce1">
            <text:p>7930</text:p>
          </table:table-cell>
          <table:table-cell table:style-name="ce1"/>
          <table:table-cell office:value-type="float" office:value="131" table:formula="of:=ROW()-2" table:style-name="ce1">
            <text:p>131</text:p>
          </table:table-cell>
          <table:table-cell office:value-type="float" office:value="0" table:formula="of:=MIN([.$C133]*(COLUMN()-6);32768)" table:style-name="ce1">
            <text:p>0</text:p>
          </table:table-cell>
          <table:table-cell office:value-type="float" office:value="7930" table:formula="of:=MIN([.$C133]*(COLUMN()-6);32768)" table:style-name="ce1">
            <text:p>7930</text:p>
          </table:table-cell>
          <table:table-cell office:value-type="float" office:value="15860" table:formula="of:=MIN([.$C133]*(COLUMN()-6);32768)" table:style-name="ce1">
            <text:p>15860</text:p>
          </table:table-cell>
          <table:table-cell office:value-type="float" office:value="23790" table:formula="of:=MIN([.$C133]*(COLUMN()-6);32768)" table:style-name="ce1">
            <text:p>23790</text:p>
          </table:table-cell>
          <table:table-cell office:value-type="float" office:value="31720" table:formula="of:=MIN([.$C133]*(COLUMN()-6);32768)" table:style-name="ce1">
            <text:p>31720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844.6860754827158" table:formula="of:=[.$A$1]*(1/2)^((ROW()-2-64)/64)" table:style-name="ce1">
            <text:p>7844.686075</text:p>
          </table:table-cell>
          <table:table-cell table:style-name="ce1"/>
          <table:table-cell office:value-type="float" office:value="7845" table:formula="of:=ROUND([.A134];0)" table:style-name="ce1">
            <text:p>7845</text:p>
          </table:table-cell>
          <table:table-cell table:style-name="ce1"/>
          <table:table-cell office:value-type="float" office:value="132" table:formula="of:=ROW()-2" table:style-name="ce1">
            <text:p>132</text:p>
          </table:table-cell>
          <table:table-cell office:value-type="float" office:value="0" table:formula="of:=MIN([.$C134]*(COLUMN()-6);32768)" table:style-name="ce1">
            <text:p>0</text:p>
          </table:table-cell>
          <table:table-cell office:value-type="float" office:value="7845" table:formula="of:=MIN([.$C134]*(COLUMN()-6);32768)" table:style-name="ce1">
            <text:p>7845</text:p>
          </table:table-cell>
          <table:table-cell office:value-type="float" office:value="15690" table:formula="of:=MIN([.$C134]*(COLUMN()-6);32768)" table:style-name="ce1">
            <text:p>15690</text:p>
          </table:table-cell>
          <table:table-cell office:value-type="float" office:value="23535" table:formula="of:=MIN([.$C134]*(COLUMN()-6);32768)" table:style-name="ce1">
            <text:p>23535</text:p>
          </table:table-cell>
          <table:table-cell office:value-type="float" office:value="31380" table:formula="of:=MIN([.$C134]*(COLUMN()-6);32768)" table:style-name="ce1">
            <text:p>31380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760.1832205802111" table:formula="of:=[.$A$1]*(1/2)^((ROW()-2-64)/64)" table:style-name="ce1">
            <text:p>7760.183221</text:p>
          </table:table-cell>
          <table:table-cell table:style-name="ce1"/>
          <table:table-cell office:value-type="float" office:value="7760" table:formula="of:=ROUND([.A135];0)" table:style-name="ce1">
            <text:p>7760</text:p>
          </table:table-cell>
          <table:table-cell table:style-name="ce1"/>
          <table:table-cell office:value-type="float" office:value="133" table:formula="of:=ROW()-2" table:style-name="ce1">
            <text:p>133</text:p>
          </table:table-cell>
          <table:table-cell office:value-type="float" office:value="0" table:formula="of:=MIN([.$C135]*(COLUMN()-6);32768)" table:style-name="ce1">
            <text:p>0</text:p>
          </table:table-cell>
          <table:table-cell office:value-type="float" office:value="7760" table:formula="of:=MIN([.$C135]*(COLUMN()-6);32768)" table:style-name="ce1">
            <text:p>7760</text:p>
          </table:table-cell>
          <table:table-cell office:value-type="float" office:value="15520" table:formula="of:=MIN([.$C135]*(COLUMN()-6);32768)" table:style-name="ce1">
            <text:p>15520</text:p>
          </table:table-cell>
          <table:table-cell office:value-type="float" office:value="23280" table:formula="of:=MIN([.$C135]*(COLUMN()-6);32768)" table:style-name="ce1">
            <text:p>23280</text:p>
          </table:table-cell>
          <table:table-cell office:value-type="float" office:value="31040" table:formula="of:=MIN([.$C135]*(COLUMN()-6);32768)" table:style-name="ce1">
            <text:p>31040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76.5906293157886" table:formula="of:=[.$A$1]*(1/2)^((ROW()-2-64)/64)" table:style-name="ce1">
            <text:p>7676.590629</text:p>
          </table:table-cell>
          <table:table-cell table:style-name="ce1"/>
          <table:table-cell office:value-type="float" office:value="7677" table:formula="of:=ROUND([.A136];0)" table:style-name="ce1">
            <text:p>7677</text:p>
          </table:table-cell>
          <table:table-cell table:style-name="ce1"/>
          <table:table-cell office:value-type="float" office:value="134" table:formula="of:=ROW()-2" table:style-name="ce1">
            <text:p>134</text:p>
          </table:table-cell>
          <table:table-cell office:value-type="float" office:value="0" table:formula="of:=MIN([.$C136]*(COLUMN()-6);32768)" table:style-name="ce1">
            <text:p>0</text:p>
          </table:table-cell>
          <table:table-cell office:value-type="float" office:value="7677" table:formula="of:=MIN([.$C136]*(COLUMN()-6);32768)" table:style-name="ce1">
            <text:p>7677</text:p>
          </table:table-cell>
          <table:table-cell office:value-type="float" office:value="15354" table:formula="of:=MIN([.$C136]*(COLUMN()-6);32768)" table:style-name="ce1">
            <text:p>15354</text:p>
          </table:table-cell>
          <table:table-cell office:value-type="float" office:value="23031" table:formula="of:=MIN([.$C136]*(COLUMN()-6);32768)" table:style-name="ce1">
            <text:p>23031</text:p>
          </table:table-cell>
          <table:table-cell office:value-type="float" office:value="30708" table:formula="of:=MIN([.$C136]*(COLUMN()-6);32768)" table:style-name="ce1">
            <text:p>3070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93.8984963415478" table:formula="of:=[.$A$1]*(1/2)^((ROW()-2-64)/64)" table:style-name="ce1">
            <text:p>7593.898496</text:p>
          </table:table-cell>
          <table:table-cell table:style-name="ce1"/>
          <table:table-cell office:value-type="float" office:value="7594" table:formula="of:=ROUND([.A137];0)" table:style-name="ce1">
            <text:p>7594</text:p>
          </table:table-cell>
          <table:table-cell table:style-name="ce1"/>
          <table:table-cell office:value-type="float" office:value="135" table:formula="of:=ROW()-2" table:style-name="ce1">
            <text:p>135</text:p>
          </table:table-cell>
          <table:table-cell office:value-type="float" office:value="0" table:formula="of:=MIN([.$C137]*(COLUMN()-6);32768)" table:style-name="ce1">
            <text:p>0</text:p>
          </table:table-cell>
          <table:table-cell office:value-type="float" office:value="7594" table:formula="of:=MIN([.$C137]*(COLUMN()-6);32768)" table:style-name="ce1">
            <text:p>7594</text:p>
          </table:table-cell>
          <table:table-cell office:value-type="float" office:value="15188" table:formula="of:=MIN([.$C137]*(COLUMN()-6);32768)" table:style-name="ce1">
            <text:p>15188</text:p>
          </table:table-cell>
          <table:table-cell office:value-type="float" office:value="22782" table:formula="of:=MIN([.$C137]*(COLUMN()-6);32768)" table:style-name="ce1">
            <text:p>22782</text:p>
          </table:table-cell>
          <table:table-cell office:value-type="float" office:value="30376" table:formula="of:=MIN([.$C137]*(COLUMN()-6);32768)" table:style-name="ce1">
            <text:p>30376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64)/64)" table:style-name="ce1">
            <text:p>7512.097122</text:p>
          </table:table-cell>
          <table:table-cell table:style-name="ce1"/>
          <table:table-cell office:value-type="float" office:value="7512" table:formula="of:=ROUND([.A138];0)" table:style-name="ce1">
            <text:p>7512</text:p>
          </table:table-cell>
          <table:table-cell table:style-name="ce1"/>
          <table:table-cell office:value-type="float" office:value="136" table:formula="of:=ROW()-2" table:style-name="ce1">
            <text:p>136</text:p>
          </table:table-cell>
          <table:table-cell office:value-type="float" office:value="0" table:formula="of:=MIN([.$C138]*(COLUMN()-6);32768)" table:style-name="ce1">
            <text:p>0</text:p>
          </table:table-cell>
          <table:table-cell office:value-type="float" office:value="7512" table:formula="of:=MIN([.$C138]*(COLUMN()-6);32768)" table:style-name="ce1">
            <text:p>7512</text:p>
          </table:table-cell>
          <table:table-cell office:value-type="float" office:value="15024" table:formula="of:=MIN([.$C138]*(COLUMN()-6);32768)" table:style-name="ce1">
            <text:p>15024</text:p>
          </table:table-cell>
          <table:table-cell office:value-type="float" office:value="22536" table:formula="of:=MIN([.$C138]*(COLUMN()-6);32768)" table:style-name="ce1">
            <text:p>22536</text:p>
          </table:table-cell>
          <table:table-cell office:value-type="float" office:value="30048" table:formula="of:=MIN([.$C138]*(COLUMN()-6);32768)" table:style-name="ce1">
            <text:p>3004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431.1769108496328" table:formula="of:=[.$A$1]*(1/2)^((ROW()-2-64)/64)" table:style-name="ce1">
            <text:p>7431.176911</text:p>
          </table:table-cell>
          <table:table-cell table:style-name="ce1"/>
          <table:table-cell office:value-type="float" office:value="7431" table:formula="of:=ROUND([.A139];0)" table:style-name="ce1">
            <text:p>7431</text:p>
          </table:table-cell>
          <table:table-cell table:style-name="ce1"/>
          <table:table-cell office:value-type="float" office:value="137" table:formula="of:=ROW()-2" table:style-name="ce1">
            <text:p>137</text:p>
          </table:table-cell>
          <table:table-cell office:value-type="float" office:value="0" table:formula="of:=MIN([.$C139]*(COLUMN()-6);32768)" table:style-name="ce1">
            <text:p>0</text:p>
          </table:table-cell>
          <table:table-cell office:value-type="float" office:value="7431" table:formula="of:=MIN([.$C139]*(COLUMN()-6);32768)" table:style-name="ce1">
            <text:p>7431</text:p>
          </table:table-cell>
          <table:table-cell office:value-type="float" office:value="14862" table:formula="of:=MIN([.$C139]*(COLUMN()-6);32768)" table:style-name="ce1">
            <text:p>14862</text:p>
          </table:table-cell>
          <table:table-cell office:value-type="float" office:value="22293" table:formula="of:=MIN([.$C139]*(COLUMN()-6);32768)" table:style-name="ce1">
            <text:p>22293</text:p>
          </table:table-cell>
          <table:table-cell office:value-type="float" office:value="29724" table:formula="of:=MIN([.$C139]*(COLUMN()-6);32768)" table:style-name="ce1">
            <text:p>29724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51.1283712127279" table:formula="of:=[.$A$1]*(1/2)^((ROW()-2-64)/64)" table:style-name="ce1">
            <text:p>7351.128371</text:p>
          </table:table-cell>
          <table:table-cell table:style-name="ce1"/>
          <table:table-cell office:value-type="float" office:value="7351" table:formula="of:=ROUND([.A140];0)" table:style-name="ce1">
            <text:p>7351</text:p>
          </table:table-cell>
          <table:table-cell table:style-name="ce1"/>
          <table:table-cell office:value-type="float" office:value="138" table:formula="of:=ROW()-2" table:style-name="ce1">
            <text:p>138</text:p>
          </table:table-cell>
          <table:table-cell office:value-type="float" office:value="0" table:formula="of:=MIN([.$C140]*(COLUMN()-6);32768)" table:style-name="ce1">
            <text:p>0</text:p>
          </table:table-cell>
          <table:table-cell office:value-type="float" office:value="7351" table:formula="of:=MIN([.$C140]*(COLUMN()-6);32768)" table:style-name="ce1">
            <text:p>7351</text:p>
          </table:table-cell>
          <table:table-cell office:value-type="float" office:value="14702" table:formula="of:=MIN([.$C140]*(COLUMN()-6);32768)" table:style-name="ce1">
            <text:p>14702</text:p>
          </table:table-cell>
          <table:table-cell office:value-type="float" office:value="22053" table:formula="of:=MIN([.$C140]*(COLUMN()-6);32768)" table:style-name="ce1">
            <text:p>22053</text:p>
          </table:table-cell>
          <table:table-cell office:value-type="float" office:value="29404" table:formula="of:=MIN([.$C140]*(COLUMN()-6);32768)" table:style-name="ce1">
            <text:p>29404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271.9421133886317" table:formula="of:=[.$A$1]*(1/2)^((ROW()-2-64)/64)" table:style-name="ce1">
            <text:p>7271.942113</text:p>
          </table:table-cell>
          <table:table-cell table:style-name="ce1"/>
          <table:table-cell office:value-type="float" office:value="7272" table:formula="of:=ROUND([.A141];0)" table:style-name="ce1">
            <text:p>7272</text:p>
          </table:table-cell>
          <table:table-cell table:style-name="ce1"/>
          <table:table-cell office:value-type="float" office:value="139" table:formula="of:=ROW()-2" table:style-name="ce1">
            <text:p>139</text:p>
          </table:table-cell>
          <table:table-cell office:value-type="float" office:value="0" table:formula="of:=MIN([.$C141]*(COLUMN()-6);32768)" table:style-name="ce1">
            <text:p>0</text:p>
          </table:table-cell>
          <table:table-cell office:value-type="float" office:value="7272" table:formula="of:=MIN([.$C141]*(COLUMN()-6);32768)" table:style-name="ce1">
            <text:p>7272</text:p>
          </table:table-cell>
          <table:table-cell office:value-type="float" office:value="14544" table:formula="of:=MIN([.$C141]*(COLUMN()-6);32768)" table:style-name="ce1">
            <text:p>14544</text:p>
          </table:table-cell>
          <table:table-cell office:value-type="float" office:value="21816" table:formula="of:=MIN([.$C141]*(COLUMN()-6);32768)" table:style-name="ce1">
            <text:p>21816</text:p>
          </table:table-cell>
          <table:table-cell office:value-type="float" office:value="29088" table:formula="of:=MIN([.$C141]*(COLUMN()-6);32768)" table:style-name="ce1">
            <text:p>2908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93.6088488890346" table:formula="of:=[.$A$1]*(1/2)^((ROW()-2-64)/64)" table:style-name="ce1">
            <text:p>7193.608849</text:p>
          </table:table-cell>
          <table:table-cell table:style-name="ce1"/>
          <table:table-cell office:value-type="float" office:value="7194" table:formula="of:=ROUND([.A142];0)" table:style-name="ce1">
            <text:p>7194</text:p>
          </table:table-cell>
          <table:table-cell table:style-name="ce1"/>
          <table:table-cell office:value-type="float" office:value="140" table:formula="of:=ROW()-2" table:style-name="ce1">
            <text:p>140</text:p>
          </table:table-cell>
          <table:table-cell office:value-type="float" office:value="0" table:formula="of:=MIN([.$C142]*(COLUMN()-6);32768)" table:style-name="ce1">
            <text:p>0</text:p>
          </table:table-cell>
          <table:table-cell office:value-type="float" office:value="7194" table:formula="of:=MIN([.$C142]*(COLUMN()-6);32768)" table:style-name="ce1">
            <text:p>7194</text:p>
          </table:table-cell>
          <table:table-cell office:value-type="float" office:value="14388" table:formula="of:=MIN([.$C142]*(COLUMN()-6);32768)" table:style-name="ce1">
            <text:p>14388</text:p>
          </table:table-cell>
          <table:table-cell office:value-type="float" office:value="21582" table:formula="of:=MIN([.$C142]*(COLUMN()-6);32768)" table:style-name="ce1">
            <text:p>21582</text:p>
          </table:table-cell>
          <table:table-cell office:value-type="float" office:value="28776" table:formula="of:=MIN([.$C142]*(COLUMN()-6);32768)" table:style-name="ce1">
            <text:p>28776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16.1193892811007" table:formula="of:=[.$A$1]*(1/2)^((ROW()-2-64)/64)" table:style-name="ce1">
            <text:p>7116.119389</text:p>
          </table:table-cell>
          <table:table-cell table:style-name="ce1"/>
          <table:table-cell office:value-type="float" office:value="7116" table:formula="of:=ROUND([.A143];0)" table:style-name="ce1">
            <text:p>7116</text:p>
          </table:table-cell>
          <table:table-cell table:style-name="ce1"/>
          <table:table-cell office:value-type="float" office:value="141" table:formula="of:=ROW()-2" table:style-name="ce1">
            <text:p>141</text:p>
          </table:table-cell>
          <table:table-cell office:value-type="float" office:value="0" table:formula="of:=MIN([.$C143]*(COLUMN()-6);32768)" table:style-name="ce1">
            <text:p>0</text:p>
          </table:table-cell>
          <table:table-cell office:value-type="float" office:value="7116" table:formula="of:=MIN([.$C143]*(COLUMN()-6);32768)" table:style-name="ce1">
            <text:p>7116</text:p>
          </table:table-cell>
          <table:table-cell office:value-type="float" office:value="14232" table:formula="of:=MIN([.$C143]*(COLUMN()-6);32768)" table:style-name="ce1">
            <text:p>14232</text:p>
          </table:table-cell>
          <table:table-cell office:value-type="float" office:value="21348" table:formula="of:=MIN([.$C143]*(COLUMN()-6);32768)" table:style-name="ce1">
            <text:p>21348</text:p>
          </table:table-cell>
          <table:table-cell office:value-type="float" office:value="28464" table:formula="of:=MIN([.$C143]*(COLUMN()-6);32768)" table:style-name="ce1">
            <text:p>28464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039.4646451096696" table:formula="of:=[.$A$1]*(1/2)^((ROW()-2-64)/64)" table:style-name="ce1">
            <text:p>7039.464645</text:p>
          </table:table-cell>
          <table:table-cell table:style-name="ce1"/>
          <table:table-cell office:value-type="float" office:value="7039" table:formula="of:=ROUND([.A144];0)" table:style-name="ce1">
            <text:p>7039</text:p>
          </table:table-cell>
          <table:table-cell table:style-name="ce1"/>
          <table:table-cell office:value-type="float" office:value="142" table:formula="of:=ROW()-2" table:style-name="ce1">
            <text:p>142</text:p>
          </table:table-cell>
          <table:table-cell office:value-type="float" office:value="0" table:formula="of:=MIN([.$C144]*(COLUMN()-6);32768)" table:style-name="ce1">
            <text:p>0</text:p>
          </table:table-cell>
          <table:table-cell office:value-type="float" office:value="7039" table:formula="of:=MIN([.$C144]*(COLUMN()-6);32768)" table:style-name="ce1">
            <text:p>7039</text:p>
          </table:table-cell>
          <table:table-cell office:value-type="float" office:value="14078" table:formula="of:=MIN([.$C144]*(COLUMN()-6);32768)" table:style-name="ce1">
            <text:p>14078</text:p>
          </table:table-cell>
          <table:table-cell office:value-type="float" office:value="21117" table:formula="of:=MIN([.$C144]*(COLUMN()-6);32768)" table:style-name="ce1">
            <text:p>21117</text:p>
          </table:table-cell>
          <table:table-cell office:value-type="float" office:value="28156" table:formula="of:=MIN([.$C144]*(COLUMN()-6);32768)" table:style-name="ce1">
            <text:p>28156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963.6356248310722" table:formula="of:=[.$A$1]*(1/2)^((ROW()-2-64)/64)" table:style-name="ce1">
            <text:p>6963.635625</text:p>
          </table:table-cell>
          <table:table-cell table:style-name="ce1"/>
          <table:table-cell office:value-type="float" office:value="6964" table:formula="of:=ROUND([.A145];0)" table:style-name="ce1">
            <text:p>6964</text:p>
          </table:table-cell>
          <table:table-cell table:style-name="ce1"/>
          <table:table-cell office:value-type="float" office:value="143" table:formula="of:=ROW()-2" table:style-name="ce1">
            <text:p>143</text:p>
          </table:table-cell>
          <table:table-cell office:value-type="float" office:value="0" table:formula="of:=MIN([.$C145]*(COLUMN()-6);32768)" table:style-name="ce1">
            <text:p>0</text:p>
          </table:table-cell>
          <table:table-cell office:value-type="float" office:value="6964" table:formula="of:=MIN([.$C145]*(COLUMN()-6);32768)" table:style-name="ce1">
            <text:p>6964</text:p>
          </table:table-cell>
          <table:table-cell office:value-type="float" office:value="13928" table:formula="of:=MIN([.$C145]*(COLUMN()-6);32768)" table:style-name="ce1">
            <text:p>13928</text:p>
          </table:table-cell>
          <table:table-cell office:value-type="float" office:value="20892" table:formula="of:=MIN([.$C145]*(COLUMN()-6);32768)" table:style-name="ce1">
            <text:p>20892</text:p>
          </table:table-cell>
          <table:table-cell office:value-type="float" office:value="27856" table:formula="of:=MIN([.$C145]*(COLUMN()-6);32768)" table:style-name="ce1">
            <text:p>27856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88.6234337584292" table:formula="of:=[.$A$1]*(1/2)^((ROW()-2-64)/64)" table:style-name="ce1">
            <text:p>6888.623434</text:p>
          </table:table-cell>
          <table:table-cell table:style-name="ce1"/>
          <table:table-cell office:value-type="float" office:value="6889" table:formula="of:=ROUND([.A146];0)" table:style-name="ce1">
            <text:p>6889</text:p>
          </table:table-cell>
          <table:table-cell table:style-name="ce1"/>
          <table:table-cell office:value-type="float" office:value="144" table:formula="of:=ROW()-2" table:style-name="ce1">
            <text:p>144</text:p>
          </table:table-cell>
          <table:table-cell office:value-type="float" office:value="0" table:formula="of:=MIN([.$C146]*(COLUMN()-6);32768)" table:style-name="ce1">
            <text:p>0</text:p>
          </table:table-cell>
          <table:table-cell office:value-type="float" office:value="6889" table:formula="of:=MIN([.$C146]*(COLUMN()-6);32768)" table:style-name="ce1">
            <text:p>6889</text:p>
          </table:table-cell>
          <table:table-cell office:value-type="float" office:value="13778" table:formula="of:=MIN([.$C146]*(COLUMN()-6);32768)" table:style-name="ce1">
            <text:p>13778</text:p>
          </table:table-cell>
          <table:table-cell office:value-type="float" office:value="20667" table:formula="of:=MIN([.$C146]*(COLUMN()-6);32768)" table:style-name="ce1">
            <text:p>20667</text:p>
          </table:table-cell>
          <table:table-cell office:value-type="float" office:value="27556" table:formula="of:=MIN([.$C146]*(COLUMN()-6);32768)" table:style-name="ce1">
            <text:p>27556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14.4192730183131" table:formula="of:=[.$A$1]*(1/2)^((ROW()-2-64)/64)" table:style-name="ce1">
            <text:p>6814.419273</text:p>
          </table:table-cell>
          <table:table-cell table:style-name="ce1"/>
          <table:table-cell office:value-type="float" office:value="6814" table:formula="of:=ROUND([.A147];0)" table:style-name="ce1">
            <text:p>6814</text:p>
          </table:table-cell>
          <table:table-cell table:style-name="ce1"/>
          <table:table-cell office:value-type="float" office:value="145" table:formula="of:=ROW()-2" table:style-name="ce1">
            <text:p>145</text:p>
          </table:table-cell>
          <table:table-cell office:value-type="float" office:value="0" table:formula="of:=MIN([.$C147]*(COLUMN()-6);32768)" table:style-name="ce1">
            <text:p>0</text:p>
          </table:table-cell>
          <table:table-cell office:value-type="float" office:value="6814" table:formula="of:=MIN([.$C147]*(COLUMN()-6);32768)" table:style-name="ce1">
            <text:p>6814</text:p>
          </table:table-cell>
          <table:table-cell office:value-type="float" office:value="13628" table:formula="of:=MIN([.$C147]*(COLUMN()-6);32768)" table:style-name="ce1">
            <text:p>13628</text:p>
          </table:table-cell>
          <table:table-cell office:value-type="float" office:value="20442" table:formula="of:=MIN([.$C147]*(COLUMN()-6);32768)" table:style-name="ce1">
            <text:p>20442</text:p>
          </table:table-cell>
          <table:table-cell office:value-type="float" office:value="27256" table:formula="of:=MIN([.$C147]*(COLUMN()-6);32768)" table:style-name="ce1">
            <text:p>27256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741.0144385186404" table:formula="of:=[.$A$1]*(1/2)^((ROW()-2-64)/64)" table:style-name="ce1">
            <text:p>6741.014439</text:p>
          </table:table-cell>
          <table:table-cell table:style-name="ce1"/>
          <table:table-cell office:value-type="float" office:value="6741" table:formula="of:=ROUND([.A148];0)" table:style-name="ce1">
            <text:p>6741</text:p>
          </table:table-cell>
          <table:table-cell table:style-name="ce1"/>
          <table:table-cell office:value-type="float" office:value="146" table:formula="of:=ROW()-2" table:style-name="ce1">
            <text:p>146</text:p>
          </table:table-cell>
          <table:table-cell office:value-type="float" office:value="0" table:formula="of:=MIN([.$C148]*(COLUMN()-6);32768)" table:style-name="ce1">
            <text:p>0</text:p>
          </table:table-cell>
          <table:table-cell office:value-type="float" office:value="6741" table:formula="of:=MIN([.$C148]*(COLUMN()-6);32768)" table:style-name="ce1">
            <text:p>6741</text:p>
          </table:table-cell>
          <table:table-cell office:value-type="float" office:value="13482" table:formula="of:=MIN([.$C148]*(COLUMN()-6);32768)" table:style-name="ce1">
            <text:p>13482</text:p>
          </table:table-cell>
          <table:table-cell office:value-type="float" office:value="20223" table:formula="of:=MIN([.$C148]*(COLUMN()-6);32768)" table:style-name="ce1">
            <text:p>20223</text:p>
          </table:table-cell>
          <table:table-cell office:value-type="float" office:value="26964" table:formula="of:=MIN([.$C148]*(COLUMN()-6);32768)" table:style-name="ce1">
            <text:p>26964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668.4003199276967" table:formula="of:=[.$A$1]*(1/2)^((ROW()-2-64)/64)" table:style-name="ce1">
            <text:p>6668.40032</text:p>
          </table:table-cell>
          <table:table-cell table:style-name="ce1"/>
          <table:table-cell office:value-type="float" office:value="6668" table:formula="of:=ROUND([.A149];0)" table:style-name="ce1">
            <text:p>6668</text:p>
          </table:table-cell>
          <table:table-cell table:style-name="ce1"/>
          <table:table-cell office:value-type="float" office:value="147" table:formula="of:=ROW()-2" table:style-name="ce1">
            <text:p>147</text:p>
          </table:table-cell>
          <table:table-cell office:value-type="float" office:value="0" table:formula="of:=MIN([.$C149]*(COLUMN()-6);32768)" table:style-name="ce1">
            <text:p>0</text:p>
          </table:table-cell>
          <table:table-cell office:value-type="float" office:value="6668" table:formula="of:=MIN([.$C149]*(COLUMN()-6);32768)" table:style-name="ce1">
            <text:p>6668</text:p>
          </table:table-cell>
          <table:table-cell office:value-type="float" office:value="13336" table:formula="of:=MIN([.$C149]*(COLUMN()-6);32768)" table:style-name="ce1">
            <text:p>13336</text:p>
          </table:table-cell>
          <table:table-cell office:value-type="float" office:value="20004" table:formula="of:=MIN([.$C149]*(COLUMN()-6);32768)" table:style-name="ce1">
            <text:p>20004</text:p>
          </table:table-cell>
          <table:table-cell office:value-type="float" office:value="26672" table:formula="of:=MIN([.$C149]*(COLUMN()-6);32768)" table:style-name="ce1">
            <text:p>26672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96.5683996641455" table:formula="of:=[.$A$1]*(1/2)^((ROW()-2-64)/64)" table:style-name="ce1">
            <text:p>6596.5684</text:p>
          </table:table-cell>
          <table:table-cell table:style-name="ce1"/>
          <table:table-cell office:value-type="float" office:value="6597" table:formula="of:=ROUND([.A150];0)" table:style-name="ce1">
            <text:p>6597</text:p>
          </table:table-cell>
          <table:table-cell table:style-name="ce1"/>
          <table:table-cell office:value-type="float" office:value="148" table:formula="of:=ROW()-2" table:style-name="ce1">
            <text:p>148</text:p>
          </table:table-cell>
          <table:table-cell office:value-type="float" office:value="0" table:formula="of:=MIN([.$C150]*(COLUMN()-6);32768)" table:style-name="ce1">
            <text:p>0</text:p>
          </table:table-cell>
          <table:table-cell office:value-type="float" office:value="6597" table:formula="of:=MIN([.$C150]*(COLUMN()-6);32768)" table:style-name="ce1">
            <text:p>6597</text:p>
          </table:table-cell>
          <table:table-cell office:value-type="float" office:value="13194" table:formula="of:=MIN([.$C150]*(COLUMN()-6);32768)" table:style-name="ce1">
            <text:p>13194</text:p>
          </table:table-cell>
          <table:table-cell office:value-type="float" office:value="19791" table:formula="of:=MIN([.$C150]*(COLUMN()-6);32768)" table:style-name="ce1">
            <text:p>19791</text:p>
          </table:table-cell>
          <table:table-cell office:value-type="float" office:value="26388" table:formula="of:=MIN([.$C150]*(COLUMN()-6);32768)" table:style-name="ce1">
            <text:p>2638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25.5102518979256" table:formula="of:=[.$A$1]*(1/2)^((ROW()-2-64)/64)" table:style-name="ce1">
            <text:p>6525.510252</text:p>
          </table:table-cell>
          <table:table-cell table:style-name="ce1"/>
          <table:table-cell office:value-type="float" office:value="6526" table:formula="of:=ROUND([.A151];0)" table:style-name="ce1">
            <text:p>6526</text:p>
          </table:table-cell>
          <table:table-cell table:style-name="ce1"/>
          <table:table-cell office:value-type="float" office:value="149" table:formula="of:=ROW()-2" table:style-name="ce1">
            <text:p>149</text:p>
          </table:table-cell>
          <table:table-cell office:value-type="float" office:value="0" table:formula="of:=MIN([.$C151]*(COLUMN()-6);32768)" table:style-name="ce1">
            <text:p>0</text:p>
          </table:table-cell>
          <table:table-cell office:value-type="float" office:value="6526" table:formula="of:=MIN([.$C151]*(COLUMN()-6);32768)" table:style-name="ce1">
            <text:p>6526</text:p>
          </table:table-cell>
          <table:table-cell office:value-type="float" office:value="13052" table:formula="of:=MIN([.$C151]*(COLUMN()-6);32768)" table:style-name="ce1">
            <text:p>13052</text:p>
          </table:table-cell>
          <table:table-cell office:value-type="float" office:value="19578" table:formula="of:=MIN([.$C151]*(COLUMN()-6);32768)" table:style-name="ce1">
            <text:p>19578</text:p>
          </table:table-cell>
          <table:table-cell office:value-type="float" office:value="26104" table:formula="of:=MIN([.$C151]*(COLUMN()-6);32768)" table:style-name="ce1">
            <text:p>26104</text:p>
          </table:table-cell>
          <table:table-cell office:value-type="float" office:value="32630" table:formula="of:=MIN([.$C151]*(COLUMN()-6);32768)" table:style-name="ce1">
            <text:p>32630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64)/64)" table:style-name="ce1">
            <text:p>6455.217542</text:p>
          </table:table-cell>
          <table:table-cell table:style-name="ce1"/>
          <table:table-cell office:value-type="float" office:value="6455" table:formula="of:=ROUND([.A152];0)" table:style-name="ce1">
            <text:p>6455</text:p>
          </table:table-cell>
          <table:table-cell table:style-name="ce1"/>
          <table:table-cell office:value-type="float" office:value="150" table:formula="of:=ROW()-2" table:style-name="ce1">
            <text:p>150</text:p>
          </table:table-cell>
          <table:table-cell office:value-type="float" office:value="0" table:formula="of:=MIN([.$C152]*(COLUMN()-6);32768)" table:style-name="ce1">
            <text:p>0</text:p>
          </table:table-cell>
          <table:table-cell office:value-type="float" office:value="6455" table:formula="of:=MIN([.$C152]*(COLUMN()-6);32768)" table:style-name="ce1">
            <text:p>6455</text:p>
          </table:table-cell>
          <table:table-cell office:value-type="float" office:value="12910" table:formula="of:=MIN([.$C152]*(COLUMN()-6);32768)" table:style-name="ce1">
            <text:p>12910</text:p>
          </table:table-cell>
          <table:table-cell office:value-type="float" office:value="19365" table:formula="of:=MIN([.$C152]*(COLUMN()-6);32768)" table:style-name="ce1">
            <text:p>19365</text:p>
          </table:table-cell>
          <table:table-cell office:value-type="float" office:value="25820" table:formula="of:=MIN([.$C152]*(COLUMN()-6);32768)" table:style-name="ce1">
            <text:p>25820</text:p>
          </table:table-cell>
          <table:table-cell office:value-type="float" office:value="32275" table:formula="of:=MIN([.$C152]*(COLUMN()-6);32768)" table:style-name="ce1">
            <text:p>32275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85.6820233741801" table:formula="of:=[.$A$1]*(1/2)^((ROW()-2-64)/64)" table:style-name="ce1">
            <text:p>6385.682023</text:p>
          </table:table-cell>
          <table:table-cell table:style-name="ce1"/>
          <table:table-cell office:value-type="float" office:value="6386" table:formula="of:=ROUND([.A153];0)" table:style-name="ce1">
            <text:p>6386</text:p>
          </table:table-cell>
          <table:table-cell table:style-name="ce1"/>
          <table:table-cell office:value-type="float" office:value="151" table:formula="of:=ROW()-2" table:style-name="ce1">
            <text:p>151</text:p>
          </table:table-cell>
          <table:table-cell office:value-type="float" office:value="0" table:formula="of:=MIN([.$C153]*(COLUMN()-6);32768)" table:style-name="ce1">
            <text:p>0</text:p>
          </table:table-cell>
          <table:table-cell office:value-type="float" office:value="6386" table:formula="of:=MIN([.$C153]*(COLUMN()-6);32768)" table:style-name="ce1">
            <text:p>6386</text:p>
          </table:table-cell>
          <table:table-cell office:value-type="float" office:value="12772" table:formula="of:=MIN([.$C153]*(COLUMN()-6);32768)" table:style-name="ce1">
            <text:p>12772</text:p>
          </table:table-cell>
          <table:table-cell office:value-type="float" office:value="19158" table:formula="of:=MIN([.$C153]*(COLUMN()-6);32768)" table:style-name="ce1">
            <text:p>19158</text:p>
          </table:table-cell>
          <table:table-cell office:value-type="float" office:value="25544" table:formula="of:=MIN([.$C153]*(COLUMN()-6);32768)" table:style-name="ce1">
            <text:p>25544</text:p>
          </table:table-cell>
          <table:table-cell office:value-type="float" office:value="31930" table:formula="of:=MIN([.$C153]*(COLUMN()-6);32768)" table:style-name="ce1">
            <text:p>31930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64)/64)" table:style-name="ce1">
            <text:p>6316.895541</text:p>
          </table:table-cell>
          <table:table-cell table:style-name="ce1"/>
          <table:table-cell office:value-type="float" office:value="6317" table:formula="of:=ROUND([.A154];0)" table:style-name="ce1">
            <text:p>6317</text:p>
          </table:table-cell>
          <table:table-cell table:style-name="ce1"/>
          <table:table-cell office:value-type="float" office:value="152" table:formula="of:=ROW()-2" table:style-name="ce1">
            <text:p>152</text:p>
          </table:table-cell>
          <table:table-cell office:value-type="float" office:value="0" table:formula="of:=MIN([.$C154]*(COLUMN()-6);32768)" table:style-name="ce1">
            <text:p>0</text:p>
          </table:table-cell>
          <table:table-cell office:value-type="float" office:value="6317" table:formula="of:=MIN([.$C154]*(COLUMN()-6);32768)" table:style-name="ce1">
            <text:p>6317</text:p>
          </table:table-cell>
          <table:table-cell office:value-type="float" office:value="12634" table:formula="of:=MIN([.$C154]*(COLUMN()-6);32768)" table:style-name="ce1">
            <text:p>12634</text:p>
          </table:table-cell>
          <table:table-cell office:value-type="float" office:value="18951" table:formula="of:=MIN([.$C154]*(COLUMN()-6);32768)" table:style-name="ce1">
            <text:p>18951</text:p>
          </table:table-cell>
          <table:table-cell office:value-type="float" office:value="25268" table:formula="of:=MIN([.$C154]*(COLUMN()-6);32768)" table:style-name="ce1">
            <text:p>25268</text:p>
          </table:table-cell>
          <table:table-cell office:value-type="float" office:value="31585" table:formula="of:=MIN([.$C154]*(COLUMN()-6);32768)" table:style-name="ce1">
            <text:p>31585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248.8500254496294" table:formula="of:=[.$A$1]*(1/2)^((ROW()-2-64)/64)" table:style-name="ce1">
            <text:p>6248.850025</text:p>
          </table:table-cell>
          <table:table-cell table:style-name="ce1"/>
          <table:table-cell office:value-type="float" office:value="6249" table:formula="of:=ROUND([.A155];0)" table:style-name="ce1">
            <text:p>6249</text:p>
          </table:table-cell>
          <table:table-cell table:style-name="ce1"/>
          <table:table-cell office:value-type="float" office:value="153" table:formula="of:=ROW()-2" table:style-name="ce1">
            <text:p>153</text:p>
          </table:table-cell>
          <table:table-cell office:value-type="float" office:value="0" table:formula="of:=MIN([.$C155]*(COLUMN()-6);32768)" table:style-name="ce1">
            <text:p>0</text:p>
          </table:table-cell>
          <table:table-cell office:value-type="float" office:value="6249" table:formula="of:=MIN([.$C155]*(COLUMN()-6);32768)" table:style-name="ce1">
            <text:p>6249</text:p>
          </table:table-cell>
          <table:table-cell office:value-type="float" office:value="12498" table:formula="of:=MIN([.$C155]*(COLUMN()-6);32768)" table:style-name="ce1">
            <text:p>12498</text:p>
          </table:table-cell>
          <table:table-cell office:value-type="float" office:value="18747" table:formula="of:=MIN([.$C155]*(COLUMN()-6);32768)" table:style-name="ce1">
            <text:p>18747</text:p>
          </table:table-cell>
          <table:table-cell office:value-type="float" office:value="24996" table:formula="of:=MIN([.$C155]*(COLUMN()-6);32768)" table:style-name="ce1">
            <text:p>24996</text:p>
          </table:table-cell>
          <table:table-cell office:value-type="float" office:value="31245" table:formula="of:=MIN([.$C155]*(COLUMN()-6);32768)" table:style-name="ce1">
            <text:p>31245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81.53749542266" table:formula="of:=[.$A$1]*(1/2)^((ROW()-2-64)/64)" table:style-name="ce1">
            <text:p>6181.537495</text:p>
          </table:table-cell>
          <table:table-cell table:style-name="ce1"/>
          <table:table-cell office:value-type="float" office:value="6182" table:formula="of:=ROUND([.A156];0)" table:style-name="ce1">
            <text:p>6182</text:p>
          </table:table-cell>
          <table:table-cell table:style-name="ce1"/>
          <table:table-cell office:value-type="float" office:value="154" table:formula="of:=ROW()-2" table:style-name="ce1">
            <text:p>154</text:p>
          </table:table-cell>
          <table:table-cell office:value-type="float" office:value="0" table:formula="of:=MIN([.$C156]*(COLUMN()-6);32768)" table:style-name="ce1">
            <text:p>0</text:p>
          </table:table-cell>
          <table:table-cell office:value-type="float" office:value="6182" table:formula="of:=MIN([.$C156]*(COLUMN()-6);32768)" table:style-name="ce1">
            <text:p>6182</text:p>
          </table:table-cell>
          <table:table-cell office:value-type="float" office:value="12364" table:formula="of:=MIN([.$C156]*(COLUMN()-6);32768)" table:style-name="ce1">
            <text:p>12364</text:p>
          </table:table-cell>
          <table:table-cell office:value-type="float" office:value="18546" table:formula="of:=MIN([.$C156]*(COLUMN()-6);32768)" table:style-name="ce1">
            <text:p>18546</text:p>
          </table:table-cell>
          <table:table-cell office:value-type="float" office:value="24728" table:formula="of:=MIN([.$C156]*(COLUMN()-6);32768)" table:style-name="ce1">
            <text:p>24728</text:p>
          </table:table-cell>
          <table:table-cell office:value-type="float" office:value="30910" table:formula="of:=MIN([.$C156]*(COLUMN()-6);32768)" table:style-name="ce1">
            <text:p>30910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14.9500550810208" table:formula="of:=[.$A$1]*(1/2)^((ROW()-2-64)/64)" table:style-name="ce1">
            <text:p>6114.950055</text:p>
          </table:table-cell>
          <table:table-cell table:style-name="ce1"/>
          <table:table-cell office:value-type="float" office:value="6115" table:formula="of:=ROUND([.A157];0)" table:style-name="ce1">
            <text:p>6115</text:p>
          </table:table-cell>
          <table:table-cell table:style-name="ce1"/>
          <table:table-cell office:value-type="float" office:value="155" table:formula="of:=ROW()-2" table:style-name="ce1">
            <text:p>155</text:p>
          </table:table-cell>
          <table:table-cell office:value-type="float" office:value="0" table:formula="of:=MIN([.$C157]*(COLUMN()-6);32768)" table:style-name="ce1">
            <text:p>0</text:p>
          </table:table-cell>
          <table:table-cell office:value-type="float" office:value="6115" table:formula="of:=MIN([.$C157]*(COLUMN()-6);32768)" table:style-name="ce1">
            <text:p>6115</text:p>
          </table:table-cell>
          <table:table-cell office:value-type="float" office:value="12230" table:formula="of:=MIN([.$C157]*(COLUMN()-6);32768)" table:style-name="ce1">
            <text:p>12230</text:p>
          </table:table-cell>
          <table:table-cell office:value-type="float" office:value="18345" table:formula="of:=MIN([.$C157]*(COLUMN()-6);32768)" table:style-name="ce1">
            <text:p>18345</text:p>
          </table:table-cell>
          <table:table-cell office:value-type="float" office:value="24460" table:formula="of:=MIN([.$C157]*(COLUMN()-6);32768)" table:style-name="ce1">
            <text:p>24460</text:p>
          </table:table-cell>
          <table:table-cell office:value-type="float" office:value="30575" table:formula="of:=MIN([.$C157]*(COLUMN()-6);32768)" table:style-name="ce1">
            <text:p>30575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49.0798937681893" table:formula="of:=[.$A$1]*(1/2)^((ROW()-2-64)/64)" table:style-name="ce1">
            <text:p>6049.079894</text:p>
          </table:table-cell>
          <table:table-cell table:style-name="ce1"/>
          <table:table-cell office:value-type="float" office:value="6049" table:formula="of:=ROUND([.A158];0)" table:style-name="ce1">
            <text:p>6049</text:p>
          </table:table-cell>
          <table:table-cell table:style-name="ce1"/>
          <table:table-cell office:value-type="float" office:value="156" table:formula="of:=ROW()-2" table:style-name="ce1">
            <text:p>156</text:p>
          </table:table-cell>
          <table:table-cell office:value-type="float" office:value="0" table:formula="of:=MIN([.$C158]*(COLUMN()-6);32768)" table:style-name="ce1">
            <text:p>0</text:p>
          </table:table-cell>
          <table:table-cell office:value-type="float" office:value="6049" table:formula="of:=MIN([.$C158]*(COLUMN()-6);32768)" table:style-name="ce1">
            <text:p>6049</text:p>
          </table:table-cell>
          <table:table-cell office:value-type="float" office:value="12098" table:formula="of:=MIN([.$C158]*(COLUMN()-6);32768)" table:style-name="ce1">
            <text:p>12098</text:p>
          </table:table-cell>
          <table:table-cell office:value-type="float" office:value="18147" table:formula="of:=MIN([.$C158]*(COLUMN()-6);32768)" table:style-name="ce1">
            <text:p>18147</text:p>
          </table:table-cell>
          <table:table-cell office:value-type="float" office:value="24196" table:formula="of:=MIN([.$C158]*(COLUMN()-6);32768)" table:style-name="ce1">
            <text:p>24196</text:p>
          </table:table-cell>
          <table:table-cell office:value-type="float" office:value="30245" table:formula="of:=MIN([.$C158]*(COLUMN()-6);32768)" table:style-name="ce1">
            <text:p>30245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83.9192849639294" table:formula="of:=[.$A$1]*(1/2)^((ROW()-2-64)/64)" table:style-name="ce1">
            <text:p>5983.919285</text:p>
          </table:table-cell>
          <table:table-cell table:style-name="ce1"/>
          <table:table-cell office:value-type="float" office:value="5984" table:formula="of:=ROUND([.A159];0)" table:style-name="ce1">
            <text:p>5984</text:p>
          </table:table-cell>
          <table:table-cell table:style-name="ce1"/>
          <table:table-cell office:value-type="float" office:value="157" table:formula="of:=ROW()-2" table:style-name="ce1">
            <text:p>157</text:p>
          </table:table-cell>
          <table:table-cell office:value-type="float" office:value="0" table:formula="of:=MIN([.$C159]*(COLUMN()-6);32768)" table:style-name="ce1">
            <text:p>0</text:p>
          </table:table-cell>
          <table:table-cell office:value-type="float" office:value="5984" table:formula="of:=MIN([.$C159]*(COLUMN()-6);32768)" table:style-name="ce1">
            <text:p>5984</text:p>
          </table:table-cell>
          <table:table-cell office:value-type="float" office:value="11968" table:formula="of:=MIN([.$C159]*(COLUMN()-6);32768)" table:style-name="ce1">
            <text:p>11968</text:p>
          </table:table-cell>
          <table:table-cell office:value-type="float" office:value="17952" table:formula="of:=MIN([.$C159]*(COLUMN()-6);32768)" table:style-name="ce1">
            <text:p>17952</text:p>
          </table:table-cell>
          <table:table-cell office:value-type="float" office:value="23936" table:formula="of:=MIN([.$C159]*(COLUMN()-6);32768)" table:style-name="ce1">
            <text:p>23936</text:p>
          </table:table-cell>
          <table:table-cell office:value-type="float" office:value="29920" table:formula="of:=MIN([.$C159]*(COLUMN()-6);32768)" table:style-name="ce1">
            <text:p>29920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19.4605853779822" table:formula="of:=[.$A$1]*(1/2)^((ROW()-2-64)/64)" table:style-name="ce1">
            <text:p>5919.460585</text:p>
          </table:table-cell>
          <table:table-cell table:style-name="ce1"/>
          <table:table-cell office:value-type="float" office:value="5919" table:formula="of:=ROUND([.A160];0)" table:style-name="ce1">
            <text:p>5919</text:p>
          </table:table-cell>
          <table:table-cell table:style-name="ce1"/>
          <table:table-cell office:value-type="float" office:value="158" table:formula="of:=ROW()-2" table:style-name="ce1">
            <text:p>158</text:p>
          </table:table-cell>
          <table:table-cell office:value-type="float" office:value="0" table:formula="of:=MIN([.$C160]*(COLUMN()-6);32768)" table:style-name="ce1">
            <text:p>0</text:p>
          </table:table-cell>
          <table:table-cell office:value-type="float" office:value="5919" table:formula="of:=MIN([.$C160]*(COLUMN()-6);32768)" table:style-name="ce1">
            <text:p>5919</text:p>
          </table:table-cell>
          <table:table-cell office:value-type="float" office:value="11838" table:formula="of:=MIN([.$C160]*(COLUMN()-6);32768)" table:style-name="ce1">
            <text:p>11838</text:p>
          </table:table-cell>
          <table:table-cell office:value-type="float" office:value="17757" table:formula="of:=MIN([.$C160]*(COLUMN()-6);32768)" table:style-name="ce1">
            <text:p>17757</text:p>
          </table:table-cell>
          <table:table-cell office:value-type="float" office:value="23676" table:formula="of:=MIN([.$C160]*(COLUMN()-6);32768)" table:style-name="ce1">
            <text:p>23676</text:p>
          </table:table-cell>
          <table:table-cell office:value-type="float" office:value="29595" table:formula="of:=MIN([.$C160]*(COLUMN()-6);32768)" table:style-name="ce1">
            <text:p>29595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855.6962340535101" table:formula="of:=[.$A$1]*(1/2)^((ROW()-2-64)/64)" table:style-name="ce1">
            <text:p>5855.696234</text:p>
          </table:table-cell>
          <table:table-cell table:style-name="ce1"/>
          <table:table-cell office:value-type="float" office:value="5856" table:formula="of:=ROUND([.A161];0)" table:style-name="ce1">
            <text:p>5856</text:p>
          </table:table-cell>
          <table:table-cell table:style-name="ce1"/>
          <table:table-cell office:value-type="float" office:value="159" table:formula="of:=ROW()-2" table:style-name="ce1">
            <text:p>159</text:p>
          </table:table-cell>
          <table:table-cell office:value-type="float" office:value="0" table:formula="of:=MIN([.$C161]*(COLUMN()-6);32768)" table:style-name="ce1">
            <text:p>0</text:p>
          </table:table-cell>
          <table:table-cell office:value-type="float" office:value="5856" table:formula="of:=MIN([.$C161]*(COLUMN()-6);32768)" table:style-name="ce1">
            <text:p>5856</text:p>
          </table:table-cell>
          <table:table-cell office:value-type="float" office:value="11712" table:formula="of:=MIN([.$C161]*(COLUMN()-6);32768)" table:style-name="ce1">
            <text:p>11712</text:p>
          </table:table-cell>
          <table:table-cell office:value-type="float" office:value="17568" table:formula="of:=MIN([.$C161]*(COLUMN()-6);32768)" table:style-name="ce1">
            <text:p>17568</text:p>
          </table:table-cell>
          <table:table-cell office:value-type="float" office:value="23424" table:formula="of:=MIN([.$C161]*(COLUMN()-6);32768)" table:style-name="ce1">
            <text:p>23424</text:p>
          </table:table-cell>
          <table:table-cell office:value-type="float" office:value="29280" table:formula="of:=MIN([.$C161]*(COLUMN()-6);32768)" table:style-name="ce1">
            <text:p>29280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92.6187514801977" table:formula="of:=[.$A$1]*(1/2)^((ROW()-2-64)/64)" table:style-name="ce1">
            <text:p>5792.618751</text:p>
          </table:table-cell>
          <table:table-cell table:style-name="ce1"/>
          <table:table-cell office:value-type="float" office:value="5793" table:formula="of:=ROUND([.A162];0)" table:style-name="ce1">
            <text:p>5793</text:p>
          </table:table-cell>
          <table:table-cell table:style-name="ce1"/>
          <table:table-cell office:value-type="float" office:value="160" table:formula="of:=ROW()-2" table:style-name="ce1">
            <text:p>160</text:p>
          </table:table-cell>
          <table:table-cell office:value-type="float" office:value="0" table:formula="of:=MIN([.$C162]*(COLUMN()-6);32768)" table:style-name="ce1">
            <text:p>0</text:p>
          </table:table-cell>
          <table:table-cell office:value-type="float" office:value="5793" table:formula="of:=MIN([.$C162]*(COLUMN()-6);32768)" table:style-name="ce1">
            <text:p>5793</text:p>
          </table:table-cell>
          <table:table-cell office:value-type="float" office:value="11586" table:formula="of:=MIN([.$C162]*(COLUMN()-6);32768)" table:style-name="ce1">
            <text:p>11586</text:p>
          </table:table-cell>
          <table:table-cell office:value-type="float" office:value="17379" table:formula="of:=MIN([.$C162]*(COLUMN()-6);32768)" table:style-name="ce1">
            <text:p>17379</text:p>
          </table:table-cell>
          <table:table-cell office:value-type="float" office:value="23172" table:formula="of:=MIN([.$C162]*(COLUMN()-6);32768)" table:style-name="ce1">
            <text:p>23172</text:p>
          </table:table-cell>
          <table:table-cell office:value-type="float" office:value="28965" table:formula="of:=MIN([.$C162]*(COLUMN()-6);32768)" table:style-name="ce1">
            <text:p>28965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30.2207387169228" table:formula="of:=[.$A$1]*(1/2)^((ROW()-2-64)/64)" table:style-name="ce1">
            <text:p>5730.220739</text:p>
          </table:table-cell>
          <table:table-cell table:style-name="ce1"/>
          <table:table-cell office:value-type="float" office:value="5730" table:formula="of:=ROUND([.A163];0)" table:style-name="ce1">
            <text:p>5730</text:p>
          </table:table-cell>
          <table:table-cell table:style-name="ce1"/>
          <table:table-cell office:value-type="float" office:value="161" table:formula="of:=ROW()-2" table:style-name="ce1">
            <text:p>161</text:p>
          </table:table-cell>
          <table:table-cell office:value-type="float" office:value="0" table:formula="of:=MIN([.$C163]*(COLUMN()-6);32768)" table:style-name="ce1">
            <text:p>0</text:p>
          </table:table-cell>
          <table:table-cell office:value-type="float" office:value="5730" table:formula="of:=MIN([.$C163]*(COLUMN()-6);32768)" table:style-name="ce1">
            <text:p>5730</text:p>
          </table:table-cell>
          <table:table-cell office:value-type="float" office:value="11460" table:formula="of:=MIN([.$C163]*(COLUMN()-6);32768)" table:style-name="ce1">
            <text:p>11460</text:p>
          </table:table-cell>
          <table:table-cell office:value-type="float" office:value="17190" table:formula="of:=MIN([.$C163]*(COLUMN()-6);32768)" table:style-name="ce1">
            <text:p>17190</text:p>
          </table:table-cell>
          <table:table-cell office:value-type="float" office:value="22920" table:formula="of:=MIN([.$C163]*(COLUMN()-6);32768)" table:style-name="ce1">
            <text:p>22920</text:p>
          </table:table-cell>
          <table:table-cell office:value-type="float" office:value="28650" table:formula="of:=MIN([.$C163]*(COLUMN()-6);32768)" table:style-name="ce1">
            <text:p>28650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68.494876523856" table:formula="of:=[.$A$1]*(1/2)^((ROW()-2-64)/64)" table:style-name="ce1">
            <text:p>5668.494877</text:p>
          </table:table-cell>
          <table:table-cell table:style-name="ce1"/>
          <table:table-cell office:value-type="float" office:value="5668" table:formula="of:=ROUND([.A164];0)" table:style-name="ce1">
            <text:p>5668</text:p>
          </table:table-cell>
          <table:table-cell table:style-name="ce1"/>
          <table:table-cell office:value-type="float" office:value="162" table:formula="of:=ROW()-2" table:style-name="ce1">
            <text:p>162</text:p>
          </table:table-cell>
          <table:table-cell office:value-type="float" office:value="0" table:formula="of:=MIN([.$C164]*(COLUMN()-6);32768)" table:style-name="ce1">
            <text:p>0</text:p>
          </table:table-cell>
          <table:table-cell office:value-type="float" office:value="5668" table:formula="of:=MIN([.$C164]*(COLUMN()-6);32768)" table:style-name="ce1">
            <text:p>5668</text:p>
          </table:table-cell>
          <table:table-cell office:value-type="float" office:value="11336" table:formula="of:=MIN([.$C164]*(COLUMN()-6);32768)" table:style-name="ce1">
            <text:p>11336</text:p>
          </table:table-cell>
          <table:table-cell office:value-type="float" office:value="17004" table:formula="of:=MIN([.$C164]*(COLUMN()-6);32768)" table:style-name="ce1">
            <text:p>17004</text:p>
          </table:table-cell>
          <table:table-cell office:value-type="float" office:value="22672" table:formula="of:=MIN([.$C164]*(COLUMN()-6);32768)" table:style-name="ce1">
            <text:p>22672</text:p>
          </table:table-cell>
          <table:table-cell office:value-type="float" office:value="28340" table:formula="of:=MIN([.$C164]*(COLUMN()-6);32768)" table:style-name="ce1">
            <text:p>28340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07.4339245039228" table:formula="of:=[.$A$1]*(1/2)^((ROW()-2-64)/64)" table:style-name="ce1">
            <text:p>5607.433925</text:p>
          </table:table-cell>
          <table:table-cell table:style-name="ce1"/>
          <table:table-cell office:value-type="float" office:value="5607" table:formula="of:=ROUND([.A165];0)" table:style-name="ce1">
            <text:p>5607</text:p>
          </table:table-cell>
          <table:table-cell table:style-name="ce1"/>
          <table:table-cell office:value-type="float" office:value="163" table:formula="of:=ROW()-2" table:style-name="ce1">
            <text:p>163</text:p>
          </table:table-cell>
          <table:table-cell office:value-type="float" office:value="0" table:formula="of:=MIN([.$C165]*(COLUMN()-6);32768)" table:style-name="ce1">
            <text:p>0</text:p>
          </table:table-cell>
          <table:table-cell office:value-type="float" office:value="5607" table:formula="of:=MIN([.$C165]*(COLUMN()-6);32768)" table:style-name="ce1">
            <text:p>5607</text:p>
          </table:table-cell>
          <table:table-cell office:value-type="float" office:value="11214" table:formula="of:=MIN([.$C165]*(COLUMN()-6);32768)" table:style-name="ce1">
            <text:p>11214</text:p>
          </table:table-cell>
          <table:table-cell office:value-type="float" office:value="16821" table:formula="of:=MIN([.$C165]*(COLUMN()-6);32768)" table:style-name="ce1">
            <text:p>16821</text:p>
          </table:table-cell>
          <table:table-cell office:value-type="float" office:value="22428" table:formula="of:=MIN([.$C165]*(COLUMN()-6);32768)" table:style-name="ce1">
            <text:p>22428</text:p>
          </table:table-cell>
          <table:table-cell office:value-type="float" office:value="28035" table:formula="of:=MIN([.$C165]*(COLUMN()-6);32768)" table:style-name="ce1">
            <text:p>28035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47.0307202535123" table:formula="of:=[.$A$1]*(1/2)^((ROW()-2-64)/64)" table:style-name="ce1">
            <text:p>5547.03072</text:p>
          </table:table-cell>
          <table:table-cell table:style-name="ce1"/>
          <table:table-cell office:value-type="float" office:value="5547" table:formula="of:=ROUND([.A166];0)" table:style-name="ce1">
            <text:p>5547</text:p>
          </table:table-cell>
          <table:table-cell table:style-name="ce1"/>
          <table:table-cell office:value-type="float" office:value="164" table:formula="of:=ROW()-2" table:style-name="ce1">
            <text:p>164</text:p>
          </table:table-cell>
          <table:table-cell office:value-type="float" office:value="0" table:formula="of:=MIN([.$C166]*(COLUMN()-6);32768)" table:style-name="ce1">
            <text:p>0</text:p>
          </table:table-cell>
          <table:table-cell office:value-type="float" office:value="5547" table:formula="of:=MIN([.$C166]*(COLUMN()-6);32768)" table:style-name="ce1">
            <text:p>5547</text:p>
          </table:table-cell>
          <table:table-cell office:value-type="float" office:value="11094" table:formula="of:=MIN([.$C166]*(COLUMN()-6);32768)" table:style-name="ce1">
            <text:p>11094</text:p>
          </table:table-cell>
          <table:table-cell office:value-type="float" office:value="16641" table:formula="of:=MIN([.$C166]*(COLUMN()-6);32768)" table:style-name="ce1">
            <text:p>16641</text:p>
          </table:table-cell>
          <table:table-cell office:value-type="float" office:value="22188" table:formula="of:=MIN([.$C166]*(COLUMN()-6);32768)" table:style-name="ce1">
            <text:p>22188</text:p>
          </table:table-cell>
          <table:table-cell office:value-type="float" office:value="27735" table:formula="of:=MIN([.$C166]*(COLUMN()-6);32768)" table:style-name="ce1">
            <text:p>27735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87.2781785223287" table:formula="of:=[.$A$1]*(1/2)^((ROW()-2-64)/64)" table:style-name="ce1">
            <text:p>5487.278179</text:p>
          </table:table-cell>
          <table:table-cell table:style-name="ce1"/>
          <table:table-cell office:value-type="float" office:value="5487" table:formula="of:=ROUND([.A167];0)" table:style-name="ce1">
            <text:p>5487</text:p>
          </table:table-cell>
          <table:table-cell table:style-name="ce1"/>
          <table:table-cell office:value-type="float" office:value="165" table:formula="of:=ROW()-2" table:style-name="ce1">
            <text:p>165</text:p>
          </table:table-cell>
          <table:table-cell office:value-type="float" office:value="0" table:formula="of:=MIN([.$C167]*(COLUMN()-6);32768)" table:style-name="ce1">
            <text:p>0</text:p>
          </table:table-cell>
          <table:table-cell office:value-type="float" office:value="5487" table:formula="of:=MIN([.$C167]*(COLUMN()-6);32768)" table:style-name="ce1">
            <text:p>5487</text:p>
          </table:table-cell>
          <table:table-cell office:value-type="float" office:value="10974" table:formula="of:=MIN([.$C167]*(COLUMN()-6);32768)" table:style-name="ce1">
            <text:p>10974</text:p>
          </table:table-cell>
          <table:table-cell office:value-type="float" office:value="16461" table:formula="of:=MIN([.$C167]*(COLUMN()-6);32768)" table:style-name="ce1">
            <text:p>16461</text:p>
          </table:table-cell>
          <table:table-cell office:value-type="float" office:value="21948" table:formula="of:=MIN([.$C167]*(COLUMN()-6);32768)" table:style-name="ce1">
            <text:p>21948</text:p>
          </table:table-cell>
          <table:table-cell office:value-type="float" office:value="27435" table:formula="of:=MIN([.$C167]*(COLUMN()-6);32768)" table:style-name="ce1">
            <text:p>27435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28.1692903823014" table:formula="of:=[.$A$1]*(1/2)^((ROW()-2-64)/64)" table:style-name="ce1">
            <text:p>5428.16929</text:p>
          </table:table-cell>
          <table:table-cell table:style-name="ce1"/>
          <table:table-cell office:value-type="float" office:value="5428" table:formula="of:=ROUND([.A168];0)" table:style-name="ce1">
            <text:p>5428</text:p>
          </table:table-cell>
          <table:table-cell table:style-name="ce1"/>
          <table:table-cell office:value-type="float" office:value="166" table:formula="of:=ROW()-2" table:style-name="ce1">
            <text:p>166</text:p>
          </table:table-cell>
          <table:table-cell office:value-type="float" office:value="0" table:formula="of:=MIN([.$C168]*(COLUMN()-6);32768)" table:style-name="ce1">
            <text:p>0</text:p>
          </table:table-cell>
          <table:table-cell office:value-type="float" office:value="5428" table:formula="of:=MIN([.$C168]*(COLUMN()-6);32768)" table:style-name="ce1">
            <text:p>5428</text:p>
          </table:table-cell>
          <table:table-cell office:value-type="float" office:value="10856" table:formula="of:=MIN([.$C168]*(COLUMN()-6);32768)" table:style-name="ce1">
            <text:p>10856</text:p>
          </table:table-cell>
          <table:table-cell office:value-type="float" office:value="16284" table:formula="of:=MIN([.$C168]*(COLUMN()-6);32768)" table:style-name="ce1">
            <text:p>16284</text:p>
          </table:table-cell>
          <table:table-cell office:value-type="float" office:value="21712" table:formula="of:=MIN([.$C168]*(COLUMN()-6);32768)" table:style-name="ce1">
            <text:p>21712</text:p>
          </table:table-cell>
          <table:table-cell office:value-type="float" office:value="27140" table:formula="of:=MIN([.$C168]*(COLUMN()-6);32768)" table:style-name="ce1">
            <text:p>27140</text:p>
          </table:table-cell>
          <table:table-cell office:value-type="float" office:value="32568" table:formula="of:=MIN([.$C168]*(COLUMN()-6);32768)" table:style-name="ce1">
            <text:p>325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69.697122405435" table:formula="of:=[.$A$1]*(1/2)^((ROW()-2-64)/64)" table:style-name="ce1">
            <text:p>5369.697122</text:p>
          </table:table-cell>
          <table:table-cell table:style-name="ce1"/>
          <table:table-cell office:value-type="float" office:value="5370" table:formula="of:=ROUND([.A169];0)" table:style-name="ce1">
            <text:p>5370</text:p>
          </table:table-cell>
          <table:table-cell table:style-name="ce1"/>
          <table:table-cell office:value-type="float" office:value="167" table:formula="of:=ROW()-2" table:style-name="ce1">
            <text:p>167</text:p>
          </table:table-cell>
          <table:table-cell office:value-type="float" office:value="0" table:formula="of:=MIN([.$C169]*(COLUMN()-6);32768)" table:style-name="ce1">
            <text:p>0</text:p>
          </table:table-cell>
          <table:table-cell office:value-type="float" office:value="5370" table:formula="of:=MIN([.$C169]*(COLUMN()-6);32768)" table:style-name="ce1">
            <text:p>5370</text:p>
          </table:table-cell>
          <table:table-cell office:value-type="float" office:value="10740" table:formula="of:=MIN([.$C169]*(COLUMN()-6);32768)" table:style-name="ce1">
            <text:p>10740</text:p>
          </table:table-cell>
          <table:table-cell office:value-type="float" office:value="16110" table:formula="of:=MIN([.$C169]*(COLUMN()-6);32768)" table:style-name="ce1">
            <text:p>16110</text:p>
          </table:table-cell>
          <table:table-cell office:value-type="float" office:value="21480" table:formula="of:=MIN([.$C169]*(COLUMN()-6);32768)" table:style-name="ce1">
            <text:p>21480</text:p>
          </table:table-cell>
          <table:table-cell office:value-type="float" office:value="26850" table:formula="of:=MIN([.$C169]*(COLUMN()-6);32768)" table:style-name="ce1">
            <text:p>26850</text:p>
          </table:table-cell>
          <table:table-cell office:value-type="float" office:value="32220" table:formula="of:=MIN([.$C169]*(COLUMN()-6);32768)" table:style-name="ce1">
            <text:p>32220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11.8548158505364" table:formula="of:=[.$A$1]*(1/2)^((ROW()-2-64)/64)" table:style-name="ce1">
            <text:p>5311.854816</text:p>
          </table:table-cell>
          <table:table-cell table:style-name="ce1"/>
          <table:table-cell office:value-type="float" office:value="5312" table:formula="of:=ROUND([.A170];0)" table:style-name="ce1">
            <text:p>5312</text:p>
          </table:table-cell>
          <table:table-cell table:style-name="ce1"/>
          <table:table-cell office:value-type="float" office:value="168" table:formula="of:=ROW()-2" table:style-name="ce1">
            <text:p>168</text:p>
          </table:table-cell>
          <table:table-cell office:value-type="float" office:value="0" table:formula="of:=MIN([.$C170]*(COLUMN()-6);32768)" table:style-name="ce1">
            <text:p>0</text:p>
          </table:table-cell>
          <table:table-cell office:value-type="float" office:value="5312" table:formula="of:=MIN([.$C170]*(COLUMN()-6);32768)" table:style-name="ce1">
            <text:p>5312</text:p>
          </table:table-cell>
          <table:table-cell office:value-type="float" office:value="10624" table:formula="of:=MIN([.$C170]*(COLUMN()-6);32768)" table:style-name="ce1">
            <text:p>10624</text:p>
          </table:table-cell>
          <table:table-cell office:value-type="float" office:value="15936" table:formula="of:=MIN([.$C170]*(COLUMN()-6);32768)" table:style-name="ce1">
            <text:p>15936</text:p>
          </table:table-cell>
          <table:table-cell office:value-type="float" office:value="21248" table:formula="of:=MIN([.$C170]*(COLUMN()-6);32768)" table:style-name="ce1">
            <text:p>21248</text:p>
          </table:table-cell>
          <table:table-cell office:value-type="float" office:value="26560" table:formula="of:=MIN([.$C170]*(COLUMN()-6);32768)" table:style-name="ce1">
            <text:p>26560</text:p>
          </table:table-cell>
          <table:table-cell office:value-type="float" office:value="31872" table:formula="of:=MIN([.$C170]*(COLUMN()-6);32768)" table:style-name="ce1">
            <text:p>31872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254.6355858586758" table:formula="of:=[.$A$1]*(1/2)^((ROW()-2-64)/64)" table:style-name="ce1">
            <text:p>5254.635586</text:p>
          </table:table-cell>
          <table:table-cell table:style-name="ce1"/>
          <table:table-cell office:value-type="float" office:value="5255" table:formula="of:=ROUND([.A171];0)" table:style-name="ce1">
            <text:p>5255</text:p>
          </table:table-cell>
          <table:table-cell table:style-name="ce1"/>
          <table:table-cell office:value-type="float" office:value="169" table:formula="of:=ROW()-2" table:style-name="ce1">
            <text:p>169</text:p>
          </table:table-cell>
          <table:table-cell office:value-type="float" office:value="0" table:formula="of:=MIN([.$C171]*(COLUMN()-6);32768)" table:style-name="ce1">
            <text:p>0</text:p>
          </table:table-cell>
          <table:table-cell office:value-type="float" office:value="5255" table:formula="of:=MIN([.$C171]*(COLUMN()-6);32768)" table:style-name="ce1">
            <text:p>5255</text:p>
          </table:table-cell>
          <table:table-cell office:value-type="float" office:value="10510" table:formula="of:=MIN([.$C171]*(COLUMN()-6);32768)" table:style-name="ce1">
            <text:p>10510</text:p>
          </table:table-cell>
          <table:table-cell office:value-type="float" office:value="15765" table:formula="of:=MIN([.$C171]*(COLUMN()-6);32768)" table:style-name="ce1">
            <text:p>15765</text:p>
          </table:table-cell>
          <table:table-cell office:value-type="float" office:value="21020" table:formula="of:=MIN([.$C171]*(COLUMN()-6);32768)" table:style-name="ce1">
            <text:p>21020</text:p>
          </table:table-cell>
          <table:table-cell office:value-type="float" office:value="26275" table:formula="of:=MIN([.$C171]*(COLUMN()-6);32768)" table:style-name="ce1">
            <text:p>26275</text:p>
          </table:table-cell>
          <table:table-cell office:value-type="float" office:value="31530" table:formula="of:=MIN([.$C171]*(COLUMN()-6);32768)" table:style-name="ce1">
            <text:p>31530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98.0327206573393" table:formula="of:=[.$A$1]*(1/2)^((ROW()-2-64)/64)" table:style-name="ce1">
            <text:p>5198.032721</text:p>
          </table:table-cell>
          <table:table-cell table:style-name="ce1"/>
          <table:table-cell office:value-type="float" office:value="5198" table:formula="of:=ROUND([.A172];0)" table:style-name="ce1">
            <text:p>5198</text:p>
          </table:table-cell>
          <table:table-cell table:style-name="ce1"/>
          <table:table-cell office:value-type="float" office:value="170" table:formula="of:=ROW()-2" table:style-name="ce1">
            <text:p>170</text:p>
          </table:table-cell>
          <table:table-cell office:value-type="float" office:value="0" table:formula="of:=MIN([.$C172]*(COLUMN()-6);32768)" table:style-name="ce1">
            <text:p>0</text:p>
          </table:table-cell>
          <table:table-cell office:value-type="float" office:value="5198" table:formula="of:=MIN([.$C172]*(COLUMN()-6);32768)" table:style-name="ce1">
            <text:p>5198</text:p>
          </table:table-cell>
          <table:table-cell office:value-type="float" office:value="10396" table:formula="of:=MIN([.$C172]*(COLUMN()-6);32768)" table:style-name="ce1">
            <text:p>10396</text:p>
          </table:table-cell>
          <table:table-cell office:value-type="float" office:value="15594" table:formula="of:=MIN([.$C172]*(COLUMN()-6);32768)" table:style-name="ce1">
            <text:p>15594</text:p>
          </table:table-cell>
          <table:table-cell office:value-type="float" office:value="20792" table:formula="of:=MIN([.$C172]*(COLUMN()-6);32768)" table:style-name="ce1">
            <text:p>20792</text:p>
          </table:table-cell>
          <table:table-cell office:value-type="float" office:value="25990" table:formula="of:=MIN([.$C172]*(COLUMN()-6);32768)" table:style-name="ce1">
            <text:p>25990</text:p>
          </table:table-cell>
          <table:table-cell office:value-type="float" office:value="31188" table:formula="of:=MIN([.$C172]*(COLUMN()-6);32768)" table:style-name="ce1">
            <text:p>3118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42.0395807731347" table:formula="of:=[.$A$1]*(1/2)^((ROW()-2-64)/64)" table:style-name="ce1">
            <text:p>5142.039581</text:p>
          </table:table-cell>
          <table:table-cell table:style-name="ce1"/>
          <table:table-cell office:value-type="float" office:value="5142" table:formula="of:=ROUND([.A173];0)" table:style-name="ce1">
            <text:p>5142</text:p>
          </table:table-cell>
          <table:table-cell table:style-name="ce1"/>
          <table:table-cell office:value-type="float" office:value="171" table:formula="of:=ROW()-2" table:style-name="ce1">
            <text:p>171</text:p>
          </table:table-cell>
          <table:table-cell office:value-type="float" office:value="0" table:formula="of:=MIN([.$C173]*(COLUMN()-6);32768)" table:style-name="ce1">
            <text:p>0</text:p>
          </table:table-cell>
          <table:table-cell office:value-type="float" office:value="5142" table:formula="of:=MIN([.$C173]*(COLUMN()-6);32768)" table:style-name="ce1">
            <text:p>5142</text:p>
          </table:table-cell>
          <table:table-cell office:value-type="float" office:value="10284" table:formula="of:=MIN([.$C173]*(COLUMN()-6);32768)" table:style-name="ce1">
            <text:p>10284</text:p>
          </table:table-cell>
          <table:table-cell office:value-type="float" office:value="15426" table:formula="of:=MIN([.$C173]*(COLUMN()-6);32768)" table:style-name="ce1">
            <text:p>15426</text:p>
          </table:table-cell>
          <table:table-cell office:value-type="float" office:value="20568" table:formula="of:=MIN([.$C173]*(COLUMN()-6);32768)" table:style-name="ce1">
            <text:p>20568</text:p>
          </table:table-cell>
          <table:table-cell office:value-type="float" office:value="25710" table:formula="of:=MIN([.$C173]*(COLUMN()-6);32768)" table:style-name="ce1">
            <text:p>25710</text:p>
          </table:table-cell>
          <table:table-cell office:value-type="float" office:value="30852" table:formula="of:=MIN([.$C173]*(COLUMN()-6);32768)" table:style-name="ce1">
            <text:p>30852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86.6495982529905" table:formula="of:=[.$A$1]*(1/2)^((ROW()-2-64)/64)" table:style-name="ce1">
            <text:p>5086.649598</text:p>
          </table:table-cell>
          <table:table-cell table:style-name="ce1"/>
          <table:table-cell office:value-type="float" office:value="5087" table:formula="of:=ROUND([.A174];0)" table:style-name="ce1">
            <text:p>5087</text:p>
          </table:table-cell>
          <table:table-cell table:style-name="ce1"/>
          <table:table-cell office:value-type="float" office:value="172" table:formula="of:=ROW()-2" table:style-name="ce1">
            <text:p>172</text:p>
          </table:table-cell>
          <table:table-cell office:value-type="float" office:value="0" table:formula="of:=MIN([.$C174]*(COLUMN()-6);32768)" table:style-name="ce1">
            <text:p>0</text:p>
          </table:table-cell>
          <table:table-cell office:value-type="float" office:value="5087" table:formula="of:=MIN([.$C174]*(COLUMN()-6);32768)" table:style-name="ce1">
            <text:p>5087</text:p>
          </table:table-cell>
          <table:table-cell office:value-type="float" office:value="10174" table:formula="of:=MIN([.$C174]*(COLUMN()-6);32768)" table:style-name="ce1">
            <text:p>10174</text:p>
          </table:table-cell>
          <table:table-cell office:value-type="float" office:value="15261" table:formula="of:=MIN([.$C174]*(COLUMN()-6);32768)" table:style-name="ce1">
            <text:p>15261</text:p>
          </table:table-cell>
          <table:table-cell office:value-type="float" office:value="20348" table:formula="of:=MIN([.$C174]*(COLUMN()-6);32768)" table:style-name="ce1">
            <text:p>20348</text:p>
          </table:table-cell>
          <table:table-cell office:value-type="float" office:value="25435" table:formula="of:=MIN([.$C174]*(COLUMN()-6);32768)" table:style-name="ce1">
            <text:p>25435</text:p>
          </table:table-cell>
          <table:table-cell office:value-type="float" office:value="30522" table:formula="of:=MIN([.$C174]*(COLUMN()-6);32768)" table:style-name="ce1">
            <text:p>30522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31.8562758937396" table:formula="of:=[.$A$1]*(1/2)^((ROW()-2-64)/64)" table:style-name="ce1">
            <text:p>5031.856276</text:p>
          </table:table-cell>
          <table:table-cell table:style-name="ce1"/>
          <table:table-cell office:value-type="float" office:value="5032" table:formula="of:=ROUND([.A175];0)" table:style-name="ce1">
            <text:p>5032</text:p>
          </table:table-cell>
          <table:table-cell table:style-name="ce1"/>
          <table:table-cell office:value-type="float" office:value="173" table:formula="of:=ROW()-2" table:style-name="ce1">
            <text:p>173</text:p>
          </table:table-cell>
          <table:table-cell office:value-type="float" office:value="0" table:formula="of:=MIN([.$C175]*(COLUMN()-6);32768)" table:style-name="ce1">
            <text:p>0</text:p>
          </table:table-cell>
          <table:table-cell office:value-type="float" office:value="5032" table:formula="of:=MIN([.$C175]*(COLUMN()-6);32768)" table:style-name="ce1">
            <text:p>5032</text:p>
          </table:table-cell>
          <table:table-cell office:value-type="float" office:value="10064" table:formula="of:=MIN([.$C175]*(COLUMN()-6);32768)" table:style-name="ce1">
            <text:p>10064</text:p>
          </table:table-cell>
          <table:table-cell office:value-type="float" office:value="15096" table:formula="of:=MIN([.$C175]*(COLUMN()-6);32768)" table:style-name="ce1">
            <text:p>15096</text:p>
          </table:table-cell>
          <table:table-cell office:value-type="float" office:value="20128" table:formula="of:=MIN([.$C175]*(COLUMN()-6);32768)" table:style-name="ce1">
            <text:p>20128</text:p>
          </table:table-cell>
          <table:table-cell office:value-type="float" office:value="25160" table:formula="of:=MIN([.$C175]*(COLUMN()-6);32768)" table:style-name="ce1">
            <text:p>25160</text:p>
          </table:table-cell>
          <table:table-cell office:value-type="float" office:value="30192" table:formula="of:=MIN([.$C175]*(COLUMN()-6);32768)" table:style-name="ce1">
            <text:p>30192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77.6531864800008" table:formula="of:=[.$A$1]*(1/2)^((ROW()-2-64)/64)" table:style-name="ce1">
            <text:p>4977.653186</text:p>
          </table:table-cell>
          <table:table-cell table:style-name="ce1"/>
          <table:table-cell office:value-type="float" office:value="4978" table:formula="of:=ROUND([.A176];0)" table:style-name="ce1">
            <text:p>4978</text:p>
          </table:table-cell>
          <table:table-cell table:style-name="ce1"/>
          <table:table-cell office:value-type="float" office:value="174" table:formula="of:=ROW()-2" table:style-name="ce1">
            <text:p>174</text:p>
          </table:table-cell>
          <table:table-cell office:value-type="float" office:value="0" table:formula="of:=MIN([.$C176]*(COLUMN()-6);32768)" table:style-name="ce1">
            <text:p>0</text:p>
          </table:table-cell>
          <table:table-cell office:value-type="float" office:value="4978" table:formula="of:=MIN([.$C176]*(COLUMN()-6);32768)" table:style-name="ce1">
            <text:p>4978</text:p>
          </table:table-cell>
          <table:table-cell office:value-type="float" office:value="9956" table:formula="of:=MIN([.$C176]*(COLUMN()-6);32768)" table:style-name="ce1">
            <text:p>9956</text:p>
          </table:table-cell>
          <table:table-cell office:value-type="float" office:value="14934" table:formula="of:=MIN([.$C176]*(COLUMN()-6);32768)" table:style-name="ce1">
            <text:p>14934</text:p>
          </table:table-cell>
          <table:table-cell office:value-type="float" office:value="19912" table:formula="of:=MIN([.$C176]*(COLUMN()-6);32768)" table:style-name="ce1">
            <text:p>19912</text:p>
          </table:table-cell>
          <table:table-cell office:value-type="float" office:value="24890" table:formula="of:=MIN([.$C176]*(COLUMN()-6);32768)" table:style-name="ce1">
            <text:p>24890</text:p>
          </table:table-cell>
          <table:table-cell office:value-type="float" office:value="29868" table:formula="of:=MIN([.$C176]*(COLUMN()-6);32768)" table:style-name="ce1">
            <text:p>298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24.0339720302727" table:formula="of:=[.$A$1]*(1/2)^((ROW()-2-64)/64)" table:style-name="ce1">
            <text:p>4924.033972</text:p>
          </table:table-cell>
          <table:table-cell table:style-name="ce1"/>
          <table:table-cell office:value-type="float" office:value="4924" table:formula="of:=ROUND([.A177];0)" table:style-name="ce1">
            <text:p>4924</text:p>
          </table:table-cell>
          <table:table-cell table:style-name="ce1"/>
          <table:table-cell office:value-type="float" office:value="175" table:formula="of:=ROW()-2" table:style-name="ce1">
            <text:p>175</text:p>
          </table:table-cell>
          <table:table-cell office:value-type="float" office:value="0" table:formula="of:=MIN([.$C177]*(COLUMN()-6);32768)" table:style-name="ce1">
            <text:p>0</text:p>
          </table:table-cell>
          <table:table-cell office:value-type="float" office:value="4924" table:formula="of:=MIN([.$C177]*(COLUMN()-6);32768)" table:style-name="ce1">
            <text:p>4924</text:p>
          </table:table-cell>
          <table:table-cell office:value-type="float" office:value="9848" table:formula="of:=MIN([.$C177]*(COLUMN()-6);32768)" table:style-name="ce1">
            <text:p>9848</text:p>
          </table:table-cell>
          <table:table-cell office:value-type="float" office:value="14772" table:formula="of:=MIN([.$C177]*(COLUMN()-6);32768)" table:style-name="ce1">
            <text:p>14772</text:p>
          </table:table-cell>
          <table:table-cell office:value-type="float" office:value="19696" table:formula="of:=MIN([.$C177]*(COLUMN()-6);32768)" table:style-name="ce1">
            <text:p>19696</text:p>
          </table:table-cell>
          <table:table-cell office:value-type="float" office:value="24620" table:formula="of:=MIN([.$C177]*(COLUMN()-6);32768)" table:style-name="ce1">
            <text:p>24620</text:p>
          </table:table-cell>
          <table:table-cell office:value-type="float" office:value="29544" table:formula="of:=MIN([.$C177]*(COLUMN()-6);32768)" table:style-name="ce1">
            <text:p>29544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70.9923430511462" table:formula="of:=[.$A$1]*(1/2)^((ROW()-2-64)/64)" table:style-name="ce1">
            <text:p>4870.992343</text:p>
          </table:table-cell>
          <table:table-cell table:style-name="ce1"/>
          <table:table-cell office:value-type="float" office:value="4871" table:formula="of:=ROUND([.A178];0)" table:style-name="ce1">
            <text:p>4871</text:p>
          </table:table-cell>
          <table:table-cell table:style-name="ce1"/>
          <table:table-cell office:value-type="float" office:value="176" table:formula="of:=ROW()-2" table:style-name="ce1">
            <text:p>176</text:p>
          </table:table-cell>
          <table:table-cell office:value-type="float" office:value="0" table:formula="of:=MIN([.$C178]*(COLUMN()-6);32768)" table:style-name="ce1">
            <text:p>0</text:p>
          </table:table-cell>
          <table:table-cell office:value-type="float" office:value="4871" table:formula="of:=MIN([.$C178]*(COLUMN()-6);32768)" table:style-name="ce1">
            <text:p>4871</text:p>
          </table:table-cell>
          <table:table-cell office:value-type="float" office:value="9742" table:formula="of:=MIN([.$C178]*(COLUMN()-6);32768)" table:style-name="ce1">
            <text:p>9742</text:p>
          </table:table-cell>
          <table:table-cell office:value-type="float" office:value="14613" table:formula="of:=MIN([.$C178]*(COLUMN()-6);32768)" table:style-name="ce1">
            <text:p>14613</text:p>
          </table:table-cell>
          <table:table-cell office:value-type="float" office:value="19484" table:formula="of:=MIN([.$C178]*(COLUMN()-6);32768)" table:style-name="ce1">
            <text:p>19484</text:p>
          </table:table-cell>
          <table:table-cell office:value-type="float" office:value="24355" table:formula="of:=MIN([.$C178]*(COLUMN()-6);32768)" table:style-name="ce1">
            <text:p>24355</text:p>
          </table:table-cell>
          <table:table-cell office:value-type="float" office:value="29226" table:formula="of:=MIN([.$C178]*(COLUMN()-6);32768)" table:style-name="ce1">
            <text:p>29226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18.5220777995519" table:formula="of:=[.$A$1]*(1/2)^((ROW()-2-64)/64)" table:style-name="ce1">
            <text:p>4818.522078</text:p>
          </table:table-cell>
          <table:table-cell table:style-name="ce1"/>
          <table:table-cell office:value-type="float" office:value="4819" table:formula="of:=ROUND([.A179];0)" table:style-name="ce1">
            <text:p>4819</text:p>
          </table:table-cell>
          <table:table-cell table:style-name="ce1"/>
          <table:table-cell office:value-type="float" office:value="177" table:formula="of:=ROW()-2" table:style-name="ce1">
            <text:p>177</text:p>
          </table:table-cell>
          <table:table-cell office:value-type="float" office:value="0" table:formula="of:=MIN([.$C179]*(COLUMN()-6);32768)" table:style-name="ce1">
            <text:p>0</text:p>
          </table:table-cell>
          <table:table-cell office:value-type="float" office:value="4819" table:formula="of:=MIN([.$C179]*(COLUMN()-6);32768)" table:style-name="ce1">
            <text:p>4819</text:p>
          </table:table-cell>
          <table:table-cell office:value-type="float" office:value="9638" table:formula="of:=MIN([.$C179]*(COLUMN()-6);32768)" table:style-name="ce1">
            <text:p>9638</text:p>
          </table:table-cell>
          <table:table-cell office:value-type="float" office:value="14457" table:formula="of:=MIN([.$C179]*(COLUMN()-6);32768)" table:style-name="ce1">
            <text:p>14457</text:p>
          </table:table-cell>
          <table:table-cell office:value-type="float" office:value="19276" table:formula="of:=MIN([.$C179]*(COLUMN()-6);32768)" table:style-name="ce1">
            <text:p>19276</text:p>
          </table:table-cell>
          <table:table-cell office:value-type="float" office:value="24095" table:formula="of:=MIN([.$C179]*(COLUMN()-6);32768)" table:style-name="ce1">
            <text:p>24095</text:p>
          </table:table-cell>
          <table:table-cell office:value-type="float" office:value="28914" table:formula="of:=MIN([.$C179]*(COLUMN()-6);32768)" table:style-name="ce1">
            <text:p>28914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66.6170215529573" table:formula="of:=[.$A$1]*(1/2)^((ROW()-2-64)/64)" table:style-name="ce1">
            <text:p>4766.617022</text:p>
          </table:table-cell>
          <table:table-cell table:style-name="ce1"/>
          <table:table-cell office:value-type="float" office:value="4767" table:formula="of:=ROUND([.A180];0)" table:style-name="ce1">
            <text:p>4767</text:p>
          </table:table-cell>
          <table:table-cell table:style-name="ce1"/>
          <table:table-cell office:value-type="float" office:value="178" table:formula="of:=ROW()-2" table:style-name="ce1">
            <text:p>178</text:p>
          </table:table-cell>
          <table:table-cell office:value-type="float" office:value="0" table:formula="of:=MIN([.$C180]*(COLUMN()-6);32768)" table:style-name="ce1">
            <text:p>0</text:p>
          </table:table-cell>
          <table:table-cell office:value-type="float" office:value="4767" table:formula="of:=MIN([.$C180]*(COLUMN()-6);32768)" table:style-name="ce1">
            <text:p>4767</text:p>
          </table:table-cell>
          <table:table-cell office:value-type="float" office:value="9534" table:formula="of:=MIN([.$C180]*(COLUMN()-6);32768)" table:style-name="ce1">
            <text:p>9534</text:p>
          </table:table-cell>
          <table:table-cell office:value-type="float" office:value="14301" table:formula="of:=MIN([.$C180]*(COLUMN()-6);32768)" table:style-name="ce1">
            <text:p>14301</text:p>
          </table:table-cell>
          <table:table-cell office:value-type="float" office:value="19068" table:formula="of:=MIN([.$C180]*(COLUMN()-6);32768)" table:style-name="ce1">
            <text:p>19068</text:p>
          </table:table-cell>
          <table:table-cell office:value-type="float" office:value="23835" table:formula="of:=MIN([.$C180]*(COLUMN()-6);32768)" table:style-name="ce1">
            <text:p>23835</text:p>
          </table:table-cell>
          <table:table-cell office:value-type="float" office:value="28602" table:formula="of:=MIN([.$C180]*(COLUMN()-6);32768)" table:style-name="ce1">
            <text:p>28602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15.271085887417" table:formula="of:=[.$A$1]*(1/2)^((ROW()-2-64)/64)" table:style-name="ce1">
            <text:p>4715.271086</text:p>
          </table:table-cell>
          <table:table-cell table:style-name="ce1"/>
          <table:table-cell office:value-type="float" office:value="4715" table:formula="of:=ROUND([.A181];0)" table:style-name="ce1">
            <text:p>4715</text:p>
          </table:table-cell>
          <table:table-cell table:style-name="ce1"/>
          <table:table-cell office:value-type="float" office:value="179" table:formula="of:=ROW()-2" table:style-name="ce1">
            <text:p>179</text:p>
          </table:table-cell>
          <table:table-cell office:value-type="float" office:value="0" table:formula="of:=MIN([.$C181]*(COLUMN()-6);32768)" table:style-name="ce1">
            <text:p>0</text:p>
          </table:table-cell>
          <table:table-cell office:value-type="float" office:value="4715" table:formula="of:=MIN([.$C181]*(COLUMN()-6);32768)" table:style-name="ce1">
            <text:p>4715</text:p>
          </table:table-cell>
          <table:table-cell office:value-type="float" office:value="9430" table:formula="of:=MIN([.$C181]*(COLUMN()-6);32768)" table:style-name="ce1">
            <text:p>9430</text:p>
          </table:table-cell>
          <table:table-cell office:value-type="float" office:value="14145" table:formula="of:=MIN([.$C181]*(COLUMN()-6);32768)" table:style-name="ce1">
            <text:p>14145</text:p>
          </table:table-cell>
          <table:table-cell office:value-type="float" office:value="18860" table:formula="of:=MIN([.$C181]*(COLUMN()-6);32768)" table:style-name="ce1">
            <text:p>18860</text:p>
          </table:table-cell>
          <table:table-cell office:value-type="float" office:value="23575" table:formula="of:=MIN([.$C181]*(COLUMN()-6);32768)" table:style-name="ce1">
            <text:p>23575</text:p>
          </table:table-cell>
          <table:table-cell office:value-type="float" office:value="28290" table:formula="of:=MIN([.$C181]*(COLUMN()-6);32768)" table:style-name="ce1">
            <text:p>28290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64.4782479634086" table:formula="of:=[.$A$1]*(1/2)^((ROW()-2-64)/64)" table:style-name="ce1">
            <text:p>4664.478248</text:p>
          </table:table-cell>
          <table:table-cell table:style-name="ce1"/>
          <table:table-cell office:value-type="float" office:value="4664" table:formula="of:=ROUND([.A182];0)" table:style-name="ce1">
            <text:p>4664</text:p>
          </table:table-cell>
          <table:table-cell table:style-name="ce1"/>
          <table:table-cell office:value-type="float" office:value="180" table:formula="of:=ROW()-2" table:style-name="ce1">
            <text:p>180</text:p>
          </table:table-cell>
          <table:table-cell office:value-type="float" office:value="0" table:formula="of:=MIN([.$C182]*(COLUMN()-6);32768)" table:style-name="ce1">
            <text:p>0</text:p>
          </table:table-cell>
          <table:table-cell office:value-type="float" office:value="4664" table:formula="of:=MIN([.$C182]*(COLUMN()-6);32768)" table:style-name="ce1">
            <text:p>4664</text:p>
          </table:table-cell>
          <table:table-cell office:value-type="float" office:value="9328" table:formula="of:=MIN([.$C182]*(COLUMN()-6);32768)" table:style-name="ce1">
            <text:p>9328</text:p>
          </table:table-cell>
          <table:table-cell office:value-type="float" office:value="13992" table:formula="of:=MIN([.$C182]*(COLUMN()-6);32768)" table:style-name="ce1">
            <text:p>13992</text:p>
          </table:table-cell>
          <table:table-cell office:value-type="float" office:value="18656" table:formula="of:=MIN([.$C182]*(COLUMN()-6);32768)" table:style-name="ce1">
            <text:p>18656</text:p>
          </table:table-cell>
          <table:table-cell office:value-type="float" office:value="23320" table:formula="of:=MIN([.$C182]*(COLUMN()-6);32768)" table:style-name="ce1">
            <text:p>23320</text:p>
          </table:table-cell>
          <table:table-cell office:value-type="float" office:value="27984" table:formula="of:=MIN([.$C182]*(COLUMN()-6);32768)" table:style-name="ce1">
            <text:p>27984</text:p>
          </table:table-cell>
          <table:table-cell office:value-type="float" office:value="32648" table:formula="of:=MIN([.$C182]*(COLUMN()-6);32768)" table:style-name="ce1">
            <text:p>32648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14.2325498193595" table:formula="of:=[.$A$1]*(1/2)^((ROW()-2-64)/64)" table:style-name="ce1">
            <text:p>4614.23255</text:p>
          </table:table-cell>
          <table:table-cell table:style-name="ce1"/>
          <table:table-cell office:value-type="float" office:value="4614" table:formula="of:=ROUND([.A183];0)" table:style-name="ce1">
            <text:p>4614</text:p>
          </table:table-cell>
          <table:table-cell table:style-name="ce1"/>
          <table:table-cell office:value-type="float" office:value="181" table:formula="of:=ROW()-2" table:style-name="ce1">
            <text:p>181</text:p>
          </table:table-cell>
          <table:table-cell office:value-type="float" office:value="0" table:formula="of:=MIN([.$C183]*(COLUMN()-6);32768)" table:style-name="ce1">
            <text:p>0</text:p>
          </table:table-cell>
          <table:table-cell office:value-type="float" office:value="4614" table:formula="of:=MIN([.$C183]*(COLUMN()-6);32768)" table:style-name="ce1">
            <text:p>4614</text:p>
          </table:table-cell>
          <table:table-cell office:value-type="float" office:value="9228" table:formula="of:=MIN([.$C183]*(COLUMN()-6);32768)" table:style-name="ce1">
            <text:p>9228</text:p>
          </table:table-cell>
          <table:table-cell office:value-type="float" office:value="13842" table:formula="of:=MIN([.$C183]*(COLUMN()-6);32768)" table:style-name="ce1">
            <text:p>13842</text:p>
          </table:table-cell>
          <table:table-cell office:value-type="float" office:value="18456" table:formula="of:=MIN([.$C183]*(COLUMN()-6);32768)" table:style-name="ce1">
            <text:p>18456</text:p>
          </table:table-cell>
          <table:table-cell office:value-type="float" office:value="23070" table:formula="of:=MIN([.$C183]*(COLUMN()-6);32768)" table:style-name="ce1">
            <text:p>23070</text:p>
          </table:table-cell>
          <table:table-cell office:value-type="float" office:value="27684" table:formula="of:=MIN([.$C183]*(COLUMN()-6);32768)" table:style-name="ce1">
            <text:p>27684</text:p>
          </table:table-cell>
          <table:table-cell office:value-type="float" office:value="32298" table:formula="of:=MIN([.$C183]*(COLUMN()-6);32768)" table:style-name="ce1">
            <text:p>3229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64)/64)" table:style-name="ce1">
            <text:p>4564.528098</text:p>
          </table:table-cell>
          <table:table-cell table:style-name="ce1"/>
          <table:table-cell office:value-type="float" office:value="4565" table:formula="of:=ROUND([.A184];0)" table:style-name="ce1">
            <text:p>4565</text:p>
          </table:table-cell>
          <table:table-cell table:style-name="ce1"/>
          <table:table-cell office:value-type="float" office:value="182" table:formula="of:=ROW()-2" table:style-name="ce1">
            <text:p>182</text:p>
          </table:table-cell>
          <table:table-cell office:value-type="float" office:value="0" table:formula="of:=MIN([.$C184]*(COLUMN()-6);32768)" table:style-name="ce1">
            <text:p>0</text:p>
          </table:table-cell>
          <table:table-cell office:value-type="float" office:value="4565" table:formula="of:=MIN([.$C184]*(COLUMN()-6);32768)" table:style-name="ce1">
            <text:p>4565</text:p>
          </table:table-cell>
          <table:table-cell office:value-type="float" office:value="9130" table:formula="of:=MIN([.$C184]*(COLUMN()-6);32768)" table:style-name="ce1">
            <text:p>9130</text:p>
          </table:table-cell>
          <table:table-cell office:value-type="float" office:value="13695" table:formula="of:=MIN([.$C184]*(COLUMN()-6);32768)" table:style-name="ce1">
            <text:p>13695</text:p>
          </table:table-cell>
          <table:table-cell office:value-type="float" office:value="18260" table:formula="of:=MIN([.$C184]*(COLUMN()-6);32768)" table:style-name="ce1">
            <text:p>18260</text:p>
          </table:table-cell>
          <table:table-cell office:value-type="float" office:value="22825" table:formula="of:=MIN([.$C184]*(COLUMN()-6);32768)" table:style-name="ce1">
            <text:p>22825</text:p>
          </table:table-cell>
          <table:table-cell office:value-type="float" office:value="27390" table:formula="of:=MIN([.$C184]*(COLUMN()-6);32768)" table:style-name="ce1">
            <text:p>27390</text:p>
          </table:table-cell>
          <table:table-cell office:value-type="float" office:value="31955" table:formula="of:=MIN([.$C184]*(COLUMN()-6);32768)" table:style-name="ce1">
            <text:p>31955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15.3590612289172" table:formula="of:=[.$A$1]*(1/2)^((ROW()-2-64)/64)" table:style-name="ce1">
            <text:p>4515.359061</text:p>
          </table:table-cell>
          <table:table-cell table:style-name="ce1"/>
          <table:table-cell office:value-type="float" office:value="4515" table:formula="of:=ROUND([.A185];0)" table:style-name="ce1">
            <text:p>4515</text:p>
          </table:table-cell>
          <table:table-cell table:style-name="ce1"/>
          <table:table-cell office:value-type="float" office:value="183" table:formula="of:=ROW()-2" table:style-name="ce1">
            <text:p>183</text:p>
          </table:table-cell>
          <table:table-cell office:value-type="float" office:value="0" table:formula="of:=MIN([.$C185]*(COLUMN()-6);32768)" table:style-name="ce1">
            <text:p>0</text:p>
          </table:table-cell>
          <table:table-cell office:value-type="float" office:value="4515" table:formula="of:=MIN([.$C185]*(COLUMN()-6);32768)" table:style-name="ce1">
            <text:p>4515</text:p>
          </table:table-cell>
          <table:table-cell office:value-type="float" office:value="9030" table:formula="of:=MIN([.$C185]*(COLUMN()-6);32768)" table:style-name="ce1">
            <text:p>9030</text:p>
          </table:table-cell>
          <table:table-cell office:value-type="float" office:value="13545" table:formula="of:=MIN([.$C185]*(COLUMN()-6);32768)" table:style-name="ce1">
            <text:p>13545</text:p>
          </table:table-cell>
          <table:table-cell office:value-type="float" office:value="18060" table:formula="of:=MIN([.$C185]*(COLUMN()-6);32768)" table:style-name="ce1">
            <text:p>18060</text:p>
          </table:table-cell>
          <table:table-cell office:value-type="float" office:value="22575" table:formula="of:=MIN([.$C185]*(COLUMN()-6);32768)" table:style-name="ce1">
            <text:p>22575</text:p>
          </table:table-cell>
          <table:table-cell office:value-type="float" office:value="27090" table:formula="of:=MIN([.$C185]*(COLUMN()-6);32768)" table:style-name="ce1">
            <text:p>27090</text:p>
          </table:table-cell>
          <table:table-cell office:value-type="float" office:value="31605" table:formula="of:=MIN([.$C185]*(COLUMN()-6);32768)" table:style-name="ce1">
            <text:p>31605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64)/64)" table:style-name="ce1">
            <text:p>4466.719673</text:p>
          </table:table-cell>
          <table:table-cell table:style-name="ce1"/>
          <table:table-cell office:value-type="float" office:value="4467" table:formula="of:=ROUND([.A186];0)" table:style-name="ce1">
            <text:p>4467</text:p>
          </table:table-cell>
          <table:table-cell table:style-name="ce1"/>
          <table:table-cell office:value-type="float" office:value="184" table:formula="of:=ROW()-2" table:style-name="ce1">
            <text:p>184</text:p>
          </table:table-cell>
          <table:table-cell office:value-type="float" office:value="0" table:formula="of:=MIN([.$C186]*(COLUMN()-6);32768)" table:style-name="ce1">
            <text:p>0</text:p>
          </table:table-cell>
          <table:table-cell office:value-type="float" office:value="4467" table:formula="of:=MIN([.$C186]*(COLUMN()-6);32768)" table:style-name="ce1">
            <text:p>4467</text:p>
          </table:table-cell>
          <table:table-cell office:value-type="float" office:value="8934" table:formula="of:=MIN([.$C186]*(COLUMN()-6);32768)" table:style-name="ce1">
            <text:p>8934</text:p>
          </table:table-cell>
          <table:table-cell office:value-type="float" office:value="13401" table:formula="of:=MIN([.$C186]*(COLUMN()-6);32768)" table:style-name="ce1">
            <text:p>13401</text:p>
          </table:table-cell>
          <table:table-cell office:value-type="float" office:value="17868" table:formula="of:=MIN([.$C186]*(COLUMN()-6);32768)" table:style-name="ce1">
            <text:p>17868</text:p>
          </table:table-cell>
          <table:table-cell office:value-type="float" office:value="22335" table:formula="of:=MIN([.$C186]*(COLUMN()-6);32768)" table:style-name="ce1">
            <text:p>22335</text:p>
          </table:table-cell>
          <table:table-cell office:value-type="float" office:value="26802" table:formula="of:=MIN([.$C186]*(COLUMN()-6);32768)" table:style-name="ce1">
            <text:p>26802</text:p>
          </table:table-cell>
          <table:table-cell office:value-type="float" office:value="31269" table:formula="of:=MIN([.$C186]*(COLUMN()-6);32768)" table:style-name="ce1">
            <text:p>31269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18.6042276131629" table:formula="of:=[.$A$1]*(1/2)^((ROW()-2-64)/64)" table:style-name="ce1">
            <text:p>4418.604228</text:p>
          </table:table-cell>
          <table:table-cell table:style-name="ce1"/>
          <table:table-cell office:value-type="float" office:value="4419" table:formula="of:=ROUND([.A187];0)" table:style-name="ce1">
            <text:p>4419</text:p>
          </table:table-cell>
          <table:table-cell table:style-name="ce1"/>
          <table:table-cell office:value-type="float" office:value="185" table:formula="of:=ROW()-2" table:style-name="ce1">
            <text:p>185</text:p>
          </table:table-cell>
          <table:table-cell office:value-type="float" office:value="0" table:formula="of:=MIN([.$C187]*(COLUMN()-6);32768)" table:style-name="ce1">
            <text:p>0</text:p>
          </table:table-cell>
          <table:table-cell office:value-type="float" office:value="4419" table:formula="of:=MIN([.$C187]*(COLUMN()-6);32768)" table:style-name="ce1">
            <text:p>4419</text:p>
          </table:table-cell>
          <table:table-cell office:value-type="float" office:value="8838" table:formula="of:=MIN([.$C187]*(COLUMN()-6);32768)" table:style-name="ce1">
            <text:p>8838</text:p>
          </table:table-cell>
          <table:table-cell office:value-type="float" office:value="13257" table:formula="of:=MIN([.$C187]*(COLUMN()-6);32768)" table:style-name="ce1">
            <text:p>13257</text:p>
          </table:table-cell>
          <table:table-cell office:value-type="float" office:value="17676" table:formula="of:=MIN([.$C187]*(COLUMN()-6);32768)" table:style-name="ce1">
            <text:p>17676</text:p>
          </table:table-cell>
          <table:table-cell office:value-type="float" office:value="22095" table:formula="of:=MIN([.$C187]*(COLUMN()-6);32768)" table:style-name="ce1">
            <text:p>22095</text:p>
          </table:table-cell>
          <table:table-cell office:value-type="float" office:value="26514" table:formula="of:=MIN([.$C187]*(COLUMN()-6);32768)" table:style-name="ce1">
            <text:p>26514</text:p>
          </table:table-cell>
          <table:table-cell office:value-type="float" office:value="30933" table:formula="of:=MIN([.$C187]*(COLUMN()-6);32768)" table:style-name="ce1">
            <text:p>30933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71.0070811722699" table:formula="of:=[.$A$1]*(1/2)^((ROW()-2-64)/64)" table:style-name="ce1">
            <text:p>4371.007081</text:p>
          </table:table-cell>
          <table:table-cell table:style-name="ce1"/>
          <table:table-cell office:value-type="float" office:value="4371" table:formula="of:=ROUND([.A188];0)" table:style-name="ce1">
            <text:p>4371</text:p>
          </table:table-cell>
          <table:table-cell table:style-name="ce1"/>
          <table:table-cell office:value-type="float" office:value="186" table:formula="of:=ROW()-2" table:style-name="ce1">
            <text:p>186</text:p>
          </table:table-cell>
          <table:table-cell office:value-type="float" office:value="0" table:formula="of:=MIN([.$C188]*(COLUMN()-6);32768)" table:style-name="ce1">
            <text:p>0</text:p>
          </table:table-cell>
          <table:table-cell office:value-type="float" office:value="4371" table:formula="of:=MIN([.$C188]*(COLUMN()-6);32768)" table:style-name="ce1">
            <text:p>4371</text:p>
          </table:table-cell>
          <table:table-cell office:value-type="float" office:value="8742" table:formula="of:=MIN([.$C188]*(COLUMN()-6);32768)" table:style-name="ce1">
            <text:p>8742</text:p>
          </table:table-cell>
          <table:table-cell office:value-type="float" office:value="13113" table:formula="of:=MIN([.$C188]*(COLUMN()-6);32768)" table:style-name="ce1">
            <text:p>13113</text:p>
          </table:table-cell>
          <table:table-cell office:value-type="float" office:value="17484" table:formula="of:=MIN([.$C188]*(COLUMN()-6);32768)" table:style-name="ce1">
            <text:p>17484</text:p>
          </table:table-cell>
          <table:table-cell office:value-type="float" office:value="21855" table:formula="of:=MIN([.$C188]*(COLUMN()-6);32768)" table:style-name="ce1">
            <text:p>21855</text:p>
          </table:table-cell>
          <table:table-cell office:value-type="float" office:value="26226" table:formula="of:=MIN([.$C188]*(COLUMN()-6);32768)" table:style-name="ce1">
            <text:p>26226</text:p>
          </table:table-cell>
          <table:table-cell office:value-type="float" office:value="30597" table:formula="of:=MIN([.$C188]*(COLUMN()-6);32768)" table:style-name="ce1">
            <text:p>30597</text:p>
          </table:table-cell>
          <table:table-cell office:value-type="float" office:value="32768" table:formula="of:=MIN([.$C188]*(COLUMN()-6);32768)" table:style-name="ce1">
            <text:p>32768</text:p>
          </table:table-cell>
          <table:table-cell office:value-type="float" office:value="32768" table:formula="of:=MIN([.$C188]*(COLUMN()-6);32768)" table:style-name="ce1">
            <text:p>32768</text:p>
          </table:table-cell>
          <table:table-cell office:value-type="float" office:value="32768" table:formula="of:=MIN([.$C188]*(COLUMN()-6);32768)" table:style-name="ce1">
            <text:p>32768</text:p>
          </table:table-cell>
          <table:table-cell office:value-type="float" office:value="32768" table:formula="of:=MIN([.$C188]*(COLUMN()-6);32768)" table:style-name="ce1">
            <text:p>32768</text:p>
          </table:table-cell>
          <table:table-cell office:value-type="float" office:value="32768" table:formula="of:=MIN([.$C188]*(COLUMN()-6);32768)" table:style-name="ce1">
            <text:p>32768</text:p>
          </table:table-cell>
          <table:table-cell office:value-type="float" office:value="32768" table:formula="of:=MIN([.$C188]*(COLUMN()-6);32768)" table:style-name="ce1">
            <text:p>32768</text:p>
          </table:table-cell>
          <table:table-cell office:value-type="float" office:value="32768" table:formula="of:=MIN([.$C188]*(COLUMN()-6);32768)" table:style-name="ce1">
            <text:p>32768</text:p>
          </table:table-cell>
          <table:table-cell office:value-type="float" office:value="32768" table:formula="of:=MIN([.$C18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23.9226505648421" table:formula="of:=[.$A$1]*(1/2)^((ROW()-2-64)/64)" table:style-name="ce1">
            <text:p>4323.922651</text:p>
          </table:table-cell>
          <table:table-cell table:style-name="ce1"/>
          <table:table-cell office:value-type="float" office:value="4324" table:formula="of:=ROUND([.A189];0)" table:style-name="ce1">
            <text:p>4324</text:p>
          </table:table-cell>
          <table:table-cell table:style-name="ce1"/>
          <table:table-cell office:value-type="float" office:value="187" table:formula="of:=ROW()-2" table:style-name="ce1">
            <text:p>187</text:p>
          </table:table-cell>
          <table:table-cell office:value-type="float" office:value="0" table:formula="of:=MIN([.$C189]*(COLUMN()-6);32768)" table:style-name="ce1">
            <text:p>0</text:p>
          </table:table-cell>
          <table:table-cell office:value-type="float" office:value="4324" table:formula="of:=MIN([.$C189]*(COLUMN()-6);32768)" table:style-name="ce1">
            <text:p>4324</text:p>
          </table:table-cell>
          <table:table-cell office:value-type="float" office:value="8648" table:formula="of:=MIN([.$C189]*(COLUMN()-6);32768)" table:style-name="ce1">
            <text:p>8648</text:p>
          </table:table-cell>
          <table:table-cell office:value-type="float" office:value="12972" table:formula="of:=MIN([.$C189]*(COLUMN()-6);32768)" table:style-name="ce1">
            <text:p>12972</text:p>
          </table:table-cell>
          <table:table-cell office:value-type="float" office:value="17296" table:formula="of:=MIN([.$C189]*(COLUMN()-6);32768)" table:style-name="ce1">
            <text:p>17296</text:p>
          </table:table-cell>
          <table:table-cell office:value-type="float" office:value="21620" table:formula="of:=MIN([.$C189]*(COLUMN()-6);32768)" table:style-name="ce1">
            <text:p>21620</text:p>
          </table:table-cell>
          <table:table-cell office:value-type="float" office:value="25944" table:formula="of:=MIN([.$C189]*(COLUMN()-6);32768)" table:style-name="ce1">
            <text:p>25944</text:p>
          </table:table-cell>
          <table:table-cell office:value-type="float" office:value="30268" table:formula="of:=MIN([.$C189]*(COLUMN()-6);32768)" table:style-name="ce1">
            <text:p>30268</text:p>
          </table:table-cell>
          <table:table-cell office:value-type="float" office:value="32768" table:formula="of:=MIN([.$C189]*(COLUMN()-6);32768)" table:style-name="ce1">
            <text:p>32768</text:p>
          </table:table-cell>
          <table:table-cell office:value-type="float" office:value="32768" table:formula="of:=MIN([.$C189]*(COLUMN()-6);32768)" table:style-name="ce1">
            <text:p>32768</text:p>
          </table:table-cell>
          <table:table-cell office:value-type="float" office:value="32768" table:formula="of:=MIN([.$C189]*(COLUMN()-6);32768)" table:style-name="ce1">
            <text:p>32768</text:p>
          </table:table-cell>
          <table:table-cell office:value-type="float" office:value="32768" table:formula="of:=MIN([.$C189]*(COLUMN()-6);32768)" table:style-name="ce1">
            <text:p>32768</text:p>
          </table:table-cell>
          <table:table-cell office:value-type="float" office:value="32768" table:formula="of:=MIN([.$C189]*(COLUMN()-6);32768)" table:style-name="ce1">
            <text:p>32768</text:p>
          </table:table-cell>
          <table:table-cell office:value-type="float" office:value="32768" table:formula="of:=MIN([.$C189]*(COLUMN()-6);32768)" table:style-name="ce1">
            <text:p>32768</text:p>
          </table:table-cell>
          <table:table-cell office:value-type="float" office:value="32768" table:formula="of:=MIN([.$C189]*(COLUMN()-6);32768)" table:style-name="ce1">
            <text:p>32768</text:p>
          </table:table-cell>
          <table:table-cell office:value-type="float" office:value="32768" table:formula="of:=MIN([.$C18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64)/64)" table:style-name="ce1">
            <text:p>4277.345413</text:p>
          </table:table-cell>
          <table:table-cell table:style-name="ce1"/>
          <table:table-cell office:value-type="float" office:value="4277" table:formula="of:=ROUND([.A190];0)" table:style-name="ce1">
            <text:p>4277</text:p>
          </table:table-cell>
          <table:table-cell table:style-name="ce1"/>
          <table:table-cell office:value-type="float" office:value="188" table:formula="of:=ROW()-2" table:style-name="ce1">
            <text:p>188</text:p>
          </table:table-cell>
          <table:table-cell office:value-type="float" office:value="0" table:formula="of:=MIN([.$C190]*(COLUMN()-6);32768)" table:style-name="ce1">
            <text:p>0</text:p>
          </table:table-cell>
          <table:table-cell office:value-type="float" office:value="4277" table:formula="of:=MIN([.$C190]*(COLUMN()-6);32768)" table:style-name="ce1">
            <text:p>4277</text:p>
          </table:table-cell>
          <table:table-cell office:value-type="float" office:value="8554" table:formula="of:=MIN([.$C190]*(COLUMN()-6);32768)" table:style-name="ce1">
            <text:p>8554</text:p>
          </table:table-cell>
          <table:table-cell office:value-type="float" office:value="12831" table:formula="of:=MIN([.$C190]*(COLUMN()-6);32768)" table:style-name="ce1">
            <text:p>12831</text:p>
          </table:table-cell>
          <table:table-cell office:value-type="float" office:value="17108" table:formula="of:=MIN([.$C190]*(COLUMN()-6);32768)" table:style-name="ce1">
            <text:p>17108</text:p>
          </table:table-cell>
          <table:table-cell office:value-type="float" office:value="21385" table:formula="of:=MIN([.$C190]*(COLUMN()-6);32768)" table:style-name="ce1">
            <text:p>21385</text:p>
          </table:table-cell>
          <table:table-cell office:value-type="float" office:value="25662" table:formula="of:=MIN([.$C190]*(COLUMN()-6);32768)" table:style-name="ce1">
            <text:p>25662</text:p>
          </table:table-cell>
          <table:table-cell office:value-type="float" office:value="29939" table:formula="of:=MIN([.$C190]*(COLUMN()-6);32768)" table:style-name="ce1">
            <text:p>29939</text:p>
          </table:table-cell>
          <table:table-cell office:value-type="float" office:value="32768" table:formula="of:=MIN([.$C190]*(COLUMN()-6);32768)" table:style-name="ce1">
            <text:p>32768</text:p>
          </table:table-cell>
          <table:table-cell office:value-type="float" office:value="32768" table:formula="of:=MIN([.$C190]*(COLUMN()-6);32768)" table:style-name="ce1">
            <text:p>32768</text:p>
          </table:table-cell>
          <table:table-cell office:value-type="float" office:value="32768" table:formula="of:=MIN([.$C190]*(COLUMN()-6);32768)" table:style-name="ce1">
            <text:p>32768</text:p>
          </table:table-cell>
          <table:table-cell office:value-type="float" office:value="32768" table:formula="of:=MIN([.$C190]*(COLUMN()-6);32768)" table:style-name="ce1">
            <text:p>32768</text:p>
          </table:table-cell>
          <table:table-cell office:value-type="float" office:value="32768" table:formula="of:=MIN([.$C190]*(COLUMN()-6);32768)" table:style-name="ce1">
            <text:p>32768</text:p>
          </table:table-cell>
          <table:table-cell office:value-type="float" office:value="32768" table:formula="of:=MIN([.$C190]*(COLUMN()-6);32768)" table:style-name="ce1">
            <text:p>32768</text:p>
          </table:table-cell>
          <table:table-cell office:value-type="float" office:value="32768" table:formula="of:=MIN([.$C190]*(COLUMN()-6);32768)" table:style-name="ce1">
            <text:p>32768</text:p>
          </table:table-cell>
          <table:table-cell office:value-type="float" office:value="32768" table:formula="of:=MIN([.$C19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31.2699044709525" table:formula="of:=[.$A$1]*(1/2)^((ROW()-2-64)/64)" table:style-name="ce1">
            <text:p>4231.269904</text:p>
          </table:table-cell>
          <table:table-cell table:style-name="ce1"/>
          <table:table-cell office:value-type="float" office:value="4231" table:formula="of:=ROUND([.A191];0)" table:style-name="ce1">
            <text:p>4231</text:p>
          </table:table-cell>
          <table:table-cell table:style-name="ce1"/>
          <table:table-cell office:value-type="float" office:value="189" table:formula="of:=ROW()-2" table:style-name="ce1">
            <text:p>189</text:p>
          </table:table-cell>
          <table:table-cell office:value-type="float" office:value="0" table:formula="of:=MIN([.$C191]*(COLUMN()-6);32768)" table:style-name="ce1">
            <text:p>0</text:p>
          </table:table-cell>
          <table:table-cell office:value-type="float" office:value="4231" table:formula="of:=MIN([.$C191]*(COLUMN()-6);32768)" table:style-name="ce1">
            <text:p>4231</text:p>
          </table:table-cell>
          <table:table-cell office:value-type="float" office:value="8462" table:formula="of:=MIN([.$C191]*(COLUMN()-6);32768)" table:style-name="ce1">
            <text:p>8462</text:p>
          </table:table-cell>
          <table:table-cell office:value-type="float" office:value="12693" table:formula="of:=MIN([.$C191]*(COLUMN()-6);32768)" table:style-name="ce1">
            <text:p>12693</text:p>
          </table:table-cell>
          <table:table-cell office:value-type="float" office:value="16924" table:formula="of:=MIN([.$C191]*(COLUMN()-6);32768)" table:style-name="ce1">
            <text:p>16924</text:p>
          </table:table-cell>
          <table:table-cell office:value-type="float" office:value="21155" table:formula="of:=MIN([.$C191]*(COLUMN()-6);32768)" table:style-name="ce1">
            <text:p>21155</text:p>
          </table:table-cell>
          <table:table-cell office:value-type="float" office:value="25386" table:formula="of:=MIN([.$C191]*(COLUMN()-6);32768)" table:style-name="ce1">
            <text:p>25386</text:p>
          </table:table-cell>
          <table:table-cell office:value-type="float" office:value="29617" table:formula="of:=MIN([.$C191]*(COLUMN()-6);32768)" table:style-name="ce1">
            <text:p>29617</text:p>
          </table:table-cell>
          <table:table-cell office:value-type="float" office:value="32768" table:formula="of:=MIN([.$C191]*(COLUMN()-6);32768)" table:style-name="ce1">
            <text:p>32768</text:p>
          </table:table-cell>
          <table:table-cell office:value-type="float" office:value="32768" table:formula="of:=MIN([.$C191]*(COLUMN()-6);32768)" table:style-name="ce1">
            <text:p>32768</text:p>
          </table:table-cell>
          <table:table-cell office:value-type="float" office:value="32768" table:formula="of:=MIN([.$C191]*(COLUMN()-6);32768)" table:style-name="ce1">
            <text:p>32768</text:p>
          </table:table-cell>
          <table:table-cell office:value-type="float" office:value="32768" table:formula="of:=MIN([.$C191]*(COLUMN()-6);32768)" table:style-name="ce1">
            <text:p>32768</text:p>
          </table:table-cell>
          <table:table-cell office:value-type="float" office:value="32768" table:formula="of:=MIN([.$C191]*(COLUMN()-6);32768)" table:style-name="ce1">
            <text:p>32768</text:p>
          </table:table-cell>
          <table:table-cell office:value-type="float" office:value="32768" table:formula="of:=MIN([.$C191]*(COLUMN()-6);32768)" table:style-name="ce1">
            <text:p>32768</text:p>
          </table:table-cell>
          <table:table-cell office:value-type="float" office:value="32768" table:formula="of:=MIN([.$C191]*(COLUMN()-6);32768)" table:style-name="ce1">
            <text:p>32768</text:p>
          </table:table-cell>
          <table:table-cell office:value-type="float" office:value="32768" table:formula="of:=MIN([.$C19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85.6907208872626" table:formula="of:=[.$A$1]*(1/2)^((ROW()-2-64)/64)" table:style-name="ce1">
            <text:p>4185.690721</text:p>
          </table:table-cell>
          <table:table-cell table:style-name="ce1"/>
          <table:table-cell office:value-type="float" office:value="4186" table:formula="of:=ROUND([.A192];0)" table:style-name="ce1">
            <text:p>4186</text:p>
          </table:table-cell>
          <table:table-cell table:style-name="ce1"/>
          <table:table-cell office:value-type="float" office:value="190" table:formula="of:=ROW()-2" table:style-name="ce1">
            <text:p>190</text:p>
          </table:table-cell>
          <table:table-cell office:value-type="float" office:value="0" table:formula="of:=MIN([.$C192]*(COLUMN()-6);32768)" table:style-name="ce1">
            <text:p>0</text:p>
          </table:table-cell>
          <table:table-cell office:value-type="float" office:value="4186" table:formula="of:=MIN([.$C192]*(COLUMN()-6);32768)" table:style-name="ce1">
            <text:p>4186</text:p>
          </table:table-cell>
          <table:table-cell office:value-type="float" office:value="8372" table:formula="of:=MIN([.$C192]*(COLUMN()-6);32768)" table:style-name="ce1">
            <text:p>8372</text:p>
          </table:table-cell>
          <table:table-cell office:value-type="float" office:value="12558" table:formula="of:=MIN([.$C192]*(COLUMN()-6);32768)" table:style-name="ce1">
            <text:p>12558</text:p>
          </table:table-cell>
          <table:table-cell office:value-type="float" office:value="16744" table:formula="of:=MIN([.$C192]*(COLUMN()-6);32768)" table:style-name="ce1">
            <text:p>16744</text:p>
          </table:table-cell>
          <table:table-cell office:value-type="float" office:value="20930" table:formula="of:=MIN([.$C192]*(COLUMN()-6);32768)" table:style-name="ce1">
            <text:p>20930</text:p>
          </table:table-cell>
          <table:table-cell office:value-type="float" office:value="25116" table:formula="of:=MIN([.$C192]*(COLUMN()-6);32768)" table:style-name="ce1">
            <text:p>25116</text:p>
          </table:table-cell>
          <table:table-cell office:value-type="float" office:value="29302" table:formula="of:=MIN([.$C192]*(COLUMN()-6);32768)" table:style-name="ce1">
            <text:p>29302</text:p>
          </table:table-cell>
          <table:table-cell office:value-type="float" office:value="32768" table:formula="of:=MIN([.$C192]*(COLUMN()-6);32768)" table:style-name="ce1">
            <text:p>32768</text:p>
          </table:table-cell>
          <table:table-cell office:value-type="float" office:value="32768" table:formula="of:=MIN([.$C192]*(COLUMN()-6);32768)" table:style-name="ce1">
            <text:p>32768</text:p>
          </table:table-cell>
          <table:table-cell office:value-type="float" office:value="32768" table:formula="of:=MIN([.$C192]*(COLUMN()-6);32768)" table:style-name="ce1">
            <text:p>32768</text:p>
          </table:table-cell>
          <table:table-cell office:value-type="float" office:value="32768" table:formula="of:=MIN([.$C192]*(COLUMN()-6);32768)" table:style-name="ce1">
            <text:p>32768</text:p>
          </table:table-cell>
          <table:table-cell office:value-type="float" office:value="32768" table:formula="of:=MIN([.$C192]*(COLUMN()-6);32768)" table:style-name="ce1">
            <text:p>32768</text:p>
          </table:table-cell>
          <table:table-cell office:value-type="float" office:value="32768" table:formula="of:=MIN([.$C192]*(COLUMN()-6);32768)" table:style-name="ce1">
            <text:p>32768</text:p>
          </table:table-cell>
          <table:table-cell office:value-type="float" office:value="32768" table:formula="of:=MIN([.$C192]*(COLUMN()-6);32768)" table:style-name="ce1">
            <text:p>32768</text:p>
          </table:table-cell>
          <table:table-cell office:value-type="float" office:value="32768" table:formula="of:=MIN([.$C19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40.6025156677651" table:formula="of:=[.$A$1]*(1/2)^((ROW()-2-64)/64)" table:style-name="ce1">
            <text:p>4140.602516</text:p>
          </table:table-cell>
          <table:table-cell table:style-name="ce1"/>
          <table:table-cell office:value-type="float" office:value="4141" table:formula="of:=ROUND([.A193];0)" table:style-name="ce1">
            <text:p>4141</text:p>
          </table:table-cell>
          <table:table-cell table:style-name="ce1"/>
          <table:table-cell office:value-type="float" office:value="191" table:formula="of:=ROW()-2" table:style-name="ce1">
            <text:p>191</text:p>
          </table:table-cell>
          <table:table-cell office:value-type="float" office:value="0" table:formula="of:=MIN([.$C193]*(COLUMN()-6);32768)" table:style-name="ce1">
            <text:p>0</text:p>
          </table:table-cell>
          <table:table-cell office:value-type="float" office:value="4141" table:formula="of:=MIN([.$C193]*(COLUMN()-6);32768)" table:style-name="ce1">
            <text:p>4141</text:p>
          </table:table-cell>
          <table:table-cell office:value-type="float" office:value="8282" table:formula="of:=MIN([.$C193]*(COLUMN()-6);32768)" table:style-name="ce1">
            <text:p>8282</text:p>
          </table:table-cell>
          <table:table-cell office:value-type="float" office:value="12423" table:formula="of:=MIN([.$C193]*(COLUMN()-6);32768)" table:style-name="ce1">
            <text:p>12423</text:p>
          </table:table-cell>
          <table:table-cell office:value-type="float" office:value="16564" table:formula="of:=MIN([.$C193]*(COLUMN()-6);32768)" table:style-name="ce1">
            <text:p>16564</text:p>
          </table:table-cell>
          <table:table-cell office:value-type="float" office:value="20705" table:formula="of:=MIN([.$C193]*(COLUMN()-6);32768)" table:style-name="ce1">
            <text:p>20705</text:p>
          </table:table-cell>
          <table:table-cell office:value-type="float" office:value="24846" table:formula="of:=MIN([.$C193]*(COLUMN()-6);32768)" table:style-name="ce1">
            <text:p>24846</text:p>
          </table:table-cell>
          <table:table-cell office:value-type="float" office:value="28987" table:formula="of:=MIN([.$C193]*(COLUMN()-6);32768)" table:style-name="ce1">
            <text:p>28987</text:p>
          </table:table-cell>
          <table:table-cell office:value-type="float" office:value="32768" table:formula="of:=MIN([.$C193]*(COLUMN()-6);32768)" table:style-name="ce1">
            <text:p>32768</text:p>
          </table:table-cell>
          <table:table-cell office:value-type="float" office:value="32768" table:formula="of:=MIN([.$C193]*(COLUMN()-6);32768)" table:style-name="ce1">
            <text:p>32768</text:p>
          </table:table-cell>
          <table:table-cell office:value-type="float" office:value="32768" table:formula="of:=MIN([.$C193]*(COLUMN()-6);32768)" table:style-name="ce1">
            <text:p>32768</text:p>
          </table:table-cell>
          <table:table-cell office:value-type="float" office:value="32768" table:formula="of:=MIN([.$C193]*(COLUMN()-6);32768)" table:style-name="ce1">
            <text:p>32768</text:p>
          </table:table-cell>
          <table:table-cell office:value-type="float" office:value="32768" table:formula="of:=MIN([.$C193]*(COLUMN()-6);32768)" table:style-name="ce1">
            <text:p>32768</text:p>
          </table:table-cell>
          <table:table-cell office:value-type="float" office:value="32768" table:formula="of:=MIN([.$C193]*(COLUMN()-6);32768)" table:style-name="ce1">
            <text:p>32768</text:p>
          </table:table-cell>
          <table:table-cell office:value-type="float" office:value="32768" table:formula="of:=MIN([.$C193]*(COLUMN()-6);32768)" table:style-name="ce1">
            <text:p>32768</text:p>
          </table:table-cell>
          <table:table-cell office:value-type="float" office:value="32768" table:formula="of:=MIN([.$C19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64)/64)" table:style-name="ce1">
            <text:p>4096</text:p>
          </table:table-cell>
          <table:table-cell table:style-name="ce1"/>
          <table:table-cell office:value-type="float" office:value="4096" table:formula="of:=ROUND([.A194];0)" table:style-name="ce1">
            <text:p>4096</text:p>
          </table:table-cell>
          <table:table-cell table:style-name="ce1"/>
          <table:table-cell office:value-type="float" office:value="192" table:formula="of:=ROW()-2" table:style-name="ce1">
            <text:p>192</text:p>
          </table:table-cell>
          <table:table-cell office:value-type="float" office:value="0" table:formula="of:=MIN([.$C194]*(COLUMN()-6);32768)" table:style-name="ce1">
            <text:p>0</text:p>
          </table:table-cell>
          <table:table-cell office:value-type="float" office:value="4096" table:formula="of:=MIN([.$C194]*(COLUMN()-6);32768)" table:style-name="ce1">
            <text:p>4096</text:p>
          </table:table-cell>
          <table:table-cell office:value-type="float" office:value="8192" table:formula="of:=MIN([.$C194]*(COLUMN()-6);32768)" table:style-name="ce1">
            <text:p>8192</text:p>
          </table:table-cell>
          <table:table-cell office:value-type="float" office:value="12288" table:formula="of:=MIN([.$C194]*(COLUMN()-6);32768)" table:style-name="ce1">
            <text:p>12288</text:p>
          </table:table-cell>
          <table:table-cell office:value-type="float" office:value="16384" table:formula="of:=MIN([.$C194]*(COLUMN()-6);32768)" table:style-name="ce1">
            <text:p>16384</text:p>
          </table:table-cell>
          <table:table-cell office:value-type="float" office:value="20480" table:formula="of:=MIN([.$C194]*(COLUMN()-6);32768)" table:style-name="ce1">
            <text:p>20480</text:p>
          </table:table-cell>
          <table:table-cell office:value-type="float" office:value="24576" table:formula="of:=MIN([.$C194]*(COLUMN()-6);32768)" table:style-name="ce1">
            <text:p>24576</text:p>
          </table:table-cell>
          <table:table-cell office:value-type="float" office:value="28672" table:formula="of:=MIN([.$C194]*(COLUMN()-6);32768)" table:style-name="ce1">
            <text:p>28672</text:p>
          </table:table-cell>
          <table:table-cell office:value-type="float" office:value="32768" table:formula="of:=MIN([.$C194]*(COLUMN()-6);32768)" table:style-name="ce1">
            <text:p>32768</text:p>
          </table:table-cell>
          <table:table-cell office:value-type="float" office:value="32768" table:formula="of:=MIN([.$C194]*(COLUMN()-6);32768)" table:style-name="ce1">
            <text:p>32768</text:p>
          </table:table-cell>
          <table:table-cell office:value-type="float" office:value="32768" table:formula="of:=MIN([.$C194]*(COLUMN()-6);32768)" table:style-name="ce1">
            <text:p>32768</text:p>
          </table:table-cell>
          <table:table-cell office:value-type="float" office:value="32768" table:formula="of:=MIN([.$C194]*(COLUMN()-6);32768)" table:style-name="ce1">
            <text:p>32768</text:p>
          </table:table-cell>
          <table:table-cell office:value-type="float" office:value="32768" table:formula="of:=MIN([.$C194]*(COLUMN()-6);32768)" table:style-name="ce1">
            <text:p>32768</text:p>
          </table:table-cell>
          <table:table-cell office:value-type="float" office:value="32768" table:formula="of:=MIN([.$C194]*(COLUMN()-6);32768)" table:style-name="ce1">
            <text:p>32768</text:p>
          </table:table-cell>
          <table:table-cell office:value-type="float" office:value="32768" table:formula="of:=MIN([.$C194]*(COLUMN()-6);32768)" table:style-name="ce1">
            <text:p>32768</text:p>
          </table:table-cell>
          <table:table-cell office:value-type="float" office:value="32768" table:formula="of:=MIN([.$C19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51.8779420425235" table:formula="of:=[.$A$1]*(1/2)^((ROW()-2-64)/64)" table:style-name="ce1">
            <text:p>4051.877942</text:p>
          </table:table-cell>
          <table:table-cell table:style-name="ce1"/>
          <table:table-cell office:value-type="float" office:value="4052" table:formula="of:=ROUND([.A195];0)" table:style-name="ce1">
            <text:p>4052</text:p>
          </table:table-cell>
          <table:table-cell table:style-name="ce1"/>
          <table:table-cell office:value-type="float" office:value="193" table:formula="of:=ROW()-2" table:style-name="ce1">
            <text:p>193</text:p>
          </table:table-cell>
          <table:table-cell office:value-type="float" office:value="0" table:formula="of:=MIN([.$C195]*(COLUMN()-6);32768)" table:style-name="ce1">
            <text:p>0</text:p>
          </table:table-cell>
          <table:table-cell office:value-type="float" office:value="4052" table:formula="of:=MIN([.$C195]*(COLUMN()-6);32768)" table:style-name="ce1">
            <text:p>4052</text:p>
          </table:table-cell>
          <table:table-cell office:value-type="float" office:value="8104" table:formula="of:=MIN([.$C195]*(COLUMN()-6);32768)" table:style-name="ce1">
            <text:p>8104</text:p>
          </table:table-cell>
          <table:table-cell office:value-type="float" office:value="12156" table:formula="of:=MIN([.$C195]*(COLUMN()-6);32768)" table:style-name="ce1">
            <text:p>12156</text:p>
          </table:table-cell>
          <table:table-cell office:value-type="float" office:value="16208" table:formula="of:=MIN([.$C195]*(COLUMN()-6);32768)" table:style-name="ce1">
            <text:p>16208</text:p>
          </table:table-cell>
          <table:table-cell office:value-type="float" office:value="20260" table:formula="of:=MIN([.$C195]*(COLUMN()-6);32768)" table:style-name="ce1">
            <text:p>20260</text:p>
          </table:table-cell>
          <table:table-cell office:value-type="float" office:value="24312" table:formula="of:=MIN([.$C195]*(COLUMN()-6);32768)" table:style-name="ce1">
            <text:p>24312</text:p>
          </table:table-cell>
          <table:table-cell office:value-type="float" office:value="28364" table:formula="of:=MIN([.$C195]*(COLUMN()-6);32768)" table:style-name="ce1">
            <text:p>28364</text:p>
          </table:table-cell>
          <table:table-cell office:value-type="float" office:value="32416" table:formula="of:=MIN([.$C195]*(COLUMN()-6);32768)" table:style-name="ce1">
            <text:p>32416</text:p>
          </table:table-cell>
          <table:table-cell office:value-type="float" office:value="32768" table:formula="of:=MIN([.$C195]*(COLUMN()-6);32768)" table:style-name="ce1">
            <text:p>32768</text:p>
          </table:table-cell>
          <table:table-cell office:value-type="float" office:value="32768" table:formula="of:=MIN([.$C195]*(COLUMN()-6);32768)" table:style-name="ce1">
            <text:p>32768</text:p>
          </table:table-cell>
          <table:table-cell office:value-type="float" office:value="32768" table:formula="of:=MIN([.$C195]*(COLUMN()-6);32768)" table:style-name="ce1">
            <text:p>32768</text:p>
          </table:table-cell>
          <table:table-cell office:value-type="float" office:value="32768" table:formula="of:=MIN([.$C195]*(COLUMN()-6);32768)" table:style-name="ce1">
            <text:p>32768</text:p>
          </table:table-cell>
          <table:table-cell office:value-type="float" office:value="32768" table:formula="of:=MIN([.$C195]*(COLUMN()-6);32768)" table:style-name="ce1">
            <text:p>32768</text:p>
          </table:table-cell>
          <table:table-cell office:value-type="float" office:value="32768" table:formula="of:=MIN([.$C195]*(COLUMN()-6);32768)" table:style-name="ce1">
            <text:p>32768</text:p>
          </table:table-cell>
          <table:table-cell office:value-type="float" office:value="32768" table:formula="of:=MIN([.$C19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08.2311663112196" table:formula="of:=[.$A$1]*(1/2)^((ROW()-2-64)/64)" table:style-name="ce1">
            <text:p>4008.231166</text:p>
          </table:table-cell>
          <table:table-cell table:style-name="ce1"/>
          <table:table-cell office:value-type="float" office:value="4008" table:formula="of:=ROUND([.A196];0)" table:style-name="ce1">
            <text:p>4008</text:p>
          </table:table-cell>
          <table:table-cell table:style-name="ce1"/>
          <table:table-cell office:value-type="float" office:value="194" table:formula="of:=ROW()-2" table:style-name="ce1">
            <text:p>194</text:p>
          </table:table-cell>
          <table:table-cell office:value-type="float" office:value="0" table:formula="of:=MIN([.$C196]*(COLUMN()-6);32768)" table:style-name="ce1">
            <text:p>0</text:p>
          </table:table-cell>
          <table:table-cell office:value-type="float" office:value="4008" table:formula="of:=MIN([.$C196]*(COLUMN()-6);32768)" table:style-name="ce1">
            <text:p>4008</text:p>
          </table:table-cell>
          <table:table-cell office:value-type="float" office:value="8016" table:formula="of:=MIN([.$C196]*(COLUMN()-6);32768)" table:style-name="ce1">
            <text:p>8016</text:p>
          </table:table-cell>
          <table:table-cell office:value-type="float" office:value="12024" table:formula="of:=MIN([.$C196]*(COLUMN()-6);32768)" table:style-name="ce1">
            <text:p>12024</text:p>
          </table:table-cell>
          <table:table-cell office:value-type="float" office:value="16032" table:formula="of:=MIN([.$C196]*(COLUMN()-6);32768)" table:style-name="ce1">
            <text:p>16032</text:p>
          </table:table-cell>
          <table:table-cell office:value-type="float" office:value="20040" table:formula="of:=MIN([.$C196]*(COLUMN()-6);32768)" table:style-name="ce1">
            <text:p>20040</text:p>
          </table:table-cell>
          <table:table-cell office:value-type="float" office:value="24048" table:formula="of:=MIN([.$C196]*(COLUMN()-6);32768)" table:style-name="ce1">
            <text:p>24048</text:p>
          </table:table-cell>
          <table:table-cell office:value-type="float" office:value="28056" table:formula="of:=MIN([.$C196]*(COLUMN()-6);32768)" table:style-name="ce1">
            <text:p>28056</text:p>
          </table:table-cell>
          <table:table-cell office:value-type="float" office:value="32064" table:formula="of:=MIN([.$C196]*(COLUMN()-6);32768)" table:style-name="ce1">
            <text:p>32064</text:p>
          </table:table-cell>
          <table:table-cell office:value-type="float" office:value="32768" table:formula="of:=MIN([.$C196]*(COLUMN()-6);32768)" table:style-name="ce1">
            <text:p>32768</text:p>
          </table:table-cell>
          <table:table-cell office:value-type="float" office:value="32768" table:formula="of:=MIN([.$C196]*(COLUMN()-6);32768)" table:style-name="ce1">
            <text:p>32768</text:p>
          </table:table-cell>
          <table:table-cell office:value-type="float" office:value="32768" table:formula="of:=MIN([.$C196]*(COLUMN()-6);32768)" table:style-name="ce1">
            <text:p>32768</text:p>
          </table:table-cell>
          <table:table-cell office:value-type="float" office:value="32768" table:formula="of:=MIN([.$C196]*(COLUMN()-6);32768)" table:style-name="ce1">
            <text:p>32768</text:p>
          </table:table-cell>
          <table:table-cell office:value-type="float" office:value="32768" table:formula="of:=MIN([.$C196]*(COLUMN()-6);32768)" table:style-name="ce1">
            <text:p>32768</text:p>
          </table:table-cell>
          <table:table-cell office:value-type="float" office:value="32768" table:formula="of:=MIN([.$C196]*(COLUMN()-6);32768)" table:style-name="ce1">
            <text:p>32768</text:p>
          </table:table-cell>
          <table:table-cell office:value-type="float" office:value="32768" table:formula="of:=MIN([.$C19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65.0545530722188" table:formula="of:=[.$A$1]*(1/2)^((ROW()-2-64)/64)" table:style-name="ce1">
            <text:p>3965.054553</text:p>
          </table:table-cell>
          <table:table-cell table:style-name="ce1"/>
          <table:table-cell office:value-type="float" office:value="3965" table:formula="of:=ROUND([.A197];0)" table:style-name="ce1">
            <text:p>3965</text:p>
          </table:table-cell>
          <table:table-cell table:style-name="ce1"/>
          <table:table-cell office:value-type="float" office:value="195" table:formula="of:=ROW()-2" table:style-name="ce1">
            <text:p>195</text:p>
          </table:table-cell>
          <table:table-cell office:value-type="float" office:value="0" table:formula="of:=MIN([.$C197]*(COLUMN()-6);32768)" table:style-name="ce1">
            <text:p>0</text:p>
          </table:table-cell>
          <table:table-cell office:value-type="float" office:value="3965" table:formula="of:=MIN([.$C197]*(COLUMN()-6);32768)" table:style-name="ce1">
            <text:p>3965</text:p>
          </table:table-cell>
          <table:table-cell office:value-type="float" office:value="7930" table:formula="of:=MIN([.$C197]*(COLUMN()-6);32768)" table:style-name="ce1">
            <text:p>7930</text:p>
          </table:table-cell>
          <table:table-cell office:value-type="float" office:value="11895" table:formula="of:=MIN([.$C197]*(COLUMN()-6);32768)" table:style-name="ce1">
            <text:p>11895</text:p>
          </table:table-cell>
          <table:table-cell office:value-type="float" office:value="15860" table:formula="of:=MIN([.$C197]*(COLUMN()-6);32768)" table:style-name="ce1">
            <text:p>15860</text:p>
          </table:table-cell>
          <table:table-cell office:value-type="float" office:value="19825" table:formula="of:=MIN([.$C197]*(COLUMN()-6);32768)" table:style-name="ce1">
            <text:p>19825</text:p>
          </table:table-cell>
          <table:table-cell office:value-type="float" office:value="23790" table:formula="of:=MIN([.$C197]*(COLUMN()-6);32768)" table:style-name="ce1">
            <text:p>23790</text:p>
          </table:table-cell>
          <table:table-cell office:value-type="float" office:value="27755" table:formula="of:=MIN([.$C197]*(COLUMN()-6);32768)" table:style-name="ce1">
            <text:p>27755</text:p>
          </table:table-cell>
          <table:table-cell office:value-type="float" office:value="31720" table:formula="of:=MIN([.$C197]*(COLUMN()-6);32768)" table:style-name="ce1">
            <text:p>31720</text:p>
          </table:table-cell>
          <table:table-cell office:value-type="float" office:value="32768" table:formula="of:=MIN([.$C197]*(COLUMN()-6);32768)" table:style-name="ce1">
            <text:p>32768</text:p>
          </table:table-cell>
          <table:table-cell office:value-type="float" office:value="32768" table:formula="of:=MIN([.$C197]*(COLUMN()-6);32768)" table:style-name="ce1">
            <text:p>32768</text:p>
          </table:table-cell>
          <table:table-cell office:value-type="float" office:value="32768" table:formula="of:=MIN([.$C197]*(COLUMN()-6);32768)" table:style-name="ce1">
            <text:p>32768</text:p>
          </table:table-cell>
          <table:table-cell office:value-type="float" office:value="32768" table:formula="of:=MIN([.$C197]*(COLUMN()-6);32768)" table:style-name="ce1">
            <text:p>32768</text:p>
          </table:table-cell>
          <table:table-cell office:value-type="float" office:value="32768" table:formula="of:=MIN([.$C197]*(COLUMN()-6);32768)" table:style-name="ce1">
            <text:p>32768</text:p>
          </table:table-cell>
          <table:table-cell office:value-type="float" office:value="32768" table:formula="of:=MIN([.$C197]*(COLUMN()-6);32768)" table:style-name="ce1">
            <text:p>32768</text:p>
          </table:table-cell>
          <table:table-cell office:value-type="float" office:value="32768" table:formula="of:=MIN([.$C19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22.3430377413583" table:formula="of:=[.$A$1]*(1/2)^((ROW()-2-64)/64)" table:style-name="ce1">
            <text:p>3922.343038</text:p>
          </table:table-cell>
          <table:table-cell table:style-name="ce1"/>
          <table:table-cell office:value-type="float" office:value="3922" table:formula="of:=ROUND([.A198];0)" table:style-name="ce1">
            <text:p>3922</text:p>
          </table:table-cell>
          <table:table-cell table:style-name="ce1"/>
          <table:table-cell office:value-type="float" office:value="196" table:formula="of:=ROW()-2" table:style-name="ce1">
            <text:p>196</text:p>
          </table:table-cell>
          <table:table-cell office:value-type="float" office:value="0" table:formula="of:=MIN([.$C198]*(COLUMN()-6);32768)" table:style-name="ce1">
            <text:p>0</text:p>
          </table:table-cell>
          <table:table-cell office:value-type="float" office:value="3922" table:formula="of:=MIN([.$C198]*(COLUMN()-6);32768)" table:style-name="ce1">
            <text:p>3922</text:p>
          </table:table-cell>
          <table:table-cell office:value-type="float" office:value="7844" table:formula="of:=MIN([.$C198]*(COLUMN()-6);32768)" table:style-name="ce1">
            <text:p>7844</text:p>
          </table:table-cell>
          <table:table-cell office:value-type="float" office:value="11766" table:formula="of:=MIN([.$C198]*(COLUMN()-6);32768)" table:style-name="ce1">
            <text:p>11766</text:p>
          </table:table-cell>
          <table:table-cell office:value-type="float" office:value="15688" table:formula="of:=MIN([.$C198]*(COLUMN()-6);32768)" table:style-name="ce1">
            <text:p>15688</text:p>
          </table:table-cell>
          <table:table-cell office:value-type="float" office:value="19610" table:formula="of:=MIN([.$C198]*(COLUMN()-6);32768)" table:style-name="ce1">
            <text:p>19610</text:p>
          </table:table-cell>
          <table:table-cell office:value-type="float" office:value="23532" table:formula="of:=MIN([.$C198]*(COLUMN()-6);32768)" table:style-name="ce1">
            <text:p>23532</text:p>
          </table:table-cell>
          <table:table-cell office:value-type="float" office:value="27454" table:formula="of:=MIN([.$C198]*(COLUMN()-6);32768)" table:style-name="ce1">
            <text:p>27454</text:p>
          </table:table-cell>
          <table:table-cell office:value-type="float" office:value="31376" table:formula="of:=MIN([.$C198]*(COLUMN()-6);32768)" table:style-name="ce1">
            <text:p>31376</text:p>
          </table:table-cell>
          <table:table-cell office:value-type="float" office:value="32768" table:formula="of:=MIN([.$C198]*(COLUMN()-6);32768)" table:style-name="ce1">
            <text:p>32768</text:p>
          </table:table-cell>
          <table:table-cell office:value-type="float" office:value="32768" table:formula="of:=MIN([.$C198]*(COLUMN()-6);32768)" table:style-name="ce1">
            <text:p>32768</text:p>
          </table:table-cell>
          <table:table-cell office:value-type="float" office:value="32768" table:formula="of:=MIN([.$C198]*(COLUMN()-6);32768)" table:style-name="ce1">
            <text:p>32768</text:p>
          </table:table-cell>
          <table:table-cell office:value-type="float" office:value="32768" table:formula="of:=MIN([.$C198]*(COLUMN()-6);32768)" table:style-name="ce1">
            <text:p>32768</text:p>
          </table:table-cell>
          <table:table-cell office:value-type="float" office:value="32768" table:formula="of:=MIN([.$C198]*(COLUMN()-6);32768)" table:style-name="ce1">
            <text:p>32768</text:p>
          </table:table-cell>
          <table:table-cell office:value-type="float" office:value="32768" table:formula="of:=MIN([.$C198]*(COLUMN()-6);32768)" table:style-name="ce1">
            <text:p>32768</text:p>
          </table:table-cell>
          <table:table-cell office:value-type="float" office:value="32768" table:formula="of:=MIN([.$C19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80.091610290106" table:formula="of:=[.$A$1]*(1/2)^((ROW()-2-64)/64)" table:style-name="ce1">
            <text:p>3880.09161</text:p>
          </table:table-cell>
          <table:table-cell table:style-name="ce1"/>
          <table:table-cell office:value-type="float" office:value="3880" table:formula="of:=ROUND([.A199];0)" table:style-name="ce1">
            <text:p>3880</text:p>
          </table:table-cell>
          <table:table-cell table:style-name="ce1"/>
          <table:table-cell office:value-type="float" office:value="197" table:formula="of:=ROW()-2" table:style-name="ce1">
            <text:p>197</text:p>
          </table:table-cell>
          <table:table-cell office:value-type="float" office:value="0" table:formula="of:=MIN([.$C199]*(COLUMN()-6);32768)" table:style-name="ce1">
            <text:p>0</text:p>
          </table:table-cell>
          <table:table-cell office:value-type="float" office:value="3880" table:formula="of:=MIN([.$C199]*(COLUMN()-6);32768)" table:style-name="ce1">
            <text:p>3880</text:p>
          </table:table-cell>
          <table:table-cell office:value-type="float" office:value="7760" table:formula="of:=MIN([.$C199]*(COLUMN()-6);32768)" table:style-name="ce1">
            <text:p>7760</text:p>
          </table:table-cell>
          <table:table-cell office:value-type="float" office:value="11640" table:formula="of:=MIN([.$C199]*(COLUMN()-6);32768)" table:style-name="ce1">
            <text:p>11640</text:p>
          </table:table-cell>
          <table:table-cell office:value-type="float" office:value="15520" table:formula="of:=MIN([.$C199]*(COLUMN()-6);32768)" table:style-name="ce1">
            <text:p>15520</text:p>
          </table:table-cell>
          <table:table-cell office:value-type="float" office:value="19400" table:formula="of:=MIN([.$C199]*(COLUMN()-6);32768)" table:style-name="ce1">
            <text:p>19400</text:p>
          </table:table-cell>
          <table:table-cell office:value-type="float" office:value="23280" table:formula="of:=MIN([.$C199]*(COLUMN()-6);32768)" table:style-name="ce1">
            <text:p>23280</text:p>
          </table:table-cell>
          <table:table-cell office:value-type="float" office:value="27160" table:formula="of:=MIN([.$C199]*(COLUMN()-6);32768)" table:style-name="ce1">
            <text:p>27160</text:p>
          </table:table-cell>
          <table:table-cell office:value-type="float" office:value="31040" table:formula="of:=MIN([.$C199]*(COLUMN()-6);32768)" table:style-name="ce1">
            <text:p>31040</text:p>
          </table:table-cell>
          <table:table-cell office:value-type="float" office:value="32768" table:formula="of:=MIN([.$C199]*(COLUMN()-6);32768)" table:style-name="ce1">
            <text:p>32768</text:p>
          </table:table-cell>
          <table:table-cell office:value-type="float" office:value="32768" table:formula="of:=MIN([.$C199]*(COLUMN()-6);32768)" table:style-name="ce1">
            <text:p>32768</text:p>
          </table:table-cell>
          <table:table-cell office:value-type="float" office:value="32768" table:formula="of:=MIN([.$C199]*(COLUMN()-6);32768)" table:style-name="ce1">
            <text:p>32768</text:p>
          </table:table-cell>
          <table:table-cell office:value-type="float" office:value="32768" table:formula="of:=MIN([.$C199]*(COLUMN()-6);32768)" table:style-name="ce1">
            <text:p>32768</text:p>
          </table:table-cell>
          <table:table-cell office:value-type="float" office:value="32768" table:formula="of:=MIN([.$C199]*(COLUMN()-6);32768)" table:style-name="ce1">
            <text:p>32768</text:p>
          </table:table-cell>
          <table:table-cell office:value-type="float" office:value="32768" table:formula="of:=MIN([.$C199]*(COLUMN()-6);32768)" table:style-name="ce1">
            <text:p>32768</text:p>
          </table:table-cell>
          <table:table-cell office:value-type="float" office:value="32768" table:formula="of:=MIN([.$C19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38.2953146578948" table:formula="of:=[.$A$1]*(1/2)^((ROW()-2-64)/64)" table:style-name="ce1">
            <text:p>3838.295315</text:p>
          </table:table-cell>
          <table:table-cell table:style-name="ce1"/>
          <table:table-cell office:value-type="float" office:value="3838" table:formula="of:=ROUND([.A200];0)" table:style-name="ce1">
            <text:p>3838</text:p>
          </table:table-cell>
          <table:table-cell table:style-name="ce1"/>
          <table:table-cell office:value-type="float" office:value="198" table:formula="of:=ROW()-2" table:style-name="ce1">
            <text:p>198</text:p>
          </table:table-cell>
          <table:table-cell office:value-type="float" office:value="0" table:formula="of:=MIN([.$C200]*(COLUMN()-6);32768)" table:style-name="ce1">
            <text:p>0</text:p>
          </table:table-cell>
          <table:table-cell office:value-type="float" office:value="3838" table:formula="of:=MIN([.$C200]*(COLUMN()-6);32768)" table:style-name="ce1">
            <text:p>3838</text:p>
          </table:table-cell>
          <table:table-cell office:value-type="float" office:value="7676" table:formula="of:=MIN([.$C200]*(COLUMN()-6);32768)" table:style-name="ce1">
            <text:p>7676</text:p>
          </table:table-cell>
          <table:table-cell office:value-type="float" office:value="11514" table:formula="of:=MIN([.$C200]*(COLUMN()-6);32768)" table:style-name="ce1">
            <text:p>11514</text:p>
          </table:table-cell>
          <table:table-cell office:value-type="float" office:value="15352" table:formula="of:=MIN([.$C200]*(COLUMN()-6);32768)" table:style-name="ce1">
            <text:p>15352</text:p>
          </table:table-cell>
          <table:table-cell office:value-type="float" office:value="19190" table:formula="of:=MIN([.$C200]*(COLUMN()-6);32768)" table:style-name="ce1">
            <text:p>19190</text:p>
          </table:table-cell>
          <table:table-cell office:value-type="float" office:value="23028" table:formula="of:=MIN([.$C200]*(COLUMN()-6);32768)" table:style-name="ce1">
            <text:p>23028</text:p>
          </table:table-cell>
          <table:table-cell office:value-type="float" office:value="26866" table:formula="of:=MIN([.$C200]*(COLUMN()-6);32768)" table:style-name="ce1">
            <text:p>26866</text:p>
          </table:table-cell>
          <table:table-cell office:value-type="float" office:value="30704" table:formula="of:=MIN([.$C200]*(COLUMN()-6);32768)" table:style-name="ce1">
            <text:p>30704</text:p>
          </table:table-cell>
          <table:table-cell office:value-type="float" office:value="32768" table:formula="of:=MIN([.$C200]*(COLUMN()-6);32768)" table:style-name="ce1">
            <text:p>32768</text:p>
          </table:table-cell>
          <table:table-cell office:value-type="float" office:value="32768" table:formula="of:=MIN([.$C200]*(COLUMN()-6);32768)" table:style-name="ce1">
            <text:p>32768</text:p>
          </table:table-cell>
          <table:table-cell office:value-type="float" office:value="32768" table:formula="of:=MIN([.$C200]*(COLUMN()-6);32768)" table:style-name="ce1">
            <text:p>32768</text:p>
          </table:table-cell>
          <table:table-cell office:value-type="float" office:value="32768" table:formula="of:=MIN([.$C200]*(COLUMN()-6);32768)" table:style-name="ce1">
            <text:p>32768</text:p>
          </table:table-cell>
          <table:table-cell office:value-type="float" office:value="32768" table:formula="of:=MIN([.$C200]*(COLUMN()-6);32768)" table:style-name="ce1">
            <text:p>32768</text:p>
          </table:table-cell>
          <table:table-cell office:value-type="float" office:value="32768" table:formula="of:=MIN([.$C200]*(COLUMN()-6);32768)" table:style-name="ce1">
            <text:p>32768</text:p>
          </table:table-cell>
          <table:table-cell office:value-type="float" office:value="32768" table:formula="of:=MIN([.$C20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96.9492481707739" table:formula="of:=[.$A$1]*(1/2)^((ROW()-2-64)/64)" table:style-name="ce1">
            <text:p>3796.949248</text:p>
          </table:table-cell>
          <table:table-cell table:style-name="ce1"/>
          <table:table-cell office:value-type="float" office:value="3797" table:formula="of:=ROUND([.A201];0)" table:style-name="ce1">
            <text:p>3797</text:p>
          </table:table-cell>
          <table:table-cell table:style-name="ce1"/>
          <table:table-cell office:value-type="float" office:value="199" table:formula="of:=ROW()-2" table:style-name="ce1">
            <text:p>199</text:p>
          </table:table-cell>
          <table:table-cell office:value-type="float" office:value="0" table:formula="of:=MIN([.$C201]*(COLUMN()-6);32768)" table:style-name="ce1">
            <text:p>0</text:p>
          </table:table-cell>
          <table:table-cell office:value-type="float" office:value="3797" table:formula="of:=MIN([.$C201]*(COLUMN()-6);32768)" table:style-name="ce1">
            <text:p>3797</text:p>
          </table:table-cell>
          <table:table-cell office:value-type="float" office:value="7594" table:formula="of:=MIN([.$C201]*(COLUMN()-6);32768)" table:style-name="ce1">
            <text:p>7594</text:p>
          </table:table-cell>
          <table:table-cell office:value-type="float" office:value="11391" table:formula="of:=MIN([.$C201]*(COLUMN()-6);32768)" table:style-name="ce1">
            <text:p>11391</text:p>
          </table:table-cell>
          <table:table-cell office:value-type="float" office:value="15188" table:formula="of:=MIN([.$C201]*(COLUMN()-6);32768)" table:style-name="ce1">
            <text:p>15188</text:p>
          </table:table-cell>
          <table:table-cell office:value-type="float" office:value="18985" table:formula="of:=MIN([.$C201]*(COLUMN()-6);32768)" table:style-name="ce1">
            <text:p>18985</text:p>
          </table:table-cell>
          <table:table-cell office:value-type="float" office:value="22782" table:formula="of:=MIN([.$C201]*(COLUMN()-6);32768)" table:style-name="ce1">
            <text:p>22782</text:p>
          </table:table-cell>
          <table:table-cell office:value-type="float" office:value="26579" table:formula="of:=MIN([.$C201]*(COLUMN()-6);32768)" table:style-name="ce1">
            <text:p>26579</text:p>
          </table:table-cell>
          <table:table-cell office:value-type="float" office:value="30376" table:formula="of:=MIN([.$C201]*(COLUMN()-6);32768)" table:style-name="ce1">
            <text:p>30376</text:p>
          </table:table-cell>
          <table:table-cell office:value-type="float" office:value="32768" table:formula="of:=MIN([.$C201]*(COLUMN()-6);32768)" table:style-name="ce1">
            <text:p>32768</text:p>
          </table:table-cell>
          <table:table-cell office:value-type="float" office:value="32768" table:formula="of:=MIN([.$C201]*(COLUMN()-6);32768)" table:style-name="ce1">
            <text:p>32768</text:p>
          </table:table-cell>
          <table:table-cell office:value-type="float" office:value="32768" table:formula="of:=MIN([.$C201]*(COLUMN()-6);32768)" table:style-name="ce1">
            <text:p>32768</text:p>
          </table:table-cell>
          <table:table-cell office:value-type="float" office:value="32768" table:formula="of:=MIN([.$C201]*(COLUMN()-6);32768)" table:style-name="ce1">
            <text:p>32768</text:p>
          </table:table-cell>
          <table:table-cell office:value-type="float" office:value="32768" table:formula="of:=MIN([.$C201]*(COLUMN()-6);32768)" table:style-name="ce1">
            <text:p>32768</text:p>
          </table:table-cell>
          <table:table-cell office:value-type="float" office:value="32768" table:formula="of:=MIN([.$C201]*(COLUMN()-6);32768)" table:style-name="ce1">
            <text:p>32768</text:p>
          </table:table-cell>
          <table:table-cell office:value-type="float" office:value="32768" table:formula="of:=MIN([.$C20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56.0485609663333" table:formula="of:=[.$A$1]*(1/2)^((ROW()-2-64)/64)" table:style-name="ce1">
            <text:p>3756.048561</text:p>
          </table:table-cell>
          <table:table-cell table:style-name="ce1"/>
          <table:table-cell office:value-type="float" office:value="3756" table:formula="of:=ROUND([.A202];0)" table:style-name="ce1">
            <text:p>3756</text:p>
          </table:table-cell>
          <table:table-cell table:style-name="ce1"/>
          <table:table-cell office:value-type="float" office:value="200" table:formula="of:=ROW()-2" table:style-name="ce1">
            <text:p>200</text:p>
          </table:table-cell>
          <table:table-cell office:value-type="float" office:value="0" table:formula="of:=MIN([.$C202]*(COLUMN()-6);32768)" table:style-name="ce1">
            <text:p>0</text:p>
          </table:table-cell>
          <table:table-cell office:value-type="float" office:value="3756" table:formula="of:=MIN([.$C202]*(COLUMN()-6);32768)" table:style-name="ce1">
            <text:p>3756</text:p>
          </table:table-cell>
          <table:table-cell office:value-type="float" office:value="7512" table:formula="of:=MIN([.$C202]*(COLUMN()-6);32768)" table:style-name="ce1">
            <text:p>7512</text:p>
          </table:table-cell>
          <table:table-cell office:value-type="float" office:value="11268" table:formula="of:=MIN([.$C202]*(COLUMN()-6);32768)" table:style-name="ce1">
            <text:p>11268</text:p>
          </table:table-cell>
          <table:table-cell office:value-type="float" office:value="15024" table:formula="of:=MIN([.$C202]*(COLUMN()-6);32768)" table:style-name="ce1">
            <text:p>15024</text:p>
          </table:table-cell>
          <table:table-cell office:value-type="float" office:value="18780" table:formula="of:=MIN([.$C202]*(COLUMN()-6);32768)" table:style-name="ce1">
            <text:p>18780</text:p>
          </table:table-cell>
          <table:table-cell office:value-type="float" office:value="22536" table:formula="of:=MIN([.$C202]*(COLUMN()-6);32768)" table:style-name="ce1">
            <text:p>22536</text:p>
          </table:table-cell>
          <table:table-cell office:value-type="float" office:value="26292" table:formula="of:=MIN([.$C202]*(COLUMN()-6);32768)" table:style-name="ce1">
            <text:p>26292</text:p>
          </table:table-cell>
          <table:table-cell office:value-type="float" office:value="30048" table:formula="of:=MIN([.$C202]*(COLUMN()-6);32768)" table:style-name="ce1">
            <text:p>30048</text:p>
          </table:table-cell>
          <table:table-cell office:value-type="float" office:value="32768" table:formula="of:=MIN([.$C202]*(COLUMN()-6);32768)" table:style-name="ce1">
            <text:p>32768</text:p>
          </table:table-cell>
          <table:table-cell office:value-type="float" office:value="32768" table:formula="of:=MIN([.$C202]*(COLUMN()-6);32768)" table:style-name="ce1">
            <text:p>32768</text:p>
          </table:table-cell>
          <table:table-cell office:value-type="float" office:value="32768" table:formula="of:=MIN([.$C202]*(COLUMN()-6);32768)" table:style-name="ce1">
            <text:p>32768</text:p>
          </table:table-cell>
          <table:table-cell office:value-type="float" office:value="32768" table:formula="of:=MIN([.$C202]*(COLUMN()-6);32768)" table:style-name="ce1">
            <text:p>32768</text:p>
          </table:table-cell>
          <table:table-cell office:value-type="float" office:value="32768" table:formula="of:=MIN([.$C202]*(COLUMN()-6);32768)" table:style-name="ce1">
            <text:p>32768</text:p>
          </table:table-cell>
          <table:table-cell office:value-type="float" office:value="32768" table:formula="of:=MIN([.$C202]*(COLUMN()-6);32768)" table:style-name="ce1">
            <text:p>32768</text:p>
          </table:table-cell>
          <table:table-cell office:value-type="float" office:value="32768" table:formula="of:=MIN([.$C20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15.5884554248169" table:formula="of:=[.$A$1]*(1/2)^((ROW()-2-64)/64)" table:style-name="ce1">
            <text:p>3715.588455</text:p>
          </table:table-cell>
          <table:table-cell table:style-name="ce1"/>
          <table:table-cell office:value-type="float" office:value="3716" table:formula="of:=ROUND([.A203];0)" table:style-name="ce1">
            <text:p>3716</text:p>
          </table:table-cell>
          <table:table-cell table:style-name="ce1"/>
          <table:table-cell office:value-type="float" office:value="201" table:formula="of:=ROW()-2" table:style-name="ce1">
            <text:p>201</text:p>
          </table:table-cell>
          <table:table-cell office:value-type="float" office:value="0" table:formula="of:=MIN([.$C203]*(COLUMN()-6);32768)" table:style-name="ce1">
            <text:p>0</text:p>
          </table:table-cell>
          <table:table-cell office:value-type="float" office:value="3716" table:formula="of:=MIN([.$C203]*(COLUMN()-6);32768)" table:style-name="ce1">
            <text:p>3716</text:p>
          </table:table-cell>
          <table:table-cell office:value-type="float" office:value="7432" table:formula="of:=MIN([.$C203]*(COLUMN()-6);32768)" table:style-name="ce1">
            <text:p>7432</text:p>
          </table:table-cell>
          <table:table-cell office:value-type="float" office:value="11148" table:formula="of:=MIN([.$C203]*(COLUMN()-6);32768)" table:style-name="ce1">
            <text:p>11148</text:p>
          </table:table-cell>
          <table:table-cell office:value-type="float" office:value="14864" table:formula="of:=MIN([.$C203]*(COLUMN()-6);32768)" table:style-name="ce1">
            <text:p>14864</text:p>
          </table:table-cell>
          <table:table-cell office:value-type="float" office:value="18580" table:formula="of:=MIN([.$C203]*(COLUMN()-6);32768)" table:style-name="ce1">
            <text:p>18580</text:p>
          </table:table-cell>
          <table:table-cell office:value-type="float" office:value="22296" table:formula="of:=MIN([.$C203]*(COLUMN()-6);32768)" table:style-name="ce1">
            <text:p>22296</text:p>
          </table:table-cell>
          <table:table-cell office:value-type="float" office:value="26012" table:formula="of:=MIN([.$C203]*(COLUMN()-6);32768)" table:style-name="ce1">
            <text:p>26012</text:p>
          </table:table-cell>
          <table:table-cell office:value-type="float" office:value="29728" table:formula="of:=MIN([.$C203]*(COLUMN()-6);32768)" table:style-name="ce1">
            <text:p>29728</text:p>
          </table:table-cell>
          <table:table-cell office:value-type="float" office:value="32768" table:formula="of:=MIN([.$C203]*(COLUMN()-6);32768)" table:style-name="ce1">
            <text:p>32768</text:p>
          </table:table-cell>
          <table:table-cell office:value-type="float" office:value="32768" table:formula="of:=MIN([.$C203]*(COLUMN()-6);32768)" table:style-name="ce1">
            <text:p>32768</text:p>
          </table:table-cell>
          <table:table-cell office:value-type="float" office:value="32768" table:formula="of:=MIN([.$C203]*(COLUMN()-6);32768)" table:style-name="ce1">
            <text:p>32768</text:p>
          </table:table-cell>
          <table:table-cell office:value-type="float" office:value="32768" table:formula="of:=MIN([.$C203]*(COLUMN()-6);32768)" table:style-name="ce1">
            <text:p>32768</text:p>
          </table:table-cell>
          <table:table-cell office:value-type="float" office:value="32768" table:formula="of:=MIN([.$C203]*(COLUMN()-6);32768)" table:style-name="ce1">
            <text:p>32768</text:p>
          </table:table-cell>
          <table:table-cell office:value-type="float" office:value="32768" table:formula="of:=MIN([.$C203]*(COLUMN()-6);32768)" table:style-name="ce1">
            <text:p>32768</text:p>
          </table:table-cell>
          <table:table-cell office:value-type="float" office:value="32768" table:formula="of:=MIN([.$C20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75.5641856063635" table:formula="of:=[.$A$1]*(1/2)^((ROW()-2-64)/64)" table:style-name="ce1">
            <text:p>3675.564186</text:p>
          </table:table-cell>
          <table:table-cell table:style-name="ce1"/>
          <table:table-cell office:value-type="float" office:value="3676" table:formula="of:=ROUND([.A204];0)" table:style-name="ce1">
            <text:p>3676</text:p>
          </table:table-cell>
          <table:table-cell table:style-name="ce1"/>
          <table:table-cell office:value-type="float" office:value="202" table:formula="of:=ROW()-2" table:style-name="ce1">
            <text:p>202</text:p>
          </table:table-cell>
          <table:table-cell office:value-type="float" office:value="0" table:formula="of:=MIN([.$C204]*(COLUMN()-6);32768)" table:style-name="ce1">
            <text:p>0</text:p>
          </table:table-cell>
          <table:table-cell office:value-type="float" office:value="3676" table:formula="of:=MIN([.$C204]*(COLUMN()-6);32768)" table:style-name="ce1">
            <text:p>3676</text:p>
          </table:table-cell>
          <table:table-cell office:value-type="float" office:value="7352" table:formula="of:=MIN([.$C204]*(COLUMN()-6);32768)" table:style-name="ce1">
            <text:p>7352</text:p>
          </table:table-cell>
          <table:table-cell office:value-type="float" office:value="11028" table:formula="of:=MIN([.$C204]*(COLUMN()-6);32768)" table:style-name="ce1">
            <text:p>11028</text:p>
          </table:table-cell>
          <table:table-cell office:value-type="float" office:value="14704" table:formula="of:=MIN([.$C204]*(COLUMN()-6);32768)" table:style-name="ce1">
            <text:p>14704</text:p>
          </table:table-cell>
          <table:table-cell office:value-type="float" office:value="18380" table:formula="of:=MIN([.$C204]*(COLUMN()-6);32768)" table:style-name="ce1">
            <text:p>18380</text:p>
          </table:table-cell>
          <table:table-cell office:value-type="float" office:value="22056" table:formula="of:=MIN([.$C204]*(COLUMN()-6);32768)" table:style-name="ce1">
            <text:p>22056</text:p>
          </table:table-cell>
          <table:table-cell office:value-type="float" office:value="25732" table:formula="of:=MIN([.$C204]*(COLUMN()-6);32768)" table:style-name="ce1">
            <text:p>25732</text:p>
          </table:table-cell>
          <table:table-cell office:value-type="float" office:value="29408" table:formula="of:=MIN([.$C204]*(COLUMN()-6);32768)" table:style-name="ce1">
            <text:p>29408</text:p>
          </table:table-cell>
          <table:table-cell office:value-type="float" office:value="32768" table:formula="of:=MIN([.$C204]*(COLUMN()-6);32768)" table:style-name="ce1">
            <text:p>32768</text:p>
          </table:table-cell>
          <table:table-cell office:value-type="float" office:value="32768" table:formula="of:=MIN([.$C204]*(COLUMN()-6);32768)" table:style-name="ce1">
            <text:p>32768</text:p>
          </table:table-cell>
          <table:table-cell office:value-type="float" office:value="32768" table:formula="of:=MIN([.$C204]*(COLUMN()-6);32768)" table:style-name="ce1">
            <text:p>32768</text:p>
          </table:table-cell>
          <table:table-cell office:value-type="float" office:value="32768" table:formula="of:=MIN([.$C204]*(COLUMN()-6);32768)" table:style-name="ce1">
            <text:p>32768</text:p>
          </table:table-cell>
          <table:table-cell office:value-type="float" office:value="32768" table:formula="of:=MIN([.$C204]*(COLUMN()-6);32768)" table:style-name="ce1">
            <text:p>32768</text:p>
          </table:table-cell>
          <table:table-cell office:value-type="float" office:value="32768" table:formula="of:=MIN([.$C204]*(COLUMN()-6);32768)" table:style-name="ce1">
            <text:p>32768</text:p>
          </table:table-cell>
          <table:table-cell office:value-type="float" office:value="32768" table:formula="of:=MIN([.$C20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35.9710566943154" table:formula="of:=[.$A$1]*(1/2)^((ROW()-2-64)/64)" table:style-name="ce1">
            <text:p>3635.971057</text:p>
          </table:table-cell>
          <table:table-cell table:style-name="ce1"/>
          <table:table-cell office:value-type="float" office:value="3636" table:formula="of:=ROUND([.A205];0)" table:style-name="ce1">
            <text:p>3636</text:p>
          </table:table-cell>
          <table:table-cell table:style-name="ce1"/>
          <table:table-cell office:value-type="float" office:value="203" table:formula="of:=ROW()-2" table:style-name="ce1">
            <text:p>203</text:p>
          </table:table-cell>
          <table:table-cell office:value-type="float" office:value="0" table:formula="of:=MIN([.$C205]*(COLUMN()-6);32768)" table:style-name="ce1">
            <text:p>0</text:p>
          </table:table-cell>
          <table:table-cell office:value-type="float" office:value="3636" table:formula="of:=MIN([.$C205]*(COLUMN()-6);32768)" table:style-name="ce1">
            <text:p>3636</text:p>
          </table:table-cell>
          <table:table-cell office:value-type="float" office:value="7272" table:formula="of:=MIN([.$C205]*(COLUMN()-6);32768)" table:style-name="ce1">
            <text:p>7272</text:p>
          </table:table-cell>
          <table:table-cell office:value-type="float" office:value="10908" table:formula="of:=MIN([.$C205]*(COLUMN()-6);32768)" table:style-name="ce1">
            <text:p>10908</text:p>
          </table:table-cell>
          <table:table-cell office:value-type="float" office:value="14544" table:formula="of:=MIN([.$C205]*(COLUMN()-6);32768)" table:style-name="ce1">
            <text:p>14544</text:p>
          </table:table-cell>
          <table:table-cell office:value-type="float" office:value="18180" table:formula="of:=MIN([.$C205]*(COLUMN()-6);32768)" table:style-name="ce1">
            <text:p>18180</text:p>
          </table:table-cell>
          <table:table-cell office:value-type="float" office:value="21816" table:formula="of:=MIN([.$C205]*(COLUMN()-6);32768)" table:style-name="ce1">
            <text:p>21816</text:p>
          </table:table-cell>
          <table:table-cell office:value-type="float" office:value="25452" table:formula="of:=MIN([.$C205]*(COLUMN()-6);32768)" table:style-name="ce1">
            <text:p>25452</text:p>
          </table:table-cell>
          <table:table-cell office:value-type="float" office:value="29088" table:formula="of:=MIN([.$C205]*(COLUMN()-6);32768)" table:style-name="ce1">
            <text:p>29088</text:p>
          </table:table-cell>
          <table:table-cell office:value-type="float" office:value="32724" table:formula="of:=MIN([.$C205]*(COLUMN()-6);32768)" table:style-name="ce1">
            <text:p>32724</text:p>
          </table:table-cell>
          <table:table-cell office:value-type="float" office:value="32768" table:formula="of:=MIN([.$C205]*(COLUMN()-6);32768)" table:style-name="ce1">
            <text:p>32768</text:p>
          </table:table-cell>
          <table:table-cell office:value-type="float" office:value="32768" table:formula="of:=MIN([.$C205]*(COLUMN()-6);32768)" table:style-name="ce1">
            <text:p>32768</text:p>
          </table:table-cell>
          <table:table-cell office:value-type="float" office:value="32768" table:formula="of:=MIN([.$C205]*(COLUMN()-6);32768)" table:style-name="ce1">
            <text:p>32768</text:p>
          </table:table-cell>
          <table:table-cell office:value-type="float" office:value="32768" table:formula="of:=MIN([.$C205]*(COLUMN()-6);32768)" table:style-name="ce1">
            <text:p>32768</text:p>
          </table:table-cell>
          <table:table-cell office:value-type="float" office:value="32768" table:formula="of:=MIN([.$C205]*(COLUMN()-6);32768)" table:style-name="ce1">
            <text:p>32768</text:p>
          </table:table-cell>
          <table:table-cell office:value-type="float" office:value="32768" table:formula="of:=MIN([.$C20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96.8044244445177" table:formula="of:=[.$A$1]*(1/2)^((ROW()-2-64)/64)" table:style-name="ce1">
            <text:p>3596.804424</text:p>
          </table:table-cell>
          <table:table-cell table:style-name="ce1"/>
          <table:table-cell office:value-type="float" office:value="3597" table:formula="of:=ROUND([.A206];0)" table:style-name="ce1">
            <text:p>3597</text:p>
          </table:table-cell>
          <table:table-cell table:style-name="ce1"/>
          <table:table-cell office:value-type="float" office:value="204" table:formula="of:=ROW()-2" table:style-name="ce1">
            <text:p>204</text:p>
          </table:table-cell>
          <table:table-cell office:value-type="float" office:value="0" table:formula="of:=MIN([.$C206]*(COLUMN()-6);32768)" table:style-name="ce1">
            <text:p>0</text:p>
          </table:table-cell>
          <table:table-cell office:value-type="float" office:value="3597" table:formula="of:=MIN([.$C206]*(COLUMN()-6);32768)" table:style-name="ce1">
            <text:p>3597</text:p>
          </table:table-cell>
          <table:table-cell office:value-type="float" office:value="7194" table:formula="of:=MIN([.$C206]*(COLUMN()-6);32768)" table:style-name="ce1">
            <text:p>7194</text:p>
          </table:table-cell>
          <table:table-cell office:value-type="float" office:value="10791" table:formula="of:=MIN([.$C206]*(COLUMN()-6);32768)" table:style-name="ce1">
            <text:p>10791</text:p>
          </table:table-cell>
          <table:table-cell office:value-type="float" office:value="14388" table:formula="of:=MIN([.$C206]*(COLUMN()-6);32768)" table:style-name="ce1">
            <text:p>14388</text:p>
          </table:table-cell>
          <table:table-cell office:value-type="float" office:value="17985" table:formula="of:=MIN([.$C206]*(COLUMN()-6);32768)" table:style-name="ce1">
            <text:p>17985</text:p>
          </table:table-cell>
          <table:table-cell office:value-type="float" office:value="21582" table:formula="of:=MIN([.$C206]*(COLUMN()-6);32768)" table:style-name="ce1">
            <text:p>21582</text:p>
          </table:table-cell>
          <table:table-cell office:value-type="float" office:value="25179" table:formula="of:=MIN([.$C206]*(COLUMN()-6);32768)" table:style-name="ce1">
            <text:p>25179</text:p>
          </table:table-cell>
          <table:table-cell office:value-type="float" office:value="28776" table:formula="of:=MIN([.$C206]*(COLUMN()-6);32768)" table:style-name="ce1">
            <text:p>28776</text:p>
          </table:table-cell>
          <table:table-cell office:value-type="float" office:value="32373" table:formula="of:=MIN([.$C206]*(COLUMN()-6);32768)" table:style-name="ce1">
            <text:p>32373</text:p>
          </table:table-cell>
          <table:table-cell office:value-type="float" office:value="32768" table:formula="of:=MIN([.$C206]*(COLUMN()-6);32768)" table:style-name="ce1">
            <text:p>32768</text:p>
          </table:table-cell>
          <table:table-cell office:value-type="float" office:value="32768" table:formula="of:=MIN([.$C206]*(COLUMN()-6);32768)" table:style-name="ce1">
            <text:p>32768</text:p>
          </table:table-cell>
          <table:table-cell office:value-type="float" office:value="32768" table:formula="of:=MIN([.$C206]*(COLUMN()-6);32768)" table:style-name="ce1">
            <text:p>32768</text:p>
          </table:table-cell>
          <table:table-cell office:value-type="float" office:value="32768" table:formula="of:=MIN([.$C206]*(COLUMN()-6);32768)" table:style-name="ce1">
            <text:p>32768</text:p>
          </table:table-cell>
          <table:table-cell office:value-type="float" office:value="32768" table:formula="of:=MIN([.$C206]*(COLUMN()-6);32768)" table:style-name="ce1">
            <text:p>32768</text:p>
          </table:table-cell>
          <table:table-cell office:value-type="float" office:value="32768" table:formula="of:=MIN([.$C20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58.0596946405508" table:formula="of:=[.$A$1]*(1/2)^((ROW()-2-64)/64)" table:style-name="ce1">
            <text:p>3558.059695</text:p>
          </table:table-cell>
          <table:table-cell table:style-name="ce1"/>
          <table:table-cell office:value-type="float" office:value="3558" table:formula="of:=ROUND([.A207];0)" table:style-name="ce1">
            <text:p>3558</text:p>
          </table:table-cell>
          <table:table-cell table:style-name="ce1"/>
          <table:table-cell office:value-type="float" office:value="205" table:formula="of:=ROW()-2" table:style-name="ce1">
            <text:p>205</text:p>
          </table:table-cell>
          <table:table-cell office:value-type="float" office:value="0" table:formula="of:=MIN([.$C207]*(COLUMN()-6);32768)" table:style-name="ce1">
            <text:p>0</text:p>
          </table:table-cell>
          <table:table-cell office:value-type="float" office:value="3558" table:formula="of:=MIN([.$C207]*(COLUMN()-6);32768)" table:style-name="ce1">
            <text:p>3558</text:p>
          </table:table-cell>
          <table:table-cell office:value-type="float" office:value="7116" table:formula="of:=MIN([.$C207]*(COLUMN()-6);32768)" table:style-name="ce1">
            <text:p>7116</text:p>
          </table:table-cell>
          <table:table-cell office:value-type="float" office:value="10674" table:formula="of:=MIN([.$C207]*(COLUMN()-6);32768)" table:style-name="ce1">
            <text:p>10674</text:p>
          </table:table-cell>
          <table:table-cell office:value-type="float" office:value="14232" table:formula="of:=MIN([.$C207]*(COLUMN()-6);32768)" table:style-name="ce1">
            <text:p>14232</text:p>
          </table:table-cell>
          <table:table-cell office:value-type="float" office:value="17790" table:formula="of:=MIN([.$C207]*(COLUMN()-6);32768)" table:style-name="ce1">
            <text:p>17790</text:p>
          </table:table-cell>
          <table:table-cell office:value-type="float" office:value="21348" table:formula="of:=MIN([.$C207]*(COLUMN()-6);32768)" table:style-name="ce1">
            <text:p>21348</text:p>
          </table:table-cell>
          <table:table-cell office:value-type="float" office:value="24906" table:formula="of:=MIN([.$C207]*(COLUMN()-6);32768)" table:style-name="ce1">
            <text:p>24906</text:p>
          </table:table-cell>
          <table:table-cell office:value-type="float" office:value="28464" table:formula="of:=MIN([.$C207]*(COLUMN()-6);32768)" table:style-name="ce1">
            <text:p>28464</text:p>
          </table:table-cell>
          <table:table-cell office:value-type="float" office:value="32022" table:formula="of:=MIN([.$C207]*(COLUMN()-6);32768)" table:style-name="ce1">
            <text:p>32022</text:p>
          </table:table-cell>
          <table:table-cell office:value-type="float" office:value="32768" table:formula="of:=MIN([.$C207]*(COLUMN()-6);32768)" table:style-name="ce1">
            <text:p>32768</text:p>
          </table:table-cell>
          <table:table-cell office:value-type="float" office:value="32768" table:formula="of:=MIN([.$C207]*(COLUMN()-6);32768)" table:style-name="ce1">
            <text:p>32768</text:p>
          </table:table-cell>
          <table:table-cell office:value-type="float" office:value="32768" table:formula="of:=MIN([.$C207]*(COLUMN()-6);32768)" table:style-name="ce1">
            <text:p>32768</text:p>
          </table:table-cell>
          <table:table-cell office:value-type="float" office:value="32768" table:formula="of:=MIN([.$C207]*(COLUMN()-6);32768)" table:style-name="ce1">
            <text:p>32768</text:p>
          </table:table-cell>
          <table:table-cell office:value-type="float" office:value="32768" table:formula="of:=MIN([.$C207]*(COLUMN()-6);32768)" table:style-name="ce1">
            <text:p>32768</text:p>
          </table:table-cell>
          <table:table-cell office:value-type="float" office:value="32768" table:formula="of:=MIN([.$C20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19.7323225548353" table:formula="of:=[.$A$1]*(1/2)^((ROW()-2-64)/64)" table:style-name="ce1">
            <text:p>3519.732323</text:p>
          </table:table-cell>
          <table:table-cell table:style-name="ce1"/>
          <table:table-cell office:value-type="float" office:value="3520" table:formula="of:=ROUND([.A208];0)" table:style-name="ce1">
            <text:p>3520</text:p>
          </table:table-cell>
          <table:table-cell table:style-name="ce1"/>
          <table:table-cell office:value-type="float" office:value="206" table:formula="of:=ROW()-2" table:style-name="ce1">
            <text:p>206</text:p>
          </table:table-cell>
          <table:table-cell office:value-type="float" office:value="0" table:formula="of:=MIN([.$C208]*(COLUMN()-6);32768)" table:style-name="ce1">
            <text:p>0</text:p>
          </table:table-cell>
          <table:table-cell office:value-type="float" office:value="3520" table:formula="of:=MIN([.$C208]*(COLUMN()-6);32768)" table:style-name="ce1">
            <text:p>3520</text:p>
          </table:table-cell>
          <table:table-cell office:value-type="float" office:value="7040" table:formula="of:=MIN([.$C208]*(COLUMN()-6);32768)" table:style-name="ce1">
            <text:p>7040</text:p>
          </table:table-cell>
          <table:table-cell office:value-type="float" office:value="10560" table:formula="of:=MIN([.$C208]*(COLUMN()-6);32768)" table:style-name="ce1">
            <text:p>10560</text:p>
          </table:table-cell>
          <table:table-cell office:value-type="float" office:value="14080" table:formula="of:=MIN([.$C208]*(COLUMN()-6);32768)" table:style-name="ce1">
            <text:p>14080</text:p>
          </table:table-cell>
          <table:table-cell office:value-type="float" office:value="17600" table:formula="of:=MIN([.$C208]*(COLUMN()-6);32768)" table:style-name="ce1">
            <text:p>17600</text:p>
          </table:table-cell>
          <table:table-cell office:value-type="float" office:value="21120" table:formula="of:=MIN([.$C208]*(COLUMN()-6);32768)" table:style-name="ce1">
            <text:p>21120</text:p>
          </table:table-cell>
          <table:table-cell office:value-type="float" office:value="24640" table:formula="of:=MIN([.$C208]*(COLUMN()-6);32768)" table:style-name="ce1">
            <text:p>24640</text:p>
          </table:table-cell>
          <table:table-cell office:value-type="float" office:value="28160" table:formula="of:=MIN([.$C208]*(COLUMN()-6);32768)" table:style-name="ce1">
            <text:p>28160</text:p>
          </table:table-cell>
          <table:table-cell office:value-type="float" office:value="31680" table:formula="of:=MIN([.$C208]*(COLUMN()-6);32768)" table:style-name="ce1">
            <text:p>31680</text:p>
          </table:table-cell>
          <table:table-cell office:value-type="float" office:value="32768" table:formula="of:=MIN([.$C208]*(COLUMN()-6);32768)" table:style-name="ce1">
            <text:p>32768</text:p>
          </table:table-cell>
          <table:table-cell office:value-type="float" office:value="32768" table:formula="of:=MIN([.$C208]*(COLUMN()-6);32768)" table:style-name="ce1">
            <text:p>32768</text:p>
          </table:table-cell>
          <table:table-cell office:value-type="float" office:value="32768" table:formula="of:=MIN([.$C208]*(COLUMN()-6);32768)" table:style-name="ce1">
            <text:p>32768</text:p>
          </table:table-cell>
          <table:table-cell office:value-type="float" office:value="32768" table:formula="of:=MIN([.$C208]*(COLUMN()-6);32768)" table:style-name="ce1">
            <text:p>32768</text:p>
          </table:table-cell>
          <table:table-cell office:value-type="float" office:value="32768" table:formula="of:=MIN([.$C208]*(COLUMN()-6);32768)" table:style-name="ce1">
            <text:p>32768</text:p>
          </table:table-cell>
          <table:table-cell office:value-type="float" office:value="32768" table:formula="of:=MIN([.$C20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81.8178124155361" table:formula="of:=[.$A$1]*(1/2)^((ROW()-2-64)/64)" table:style-name="ce1">
            <text:p>3481.817812</text:p>
          </table:table-cell>
          <table:table-cell table:style-name="ce1"/>
          <table:table-cell office:value-type="float" office:value="3482" table:formula="of:=ROUND([.A209];0)" table:style-name="ce1">
            <text:p>3482</text:p>
          </table:table-cell>
          <table:table-cell table:style-name="ce1"/>
          <table:table-cell office:value-type="float" office:value="207" table:formula="of:=ROW()-2" table:style-name="ce1">
            <text:p>207</text:p>
          </table:table-cell>
          <table:table-cell office:value-type="float" office:value="0" table:formula="of:=MIN([.$C209]*(COLUMN()-6);32768)" table:style-name="ce1">
            <text:p>0</text:p>
          </table:table-cell>
          <table:table-cell office:value-type="float" office:value="3482" table:formula="of:=MIN([.$C209]*(COLUMN()-6);32768)" table:style-name="ce1">
            <text:p>3482</text:p>
          </table:table-cell>
          <table:table-cell office:value-type="float" office:value="6964" table:formula="of:=MIN([.$C209]*(COLUMN()-6);32768)" table:style-name="ce1">
            <text:p>6964</text:p>
          </table:table-cell>
          <table:table-cell office:value-type="float" office:value="10446" table:formula="of:=MIN([.$C209]*(COLUMN()-6);32768)" table:style-name="ce1">
            <text:p>10446</text:p>
          </table:table-cell>
          <table:table-cell office:value-type="float" office:value="13928" table:formula="of:=MIN([.$C209]*(COLUMN()-6);32768)" table:style-name="ce1">
            <text:p>13928</text:p>
          </table:table-cell>
          <table:table-cell office:value-type="float" office:value="17410" table:formula="of:=MIN([.$C209]*(COLUMN()-6);32768)" table:style-name="ce1">
            <text:p>17410</text:p>
          </table:table-cell>
          <table:table-cell office:value-type="float" office:value="20892" table:formula="of:=MIN([.$C209]*(COLUMN()-6);32768)" table:style-name="ce1">
            <text:p>20892</text:p>
          </table:table-cell>
          <table:table-cell office:value-type="float" office:value="24374" table:formula="of:=MIN([.$C209]*(COLUMN()-6);32768)" table:style-name="ce1">
            <text:p>24374</text:p>
          </table:table-cell>
          <table:table-cell office:value-type="float" office:value="27856" table:formula="of:=MIN([.$C209]*(COLUMN()-6);32768)" table:style-name="ce1">
            <text:p>27856</text:p>
          </table:table-cell>
          <table:table-cell office:value-type="float" office:value="31338" table:formula="of:=MIN([.$C209]*(COLUMN()-6);32768)" table:style-name="ce1">
            <text:p>31338</text:p>
          </table:table-cell>
          <table:table-cell office:value-type="float" office:value="32768" table:formula="of:=MIN([.$C209]*(COLUMN()-6);32768)" table:style-name="ce1">
            <text:p>32768</text:p>
          </table:table-cell>
          <table:table-cell office:value-type="float" office:value="32768" table:formula="of:=MIN([.$C209]*(COLUMN()-6);32768)" table:style-name="ce1">
            <text:p>32768</text:p>
          </table:table-cell>
          <table:table-cell office:value-type="float" office:value="32768" table:formula="of:=MIN([.$C209]*(COLUMN()-6);32768)" table:style-name="ce1">
            <text:p>32768</text:p>
          </table:table-cell>
          <table:table-cell office:value-type="float" office:value="32768" table:formula="of:=MIN([.$C209]*(COLUMN()-6);32768)" table:style-name="ce1">
            <text:p>32768</text:p>
          </table:table-cell>
          <table:table-cell office:value-type="float" office:value="32768" table:formula="of:=MIN([.$C209]*(COLUMN()-6);32768)" table:style-name="ce1">
            <text:p>32768</text:p>
          </table:table-cell>
          <table:table-cell office:value-type="float" office:value="32768" table:formula="of:=MIN([.$C20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44.3117168792151" table:formula="of:=[.$A$1]*(1/2)^((ROW()-2-64)/64)" table:style-name="ce1">
            <text:p>3444.311717</text:p>
          </table:table-cell>
          <table:table-cell table:style-name="ce1"/>
          <table:table-cell office:value-type="float" office:value="3444" table:formula="of:=ROUND([.A210];0)" table:style-name="ce1">
            <text:p>3444</text:p>
          </table:table-cell>
          <table:table-cell table:style-name="ce1"/>
          <table:table-cell office:value-type="float" office:value="208" table:formula="of:=ROW()-2" table:style-name="ce1">
            <text:p>208</text:p>
          </table:table-cell>
          <table:table-cell office:value-type="float" office:value="0" table:formula="of:=MIN([.$C210]*(COLUMN()-6);32768)" table:style-name="ce1">
            <text:p>0</text:p>
          </table:table-cell>
          <table:table-cell office:value-type="float" office:value="3444" table:formula="of:=MIN([.$C210]*(COLUMN()-6);32768)" table:style-name="ce1">
            <text:p>3444</text:p>
          </table:table-cell>
          <table:table-cell office:value-type="float" office:value="6888" table:formula="of:=MIN([.$C210]*(COLUMN()-6);32768)" table:style-name="ce1">
            <text:p>6888</text:p>
          </table:table-cell>
          <table:table-cell office:value-type="float" office:value="10332" table:formula="of:=MIN([.$C210]*(COLUMN()-6);32768)" table:style-name="ce1">
            <text:p>10332</text:p>
          </table:table-cell>
          <table:table-cell office:value-type="float" office:value="13776" table:formula="of:=MIN([.$C210]*(COLUMN()-6);32768)" table:style-name="ce1">
            <text:p>13776</text:p>
          </table:table-cell>
          <table:table-cell office:value-type="float" office:value="17220" table:formula="of:=MIN([.$C210]*(COLUMN()-6);32768)" table:style-name="ce1">
            <text:p>17220</text:p>
          </table:table-cell>
          <table:table-cell office:value-type="float" office:value="20664" table:formula="of:=MIN([.$C210]*(COLUMN()-6);32768)" table:style-name="ce1">
            <text:p>20664</text:p>
          </table:table-cell>
          <table:table-cell office:value-type="float" office:value="24108" table:formula="of:=MIN([.$C210]*(COLUMN()-6);32768)" table:style-name="ce1">
            <text:p>24108</text:p>
          </table:table-cell>
          <table:table-cell office:value-type="float" office:value="27552" table:formula="of:=MIN([.$C210]*(COLUMN()-6);32768)" table:style-name="ce1">
            <text:p>27552</text:p>
          </table:table-cell>
          <table:table-cell office:value-type="float" office:value="30996" table:formula="of:=MIN([.$C210]*(COLUMN()-6);32768)" table:style-name="ce1">
            <text:p>30996</text:p>
          </table:table-cell>
          <table:table-cell office:value-type="float" office:value="32768" table:formula="of:=MIN([.$C210]*(COLUMN()-6);32768)" table:style-name="ce1">
            <text:p>32768</text:p>
          </table:table-cell>
          <table:table-cell office:value-type="float" office:value="32768" table:formula="of:=MIN([.$C210]*(COLUMN()-6);32768)" table:style-name="ce1">
            <text:p>32768</text:p>
          </table:table-cell>
          <table:table-cell office:value-type="float" office:value="32768" table:formula="of:=MIN([.$C210]*(COLUMN()-6);32768)" table:style-name="ce1">
            <text:p>32768</text:p>
          </table:table-cell>
          <table:table-cell office:value-type="float" office:value="32768" table:formula="of:=MIN([.$C210]*(COLUMN()-6);32768)" table:style-name="ce1">
            <text:p>32768</text:p>
          </table:table-cell>
          <table:table-cell office:value-type="float" office:value="32768" table:formula="of:=MIN([.$C210]*(COLUMN()-6);32768)" table:style-name="ce1">
            <text:p>32768</text:p>
          </table:table-cell>
          <table:table-cell office:value-type="float" office:value="32768" table:formula="of:=MIN([.$C2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07.2096365091561" table:formula="of:=[.$A$1]*(1/2)^((ROW()-2-64)/64)" table:style-name="ce1">
            <text:p>3407.209637</text:p>
          </table:table-cell>
          <table:table-cell table:style-name="ce1"/>
          <table:table-cell office:value-type="float" office:value="3407" table:formula="of:=ROUND([.A211];0)" table:style-name="ce1">
            <text:p>3407</text:p>
          </table:table-cell>
          <table:table-cell table:style-name="ce1"/>
          <table:table-cell office:value-type="float" office:value="209" table:formula="of:=ROW()-2" table:style-name="ce1">
            <text:p>209</text:p>
          </table:table-cell>
          <table:table-cell office:value-type="float" office:value="0" table:formula="of:=MIN([.$C211]*(COLUMN()-6);32768)" table:style-name="ce1">
            <text:p>0</text:p>
          </table:table-cell>
          <table:table-cell office:value-type="float" office:value="3407" table:formula="of:=MIN([.$C211]*(COLUMN()-6);32768)" table:style-name="ce1">
            <text:p>3407</text:p>
          </table:table-cell>
          <table:table-cell office:value-type="float" office:value="6814" table:formula="of:=MIN([.$C211]*(COLUMN()-6);32768)" table:style-name="ce1">
            <text:p>6814</text:p>
          </table:table-cell>
          <table:table-cell office:value-type="float" office:value="10221" table:formula="of:=MIN([.$C211]*(COLUMN()-6);32768)" table:style-name="ce1">
            <text:p>10221</text:p>
          </table:table-cell>
          <table:table-cell office:value-type="float" office:value="13628" table:formula="of:=MIN([.$C211]*(COLUMN()-6);32768)" table:style-name="ce1">
            <text:p>13628</text:p>
          </table:table-cell>
          <table:table-cell office:value-type="float" office:value="17035" table:formula="of:=MIN([.$C211]*(COLUMN()-6);32768)" table:style-name="ce1">
            <text:p>17035</text:p>
          </table:table-cell>
          <table:table-cell office:value-type="float" office:value="20442" table:formula="of:=MIN([.$C211]*(COLUMN()-6);32768)" table:style-name="ce1">
            <text:p>20442</text:p>
          </table:table-cell>
          <table:table-cell office:value-type="float" office:value="23849" table:formula="of:=MIN([.$C211]*(COLUMN()-6);32768)" table:style-name="ce1">
            <text:p>23849</text:p>
          </table:table-cell>
          <table:table-cell office:value-type="float" office:value="27256" table:formula="of:=MIN([.$C211]*(COLUMN()-6);32768)" table:style-name="ce1">
            <text:p>27256</text:p>
          </table:table-cell>
          <table:table-cell office:value-type="float" office:value="30663" table:formula="of:=MIN([.$C211]*(COLUMN()-6);32768)" table:style-name="ce1">
            <text:p>30663</text:p>
          </table:table-cell>
          <table:table-cell office:value-type="float" office:value="32768" table:formula="of:=MIN([.$C211]*(COLUMN()-6);32768)" table:style-name="ce1">
            <text:p>32768</text:p>
          </table:table-cell>
          <table:table-cell office:value-type="float" office:value="32768" table:formula="of:=MIN([.$C211]*(COLUMN()-6);32768)" table:style-name="ce1">
            <text:p>32768</text:p>
          </table:table-cell>
          <table:table-cell office:value-type="float" office:value="32768" table:formula="of:=MIN([.$C211]*(COLUMN()-6);32768)" table:style-name="ce1">
            <text:p>32768</text:p>
          </table:table-cell>
          <table:table-cell office:value-type="float" office:value="32768" table:formula="of:=MIN([.$C211]*(COLUMN()-6);32768)" table:style-name="ce1">
            <text:p>32768</text:p>
          </table:table-cell>
          <table:table-cell office:value-type="float" office:value="32768" table:formula="of:=MIN([.$C211]*(COLUMN()-6);32768)" table:style-name="ce1">
            <text:p>32768</text:p>
          </table:table-cell>
          <table:table-cell office:value-type="float" office:value="32768" table:formula="of:=MIN([.$C2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70.5072192593198" table:formula="of:=[.$A$1]*(1/2)^((ROW()-2-64)/64)" table:style-name="ce1">
            <text:p>3370.507219</text:p>
          </table:table-cell>
          <table:table-cell table:style-name="ce1"/>
          <table:table-cell office:value-type="float" office:value="3371" table:formula="of:=ROUND([.A212];0)" table:style-name="ce1">
            <text:p>3371</text:p>
          </table:table-cell>
          <table:table-cell table:style-name="ce1"/>
          <table:table-cell office:value-type="float" office:value="210" table:formula="of:=ROW()-2" table:style-name="ce1">
            <text:p>210</text:p>
          </table:table-cell>
          <table:table-cell office:value-type="float" office:value="0" table:formula="of:=MIN([.$C212]*(COLUMN()-6);32768)" table:style-name="ce1">
            <text:p>0</text:p>
          </table:table-cell>
          <table:table-cell office:value-type="float" office:value="3371" table:formula="of:=MIN([.$C212]*(COLUMN()-6);32768)" table:style-name="ce1">
            <text:p>3371</text:p>
          </table:table-cell>
          <table:table-cell office:value-type="float" office:value="6742" table:formula="of:=MIN([.$C212]*(COLUMN()-6);32768)" table:style-name="ce1">
            <text:p>6742</text:p>
          </table:table-cell>
          <table:table-cell office:value-type="float" office:value="10113" table:formula="of:=MIN([.$C212]*(COLUMN()-6);32768)" table:style-name="ce1">
            <text:p>10113</text:p>
          </table:table-cell>
          <table:table-cell office:value-type="float" office:value="13484" table:formula="of:=MIN([.$C212]*(COLUMN()-6);32768)" table:style-name="ce1">
            <text:p>13484</text:p>
          </table:table-cell>
          <table:table-cell office:value-type="float" office:value="16855" table:formula="of:=MIN([.$C212]*(COLUMN()-6);32768)" table:style-name="ce1">
            <text:p>16855</text:p>
          </table:table-cell>
          <table:table-cell office:value-type="float" office:value="20226" table:formula="of:=MIN([.$C212]*(COLUMN()-6);32768)" table:style-name="ce1">
            <text:p>20226</text:p>
          </table:table-cell>
          <table:table-cell office:value-type="float" office:value="23597" table:formula="of:=MIN([.$C212]*(COLUMN()-6);32768)" table:style-name="ce1">
            <text:p>23597</text:p>
          </table:table-cell>
          <table:table-cell office:value-type="float" office:value="26968" table:formula="of:=MIN([.$C212]*(COLUMN()-6);32768)" table:style-name="ce1">
            <text:p>26968</text:p>
          </table:table-cell>
          <table:table-cell office:value-type="float" office:value="30339" table:formula="of:=MIN([.$C212]*(COLUMN()-6);32768)" table:style-name="ce1">
            <text:p>30339</text:p>
          </table:table-cell>
          <table:table-cell office:value-type="float" office:value="32768" table:formula="of:=MIN([.$C212]*(COLUMN()-6);32768)" table:style-name="ce1">
            <text:p>32768</text:p>
          </table:table-cell>
          <table:table-cell office:value-type="float" office:value="32768" table:formula="of:=MIN([.$C212]*(COLUMN()-6);32768)" table:style-name="ce1">
            <text:p>32768</text:p>
          </table:table-cell>
          <table:table-cell office:value-type="float" office:value="32768" table:formula="of:=MIN([.$C212]*(COLUMN()-6);32768)" table:style-name="ce1">
            <text:p>32768</text:p>
          </table:table-cell>
          <table:table-cell office:value-type="float" office:value="32768" table:formula="of:=MIN([.$C212]*(COLUMN()-6);32768)" table:style-name="ce1">
            <text:p>32768</text:p>
          </table:table-cell>
          <table:table-cell office:value-type="float" office:value="32768" table:formula="of:=MIN([.$C212]*(COLUMN()-6);32768)" table:style-name="ce1">
            <text:p>32768</text:p>
          </table:table-cell>
          <table:table-cell office:value-type="float" office:value="32768" table:formula="of:=MIN([.$C2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34.2001599638488" table:formula="of:=[.$A$1]*(1/2)^((ROW()-2-64)/64)" table:style-name="ce1">
            <text:p>3334.20016</text:p>
          </table:table-cell>
          <table:table-cell table:style-name="ce1"/>
          <table:table-cell office:value-type="float" office:value="3334" table:formula="of:=ROUND([.A213];0)" table:style-name="ce1">
            <text:p>3334</text:p>
          </table:table-cell>
          <table:table-cell table:style-name="ce1"/>
          <table:table-cell office:value-type="float" office:value="211" table:formula="of:=ROW()-2" table:style-name="ce1">
            <text:p>211</text:p>
          </table:table-cell>
          <table:table-cell office:value-type="float" office:value="0" table:formula="of:=MIN([.$C213]*(COLUMN()-6);32768)" table:style-name="ce1">
            <text:p>0</text:p>
          </table:table-cell>
          <table:table-cell office:value-type="float" office:value="3334" table:formula="of:=MIN([.$C213]*(COLUMN()-6);32768)" table:style-name="ce1">
            <text:p>3334</text:p>
          </table:table-cell>
          <table:table-cell office:value-type="float" office:value="6668" table:formula="of:=MIN([.$C213]*(COLUMN()-6);32768)" table:style-name="ce1">
            <text:p>6668</text:p>
          </table:table-cell>
          <table:table-cell office:value-type="float" office:value="10002" table:formula="of:=MIN([.$C213]*(COLUMN()-6);32768)" table:style-name="ce1">
            <text:p>10002</text:p>
          </table:table-cell>
          <table:table-cell office:value-type="float" office:value="13336" table:formula="of:=MIN([.$C213]*(COLUMN()-6);32768)" table:style-name="ce1">
            <text:p>13336</text:p>
          </table:table-cell>
          <table:table-cell office:value-type="float" office:value="16670" table:formula="of:=MIN([.$C213]*(COLUMN()-6);32768)" table:style-name="ce1">
            <text:p>16670</text:p>
          </table:table-cell>
          <table:table-cell office:value-type="float" office:value="20004" table:formula="of:=MIN([.$C213]*(COLUMN()-6);32768)" table:style-name="ce1">
            <text:p>20004</text:p>
          </table:table-cell>
          <table:table-cell office:value-type="float" office:value="23338" table:formula="of:=MIN([.$C213]*(COLUMN()-6);32768)" table:style-name="ce1">
            <text:p>23338</text:p>
          </table:table-cell>
          <table:table-cell office:value-type="float" office:value="26672" table:formula="of:=MIN([.$C213]*(COLUMN()-6);32768)" table:style-name="ce1">
            <text:p>26672</text:p>
          </table:table-cell>
          <table:table-cell office:value-type="float" office:value="30006" table:formula="of:=MIN([.$C213]*(COLUMN()-6);32768)" table:style-name="ce1">
            <text:p>30006</text:p>
          </table:table-cell>
          <table:table-cell office:value-type="float" office:value="32768" table:formula="of:=MIN([.$C213]*(COLUMN()-6);32768)" table:style-name="ce1">
            <text:p>32768</text:p>
          </table:table-cell>
          <table:table-cell office:value-type="float" office:value="32768" table:formula="of:=MIN([.$C213]*(COLUMN()-6);32768)" table:style-name="ce1">
            <text:p>32768</text:p>
          </table:table-cell>
          <table:table-cell office:value-type="float" office:value="32768" table:formula="of:=MIN([.$C213]*(COLUMN()-6);32768)" table:style-name="ce1">
            <text:p>32768</text:p>
          </table:table-cell>
          <table:table-cell office:value-type="float" office:value="32768" table:formula="of:=MIN([.$C213]*(COLUMN()-6);32768)" table:style-name="ce1">
            <text:p>32768</text:p>
          </table:table-cell>
          <table:table-cell office:value-type="float" office:value="32768" table:formula="of:=MIN([.$C213]*(COLUMN()-6);32768)" table:style-name="ce1">
            <text:p>32768</text:p>
          </table:table-cell>
          <table:table-cell office:value-type="float" office:value="32768" table:formula="of:=MIN([.$C2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98.2841998320732" table:formula="of:=[.$A$1]*(1/2)^((ROW()-2-64)/64)" table:style-name="ce1">
            <text:p>3298.2842</text:p>
          </table:table-cell>
          <table:table-cell table:style-name="ce1"/>
          <table:table-cell office:value-type="float" office:value="3298" table:formula="of:=ROUND([.A214];0)" table:style-name="ce1">
            <text:p>3298</text:p>
          </table:table-cell>
          <table:table-cell table:style-name="ce1"/>
          <table:table-cell office:value-type="float" office:value="212" table:formula="of:=ROW()-2" table:style-name="ce1">
            <text:p>212</text:p>
          </table:table-cell>
          <table:table-cell office:value-type="float" office:value="0" table:formula="of:=MIN([.$C214]*(COLUMN()-6);32768)" table:style-name="ce1">
            <text:p>0</text:p>
          </table:table-cell>
          <table:table-cell office:value-type="float" office:value="3298" table:formula="of:=MIN([.$C214]*(COLUMN()-6);32768)" table:style-name="ce1">
            <text:p>3298</text:p>
          </table:table-cell>
          <table:table-cell office:value-type="float" office:value="6596" table:formula="of:=MIN([.$C214]*(COLUMN()-6);32768)" table:style-name="ce1">
            <text:p>6596</text:p>
          </table:table-cell>
          <table:table-cell office:value-type="float" office:value="9894" table:formula="of:=MIN([.$C214]*(COLUMN()-6);32768)" table:style-name="ce1">
            <text:p>9894</text:p>
          </table:table-cell>
          <table:table-cell office:value-type="float" office:value="13192" table:formula="of:=MIN([.$C214]*(COLUMN()-6);32768)" table:style-name="ce1">
            <text:p>13192</text:p>
          </table:table-cell>
          <table:table-cell office:value-type="float" office:value="16490" table:formula="of:=MIN([.$C214]*(COLUMN()-6);32768)" table:style-name="ce1">
            <text:p>16490</text:p>
          </table:table-cell>
          <table:table-cell office:value-type="float" office:value="19788" table:formula="of:=MIN([.$C214]*(COLUMN()-6);32768)" table:style-name="ce1">
            <text:p>19788</text:p>
          </table:table-cell>
          <table:table-cell office:value-type="float" office:value="23086" table:formula="of:=MIN([.$C214]*(COLUMN()-6);32768)" table:style-name="ce1">
            <text:p>23086</text:p>
          </table:table-cell>
          <table:table-cell office:value-type="float" office:value="26384" table:formula="of:=MIN([.$C214]*(COLUMN()-6);32768)" table:style-name="ce1">
            <text:p>26384</text:p>
          </table:table-cell>
          <table:table-cell office:value-type="float" office:value="29682" table:formula="of:=MIN([.$C214]*(COLUMN()-6);32768)" table:style-name="ce1">
            <text:p>29682</text:p>
          </table:table-cell>
          <table:table-cell office:value-type="float" office:value="32768" table:formula="of:=MIN([.$C214]*(COLUMN()-6);32768)" table:style-name="ce1">
            <text:p>32768</text:p>
          </table:table-cell>
          <table:table-cell office:value-type="float" office:value="32768" table:formula="of:=MIN([.$C214]*(COLUMN()-6);32768)" table:style-name="ce1">
            <text:p>32768</text:p>
          </table:table-cell>
          <table:table-cell office:value-type="float" office:value="32768" table:formula="of:=MIN([.$C214]*(COLUMN()-6);32768)" table:style-name="ce1">
            <text:p>32768</text:p>
          </table:table-cell>
          <table:table-cell office:value-type="float" office:value="32768" table:formula="of:=MIN([.$C214]*(COLUMN()-6);32768)" table:style-name="ce1">
            <text:p>32768</text:p>
          </table:table-cell>
          <table:table-cell office:value-type="float" office:value="32768" table:formula="of:=MIN([.$C214]*(COLUMN()-6);32768)" table:style-name="ce1">
            <text:p>32768</text:p>
          </table:table-cell>
          <table:table-cell office:value-type="float" office:value="32768" table:formula="of:=MIN([.$C2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62.7551259489628" table:formula="of:=[.$A$1]*(1/2)^((ROW()-2-64)/64)" table:style-name="ce1">
            <text:p>3262.755126</text:p>
          </table:table-cell>
          <table:table-cell table:style-name="ce1"/>
          <table:table-cell office:value-type="float" office:value="3263" table:formula="of:=ROUND([.A215];0)" table:style-name="ce1">
            <text:p>3263</text:p>
          </table:table-cell>
          <table:table-cell table:style-name="ce1"/>
          <table:table-cell office:value-type="float" office:value="213" table:formula="of:=ROW()-2" table:style-name="ce1">
            <text:p>213</text:p>
          </table:table-cell>
          <table:table-cell office:value-type="float" office:value="0" table:formula="of:=MIN([.$C215]*(COLUMN()-6);32768)" table:style-name="ce1">
            <text:p>0</text:p>
          </table:table-cell>
          <table:table-cell office:value-type="float" office:value="3263" table:formula="of:=MIN([.$C215]*(COLUMN()-6);32768)" table:style-name="ce1">
            <text:p>3263</text:p>
          </table:table-cell>
          <table:table-cell office:value-type="float" office:value="6526" table:formula="of:=MIN([.$C215]*(COLUMN()-6);32768)" table:style-name="ce1">
            <text:p>6526</text:p>
          </table:table-cell>
          <table:table-cell office:value-type="float" office:value="9789" table:formula="of:=MIN([.$C215]*(COLUMN()-6);32768)" table:style-name="ce1">
            <text:p>9789</text:p>
          </table:table-cell>
          <table:table-cell office:value-type="float" office:value="13052" table:formula="of:=MIN([.$C215]*(COLUMN()-6);32768)" table:style-name="ce1">
            <text:p>13052</text:p>
          </table:table-cell>
          <table:table-cell office:value-type="float" office:value="16315" table:formula="of:=MIN([.$C215]*(COLUMN()-6);32768)" table:style-name="ce1">
            <text:p>16315</text:p>
          </table:table-cell>
          <table:table-cell office:value-type="float" office:value="19578" table:formula="of:=MIN([.$C215]*(COLUMN()-6);32768)" table:style-name="ce1">
            <text:p>19578</text:p>
          </table:table-cell>
          <table:table-cell office:value-type="float" office:value="22841" table:formula="of:=MIN([.$C215]*(COLUMN()-6);32768)" table:style-name="ce1">
            <text:p>22841</text:p>
          </table:table-cell>
          <table:table-cell office:value-type="float" office:value="26104" table:formula="of:=MIN([.$C215]*(COLUMN()-6);32768)" table:style-name="ce1">
            <text:p>26104</text:p>
          </table:table-cell>
          <table:table-cell office:value-type="float" office:value="29367" table:formula="of:=MIN([.$C215]*(COLUMN()-6);32768)" table:style-name="ce1">
            <text:p>29367</text:p>
          </table:table-cell>
          <table:table-cell office:value-type="float" office:value="32630" table:formula="of:=MIN([.$C215]*(COLUMN()-6);32768)" table:style-name="ce1">
            <text:p>32630</text:p>
          </table:table-cell>
          <table:table-cell office:value-type="float" office:value="32768" table:formula="of:=MIN([.$C215]*(COLUMN()-6);32768)" table:style-name="ce1">
            <text:p>32768</text:p>
          </table:table-cell>
          <table:table-cell office:value-type="float" office:value="32768" table:formula="of:=MIN([.$C215]*(COLUMN()-6);32768)" table:style-name="ce1">
            <text:p>32768</text:p>
          </table:table-cell>
          <table:table-cell office:value-type="float" office:value="32768" table:formula="of:=MIN([.$C215]*(COLUMN()-6);32768)" table:style-name="ce1">
            <text:p>32768</text:p>
          </table:table-cell>
          <table:table-cell office:value-type="float" office:value="32768" table:formula="of:=MIN([.$C215]*(COLUMN()-6);32768)" table:style-name="ce1">
            <text:p>32768</text:p>
          </table:table-cell>
          <table:table-cell office:value-type="float" office:value="32768" table:formula="of:=MIN([.$C2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27.6087707809515" table:formula="of:=[.$A$1]*(1/2)^((ROW()-2-64)/64)" table:style-name="ce1">
            <text:p>3227.608771</text:p>
          </table:table-cell>
          <table:table-cell table:style-name="ce1"/>
          <table:table-cell office:value-type="float" office:value="3228" table:formula="of:=ROUND([.A216];0)" table:style-name="ce1">
            <text:p>3228</text:p>
          </table:table-cell>
          <table:table-cell table:style-name="ce1"/>
          <table:table-cell office:value-type="float" office:value="214" table:formula="of:=ROW()-2" table:style-name="ce1">
            <text:p>214</text:p>
          </table:table-cell>
          <table:table-cell office:value-type="float" office:value="0" table:formula="of:=MIN([.$C216]*(COLUMN()-6);32768)" table:style-name="ce1">
            <text:p>0</text:p>
          </table:table-cell>
          <table:table-cell office:value-type="float" office:value="3228" table:formula="of:=MIN([.$C216]*(COLUMN()-6);32768)" table:style-name="ce1">
            <text:p>3228</text:p>
          </table:table-cell>
          <table:table-cell office:value-type="float" office:value="6456" table:formula="of:=MIN([.$C216]*(COLUMN()-6);32768)" table:style-name="ce1">
            <text:p>6456</text:p>
          </table:table-cell>
          <table:table-cell office:value-type="float" office:value="9684" table:formula="of:=MIN([.$C216]*(COLUMN()-6);32768)" table:style-name="ce1">
            <text:p>9684</text:p>
          </table:table-cell>
          <table:table-cell office:value-type="float" office:value="12912" table:formula="of:=MIN([.$C216]*(COLUMN()-6);32768)" table:style-name="ce1">
            <text:p>12912</text:p>
          </table:table-cell>
          <table:table-cell office:value-type="float" office:value="16140" table:formula="of:=MIN([.$C216]*(COLUMN()-6);32768)" table:style-name="ce1">
            <text:p>16140</text:p>
          </table:table-cell>
          <table:table-cell office:value-type="float" office:value="19368" table:formula="of:=MIN([.$C216]*(COLUMN()-6);32768)" table:style-name="ce1">
            <text:p>19368</text:p>
          </table:table-cell>
          <table:table-cell office:value-type="float" office:value="22596" table:formula="of:=MIN([.$C216]*(COLUMN()-6);32768)" table:style-name="ce1">
            <text:p>22596</text:p>
          </table:table-cell>
          <table:table-cell office:value-type="float" office:value="25824" table:formula="of:=MIN([.$C216]*(COLUMN()-6);32768)" table:style-name="ce1">
            <text:p>25824</text:p>
          </table:table-cell>
          <table:table-cell office:value-type="float" office:value="29052" table:formula="of:=MIN([.$C216]*(COLUMN()-6);32768)" table:style-name="ce1">
            <text:p>29052</text:p>
          </table:table-cell>
          <table:table-cell office:value-type="float" office:value="32280" table:formula="of:=MIN([.$C216]*(COLUMN()-6);32768)" table:style-name="ce1">
            <text:p>32280</text:p>
          </table:table-cell>
          <table:table-cell office:value-type="float" office:value="32768" table:formula="of:=MIN([.$C216]*(COLUMN()-6);32768)" table:style-name="ce1">
            <text:p>32768</text:p>
          </table:table-cell>
          <table:table-cell office:value-type="float" office:value="32768" table:formula="of:=MIN([.$C216]*(COLUMN()-6);32768)" table:style-name="ce1">
            <text:p>32768</text:p>
          </table:table-cell>
          <table:table-cell office:value-type="float" office:value="32768" table:formula="of:=MIN([.$C216]*(COLUMN()-6);32768)" table:style-name="ce1">
            <text:p>32768</text:p>
          </table:table-cell>
          <table:table-cell office:value-type="float" office:value="32768" table:formula="of:=MIN([.$C216]*(COLUMN()-6);32768)" table:style-name="ce1">
            <text:p>32768</text:p>
          </table:table-cell>
          <table:table-cell office:value-type="float" office:value="32768" table:formula="of:=MIN([.$C2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92.84101168709" table:formula="of:=[.$A$1]*(1/2)^((ROW()-2-64)/64)" table:style-name="ce1">
            <text:p>3192.841012</text:p>
          </table:table-cell>
          <table:table-cell table:style-name="ce1"/>
          <table:table-cell office:value-type="float" office:value="3193" table:formula="of:=ROUND([.A217];0)" table:style-name="ce1">
            <text:p>3193</text:p>
          </table:table-cell>
          <table:table-cell table:style-name="ce1"/>
          <table:table-cell office:value-type="float" office:value="215" table:formula="of:=ROW()-2" table:style-name="ce1">
            <text:p>215</text:p>
          </table:table-cell>
          <table:table-cell office:value-type="float" office:value="0" table:formula="of:=MIN([.$C217]*(COLUMN()-6);32768)" table:style-name="ce1">
            <text:p>0</text:p>
          </table:table-cell>
          <table:table-cell office:value-type="float" office:value="3193" table:formula="of:=MIN([.$C217]*(COLUMN()-6);32768)" table:style-name="ce1">
            <text:p>3193</text:p>
          </table:table-cell>
          <table:table-cell office:value-type="float" office:value="6386" table:formula="of:=MIN([.$C217]*(COLUMN()-6);32768)" table:style-name="ce1">
            <text:p>6386</text:p>
          </table:table-cell>
          <table:table-cell office:value-type="float" office:value="9579" table:formula="of:=MIN([.$C217]*(COLUMN()-6);32768)" table:style-name="ce1">
            <text:p>9579</text:p>
          </table:table-cell>
          <table:table-cell office:value-type="float" office:value="12772" table:formula="of:=MIN([.$C217]*(COLUMN()-6);32768)" table:style-name="ce1">
            <text:p>12772</text:p>
          </table:table-cell>
          <table:table-cell office:value-type="float" office:value="15965" table:formula="of:=MIN([.$C217]*(COLUMN()-6);32768)" table:style-name="ce1">
            <text:p>15965</text:p>
          </table:table-cell>
          <table:table-cell office:value-type="float" office:value="19158" table:formula="of:=MIN([.$C217]*(COLUMN()-6);32768)" table:style-name="ce1">
            <text:p>19158</text:p>
          </table:table-cell>
          <table:table-cell office:value-type="float" office:value="22351" table:formula="of:=MIN([.$C217]*(COLUMN()-6);32768)" table:style-name="ce1">
            <text:p>22351</text:p>
          </table:table-cell>
          <table:table-cell office:value-type="float" office:value="25544" table:formula="of:=MIN([.$C217]*(COLUMN()-6);32768)" table:style-name="ce1">
            <text:p>25544</text:p>
          </table:table-cell>
          <table:table-cell office:value-type="float" office:value="28737" table:formula="of:=MIN([.$C217]*(COLUMN()-6);32768)" table:style-name="ce1">
            <text:p>28737</text:p>
          </table:table-cell>
          <table:table-cell office:value-type="float" office:value="31930" table:formula="of:=MIN([.$C217]*(COLUMN()-6);32768)" table:style-name="ce1">
            <text:p>31930</text:p>
          </table:table-cell>
          <table:table-cell office:value-type="float" office:value="32768" table:formula="of:=MIN([.$C217]*(COLUMN()-6);32768)" table:style-name="ce1">
            <text:p>32768</text:p>
          </table:table-cell>
          <table:table-cell office:value-type="float" office:value="32768" table:formula="of:=MIN([.$C217]*(COLUMN()-6);32768)" table:style-name="ce1">
            <text:p>32768</text:p>
          </table:table-cell>
          <table:table-cell office:value-type="float" office:value="32768" table:formula="of:=MIN([.$C217]*(COLUMN()-6);32768)" table:style-name="ce1">
            <text:p>32768</text:p>
          </table:table-cell>
          <table:table-cell office:value-type="float" office:value="32768" table:formula="of:=MIN([.$C217]*(COLUMN()-6);32768)" table:style-name="ce1">
            <text:p>32768</text:p>
          </table:table-cell>
          <table:table-cell office:value-type="float" office:value="32768" table:formula="of:=MIN([.$C2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58.4477704354626" table:formula="of:=[.$A$1]*(1/2)^((ROW()-2-64)/64)" table:style-name="ce1">
            <text:p>3158.44777</text:p>
          </table:table-cell>
          <table:table-cell table:style-name="ce1"/>
          <table:table-cell office:value-type="float" office:value="3158" table:formula="of:=ROUND([.A218];0)" table:style-name="ce1">
            <text:p>3158</text:p>
          </table:table-cell>
          <table:table-cell table:style-name="ce1"/>
          <table:table-cell office:value-type="float" office:value="216" table:formula="of:=ROW()-2" table:style-name="ce1">
            <text:p>216</text:p>
          </table:table-cell>
          <table:table-cell office:value-type="float" office:value="0" table:formula="of:=MIN([.$C218]*(COLUMN()-6);32768)" table:style-name="ce1">
            <text:p>0</text:p>
          </table:table-cell>
          <table:table-cell office:value-type="float" office:value="3158" table:formula="of:=MIN([.$C218]*(COLUMN()-6);32768)" table:style-name="ce1">
            <text:p>3158</text:p>
          </table:table-cell>
          <table:table-cell office:value-type="float" office:value="6316" table:formula="of:=MIN([.$C218]*(COLUMN()-6);32768)" table:style-name="ce1">
            <text:p>6316</text:p>
          </table:table-cell>
          <table:table-cell office:value-type="float" office:value="9474" table:formula="of:=MIN([.$C218]*(COLUMN()-6);32768)" table:style-name="ce1">
            <text:p>9474</text:p>
          </table:table-cell>
          <table:table-cell office:value-type="float" office:value="12632" table:formula="of:=MIN([.$C218]*(COLUMN()-6);32768)" table:style-name="ce1">
            <text:p>12632</text:p>
          </table:table-cell>
          <table:table-cell office:value-type="float" office:value="15790" table:formula="of:=MIN([.$C218]*(COLUMN()-6);32768)" table:style-name="ce1">
            <text:p>15790</text:p>
          </table:table-cell>
          <table:table-cell office:value-type="float" office:value="18948" table:formula="of:=MIN([.$C218]*(COLUMN()-6);32768)" table:style-name="ce1">
            <text:p>18948</text:p>
          </table:table-cell>
          <table:table-cell office:value-type="float" office:value="22106" table:formula="of:=MIN([.$C218]*(COLUMN()-6);32768)" table:style-name="ce1">
            <text:p>22106</text:p>
          </table:table-cell>
          <table:table-cell office:value-type="float" office:value="25264" table:formula="of:=MIN([.$C218]*(COLUMN()-6);32768)" table:style-name="ce1">
            <text:p>25264</text:p>
          </table:table-cell>
          <table:table-cell office:value-type="float" office:value="28422" table:formula="of:=MIN([.$C218]*(COLUMN()-6);32768)" table:style-name="ce1">
            <text:p>28422</text:p>
          </table:table-cell>
          <table:table-cell office:value-type="float" office:value="31580" table:formula="of:=MIN([.$C218]*(COLUMN()-6);32768)" table:style-name="ce1">
            <text:p>31580</text:p>
          </table:table-cell>
          <table:table-cell office:value-type="float" office:value="32768" table:formula="of:=MIN([.$C218]*(COLUMN()-6);32768)" table:style-name="ce1">
            <text:p>32768</text:p>
          </table:table-cell>
          <table:table-cell office:value-type="float" office:value="32768" table:formula="of:=MIN([.$C218]*(COLUMN()-6);32768)" table:style-name="ce1">
            <text:p>32768</text:p>
          </table:table-cell>
          <table:table-cell office:value-type="float" office:value="32768" table:formula="of:=MIN([.$C218]*(COLUMN()-6);32768)" table:style-name="ce1">
            <text:p>32768</text:p>
          </table:table-cell>
          <table:table-cell office:value-type="float" office:value="32768" table:formula="of:=MIN([.$C218]*(COLUMN()-6);32768)" table:style-name="ce1">
            <text:p>32768</text:p>
          </table:table-cell>
          <table:table-cell office:value-type="float" office:value="32768" table:formula="of:=MIN([.$C2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24.4250127248142" table:formula="of:=[.$A$1]*(1/2)^((ROW()-2-64)/64)" table:style-name="ce1">
            <text:p>3124.425013</text:p>
          </table:table-cell>
          <table:table-cell table:style-name="ce1"/>
          <table:table-cell office:value-type="float" office:value="3124" table:formula="of:=ROUND([.A219];0)" table:style-name="ce1">
            <text:p>3124</text:p>
          </table:table-cell>
          <table:table-cell table:style-name="ce1"/>
          <table:table-cell office:value-type="float" office:value="217" table:formula="of:=ROW()-2" table:style-name="ce1">
            <text:p>217</text:p>
          </table:table-cell>
          <table:table-cell office:value-type="float" office:value="0" table:formula="of:=MIN([.$C219]*(COLUMN()-6);32768)" table:style-name="ce1">
            <text:p>0</text:p>
          </table:table-cell>
          <table:table-cell office:value-type="float" office:value="3124" table:formula="of:=MIN([.$C219]*(COLUMN()-6);32768)" table:style-name="ce1">
            <text:p>3124</text:p>
          </table:table-cell>
          <table:table-cell office:value-type="float" office:value="6248" table:formula="of:=MIN([.$C219]*(COLUMN()-6);32768)" table:style-name="ce1">
            <text:p>6248</text:p>
          </table:table-cell>
          <table:table-cell office:value-type="float" office:value="9372" table:formula="of:=MIN([.$C219]*(COLUMN()-6);32768)" table:style-name="ce1">
            <text:p>9372</text:p>
          </table:table-cell>
          <table:table-cell office:value-type="float" office:value="12496" table:formula="of:=MIN([.$C219]*(COLUMN()-6);32768)" table:style-name="ce1">
            <text:p>12496</text:p>
          </table:table-cell>
          <table:table-cell office:value-type="float" office:value="15620" table:formula="of:=MIN([.$C219]*(COLUMN()-6);32768)" table:style-name="ce1">
            <text:p>15620</text:p>
          </table:table-cell>
          <table:table-cell office:value-type="float" office:value="18744" table:formula="of:=MIN([.$C219]*(COLUMN()-6);32768)" table:style-name="ce1">
            <text:p>18744</text:p>
          </table:table-cell>
          <table:table-cell office:value-type="float" office:value="21868" table:formula="of:=MIN([.$C219]*(COLUMN()-6);32768)" table:style-name="ce1">
            <text:p>21868</text:p>
          </table:table-cell>
          <table:table-cell office:value-type="float" office:value="24992" table:formula="of:=MIN([.$C219]*(COLUMN()-6);32768)" table:style-name="ce1">
            <text:p>24992</text:p>
          </table:table-cell>
          <table:table-cell office:value-type="float" office:value="28116" table:formula="of:=MIN([.$C219]*(COLUMN()-6);32768)" table:style-name="ce1">
            <text:p>28116</text:p>
          </table:table-cell>
          <table:table-cell office:value-type="float" office:value="31240" table:formula="of:=MIN([.$C219]*(COLUMN()-6);32768)" table:style-name="ce1">
            <text:p>31240</text:p>
          </table:table-cell>
          <table:table-cell office:value-type="float" office:value="32768" table:formula="of:=MIN([.$C219]*(COLUMN()-6);32768)" table:style-name="ce1">
            <text:p>32768</text:p>
          </table:table-cell>
          <table:table-cell office:value-type="float" office:value="32768" table:formula="of:=MIN([.$C219]*(COLUMN()-6);32768)" table:style-name="ce1">
            <text:p>32768</text:p>
          </table:table-cell>
          <table:table-cell office:value-type="float" office:value="32768" table:formula="of:=MIN([.$C219]*(COLUMN()-6);32768)" table:style-name="ce1">
            <text:p>32768</text:p>
          </table:table-cell>
          <table:table-cell office:value-type="float" office:value="32768" table:formula="of:=MIN([.$C219]*(COLUMN()-6);32768)" table:style-name="ce1">
            <text:p>32768</text:p>
          </table:table-cell>
          <table:table-cell office:value-type="float" office:value="32768" table:formula="of:=MIN([.$C2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90.7687477113295" table:formula="of:=[.$A$1]*(1/2)^((ROW()-2-64)/64)" table:style-name="ce1">
            <text:p>3090.768748</text:p>
          </table:table-cell>
          <table:table-cell table:style-name="ce1"/>
          <table:table-cell office:value-type="float" office:value="3091" table:formula="of:=ROUND([.A220];0)" table:style-name="ce1">
            <text:p>3091</text:p>
          </table:table-cell>
          <table:table-cell table:style-name="ce1"/>
          <table:table-cell office:value-type="float" office:value="218" table:formula="of:=ROW()-2" table:style-name="ce1">
            <text:p>218</text:p>
          </table:table-cell>
          <table:table-cell office:value-type="float" office:value="0" table:formula="of:=MIN([.$C220]*(COLUMN()-6);32768)" table:style-name="ce1">
            <text:p>0</text:p>
          </table:table-cell>
          <table:table-cell office:value-type="float" office:value="3091" table:formula="of:=MIN([.$C220]*(COLUMN()-6);32768)" table:style-name="ce1">
            <text:p>3091</text:p>
          </table:table-cell>
          <table:table-cell office:value-type="float" office:value="6182" table:formula="of:=MIN([.$C220]*(COLUMN()-6);32768)" table:style-name="ce1">
            <text:p>6182</text:p>
          </table:table-cell>
          <table:table-cell office:value-type="float" office:value="9273" table:formula="of:=MIN([.$C220]*(COLUMN()-6);32768)" table:style-name="ce1">
            <text:p>9273</text:p>
          </table:table-cell>
          <table:table-cell office:value-type="float" office:value="12364" table:formula="of:=MIN([.$C220]*(COLUMN()-6);32768)" table:style-name="ce1">
            <text:p>12364</text:p>
          </table:table-cell>
          <table:table-cell office:value-type="float" office:value="15455" table:formula="of:=MIN([.$C220]*(COLUMN()-6);32768)" table:style-name="ce1">
            <text:p>15455</text:p>
          </table:table-cell>
          <table:table-cell office:value-type="float" office:value="18546" table:formula="of:=MIN([.$C220]*(COLUMN()-6);32768)" table:style-name="ce1">
            <text:p>18546</text:p>
          </table:table-cell>
          <table:table-cell office:value-type="float" office:value="21637" table:formula="of:=MIN([.$C220]*(COLUMN()-6);32768)" table:style-name="ce1">
            <text:p>21637</text:p>
          </table:table-cell>
          <table:table-cell office:value-type="float" office:value="24728" table:formula="of:=MIN([.$C220]*(COLUMN()-6);32768)" table:style-name="ce1">
            <text:p>24728</text:p>
          </table:table-cell>
          <table:table-cell office:value-type="float" office:value="27819" table:formula="of:=MIN([.$C220]*(COLUMN()-6);32768)" table:style-name="ce1">
            <text:p>27819</text:p>
          </table:table-cell>
          <table:table-cell office:value-type="float" office:value="30910" table:formula="of:=MIN([.$C220]*(COLUMN()-6);32768)" table:style-name="ce1">
            <text:p>30910</text:p>
          </table:table-cell>
          <table:table-cell office:value-type="float" office:value="32768" table:formula="of:=MIN([.$C220]*(COLUMN()-6);32768)" table:style-name="ce1">
            <text:p>32768</text:p>
          </table:table-cell>
          <table:table-cell office:value-type="float" office:value="32768" table:formula="of:=MIN([.$C220]*(COLUMN()-6);32768)" table:style-name="ce1">
            <text:p>32768</text:p>
          </table:table-cell>
          <table:table-cell office:value-type="float" office:value="32768" table:formula="of:=MIN([.$C220]*(COLUMN()-6);32768)" table:style-name="ce1">
            <text:p>32768</text:p>
          </table:table-cell>
          <table:table-cell office:value-type="float" office:value="32768" table:formula="of:=MIN([.$C220]*(COLUMN()-6);32768)" table:style-name="ce1">
            <text:p>32768</text:p>
          </table:table-cell>
          <table:table-cell office:value-type="float" office:value="32768" table:formula="of:=MIN([.$C2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57.4750275405108" table:formula="of:=[.$A$1]*(1/2)^((ROW()-2-64)/64)" table:style-name="ce1">
            <text:p>3057.475028</text:p>
          </table:table-cell>
          <table:table-cell table:style-name="ce1"/>
          <table:table-cell office:value-type="float" office:value="3057" table:formula="of:=ROUND([.A221];0)" table:style-name="ce1">
            <text:p>3057</text:p>
          </table:table-cell>
          <table:table-cell table:style-name="ce1"/>
          <table:table-cell office:value-type="float" office:value="219" table:formula="of:=ROW()-2" table:style-name="ce1">
            <text:p>219</text:p>
          </table:table-cell>
          <table:table-cell office:value-type="float" office:value="0" table:formula="of:=MIN([.$C221]*(COLUMN()-6);32768)" table:style-name="ce1">
            <text:p>0</text:p>
          </table:table-cell>
          <table:table-cell office:value-type="float" office:value="3057" table:formula="of:=MIN([.$C221]*(COLUMN()-6);32768)" table:style-name="ce1">
            <text:p>3057</text:p>
          </table:table-cell>
          <table:table-cell office:value-type="float" office:value="6114" table:formula="of:=MIN([.$C221]*(COLUMN()-6);32768)" table:style-name="ce1">
            <text:p>6114</text:p>
          </table:table-cell>
          <table:table-cell office:value-type="float" office:value="9171" table:formula="of:=MIN([.$C221]*(COLUMN()-6);32768)" table:style-name="ce1">
            <text:p>9171</text:p>
          </table:table-cell>
          <table:table-cell office:value-type="float" office:value="12228" table:formula="of:=MIN([.$C221]*(COLUMN()-6);32768)" table:style-name="ce1">
            <text:p>12228</text:p>
          </table:table-cell>
          <table:table-cell office:value-type="float" office:value="15285" table:formula="of:=MIN([.$C221]*(COLUMN()-6);32768)" table:style-name="ce1">
            <text:p>15285</text:p>
          </table:table-cell>
          <table:table-cell office:value-type="float" office:value="18342" table:formula="of:=MIN([.$C221]*(COLUMN()-6);32768)" table:style-name="ce1">
            <text:p>18342</text:p>
          </table:table-cell>
          <table:table-cell office:value-type="float" office:value="21399" table:formula="of:=MIN([.$C221]*(COLUMN()-6);32768)" table:style-name="ce1">
            <text:p>21399</text:p>
          </table:table-cell>
          <table:table-cell office:value-type="float" office:value="24456" table:formula="of:=MIN([.$C221]*(COLUMN()-6);32768)" table:style-name="ce1">
            <text:p>24456</text:p>
          </table:table-cell>
          <table:table-cell office:value-type="float" office:value="27513" table:formula="of:=MIN([.$C221]*(COLUMN()-6);32768)" table:style-name="ce1">
            <text:p>27513</text:p>
          </table:table-cell>
          <table:table-cell office:value-type="float" office:value="30570" table:formula="of:=MIN([.$C221]*(COLUMN()-6);32768)" table:style-name="ce1">
            <text:p>30570</text:p>
          </table:table-cell>
          <table:table-cell office:value-type="float" office:value="32768" table:formula="of:=MIN([.$C221]*(COLUMN()-6);32768)" table:style-name="ce1">
            <text:p>32768</text:p>
          </table:table-cell>
          <table:table-cell office:value-type="float" office:value="32768" table:formula="of:=MIN([.$C221]*(COLUMN()-6);32768)" table:style-name="ce1">
            <text:p>32768</text:p>
          </table:table-cell>
          <table:table-cell office:value-type="float" office:value="32768" table:formula="of:=MIN([.$C221]*(COLUMN()-6);32768)" table:style-name="ce1">
            <text:p>32768</text:p>
          </table:table-cell>
          <table:table-cell office:value-type="float" office:value="32768" table:formula="of:=MIN([.$C221]*(COLUMN()-6);32768)" table:style-name="ce1">
            <text:p>32768</text:p>
          </table:table-cell>
          <table:table-cell office:value-type="float" office:value="32768" table:formula="of:=MIN([.$C2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24.5399468840951" table:formula="of:=[.$A$1]*(1/2)^((ROW()-2-64)/64)" table:style-name="ce1">
            <text:p>3024.539947</text:p>
          </table:table-cell>
          <table:table-cell table:style-name="ce1"/>
          <table:table-cell office:value-type="float" office:value="3025" table:formula="of:=ROUND([.A222];0)" table:style-name="ce1">
            <text:p>3025</text:p>
          </table:table-cell>
          <table:table-cell table:style-name="ce1"/>
          <table:table-cell office:value-type="float" office:value="220" table:formula="of:=ROW()-2" table:style-name="ce1">
            <text:p>220</text:p>
          </table:table-cell>
          <table:table-cell office:value-type="float" office:value="0" table:formula="of:=MIN([.$C222]*(COLUMN()-6);32768)" table:style-name="ce1">
            <text:p>0</text:p>
          </table:table-cell>
          <table:table-cell office:value-type="float" office:value="3025" table:formula="of:=MIN([.$C222]*(COLUMN()-6);32768)" table:style-name="ce1">
            <text:p>3025</text:p>
          </table:table-cell>
          <table:table-cell office:value-type="float" office:value="6050" table:formula="of:=MIN([.$C222]*(COLUMN()-6);32768)" table:style-name="ce1">
            <text:p>6050</text:p>
          </table:table-cell>
          <table:table-cell office:value-type="float" office:value="9075" table:formula="of:=MIN([.$C222]*(COLUMN()-6);32768)" table:style-name="ce1">
            <text:p>9075</text:p>
          </table:table-cell>
          <table:table-cell office:value-type="float" office:value="12100" table:formula="of:=MIN([.$C222]*(COLUMN()-6);32768)" table:style-name="ce1">
            <text:p>12100</text:p>
          </table:table-cell>
          <table:table-cell office:value-type="float" office:value="15125" table:formula="of:=MIN([.$C222]*(COLUMN()-6);32768)" table:style-name="ce1">
            <text:p>15125</text:p>
          </table:table-cell>
          <table:table-cell office:value-type="float" office:value="18150" table:formula="of:=MIN([.$C222]*(COLUMN()-6);32768)" table:style-name="ce1">
            <text:p>18150</text:p>
          </table:table-cell>
          <table:table-cell office:value-type="float" office:value="21175" table:formula="of:=MIN([.$C222]*(COLUMN()-6);32768)" table:style-name="ce1">
            <text:p>21175</text:p>
          </table:table-cell>
          <table:table-cell office:value-type="float" office:value="24200" table:formula="of:=MIN([.$C222]*(COLUMN()-6);32768)" table:style-name="ce1">
            <text:p>24200</text:p>
          </table:table-cell>
          <table:table-cell office:value-type="float" office:value="27225" table:formula="of:=MIN([.$C222]*(COLUMN()-6);32768)" table:style-name="ce1">
            <text:p>27225</text:p>
          </table:table-cell>
          <table:table-cell office:value-type="float" office:value="30250" table:formula="of:=MIN([.$C222]*(COLUMN()-6);32768)" table:style-name="ce1">
            <text:p>30250</text:p>
          </table:table-cell>
          <table:table-cell office:value-type="float" office:value="32768" table:formula="of:=MIN([.$C222]*(COLUMN()-6);32768)" table:style-name="ce1">
            <text:p>32768</text:p>
          </table:table-cell>
          <table:table-cell office:value-type="float" office:value="32768" table:formula="of:=MIN([.$C222]*(COLUMN()-6);32768)" table:style-name="ce1">
            <text:p>32768</text:p>
          </table:table-cell>
          <table:table-cell office:value-type="float" office:value="32768" table:formula="of:=MIN([.$C222]*(COLUMN()-6);32768)" table:style-name="ce1">
            <text:p>32768</text:p>
          </table:table-cell>
          <table:table-cell office:value-type="float" office:value="32768" table:formula="of:=MIN([.$C222]*(COLUMN()-6);32768)" table:style-name="ce1">
            <text:p>32768</text:p>
          </table:table-cell>
          <table:table-cell office:value-type="float" office:value="32768" table:formula="of:=MIN([.$C2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91.9596424819651" table:formula="of:=[.$A$1]*(1/2)^((ROW()-2-64)/64)" table:style-name="ce1">
            <text:p>2991.959642</text:p>
          </table:table-cell>
          <table:table-cell table:style-name="ce1"/>
          <table:table-cell office:value-type="float" office:value="2992" table:formula="of:=ROUND([.A223];0)" table:style-name="ce1">
            <text:p>2992</text:p>
          </table:table-cell>
          <table:table-cell table:style-name="ce1"/>
          <table:table-cell office:value-type="float" office:value="221" table:formula="of:=ROW()-2" table:style-name="ce1">
            <text:p>221</text:p>
          </table:table-cell>
          <table:table-cell office:value-type="float" office:value="0" table:formula="of:=MIN([.$C223]*(COLUMN()-6);32768)" table:style-name="ce1">
            <text:p>0</text:p>
          </table:table-cell>
          <table:table-cell office:value-type="float" office:value="2992" table:formula="of:=MIN([.$C223]*(COLUMN()-6);32768)" table:style-name="ce1">
            <text:p>2992</text:p>
          </table:table-cell>
          <table:table-cell office:value-type="float" office:value="5984" table:formula="of:=MIN([.$C223]*(COLUMN()-6);32768)" table:style-name="ce1">
            <text:p>5984</text:p>
          </table:table-cell>
          <table:table-cell office:value-type="float" office:value="8976" table:formula="of:=MIN([.$C223]*(COLUMN()-6);32768)" table:style-name="ce1">
            <text:p>8976</text:p>
          </table:table-cell>
          <table:table-cell office:value-type="float" office:value="11968" table:formula="of:=MIN([.$C223]*(COLUMN()-6);32768)" table:style-name="ce1">
            <text:p>11968</text:p>
          </table:table-cell>
          <table:table-cell office:value-type="float" office:value="14960" table:formula="of:=MIN([.$C223]*(COLUMN()-6);32768)" table:style-name="ce1">
            <text:p>14960</text:p>
          </table:table-cell>
          <table:table-cell office:value-type="float" office:value="17952" table:formula="of:=MIN([.$C223]*(COLUMN()-6);32768)" table:style-name="ce1">
            <text:p>17952</text:p>
          </table:table-cell>
          <table:table-cell office:value-type="float" office:value="20944" table:formula="of:=MIN([.$C223]*(COLUMN()-6);32768)" table:style-name="ce1">
            <text:p>20944</text:p>
          </table:table-cell>
          <table:table-cell office:value-type="float" office:value="23936" table:formula="of:=MIN([.$C223]*(COLUMN()-6);32768)" table:style-name="ce1">
            <text:p>23936</text:p>
          </table:table-cell>
          <table:table-cell office:value-type="float" office:value="26928" table:formula="of:=MIN([.$C223]*(COLUMN()-6);32768)" table:style-name="ce1">
            <text:p>26928</text:p>
          </table:table-cell>
          <table:table-cell office:value-type="float" office:value="29920" table:formula="of:=MIN([.$C223]*(COLUMN()-6);32768)" table:style-name="ce1">
            <text:p>29920</text:p>
          </table:table-cell>
          <table:table-cell office:value-type="float" office:value="32768" table:formula="of:=MIN([.$C223]*(COLUMN()-6);32768)" table:style-name="ce1">
            <text:p>32768</text:p>
          </table:table-cell>
          <table:table-cell office:value-type="float" office:value="32768" table:formula="of:=MIN([.$C223]*(COLUMN()-6);32768)" table:style-name="ce1">
            <text:p>32768</text:p>
          </table:table-cell>
          <table:table-cell office:value-type="float" office:value="32768" table:formula="of:=MIN([.$C223]*(COLUMN()-6);32768)" table:style-name="ce1">
            <text:p>32768</text:p>
          </table:table-cell>
          <table:table-cell office:value-type="float" office:value="32768" table:formula="of:=MIN([.$C223]*(COLUMN()-6);32768)" table:style-name="ce1">
            <text:p>32768</text:p>
          </table:table-cell>
          <table:table-cell office:value-type="float" office:value="32768" table:formula="of:=MIN([.$C2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59.7302926889915" table:formula="of:=[.$A$1]*(1/2)^((ROW()-2-64)/64)" table:style-name="ce1">
            <text:p>2959.730293</text:p>
          </table:table-cell>
          <table:table-cell table:style-name="ce1"/>
          <table:table-cell office:value-type="float" office:value="2960" table:formula="of:=ROUND([.A224];0)" table:style-name="ce1">
            <text:p>2960</text:p>
          </table:table-cell>
          <table:table-cell table:style-name="ce1"/>
          <table:table-cell office:value-type="float" office:value="222" table:formula="of:=ROW()-2" table:style-name="ce1">
            <text:p>222</text:p>
          </table:table-cell>
          <table:table-cell office:value-type="float" office:value="0" table:formula="of:=MIN([.$C224]*(COLUMN()-6);32768)" table:style-name="ce1">
            <text:p>0</text:p>
          </table:table-cell>
          <table:table-cell office:value-type="float" office:value="2960" table:formula="of:=MIN([.$C224]*(COLUMN()-6);32768)" table:style-name="ce1">
            <text:p>2960</text:p>
          </table:table-cell>
          <table:table-cell office:value-type="float" office:value="5920" table:formula="of:=MIN([.$C224]*(COLUMN()-6);32768)" table:style-name="ce1">
            <text:p>5920</text:p>
          </table:table-cell>
          <table:table-cell office:value-type="float" office:value="8880" table:formula="of:=MIN([.$C224]*(COLUMN()-6);32768)" table:style-name="ce1">
            <text:p>8880</text:p>
          </table:table-cell>
          <table:table-cell office:value-type="float" office:value="11840" table:formula="of:=MIN([.$C224]*(COLUMN()-6);32768)" table:style-name="ce1">
            <text:p>11840</text:p>
          </table:table-cell>
          <table:table-cell office:value-type="float" office:value="14800" table:formula="of:=MIN([.$C224]*(COLUMN()-6);32768)" table:style-name="ce1">
            <text:p>14800</text:p>
          </table:table-cell>
          <table:table-cell office:value-type="float" office:value="17760" table:formula="of:=MIN([.$C224]*(COLUMN()-6);32768)" table:style-name="ce1">
            <text:p>17760</text:p>
          </table:table-cell>
          <table:table-cell office:value-type="float" office:value="20720" table:formula="of:=MIN([.$C224]*(COLUMN()-6);32768)" table:style-name="ce1">
            <text:p>20720</text:p>
          </table:table-cell>
          <table:table-cell office:value-type="float" office:value="23680" table:formula="of:=MIN([.$C224]*(COLUMN()-6);32768)" table:style-name="ce1">
            <text:p>23680</text:p>
          </table:table-cell>
          <table:table-cell office:value-type="float" office:value="26640" table:formula="of:=MIN([.$C224]*(COLUMN()-6);32768)" table:style-name="ce1">
            <text:p>26640</text:p>
          </table:table-cell>
          <table:table-cell office:value-type="float" office:value="29600" table:formula="of:=MIN([.$C224]*(COLUMN()-6);32768)" table:style-name="ce1">
            <text:p>29600</text:p>
          </table:table-cell>
          <table:table-cell office:value-type="float" office:value="32560" table:formula="of:=MIN([.$C224]*(COLUMN()-6);32768)" table:style-name="ce1">
            <text:p>32560</text:p>
          </table:table-cell>
          <table:table-cell office:value-type="float" office:value="32768" table:formula="of:=MIN([.$C224]*(COLUMN()-6);32768)" table:style-name="ce1">
            <text:p>32768</text:p>
          </table:table-cell>
          <table:table-cell office:value-type="float" office:value="32768" table:formula="of:=MIN([.$C224]*(COLUMN()-6);32768)" table:style-name="ce1">
            <text:p>32768</text:p>
          </table:table-cell>
          <table:table-cell office:value-type="float" office:value="32768" table:formula="of:=MIN([.$C224]*(COLUMN()-6);32768)" table:style-name="ce1">
            <text:p>32768</text:p>
          </table:table-cell>
          <table:table-cell office:value-type="float" office:value="32768" table:formula="of:=MIN([.$C2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27.8481170267546" table:formula="of:=[.$A$1]*(1/2)^((ROW()-2-64)/64)" table:style-name="ce1">
            <text:p>2927.848117</text:p>
          </table:table-cell>
          <table:table-cell table:style-name="ce1"/>
          <table:table-cell office:value-type="float" office:value="2928" table:formula="of:=ROUND([.A225];0)" table:style-name="ce1">
            <text:p>2928</text:p>
          </table:table-cell>
          <table:table-cell table:style-name="ce1"/>
          <table:table-cell office:value-type="float" office:value="223" table:formula="of:=ROW()-2" table:style-name="ce1">
            <text:p>223</text:p>
          </table:table-cell>
          <table:table-cell office:value-type="float" office:value="0" table:formula="of:=MIN([.$C225]*(COLUMN()-6);32768)" table:style-name="ce1">
            <text:p>0</text:p>
          </table:table-cell>
          <table:table-cell office:value-type="float" office:value="2928" table:formula="of:=MIN([.$C225]*(COLUMN()-6);32768)" table:style-name="ce1">
            <text:p>2928</text:p>
          </table:table-cell>
          <table:table-cell office:value-type="float" office:value="5856" table:formula="of:=MIN([.$C225]*(COLUMN()-6);32768)" table:style-name="ce1">
            <text:p>5856</text:p>
          </table:table-cell>
          <table:table-cell office:value-type="float" office:value="8784" table:formula="of:=MIN([.$C225]*(COLUMN()-6);32768)" table:style-name="ce1">
            <text:p>8784</text:p>
          </table:table-cell>
          <table:table-cell office:value-type="float" office:value="11712" table:formula="of:=MIN([.$C225]*(COLUMN()-6);32768)" table:style-name="ce1">
            <text:p>11712</text:p>
          </table:table-cell>
          <table:table-cell office:value-type="float" office:value="14640" table:formula="of:=MIN([.$C225]*(COLUMN()-6);32768)" table:style-name="ce1">
            <text:p>14640</text:p>
          </table:table-cell>
          <table:table-cell office:value-type="float" office:value="17568" table:formula="of:=MIN([.$C225]*(COLUMN()-6);32768)" table:style-name="ce1">
            <text:p>17568</text:p>
          </table:table-cell>
          <table:table-cell office:value-type="float" office:value="20496" table:formula="of:=MIN([.$C225]*(COLUMN()-6);32768)" table:style-name="ce1">
            <text:p>20496</text:p>
          </table:table-cell>
          <table:table-cell office:value-type="float" office:value="23424" table:formula="of:=MIN([.$C225]*(COLUMN()-6);32768)" table:style-name="ce1">
            <text:p>23424</text:p>
          </table:table-cell>
          <table:table-cell office:value-type="float" office:value="26352" table:formula="of:=MIN([.$C225]*(COLUMN()-6);32768)" table:style-name="ce1">
            <text:p>26352</text:p>
          </table:table-cell>
          <table:table-cell office:value-type="float" office:value="29280" table:formula="of:=MIN([.$C225]*(COLUMN()-6);32768)" table:style-name="ce1">
            <text:p>29280</text:p>
          </table:table-cell>
          <table:table-cell office:value-type="float" office:value="32208" table:formula="of:=MIN([.$C225]*(COLUMN()-6);32768)" table:style-name="ce1">
            <text:p>32208</text:p>
          </table:table-cell>
          <table:table-cell office:value-type="float" office:value="32768" table:formula="of:=MIN([.$C225]*(COLUMN()-6);32768)" table:style-name="ce1">
            <text:p>32768</text:p>
          </table:table-cell>
          <table:table-cell office:value-type="float" office:value="32768" table:formula="of:=MIN([.$C225]*(COLUMN()-6);32768)" table:style-name="ce1">
            <text:p>32768</text:p>
          </table:table-cell>
          <table:table-cell office:value-type="float" office:value="32768" table:formula="of:=MIN([.$C225]*(COLUMN()-6);32768)" table:style-name="ce1">
            <text:p>32768</text:p>
          </table:table-cell>
          <table:table-cell office:value-type="float" office:value="32768" table:formula="of:=MIN([.$C2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96.3093757400989" table:formula="of:=[.$A$1]*(1/2)^((ROW()-2-64)/64)" table:style-name="ce1">
            <text:p>2896.309376</text:p>
          </table:table-cell>
          <table:table-cell table:style-name="ce1"/>
          <table:table-cell office:value-type="float" office:value="2896" table:formula="of:=ROUND([.A226];0)" table:style-name="ce1">
            <text:p>2896</text:p>
          </table:table-cell>
          <table:table-cell table:style-name="ce1"/>
          <table:table-cell office:value-type="float" office:value="224" table:formula="of:=ROW()-2" table:style-name="ce1">
            <text:p>224</text:p>
          </table:table-cell>
          <table:table-cell office:value-type="float" office:value="0" table:formula="of:=MIN([.$C226]*(COLUMN()-6);32768)" table:style-name="ce1">
            <text:p>0</text:p>
          </table:table-cell>
          <table:table-cell office:value-type="float" office:value="2896" table:formula="of:=MIN([.$C226]*(COLUMN()-6);32768)" table:style-name="ce1">
            <text:p>2896</text:p>
          </table:table-cell>
          <table:table-cell office:value-type="float" office:value="5792" table:formula="of:=MIN([.$C226]*(COLUMN()-6);32768)" table:style-name="ce1">
            <text:p>5792</text:p>
          </table:table-cell>
          <table:table-cell office:value-type="float" office:value="8688" table:formula="of:=MIN([.$C226]*(COLUMN()-6);32768)" table:style-name="ce1">
            <text:p>8688</text:p>
          </table:table-cell>
          <table:table-cell office:value-type="float" office:value="11584" table:formula="of:=MIN([.$C226]*(COLUMN()-6);32768)" table:style-name="ce1">
            <text:p>11584</text:p>
          </table:table-cell>
          <table:table-cell office:value-type="float" office:value="14480" table:formula="of:=MIN([.$C226]*(COLUMN()-6);32768)" table:style-name="ce1">
            <text:p>14480</text:p>
          </table:table-cell>
          <table:table-cell office:value-type="float" office:value="17376" table:formula="of:=MIN([.$C226]*(COLUMN()-6);32768)" table:style-name="ce1">
            <text:p>17376</text:p>
          </table:table-cell>
          <table:table-cell office:value-type="float" office:value="20272" table:formula="of:=MIN([.$C226]*(COLUMN()-6);32768)" table:style-name="ce1">
            <text:p>20272</text:p>
          </table:table-cell>
          <table:table-cell office:value-type="float" office:value="23168" table:formula="of:=MIN([.$C226]*(COLUMN()-6);32768)" table:style-name="ce1">
            <text:p>23168</text:p>
          </table:table-cell>
          <table:table-cell office:value-type="float" office:value="26064" table:formula="of:=MIN([.$C226]*(COLUMN()-6);32768)" table:style-name="ce1">
            <text:p>26064</text:p>
          </table:table-cell>
          <table:table-cell office:value-type="float" office:value="28960" table:formula="of:=MIN([.$C226]*(COLUMN()-6);32768)" table:style-name="ce1">
            <text:p>28960</text:p>
          </table:table-cell>
          <table:table-cell office:value-type="float" office:value="31856" table:formula="of:=MIN([.$C226]*(COLUMN()-6);32768)" table:style-name="ce1">
            <text:p>31856</text:p>
          </table:table-cell>
          <table:table-cell office:value-type="float" office:value="32768" table:formula="of:=MIN([.$C226]*(COLUMN()-6);32768)" table:style-name="ce1">
            <text:p>32768</text:p>
          </table:table-cell>
          <table:table-cell office:value-type="float" office:value="32768" table:formula="of:=MIN([.$C226]*(COLUMN()-6);32768)" table:style-name="ce1">
            <text:p>32768</text:p>
          </table:table-cell>
          <table:table-cell office:value-type="float" office:value="32768" table:formula="of:=MIN([.$C226]*(COLUMN()-6);32768)" table:style-name="ce1">
            <text:p>32768</text:p>
          </table:table-cell>
          <table:table-cell office:value-type="float" office:value="32768" table:formula="of:=MIN([.$C2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65.110369358461" table:formula="of:=[.$A$1]*(1/2)^((ROW()-2-64)/64)" table:style-name="ce1">
            <text:p>2865.110369</text:p>
          </table:table-cell>
          <table:table-cell table:style-name="ce1"/>
          <table:table-cell office:value-type="float" office:value="2865" table:formula="of:=ROUND([.A227];0)" table:style-name="ce1">
            <text:p>2865</text:p>
          </table:table-cell>
          <table:table-cell table:style-name="ce1"/>
          <table:table-cell office:value-type="float" office:value="225" table:formula="of:=ROW()-2" table:style-name="ce1">
            <text:p>225</text:p>
          </table:table-cell>
          <table:table-cell office:value-type="float" office:value="0" table:formula="of:=MIN([.$C227]*(COLUMN()-6);32768)" table:style-name="ce1">
            <text:p>0</text:p>
          </table:table-cell>
          <table:table-cell office:value-type="float" office:value="2865" table:formula="of:=MIN([.$C227]*(COLUMN()-6);32768)" table:style-name="ce1">
            <text:p>2865</text:p>
          </table:table-cell>
          <table:table-cell office:value-type="float" office:value="5730" table:formula="of:=MIN([.$C227]*(COLUMN()-6);32768)" table:style-name="ce1">
            <text:p>5730</text:p>
          </table:table-cell>
          <table:table-cell office:value-type="float" office:value="8595" table:formula="of:=MIN([.$C227]*(COLUMN()-6);32768)" table:style-name="ce1">
            <text:p>8595</text:p>
          </table:table-cell>
          <table:table-cell office:value-type="float" office:value="11460" table:formula="of:=MIN([.$C227]*(COLUMN()-6);32768)" table:style-name="ce1">
            <text:p>11460</text:p>
          </table:table-cell>
          <table:table-cell office:value-type="float" office:value="14325" table:formula="of:=MIN([.$C227]*(COLUMN()-6);32768)" table:style-name="ce1">
            <text:p>14325</text:p>
          </table:table-cell>
          <table:table-cell office:value-type="float" office:value="17190" table:formula="of:=MIN([.$C227]*(COLUMN()-6);32768)" table:style-name="ce1">
            <text:p>17190</text:p>
          </table:table-cell>
          <table:table-cell office:value-type="float" office:value="20055" table:formula="of:=MIN([.$C227]*(COLUMN()-6);32768)" table:style-name="ce1">
            <text:p>20055</text:p>
          </table:table-cell>
          <table:table-cell office:value-type="float" office:value="22920" table:formula="of:=MIN([.$C227]*(COLUMN()-6);32768)" table:style-name="ce1">
            <text:p>22920</text:p>
          </table:table-cell>
          <table:table-cell office:value-type="float" office:value="25785" table:formula="of:=MIN([.$C227]*(COLUMN()-6);32768)" table:style-name="ce1">
            <text:p>25785</text:p>
          </table:table-cell>
          <table:table-cell office:value-type="float" office:value="28650" table:formula="of:=MIN([.$C227]*(COLUMN()-6);32768)" table:style-name="ce1">
            <text:p>28650</text:p>
          </table:table-cell>
          <table:table-cell office:value-type="float" office:value="31515" table:formula="of:=MIN([.$C227]*(COLUMN()-6);32768)" table:style-name="ce1">
            <text:p>31515</text:p>
          </table:table-cell>
          <table:table-cell office:value-type="float" office:value="32768" table:formula="of:=MIN([.$C227]*(COLUMN()-6);32768)" table:style-name="ce1">
            <text:p>32768</text:p>
          </table:table-cell>
          <table:table-cell office:value-type="float" office:value="32768" table:formula="of:=MIN([.$C227]*(COLUMN()-6);32768)" table:style-name="ce1">
            <text:p>32768</text:p>
          </table:table-cell>
          <table:table-cell office:value-type="float" office:value="32768" table:formula="of:=MIN([.$C227]*(COLUMN()-6);32768)" table:style-name="ce1">
            <text:p>32768</text:p>
          </table:table-cell>
          <table:table-cell office:value-type="float" office:value="32768" table:formula="of:=MIN([.$C2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34.2474382619284" table:formula="of:=[.$A$1]*(1/2)^((ROW()-2-64)/64)" table:style-name="ce1">
            <text:p>2834.247438</text:p>
          </table:table-cell>
          <table:table-cell table:style-name="ce1"/>
          <table:table-cell office:value-type="float" office:value="2834" table:formula="of:=ROUND([.A228];0)" table:style-name="ce1">
            <text:p>2834</text:p>
          </table:table-cell>
          <table:table-cell table:style-name="ce1"/>
          <table:table-cell office:value-type="float" office:value="226" table:formula="of:=ROW()-2" table:style-name="ce1">
            <text:p>226</text:p>
          </table:table-cell>
          <table:table-cell office:value-type="float" office:value="0" table:formula="of:=MIN([.$C228]*(COLUMN()-6);32768)" table:style-name="ce1">
            <text:p>0</text:p>
          </table:table-cell>
          <table:table-cell office:value-type="float" office:value="2834" table:formula="of:=MIN([.$C228]*(COLUMN()-6);32768)" table:style-name="ce1">
            <text:p>2834</text:p>
          </table:table-cell>
          <table:table-cell office:value-type="float" office:value="5668" table:formula="of:=MIN([.$C228]*(COLUMN()-6);32768)" table:style-name="ce1">
            <text:p>5668</text:p>
          </table:table-cell>
          <table:table-cell office:value-type="float" office:value="8502" table:formula="of:=MIN([.$C228]*(COLUMN()-6);32768)" table:style-name="ce1">
            <text:p>8502</text:p>
          </table:table-cell>
          <table:table-cell office:value-type="float" office:value="11336" table:formula="of:=MIN([.$C228]*(COLUMN()-6);32768)" table:style-name="ce1">
            <text:p>11336</text:p>
          </table:table-cell>
          <table:table-cell office:value-type="float" office:value="14170" table:formula="of:=MIN([.$C228]*(COLUMN()-6);32768)" table:style-name="ce1">
            <text:p>14170</text:p>
          </table:table-cell>
          <table:table-cell office:value-type="float" office:value="17004" table:formula="of:=MIN([.$C228]*(COLUMN()-6);32768)" table:style-name="ce1">
            <text:p>17004</text:p>
          </table:table-cell>
          <table:table-cell office:value-type="float" office:value="19838" table:formula="of:=MIN([.$C228]*(COLUMN()-6);32768)" table:style-name="ce1">
            <text:p>19838</text:p>
          </table:table-cell>
          <table:table-cell office:value-type="float" office:value="22672" table:formula="of:=MIN([.$C228]*(COLUMN()-6);32768)" table:style-name="ce1">
            <text:p>22672</text:p>
          </table:table-cell>
          <table:table-cell office:value-type="float" office:value="25506" table:formula="of:=MIN([.$C228]*(COLUMN()-6);32768)" table:style-name="ce1">
            <text:p>25506</text:p>
          </table:table-cell>
          <table:table-cell office:value-type="float" office:value="28340" table:formula="of:=MIN([.$C228]*(COLUMN()-6);32768)" table:style-name="ce1">
            <text:p>28340</text:p>
          </table:table-cell>
          <table:table-cell office:value-type="float" office:value="31174" table:formula="of:=MIN([.$C228]*(COLUMN()-6);32768)" table:style-name="ce1">
            <text:p>31174</text:p>
          </table:table-cell>
          <table:table-cell office:value-type="float" office:value="32768" table:formula="of:=MIN([.$C228]*(COLUMN()-6);32768)" table:style-name="ce1">
            <text:p>32768</text:p>
          </table:table-cell>
          <table:table-cell office:value-type="float" office:value="32768" table:formula="of:=MIN([.$C228]*(COLUMN()-6);32768)" table:style-name="ce1">
            <text:p>32768</text:p>
          </table:table-cell>
          <table:table-cell office:value-type="float" office:value="32768" table:formula="of:=MIN([.$C228]*(COLUMN()-6);32768)" table:style-name="ce1">
            <text:p>32768</text:p>
          </table:table-cell>
          <table:table-cell office:value-type="float" office:value="32768" table:formula="of:=MIN([.$C22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03.7169622519618" table:formula="of:=[.$A$1]*(1/2)^((ROW()-2-64)/64)" table:style-name="ce1">
            <text:p>2803.716962</text:p>
          </table:table-cell>
          <table:table-cell table:style-name="ce1"/>
          <table:table-cell office:value-type="float" office:value="2804" table:formula="of:=ROUND([.A229];0)" table:style-name="ce1">
            <text:p>2804</text:p>
          </table:table-cell>
          <table:table-cell table:style-name="ce1"/>
          <table:table-cell office:value-type="float" office:value="227" table:formula="of:=ROW()-2" table:style-name="ce1">
            <text:p>227</text:p>
          </table:table-cell>
          <table:table-cell office:value-type="float" office:value="0" table:formula="of:=MIN([.$C229]*(COLUMN()-6);32768)" table:style-name="ce1">
            <text:p>0</text:p>
          </table:table-cell>
          <table:table-cell office:value-type="float" office:value="2804" table:formula="of:=MIN([.$C229]*(COLUMN()-6);32768)" table:style-name="ce1">
            <text:p>2804</text:p>
          </table:table-cell>
          <table:table-cell office:value-type="float" office:value="5608" table:formula="of:=MIN([.$C229]*(COLUMN()-6);32768)" table:style-name="ce1">
            <text:p>5608</text:p>
          </table:table-cell>
          <table:table-cell office:value-type="float" office:value="8412" table:formula="of:=MIN([.$C229]*(COLUMN()-6);32768)" table:style-name="ce1">
            <text:p>8412</text:p>
          </table:table-cell>
          <table:table-cell office:value-type="float" office:value="11216" table:formula="of:=MIN([.$C229]*(COLUMN()-6);32768)" table:style-name="ce1">
            <text:p>11216</text:p>
          </table:table-cell>
          <table:table-cell office:value-type="float" office:value="14020" table:formula="of:=MIN([.$C229]*(COLUMN()-6);32768)" table:style-name="ce1">
            <text:p>14020</text:p>
          </table:table-cell>
          <table:table-cell office:value-type="float" office:value="16824" table:formula="of:=MIN([.$C229]*(COLUMN()-6);32768)" table:style-name="ce1">
            <text:p>16824</text:p>
          </table:table-cell>
          <table:table-cell office:value-type="float" office:value="19628" table:formula="of:=MIN([.$C229]*(COLUMN()-6);32768)" table:style-name="ce1">
            <text:p>19628</text:p>
          </table:table-cell>
          <table:table-cell office:value-type="float" office:value="22432" table:formula="of:=MIN([.$C229]*(COLUMN()-6);32768)" table:style-name="ce1">
            <text:p>22432</text:p>
          </table:table-cell>
          <table:table-cell office:value-type="float" office:value="25236" table:formula="of:=MIN([.$C229]*(COLUMN()-6);32768)" table:style-name="ce1">
            <text:p>25236</text:p>
          </table:table-cell>
          <table:table-cell office:value-type="float" office:value="28040" table:formula="of:=MIN([.$C229]*(COLUMN()-6);32768)" table:style-name="ce1">
            <text:p>28040</text:p>
          </table:table-cell>
          <table:table-cell office:value-type="float" office:value="30844" table:formula="of:=MIN([.$C229]*(COLUMN()-6);32768)" table:style-name="ce1">
            <text:p>30844</text:p>
          </table:table-cell>
          <table:table-cell office:value-type="float" office:value="32768" table:formula="of:=MIN([.$C229]*(COLUMN()-6);32768)" table:style-name="ce1">
            <text:p>32768</text:p>
          </table:table-cell>
          <table:table-cell office:value-type="float" office:value="32768" table:formula="of:=MIN([.$C229]*(COLUMN()-6);32768)" table:style-name="ce1">
            <text:p>32768</text:p>
          </table:table-cell>
          <table:table-cell office:value-type="float" office:value="32768" table:formula="of:=MIN([.$C229]*(COLUMN()-6);32768)" table:style-name="ce1">
            <text:p>32768</text:p>
          </table:table-cell>
          <table:table-cell office:value-type="float" office:value="32768" table:formula="of:=MIN([.$C22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73.5153601267566" table:formula="of:=[.$A$1]*(1/2)^((ROW()-2-64)/64)" table:style-name="ce1">
            <text:p>2773.51536</text:p>
          </table:table-cell>
          <table:table-cell table:style-name="ce1"/>
          <table:table-cell office:value-type="float" office:value="2774" table:formula="of:=ROUND([.A230];0)" table:style-name="ce1">
            <text:p>2774</text:p>
          </table:table-cell>
          <table:table-cell table:style-name="ce1"/>
          <table:table-cell office:value-type="float" office:value="228" table:formula="of:=ROW()-2" table:style-name="ce1">
            <text:p>228</text:p>
          </table:table-cell>
          <table:table-cell office:value-type="float" office:value="0" table:formula="of:=MIN([.$C230]*(COLUMN()-6);32768)" table:style-name="ce1">
            <text:p>0</text:p>
          </table:table-cell>
          <table:table-cell office:value-type="float" office:value="2774" table:formula="of:=MIN([.$C230]*(COLUMN()-6);32768)" table:style-name="ce1">
            <text:p>2774</text:p>
          </table:table-cell>
          <table:table-cell office:value-type="float" office:value="5548" table:formula="of:=MIN([.$C230]*(COLUMN()-6);32768)" table:style-name="ce1">
            <text:p>5548</text:p>
          </table:table-cell>
          <table:table-cell office:value-type="float" office:value="8322" table:formula="of:=MIN([.$C230]*(COLUMN()-6);32768)" table:style-name="ce1">
            <text:p>8322</text:p>
          </table:table-cell>
          <table:table-cell office:value-type="float" office:value="11096" table:formula="of:=MIN([.$C230]*(COLUMN()-6);32768)" table:style-name="ce1">
            <text:p>11096</text:p>
          </table:table-cell>
          <table:table-cell office:value-type="float" office:value="13870" table:formula="of:=MIN([.$C230]*(COLUMN()-6);32768)" table:style-name="ce1">
            <text:p>13870</text:p>
          </table:table-cell>
          <table:table-cell office:value-type="float" office:value="16644" table:formula="of:=MIN([.$C230]*(COLUMN()-6);32768)" table:style-name="ce1">
            <text:p>16644</text:p>
          </table:table-cell>
          <table:table-cell office:value-type="float" office:value="19418" table:formula="of:=MIN([.$C230]*(COLUMN()-6);32768)" table:style-name="ce1">
            <text:p>19418</text:p>
          </table:table-cell>
          <table:table-cell office:value-type="float" office:value="22192" table:formula="of:=MIN([.$C230]*(COLUMN()-6);32768)" table:style-name="ce1">
            <text:p>22192</text:p>
          </table:table-cell>
          <table:table-cell office:value-type="float" office:value="24966" table:formula="of:=MIN([.$C230]*(COLUMN()-6);32768)" table:style-name="ce1">
            <text:p>24966</text:p>
          </table:table-cell>
          <table:table-cell office:value-type="float" office:value="27740" table:formula="of:=MIN([.$C230]*(COLUMN()-6);32768)" table:style-name="ce1">
            <text:p>27740</text:p>
          </table:table-cell>
          <table:table-cell office:value-type="float" office:value="30514" table:formula="of:=MIN([.$C230]*(COLUMN()-6);32768)" table:style-name="ce1">
            <text:p>30514</text:p>
          </table:table-cell>
          <table:table-cell office:value-type="float" office:value="32768" table:formula="of:=MIN([.$C230]*(COLUMN()-6);32768)" table:style-name="ce1">
            <text:p>32768</text:p>
          </table:table-cell>
          <table:table-cell office:value-type="float" office:value="32768" table:formula="of:=MIN([.$C230]*(COLUMN()-6);32768)" table:style-name="ce1">
            <text:p>32768</text:p>
          </table:table-cell>
          <table:table-cell office:value-type="float" office:value="32768" table:formula="of:=MIN([.$C230]*(COLUMN()-6);32768)" table:style-name="ce1">
            <text:p>32768</text:p>
          </table:table-cell>
          <table:table-cell office:value-type="float" office:value="32768" table:formula="of:=MIN([.$C23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43.6390892611648" table:formula="of:=[.$A$1]*(1/2)^((ROW()-2-64)/64)" table:style-name="ce1">
            <text:p>2743.639089</text:p>
          </table:table-cell>
          <table:table-cell table:style-name="ce1"/>
          <table:table-cell office:value-type="float" office:value="2744" table:formula="of:=ROUND([.A231];0)" table:style-name="ce1">
            <text:p>2744</text:p>
          </table:table-cell>
          <table:table-cell table:style-name="ce1"/>
          <table:table-cell office:value-type="float" office:value="229" table:formula="of:=ROW()-2" table:style-name="ce1">
            <text:p>229</text:p>
          </table:table-cell>
          <table:table-cell office:value-type="float" office:value="0" table:formula="of:=MIN([.$C231]*(COLUMN()-6);32768)" table:style-name="ce1">
            <text:p>0</text:p>
          </table:table-cell>
          <table:table-cell office:value-type="float" office:value="2744" table:formula="of:=MIN([.$C231]*(COLUMN()-6);32768)" table:style-name="ce1">
            <text:p>2744</text:p>
          </table:table-cell>
          <table:table-cell office:value-type="float" office:value="5488" table:formula="of:=MIN([.$C231]*(COLUMN()-6);32768)" table:style-name="ce1">
            <text:p>5488</text:p>
          </table:table-cell>
          <table:table-cell office:value-type="float" office:value="8232" table:formula="of:=MIN([.$C231]*(COLUMN()-6);32768)" table:style-name="ce1">
            <text:p>8232</text:p>
          </table:table-cell>
          <table:table-cell office:value-type="float" office:value="10976" table:formula="of:=MIN([.$C231]*(COLUMN()-6);32768)" table:style-name="ce1">
            <text:p>10976</text:p>
          </table:table-cell>
          <table:table-cell office:value-type="float" office:value="13720" table:formula="of:=MIN([.$C231]*(COLUMN()-6);32768)" table:style-name="ce1">
            <text:p>13720</text:p>
          </table:table-cell>
          <table:table-cell office:value-type="float" office:value="16464" table:formula="of:=MIN([.$C231]*(COLUMN()-6);32768)" table:style-name="ce1">
            <text:p>16464</text:p>
          </table:table-cell>
          <table:table-cell office:value-type="float" office:value="19208" table:formula="of:=MIN([.$C231]*(COLUMN()-6);32768)" table:style-name="ce1">
            <text:p>19208</text:p>
          </table:table-cell>
          <table:table-cell office:value-type="float" office:value="21952" table:formula="of:=MIN([.$C231]*(COLUMN()-6);32768)" table:style-name="ce1">
            <text:p>21952</text:p>
          </table:table-cell>
          <table:table-cell office:value-type="float" office:value="24696" table:formula="of:=MIN([.$C231]*(COLUMN()-6);32768)" table:style-name="ce1">
            <text:p>24696</text:p>
          </table:table-cell>
          <table:table-cell office:value-type="float" office:value="27440" table:formula="of:=MIN([.$C231]*(COLUMN()-6);32768)" table:style-name="ce1">
            <text:p>27440</text:p>
          </table:table-cell>
          <table:table-cell office:value-type="float" office:value="30184" table:formula="of:=MIN([.$C231]*(COLUMN()-6);32768)" table:style-name="ce1">
            <text:p>30184</text:p>
          </table:table-cell>
          <table:table-cell office:value-type="float" office:value="32768" table:formula="of:=MIN([.$C231]*(COLUMN()-6);32768)" table:style-name="ce1">
            <text:p>32768</text:p>
          </table:table-cell>
          <table:table-cell office:value-type="float" office:value="32768" table:formula="of:=MIN([.$C231]*(COLUMN()-6);32768)" table:style-name="ce1">
            <text:p>32768</text:p>
          </table:table-cell>
          <table:table-cell office:value-type="float" office:value="32768" table:formula="of:=MIN([.$C231]*(COLUMN()-6);32768)" table:style-name="ce1">
            <text:p>32768</text:p>
          </table:table-cell>
          <table:table-cell office:value-type="float" office:value="32768" table:formula="of:=MIN([.$C23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14.0846451911502" table:formula="of:=[.$A$1]*(1/2)^((ROW()-2-64)/64)" table:style-name="ce1">
            <text:p>2714.084645</text:p>
          </table:table-cell>
          <table:table-cell table:style-name="ce1"/>
          <table:table-cell office:value-type="float" office:value="2714" table:formula="of:=ROUND([.A232];0)" table:style-name="ce1">
            <text:p>2714</text:p>
          </table:table-cell>
          <table:table-cell table:style-name="ce1"/>
          <table:table-cell office:value-type="float" office:value="230" table:formula="of:=ROW()-2" table:style-name="ce1">
            <text:p>230</text:p>
          </table:table-cell>
          <table:table-cell office:value-type="float" office:value="0" table:formula="of:=MIN([.$C232]*(COLUMN()-6);32768)" table:style-name="ce1">
            <text:p>0</text:p>
          </table:table-cell>
          <table:table-cell office:value-type="float" office:value="2714" table:formula="of:=MIN([.$C232]*(COLUMN()-6);32768)" table:style-name="ce1">
            <text:p>2714</text:p>
          </table:table-cell>
          <table:table-cell office:value-type="float" office:value="5428" table:formula="of:=MIN([.$C232]*(COLUMN()-6);32768)" table:style-name="ce1">
            <text:p>5428</text:p>
          </table:table-cell>
          <table:table-cell office:value-type="float" office:value="8142" table:formula="of:=MIN([.$C232]*(COLUMN()-6);32768)" table:style-name="ce1">
            <text:p>8142</text:p>
          </table:table-cell>
          <table:table-cell office:value-type="float" office:value="10856" table:formula="of:=MIN([.$C232]*(COLUMN()-6);32768)" table:style-name="ce1">
            <text:p>10856</text:p>
          </table:table-cell>
          <table:table-cell office:value-type="float" office:value="13570" table:formula="of:=MIN([.$C232]*(COLUMN()-6);32768)" table:style-name="ce1">
            <text:p>13570</text:p>
          </table:table-cell>
          <table:table-cell office:value-type="float" office:value="16284" table:formula="of:=MIN([.$C232]*(COLUMN()-6);32768)" table:style-name="ce1">
            <text:p>16284</text:p>
          </table:table-cell>
          <table:table-cell office:value-type="float" office:value="18998" table:formula="of:=MIN([.$C232]*(COLUMN()-6);32768)" table:style-name="ce1">
            <text:p>18998</text:p>
          </table:table-cell>
          <table:table-cell office:value-type="float" office:value="21712" table:formula="of:=MIN([.$C232]*(COLUMN()-6);32768)" table:style-name="ce1">
            <text:p>21712</text:p>
          </table:table-cell>
          <table:table-cell office:value-type="float" office:value="24426" table:formula="of:=MIN([.$C232]*(COLUMN()-6);32768)" table:style-name="ce1">
            <text:p>24426</text:p>
          </table:table-cell>
          <table:table-cell office:value-type="float" office:value="27140" table:formula="of:=MIN([.$C232]*(COLUMN()-6);32768)" table:style-name="ce1">
            <text:p>27140</text:p>
          </table:table-cell>
          <table:table-cell office:value-type="float" office:value="29854" table:formula="of:=MIN([.$C232]*(COLUMN()-6);32768)" table:style-name="ce1">
            <text:p>29854</text:p>
          </table:table-cell>
          <table:table-cell office:value-type="float" office:value="32568" table:formula="of:=MIN([.$C232]*(COLUMN()-6);32768)" table:style-name="ce1">
            <text:p>32568</text:p>
          </table:table-cell>
          <table:table-cell office:value-type="float" office:value="32768" table:formula="of:=MIN([.$C232]*(COLUMN()-6);32768)" table:style-name="ce1">
            <text:p>32768</text:p>
          </table:table-cell>
          <table:table-cell office:value-type="float" office:value="32768" table:formula="of:=MIN([.$C232]*(COLUMN()-6);32768)" table:style-name="ce1">
            <text:p>32768</text:p>
          </table:table-cell>
          <table:table-cell office:value-type="float" office:value="32768" table:formula="of:=MIN([.$C23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84.8485612027175" table:formula="of:=[.$A$1]*(1/2)^((ROW()-2-64)/64)" table:style-name="ce1">
            <text:p>2684.848561</text:p>
          </table:table-cell>
          <table:table-cell table:style-name="ce1"/>
          <table:table-cell office:value-type="float" office:value="2685" table:formula="of:=ROUND([.A233];0)" table:style-name="ce1">
            <text:p>2685</text:p>
          </table:table-cell>
          <table:table-cell table:style-name="ce1"/>
          <table:table-cell office:value-type="float" office:value="231" table:formula="of:=ROW()-2" table:style-name="ce1">
            <text:p>231</text:p>
          </table:table-cell>
          <table:table-cell office:value-type="float" office:value="0" table:formula="of:=MIN([.$C233]*(COLUMN()-6);32768)" table:style-name="ce1">
            <text:p>0</text:p>
          </table:table-cell>
          <table:table-cell office:value-type="float" office:value="2685" table:formula="of:=MIN([.$C233]*(COLUMN()-6);32768)" table:style-name="ce1">
            <text:p>2685</text:p>
          </table:table-cell>
          <table:table-cell office:value-type="float" office:value="5370" table:formula="of:=MIN([.$C233]*(COLUMN()-6);32768)" table:style-name="ce1">
            <text:p>5370</text:p>
          </table:table-cell>
          <table:table-cell office:value-type="float" office:value="8055" table:formula="of:=MIN([.$C233]*(COLUMN()-6);32768)" table:style-name="ce1">
            <text:p>8055</text:p>
          </table:table-cell>
          <table:table-cell office:value-type="float" office:value="10740" table:formula="of:=MIN([.$C233]*(COLUMN()-6);32768)" table:style-name="ce1">
            <text:p>10740</text:p>
          </table:table-cell>
          <table:table-cell office:value-type="float" office:value="13425" table:formula="of:=MIN([.$C233]*(COLUMN()-6);32768)" table:style-name="ce1">
            <text:p>13425</text:p>
          </table:table-cell>
          <table:table-cell office:value-type="float" office:value="16110" table:formula="of:=MIN([.$C233]*(COLUMN()-6);32768)" table:style-name="ce1">
            <text:p>16110</text:p>
          </table:table-cell>
          <table:table-cell office:value-type="float" office:value="18795" table:formula="of:=MIN([.$C233]*(COLUMN()-6);32768)" table:style-name="ce1">
            <text:p>18795</text:p>
          </table:table-cell>
          <table:table-cell office:value-type="float" office:value="21480" table:formula="of:=MIN([.$C233]*(COLUMN()-6);32768)" table:style-name="ce1">
            <text:p>21480</text:p>
          </table:table-cell>
          <table:table-cell office:value-type="float" office:value="24165" table:formula="of:=MIN([.$C233]*(COLUMN()-6);32768)" table:style-name="ce1">
            <text:p>24165</text:p>
          </table:table-cell>
          <table:table-cell office:value-type="float" office:value="26850" table:formula="of:=MIN([.$C233]*(COLUMN()-6);32768)" table:style-name="ce1">
            <text:p>26850</text:p>
          </table:table-cell>
          <table:table-cell office:value-type="float" office:value="29535" table:formula="of:=MIN([.$C233]*(COLUMN()-6);32768)" table:style-name="ce1">
            <text:p>29535</text:p>
          </table:table-cell>
          <table:table-cell office:value-type="float" office:value="32220" table:formula="of:=MIN([.$C233]*(COLUMN()-6);32768)" table:style-name="ce1">
            <text:p>32220</text:p>
          </table:table-cell>
          <table:table-cell office:value-type="float" office:value="32768" table:formula="of:=MIN([.$C233]*(COLUMN()-6);32768)" table:style-name="ce1">
            <text:p>32768</text:p>
          </table:table-cell>
          <table:table-cell office:value-type="float" office:value="32768" table:formula="of:=MIN([.$C233]*(COLUMN()-6);32768)" table:style-name="ce1">
            <text:p>32768</text:p>
          </table:table-cell>
          <table:table-cell office:value-type="float" office:value="32768" table:formula="of:=MIN([.$C23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55.9274079252677" table:formula="of:=[.$A$1]*(1/2)^((ROW()-2-64)/64)" table:style-name="ce1">
            <text:p>2655.927408</text:p>
          </table:table-cell>
          <table:table-cell table:style-name="ce1"/>
          <table:table-cell office:value-type="float" office:value="2656" table:formula="of:=ROUND([.A234];0)" table:style-name="ce1">
            <text:p>2656</text:p>
          </table:table-cell>
          <table:table-cell table:style-name="ce1"/>
          <table:table-cell office:value-type="float" office:value="232" table:formula="of:=ROW()-2" table:style-name="ce1">
            <text:p>232</text:p>
          </table:table-cell>
          <table:table-cell office:value-type="float" office:value="0" table:formula="of:=MIN([.$C234]*(COLUMN()-6);32768)" table:style-name="ce1">
            <text:p>0</text:p>
          </table:table-cell>
          <table:table-cell office:value-type="float" office:value="2656" table:formula="of:=MIN([.$C234]*(COLUMN()-6);32768)" table:style-name="ce1">
            <text:p>2656</text:p>
          </table:table-cell>
          <table:table-cell office:value-type="float" office:value="5312" table:formula="of:=MIN([.$C234]*(COLUMN()-6);32768)" table:style-name="ce1">
            <text:p>5312</text:p>
          </table:table-cell>
          <table:table-cell office:value-type="float" office:value="7968" table:formula="of:=MIN([.$C234]*(COLUMN()-6);32768)" table:style-name="ce1">
            <text:p>7968</text:p>
          </table:table-cell>
          <table:table-cell office:value-type="float" office:value="10624" table:formula="of:=MIN([.$C234]*(COLUMN()-6);32768)" table:style-name="ce1">
            <text:p>10624</text:p>
          </table:table-cell>
          <table:table-cell office:value-type="float" office:value="13280" table:formula="of:=MIN([.$C234]*(COLUMN()-6);32768)" table:style-name="ce1">
            <text:p>13280</text:p>
          </table:table-cell>
          <table:table-cell office:value-type="float" office:value="15936" table:formula="of:=MIN([.$C234]*(COLUMN()-6);32768)" table:style-name="ce1">
            <text:p>15936</text:p>
          </table:table-cell>
          <table:table-cell office:value-type="float" office:value="18592" table:formula="of:=MIN([.$C234]*(COLUMN()-6);32768)" table:style-name="ce1">
            <text:p>18592</text:p>
          </table:table-cell>
          <table:table-cell office:value-type="float" office:value="21248" table:formula="of:=MIN([.$C234]*(COLUMN()-6);32768)" table:style-name="ce1">
            <text:p>21248</text:p>
          </table:table-cell>
          <table:table-cell office:value-type="float" office:value="23904" table:formula="of:=MIN([.$C234]*(COLUMN()-6);32768)" table:style-name="ce1">
            <text:p>23904</text:p>
          </table:table-cell>
          <table:table-cell office:value-type="float" office:value="26560" table:formula="of:=MIN([.$C234]*(COLUMN()-6);32768)" table:style-name="ce1">
            <text:p>26560</text:p>
          </table:table-cell>
          <table:table-cell office:value-type="float" office:value="29216" table:formula="of:=MIN([.$C234]*(COLUMN()-6);32768)" table:style-name="ce1">
            <text:p>29216</text:p>
          </table:table-cell>
          <table:table-cell office:value-type="float" office:value="31872" table:formula="of:=MIN([.$C234]*(COLUMN()-6);32768)" table:style-name="ce1">
            <text:p>31872</text:p>
          </table:table-cell>
          <table:table-cell office:value-type="float" office:value="32768" table:formula="of:=MIN([.$C234]*(COLUMN()-6);32768)" table:style-name="ce1">
            <text:p>32768</text:p>
          </table:table-cell>
          <table:table-cell office:value-type="float" office:value="32768" table:formula="of:=MIN([.$C234]*(COLUMN()-6);32768)" table:style-name="ce1">
            <text:p>32768</text:p>
          </table:table-cell>
          <table:table-cell office:value-type="float" office:value="32768" table:formula="of:=MIN([.$C23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27.3177929293379" table:formula="of:=[.$A$1]*(1/2)^((ROW()-2-64)/64)" table:style-name="ce1">
            <text:p>2627.317793</text:p>
          </table:table-cell>
          <table:table-cell table:style-name="ce1"/>
          <table:table-cell office:value-type="float" office:value="2627" table:formula="of:=ROUND([.A235];0)" table:style-name="ce1">
            <text:p>2627</text:p>
          </table:table-cell>
          <table:table-cell table:style-name="ce1"/>
          <table:table-cell office:value-type="float" office:value="233" table:formula="of:=ROW()-2" table:style-name="ce1">
            <text:p>233</text:p>
          </table:table-cell>
          <table:table-cell office:value-type="float" office:value="0" table:formula="of:=MIN([.$C235]*(COLUMN()-6);32768)" table:style-name="ce1">
            <text:p>0</text:p>
          </table:table-cell>
          <table:table-cell office:value-type="float" office:value="2627" table:formula="of:=MIN([.$C235]*(COLUMN()-6);32768)" table:style-name="ce1">
            <text:p>2627</text:p>
          </table:table-cell>
          <table:table-cell office:value-type="float" office:value="5254" table:formula="of:=MIN([.$C235]*(COLUMN()-6);32768)" table:style-name="ce1">
            <text:p>5254</text:p>
          </table:table-cell>
          <table:table-cell office:value-type="float" office:value="7881" table:formula="of:=MIN([.$C235]*(COLUMN()-6);32768)" table:style-name="ce1">
            <text:p>7881</text:p>
          </table:table-cell>
          <table:table-cell office:value-type="float" office:value="10508" table:formula="of:=MIN([.$C235]*(COLUMN()-6);32768)" table:style-name="ce1">
            <text:p>10508</text:p>
          </table:table-cell>
          <table:table-cell office:value-type="float" office:value="13135" table:formula="of:=MIN([.$C235]*(COLUMN()-6);32768)" table:style-name="ce1">
            <text:p>13135</text:p>
          </table:table-cell>
          <table:table-cell office:value-type="float" office:value="15762" table:formula="of:=MIN([.$C235]*(COLUMN()-6);32768)" table:style-name="ce1">
            <text:p>15762</text:p>
          </table:table-cell>
          <table:table-cell office:value-type="float" office:value="18389" table:formula="of:=MIN([.$C235]*(COLUMN()-6);32768)" table:style-name="ce1">
            <text:p>18389</text:p>
          </table:table-cell>
          <table:table-cell office:value-type="float" office:value="21016" table:formula="of:=MIN([.$C235]*(COLUMN()-6);32768)" table:style-name="ce1">
            <text:p>21016</text:p>
          </table:table-cell>
          <table:table-cell office:value-type="float" office:value="23643" table:formula="of:=MIN([.$C235]*(COLUMN()-6);32768)" table:style-name="ce1">
            <text:p>23643</text:p>
          </table:table-cell>
          <table:table-cell office:value-type="float" office:value="26270" table:formula="of:=MIN([.$C235]*(COLUMN()-6);32768)" table:style-name="ce1">
            <text:p>26270</text:p>
          </table:table-cell>
          <table:table-cell office:value-type="float" office:value="28897" table:formula="of:=MIN([.$C235]*(COLUMN()-6);32768)" table:style-name="ce1">
            <text:p>28897</text:p>
          </table:table-cell>
          <table:table-cell office:value-type="float" office:value="31524" table:formula="of:=MIN([.$C235]*(COLUMN()-6);32768)" table:style-name="ce1">
            <text:p>31524</text:p>
          </table:table-cell>
          <table:table-cell office:value-type="float" office:value="32768" table:formula="of:=MIN([.$C235]*(COLUMN()-6);32768)" table:style-name="ce1">
            <text:p>32768</text:p>
          </table:table-cell>
          <table:table-cell office:value-type="float" office:value="32768" table:formula="of:=MIN([.$C235]*(COLUMN()-6);32768)" table:style-name="ce1">
            <text:p>32768</text:p>
          </table:table-cell>
          <table:table-cell office:value-type="float" office:value="32768" table:formula="of:=MIN([.$C23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99.0163603286701" table:formula="of:=[.$A$1]*(1/2)^((ROW()-2-64)/64)" table:style-name="ce1">
            <text:p>2599.01636</text:p>
          </table:table-cell>
          <table:table-cell table:style-name="ce1"/>
          <table:table-cell office:value-type="float" office:value="2599" table:formula="of:=ROUND([.A236];0)" table:style-name="ce1">
            <text:p>2599</text:p>
          </table:table-cell>
          <table:table-cell table:style-name="ce1"/>
          <table:table-cell office:value-type="float" office:value="234" table:formula="of:=ROW()-2" table:style-name="ce1">
            <text:p>234</text:p>
          </table:table-cell>
          <table:table-cell office:value-type="float" office:value="0" table:formula="of:=MIN([.$C236]*(COLUMN()-6);32768)" table:style-name="ce1">
            <text:p>0</text:p>
          </table:table-cell>
          <table:table-cell office:value-type="float" office:value="2599" table:formula="of:=MIN([.$C236]*(COLUMN()-6);32768)" table:style-name="ce1">
            <text:p>2599</text:p>
          </table:table-cell>
          <table:table-cell office:value-type="float" office:value="5198" table:formula="of:=MIN([.$C236]*(COLUMN()-6);32768)" table:style-name="ce1">
            <text:p>5198</text:p>
          </table:table-cell>
          <table:table-cell office:value-type="float" office:value="7797" table:formula="of:=MIN([.$C236]*(COLUMN()-6);32768)" table:style-name="ce1">
            <text:p>7797</text:p>
          </table:table-cell>
          <table:table-cell office:value-type="float" office:value="10396" table:formula="of:=MIN([.$C236]*(COLUMN()-6);32768)" table:style-name="ce1">
            <text:p>10396</text:p>
          </table:table-cell>
          <table:table-cell office:value-type="float" office:value="12995" table:formula="of:=MIN([.$C236]*(COLUMN()-6);32768)" table:style-name="ce1">
            <text:p>12995</text:p>
          </table:table-cell>
          <table:table-cell office:value-type="float" office:value="15594" table:formula="of:=MIN([.$C236]*(COLUMN()-6);32768)" table:style-name="ce1">
            <text:p>15594</text:p>
          </table:table-cell>
          <table:table-cell office:value-type="float" office:value="18193" table:formula="of:=MIN([.$C236]*(COLUMN()-6);32768)" table:style-name="ce1">
            <text:p>18193</text:p>
          </table:table-cell>
          <table:table-cell office:value-type="float" office:value="20792" table:formula="of:=MIN([.$C236]*(COLUMN()-6);32768)" table:style-name="ce1">
            <text:p>20792</text:p>
          </table:table-cell>
          <table:table-cell office:value-type="float" office:value="23391" table:formula="of:=MIN([.$C236]*(COLUMN()-6);32768)" table:style-name="ce1">
            <text:p>23391</text:p>
          </table:table-cell>
          <table:table-cell office:value-type="float" office:value="25990" table:formula="of:=MIN([.$C236]*(COLUMN()-6);32768)" table:style-name="ce1">
            <text:p>25990</text:p>
          </table:table-cell>
          <table:table-cell office:value-type="float" office:value="28589" table:formula="of:=MIN([.$C236]*(COLUMN()-6);32768)" table:style-name="ce1">
            <text:p>28589</text:p>
          </table:table-cell>
          <table:table-cell office:value-type="float" office:value="31188" table:formula="of:=MIN([.$C236]*(COLUMN()-6);32768)" table:style-name="ce1">
            <text:p>31188</text:p>
          </table:table-cell>
          <table:table-cell office:value-type="float" office:value="32768" table:formula="of:=MIN([.$C236]*(COLUMN()-6);32768)" table:style-name="ce1">
            <text:p>32768</text:p>
          </table:table-cell>
          <table:table-cell office:value-type="float" office:value="32768" table:formula="of:=MIN([.$C236]*(COLUMN()-6);32768)" table:style-name="ce1">
            <text:p>32768</text:p>
          </table:table-cell>
          <table:table-cell office:value-type="float" office:value="32768" table:formula="of:=MIN([.$C23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71.0197903865678" table:formula="of:=[.$A$1]*(1/2)^((ROW()-2-64)/64)" table:style-name="ce1">
            <text:p>2571.01979</text:p>
          </table:table-cell>
          <table:table-cell table:style-name="ce1"/>
          <table:table-cell office:value-type="float" office:value="2571" table:formula="of:=ROUND([.A237];0)" table:style-name="ce1">
            <text:p>2571</text:p>
          </table:table-cell>
          <table:table-cell table:style-name="ce1"/>
          <table:table-cell office:value-type="float" office:value="235" table:formula="of:=ROW()-2" table:style-name="ce1">
            <text:p>235</text:p>
          </table:table-cell>
          <table:table-cell office:value-type="float" office:value="0" table:formula="of:=MIN([.$C237]*(COLUMN()-6);32768)" table:style-name="ce1">
            <text:p>0</text:p>
          </table:table-cell>
          <table:table-cell office:value-type="float" office:value="2571" table:formula="of:=MIN([.$C237]*(COLUMN()-6);32768)" table:style-name="ce1">
            <text:p>2571</text:p>
          </table:table-cell>
          <table:table-cell office:value-type="float" office:value="5142" table:formula="of:=MIN([.$C237]*(COLUMN()-6);32768)" table:style-name="ce1">
            <text:p>5142</text:p>
          </table:table-cell>
          <table:table-cell office:value-type="float" office:value="7713" table:formula="of:=MIN([.$C237]*(COLUMN()-6);32768)" table:style-name="ce1">
            <text:p>7713</text:p>
          </table:table-cell>
          <table:table-cell office:value-type="float" office:value="10284" table:formula="of:=MIN([.$C237]*(COLUMN()-6);32768)" table:style-name="ce1">
            <text:p>10284</text:p>
          </table:table-cell>
          <table:table-cell office:value-type="float" office:value="12855" table:formula="of:=MIN([.$C237]*(COLUMN()-6);32768)" table:style-name="ce1">
            <text:p>12855</text:p>
          </table:table-cell>
          <table:table-cell office:value-type="float" office:value="15426" table:formula="of:=MIN([.$C237]*(COLUMN()-6);32768)" table:style-name="ce1">
            <text:p>15426</text:p>
          </table:table-cell>
          <table:table-cell office:value-type="float" office:value="17997" table:formula="of:=MIN([.$C237]*(COLUMN()-6);32768)" table:style-name="ce1">
            <text:p>17997</text:p>
          </table:table-cell>
          <table:table-cell office:value-type="float" office:value="20568" table:formula="of:=MIN([.$C237]*(COLUMN()-6);32768)" table:style-name="ce1">
            <text:p>20568</text:p>
          </table:table-cell>
          <table:table-cell office:value-type="float" office:value="23139" table:formula="of:=MIN([.$C237]*(COLUMN()-6);32768)" table:style-name="ce1">
            <text:p>23139</text:p>
          </table:table-cell>
          <table:table-cell office:value-type="float" office:value="25710" table:formula="of:=MIN([.$C237]*(COLUMN()-6);32768)" table:style-name="ce1">
            <text:p>25710</text:p>
          </table:table-cell>
          <table:table-cell office:value-type="float" office:value="28281" table:formula="of:=MIN([.$C237]*(COLUMN()-6);32768)" table:style-name="ce1">
            <text:p>28281</text:p>
          </table:table-cell>
          <table:table-cell office:value-type="float" office:value="30852" table:formula="of:=MIN([.$C237]*(COLUMN()-6);32768)" table:style-name="ce1">
            <text:p>30852</text:p>
          </table:table-cell>
          <table:table-cell office:value-type="float" office:value="32768" table:formula="of:=MIN([.$C237]*(COLUMN()-6);32768)" table:style-name="ce1">
            <text:p>32768</text:p>
          </table:table-cell>
          <table:table-cell office:value-type="float" office:value="32768" table:formula="of:=MIN([.$C237]*(COLUMN()-6);32768)" table:style-name="ce1">
            <text:p>32768</text:p>
          </table:table-cell>
          <table:table-cell office:value-type="float" office:value="32768" table:formula="of:=MIN([.$C23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43.3247991264957" table:formula="of:=[.$A$1]*(1/2)^((ROW()-2-64)/64)" table:style-name="ce1">
            <text:p>2543.324799</text:p>
          </table:table-cell>
          <table:table-cell table:style-name="ce1"/>
          <table:table-cell office:value-type="float" office:value="2543" table:formula="of:=ROUND([.A238];0)" table:style-name="ce1">
            <text:p>2543</text:p>
          </table:table-cell>
          <table:table-cell table:style-name="ce1"/>
          <table:table-cell office:value-type="float" office:value="236" table:formula="of:=ROW()-2" table:style-name="ce1">
            <text:p>236</text:p>
          </table:table-cell>
          <table:table-cell office:value-type="float" office:value="0" table:formula="of:=MIN([.$C238]*(COLUMN()-6);32768)" table:style-name="ce1">
            <text:p>0</text:p>
          </table:table-cell>
          <table:table-cell office:value-type="float" office:value="2543" table:formula="of:=MIN([.$C238]*(COLUMN()-6);32768)" table:style-name="ce1">
            <text:p>2543</text:p>
          </table:table-cell>
          <table:table-cell office:value-type="float" office:value="5086" table:formula="of:=MIN([.$C238]*(COLUMN()-6);32768)" table:style-name="ce1">
            <text:p>5086</text:p>
          </table:table-cell>
          <table:table-cell office:value-type="float" office:value="7629" table:formula="of:=MIN([.$C238]*(COLUMN()-6);32768)" table:style-name="ce1">
            <text:p>7629</text:p>
          </table:table-cell>
          <table:table-cell office:value-type="float" office:value="10172" table:formula="of:=MIN([.$C238]*(COLUMN()-6);32768)" table:style-name="ce1">
            <text:p>10172</text:p>
          </table:table-cell>
          <table:table-cell office:value-type="float" office:value="12715" table:formula="of:=MIN([.$C238]*(COLUMN()-6);32768)" table:style-name="ce1">
            <text:p>12715</text:p>
          </table:table-cell>
          <table:table-cell office:value-type="float" office:value="15258" table:formula="of:=MIN([.$C238]*(COLUMN()-6);32768)" table:style-name="ce1">
            <text:p>15258</text:p>
          </table:table-cell>
          <table:table-cell office:value-type="float" office:value="17801" table:formula="of:=MIN([.$C238]*(COLUMN()-6);32768)" table:style-name="ce1">
            <text:p>17801</text:p>
          </table:table-cell>
          <table:table-cell office:value-type="float" office:value="20344" table:formula="of:=MIN([.$C238]*(COLUMN()-6);32768)" table:style-name="ce1">
            <text:p>20344</text:p>
          </table:table-cell>
          <table:table-cell office:value-type="float" office:value="22887" table:formula="of:=MIN([.$C238]*(COLUMN()-6);32768)" table:style-name="ce1">
            <text:p>22887</text:p>
          </table:table-cell>
          <table:table-cell office:value-type="float" office:value="25430" table:formula="of:=MIN([.$C238]*(COLUMN()-6);32768)" table:style-name="ce1">
            <text:p>25430</text:p>
          </table:table-cell>
          <table:table-cell office:value-type="float" office:value="27973" table:formula="of:=MIN([.$C238]*(COLUMN()-6);32768)" table:style-name="ce1">
            <text:p>27973</text:p>
          </table:table-cell>
          <table:table-cell office:value-type="float" office:value="30516" table:formula="of:=MIN([.$C238]*(COLUMN()-6);32768)" table:style-name="ce1">
            <text:p>30516</text:p>
          </table:table-cell>
          <table:table-cell office:value-type="float" office:value="32768" table:formula="of:=MIN([.$C238]*(COLUMN()-6);32768)" table:style-name="ce1">
            <text:p>32768</text:p>
          </table:table-cell>
          <table:table-cell office:value-type="float" office:value="32768" table:formula="of:=MIN([.$C238]*(COLUMN()-6);32768)" table:style-name="ce1">
            <text:p>32768</text:p>
          </table:table-cell>
          <table:table-cell office:value-type="float" office:value="32768" table:formula="of:=MIN([.$C23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15.9281379468698" table:formula="of:=[.$A$1]*(1/2)^((ROW()-2-64)/64)" table:style-name="ce1">
            <text:p>2515.928138</text:p>
          </table:table-cell>
          <table:table-cell table:style-name="ce1"/>
          <table:table-cell office:value-type="float" office:value="2516" table:formula="of:=ROUND([.A239];0)" table:style-name="ce1">
            <text:p>2516</text:p>
          </table:table-cell>
          <table:table-cell table:style-name="ce1"/>
          <table:table-cell office:value-type="float" office:value="237" table:formula="of:=ROW()-2" table:style-name="ce1">
            <text:p>237</text:p>
          </table:table-cell>
          <table:table-cell office:value-type="float" office:value="0" table:formula="of:=MIN([.$C239]*(COLUMN()-6);32768)" table:style-name="ce1">
            <text:p>0</text:p>
          </table:table-cell>
          <table:table-cell office:value-type="float" office:value="2516" table:formula="of:=MIN([.$C239]*(COLUMN()-6);32768)" table:style-name="ce1">
            <text:p>2516</text:p>
          </table:table-cell>
          <table:table-cell office:value-type="float" office:value="5032" table:formula="of:=MIN([.$C239]*(COLUMN()-6);32768)" table:style-name="ce1">
            <text:p>5032</text:p>
          </table:table-cell>
          <table:table-cell office:value-type="float" office:value="7548" table:formula="of:=MIN([.$C239]*(COLUMN()-6);32768)" table:style-name="ce1">
            <text:p>7548</text:p>
          </table:table-cell>
          <table:table-cell office:value-type="float" office:value="10064" table:formula="of:=MIN([.$C239]*(COLUMN()-6);32768)" table:style-name="ce1">
            <text:p>10064</text:p>
          </table:table-cell>
          <table:table-cell office:value-type="float" office:value="12580" table:formula="of:=MIN([.$C239]*(COLUMN()-6);32768)" table:style-name="ce1">
            <text:p>12580</text:p>
          </table:table-cell>
          <table:table-cell office:value-type="float" office:value="15096" table:formula="of:=MIN([.$C239]*(COLUMN()-6);32768)" table:style-name="ce1">
            <text:p>15096</text:p>
          </table:table-cell>
          <table:table-cell office:value-type="float" office:value="17612" table:formula="of:=MIN([.$C239]*(COLUMN()-6);32768)" table:style-name="ce1">
            <text:p>17612</text:p>
          </table:table-cell>
          <table:table-cell office:value-type="float" office:value="20128" table:formula="of:=MIN([.$C239]*(COLUMN()-6);32768)" table:style-name="ce1">
            <text:p>20128</text:p>
          </table:table-cell>
          <table:table-cell office:value-type="float" office:value="22644" table:formula="of:=MIN([.$C239]*(COLUMN()-6);32768)" table:style-name="ce1">
            <text:p>22644</text:p>
          </table:table-cell>
          <table:table-cell office:value-type="float" office:value="25160" table:formula="of:=MIN([.$C239]*(COLUMN()-6);32768)" table:style-name="ce1">
            <text:p>25160</text:p>
          </table:table-cell>
          <table:table-cell office:value-type="float" office:value="27676" table:formula="of:=MIN([.$C239]*(COLUMN()-6);32768)" table:style-name="ce1">
            <text:p>27676</text:p>
          </table:table-cell>
          <table:table-cell office:value-type="float" office:value="30192" table:formula="of:=MIN([.$C239]*(COLUMN()-6);32768)" table:style-name="ce1">
            <text:p>30192</text:p>
          </table:table-cell>
          <table:table-cell office:value-type="float" office:value="32708" table:formula="of:=MIN([.$C239]*(COLUMN()-6);32768)" table:style-name="ce1">
            <text:p>32708</text:p>
          </table:table-cell>
          <table:table-cell office:value-type="float" office:value="32768" table:formula="of:=MIN([.$C239]*(COLUMN()-6);32768)" table:style-name="ce1">
            <text:p>32768</text:p>
          </table:table-cell>
          <table:table-cell office:value-type="float" office:value="32768" table:formula="of:=MIN([.$C23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88.8265932400004" table:formula="of:=[.$A$1]*(1/2)^((ROW()-2-64)/64)" table:style-name="ce1">
            <text:p>2488.826593</text:p>
          </table:table-cell>
          <table:table-cell table:style-name="ce1"/>
          <table:table-cell office:value-type="float" office:value="2489" table:formula="of:=ROUND([.A240];0)" table:style-name="ce1">
            <text:p>2489</text:p>
          </table:table-cell>
          <table:table-cell table:style-name="ce1"/>
          <table:table-cell office:value-type="float" office:value="238" table:formula="of:=ROW()-2" table:style-name="ce1">
            <text:p>238</text:p>
          </table:table-cell>
          <table:table-cell office:value-type="float" office:value="0" table:formula="of:=MIN([.$C240]*(COLUMN()-6);32768)" table:style-name="ce1">
            <text:p>0</text:p>
          </table:table-cell>
          <table:table-cell office:value-type="float" office:value="2489" table:formula="of:=MIN([.$C240]*(COLUMN()-6);32768)" table:style-name="ce1">
            <text:p>2489</text:p>
          </table:table-cell>
          <table:table-cell office:value-type="float" office:value="4978" table:formula="of:=MIN([.$C240]*(COLUMN()-6);32768)" table:style-name="ce1">
            <text:p>4978</text:p>
          </table:table-cell>
          <table:table-cell office:value-type="float" office:value="7467" table:formula="of:=MIN([.$C240]*(COLUMN()-6);32768)" table:style-name="ce1">
            <text:p>7467</text:p>
          </table:table-cell>
          <table:table-cell office:value-type="float" office:value="9956" table:formula="of:=MIN([.$C240]*(COLUMN()-6);32768)" table:style-name="ce1">
            <text:p>9956</text:p>
          </table:table-cell>
          <table:table-cell office:value-type="float" office:value="12445" table:formula="of:=MIN([.$C240]*(COLUMN()-6);32768)" table:style-name="ce1">
            <text:p>12445</text:p>
          </table:table-cell>
          <table:table-cell office:value-type="float" office:value="14934" table:formula="of:=MIN([.$C240]*(COLUMN()-6);32768)" table:style-name="ce1">
            <text:p>14934</text:p>
          </table:table-cell>
          <table:table-cell office:value-type="float" office:value="17423" table:formula="of:=MIN([.$C240]*(COLUMN()-6);32768)" table:style-name="ce1">
            <text:p>17423</text:p>
          </table:table-cell>
          <table:table-cell office:value-type="float" office:value="19912" table:formula="of:=MIN([.$C240]*(COLUMN()-6);32768)" table:style-name="ce1">
            <text:p>19912</text:p>
          </table:table-cell>
          <table:table-cell office:value-type="float" office:value="22401" table:formula="of:=MIN([.$C240]*(COLUMN()-6);32768)" table:style-name="ce1">
            <text:p>22401</text:p>
          </table:table-cell>
          <table:table-cell office:value-type="float" office:value="24890" table:formula="of:=MIN([.$C240]*(COLUMN()-6);32768)" table:style-name="ce1">
            <text:p>24890</text:p>
          </table:table-cell>
          <table:table-cell office:value-type="float" office:value="27379" table:formula="of:=MIN([.$C240]*(COLUMN()-6);32768)" table:style-name="ce1">
            <text:p>27379</text:p>
          </table:table-cell>
          <table:table-cell office:value-type="float" office:value="29868" table:formula="of:=MIN([.$C240]*(COLUMN()-6);32768)" table:style-name="ce1">
            <text:p>29868</text:p>
          </table:table-cell>
          <table:table-cell office:value-type="float" office:value="32357" table:formula="of:=MIN([.$C240]*(COLUMN()-6);32768)" table:style-name="ce1">
            <text:p>32357</text:p>
          </table:table-cell>
          <table:table-cell office:value-type="float" office:value="32768" table:formula="of:=MIN([.$C240]*(COLUMN()-6);32768)" table:style-name="ce1">
            <text:p>32768</text:p>
          </table:table-cell>
          <table:table-cell office:value-type="float" office:value="32768" table:formula="of:=MIN([.$C24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62.0169860151359" table:formula="of:=[.$A$1]*(1/2)^((ROW()-2-64)/64)" table:style-name="ce1">
            <text:p>2462.016986</text:p>
          </table:table-cell>
          <table:table-cell table:style-name="ce1"/>
          <table:table-cell office:value-type="float" office:value="2462" table:formula="of:=ROUND([.A241];0)" table:style-name="ce1">
            <text:p>2462</text:p>
          </table:table-cell>
          <table:table-cell table:style-name="ce1"/>
          <table:table-cell office:value-type="float" office:value="239" table:formula="of:=ROW()-2" table:style-name="ce1">
            <text:p>239</text:p>
          </table:table-cell>
          <table:table-cell office:value-type="float" office:value="0" table:formula="of:=MIN([.$C241]*(COLUMN()-6);32768)" table:style-name="ce1">
            <text:p>0</text:p>
          </table:table-cell>
          <table:table-cell office:value-type="float" office:value="2462" table:formula="of:=MIN([.$C241]*(COLUMN()-6);32768)" table:style-name="ce1">
            <text:p>2462</text:p>
          </table:table-cell>
          <table:table-cell office:value-type="float" office:value="4924" table:formula="of:=MIN([.$C241]*(COLUMN()-6);32768)" table:style-name="ce1">
            <text:p>4924</text:p>
          </table:table-cell>
          <table:table-cell office:value-type="float" office:value="7386" table:formula="of:=MIN([.$C241]*(COLUMN()-6);32768)" table:style-name="ce1">
            <text:p>7386</text:p>
          </table:table-cell>
          <table:table-cell office:value-type="float" office:value="9848" table:formula="of:=MIN([.$C241]*(COLUMN()-6);32768)" table:style-name="ce1">
            <text:p>9848</text:p>
          </table:table-cell>
          <table:table-cell office:value-type="float" office:value="12310" table:formula="of:=MIN([.$C241]*(COLUMN()-6);32768)" table:style-name="ce1">
            <text:p>12310</text:p>
          </table:table-cell>
          <table:table-cell office:value-type="float" office:value="14772" table:formula="of:=MIN([.$C241]*(COLUMN()-6);32768)" table:style-name="ce1">
            <text:p>14772</text:p>
          </table:table-cell>
          <table:table-cell office:value-type="float" office:value="17234" table:formula="of:=MIN([.$C241]*(COLUMN()-6);32768)" table:style-name="ce1">
            <text:p>17234</text:p>
          </table:table-cell>
          <table:table-cell office:value-type="float" office:value="19696" table:formula="of:=MIN([.$C241]*(COLUMN()-6);32768)" table:style-name="ce1">
            <text:p>19696</text:p>
          </table:table-cell>
          <table:table-cell office:value-type="float" office:value="22158" table:formula="of:=MIN([.$C241]*(COLUMN()-6);32768)" table:style-name="ce1">
            <text:p>22158</text:p>
          </table:table-cell>
          <table:table-cell office:value-type="float" office:value="24620" table:formula="of:=MIN([.$C241]*(COLUMN()-6);32768)" table:style-name="ce1">
            <text:p>24620</text:p>
          </table:table-cell>
          <table:table-cell office:value-type="float" office:value="27082" table:formula="of:=MIN([.$C241]*(COLUMN()-6);32768)" table:style-name="ce1">
            <text:p>27082</text:p>
          </table:table-cell>
          <table:table-cell office:value-type="float" office:value="29544" table:formula="of:=MIN([.$C241]*(COLUMN()-6);32768)" table:style-name="ce1">
            <text:p>29544</text:p>
          </table:table-cell>
          <table:table-cell office:value-type="float" office:value="32006" table:formula="of:=MIN([.$C241]*(COLUMN()-6);32768)" table:style-name="ce1">
            <text:p>32006</text:p>
          </table:table-cell>
          <table:table-cell office:value-type="float" office:value="32768" table:formula="of:=MIN([.$C241]*(COLUMN()-6);32768)" table:style-name="ce1">
            <text:p>32768</text:p>
          </table:table-cell>
          <table:table-cell office:value-type="float" office:value="32768" table:formula="of:=MIN([.$C24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35.4961715255727" table:formula="of:=[.$A$1]*(1/2)^((ROW()-2-64)/64)" table:style-name="ce1">
            <text:p>2435.496172</text:p>
          </table:table-cell>
          <table:table-cell table:style-name="ce1"/>
          <table:table-cell office:value-type="float" office:value="2435" table:formula="of:=ROUND([.A242];0)" table:style-name="ce1">
            <text:p>2435</text:p>
          </table:table-cell>
          <table:table-cell table:style-name="ce1"/>
          <table:table-cell office:value-type="float" office:value="240" table:formula="of:=ROW()-2" table:style-name="ce1">
            <text:p>240</text:p>
          </table:table-cell>
          <table:table-cell office:value-type="float" office:value="0" table:formula="of:=MIN([.$C242]*(COLUMN()-6);32768)" table:style-name="ce1">
            <text:p>0</text:p>
          </table:table-cell>
          <table:table-cell office:value-type="float" office:value="2435" table:formula="of:=MIN([.$C242]*(COLUMN()-6);32768)" table:style-name="ce1">
            <text:p>2435</text:p>
          </table:table-cell>
          <table:table-cell office:value-type="float" office:value="4870" table:formula="of:=MIN([.$C242]*(COLUMN()-6);32768)" table:style-name="ce1">
            <text:p>4870</text:p>
          </table:table-cell>
          <table:table-cell office:value-type="float" office:value="7305" table:formula="of:=MIN([.$C242]*(COLUMN()-6);32768)" table:style-name="ce1">
            <text:p>7305</text:p>
          </table:table-cell>
          <table:table-cell office:value-type="float" office:value="9740" table:formula="of:=MIN([.$C242]*(COLUMN()-6);32768)" table:style-name="ce1">
            <text:p>9740</text:p>
          </table:table-cell>
          <table:table-cell office:value-type="float" office:value="12175" table:formula="of:=MIN([.$C242]*(COLUMN()-6);32768)" table:style-name="ce1">
            <text:p>12175</text:p>
          </table:table-cell>
          <table:table-cell office:value-type="float" office:value="14610" table:formula="of:=MIN([.$C242]*(COLUMN()-6);32768)" table:style-name="ce1">
            <text:p>14610</text:p>
          </table:table-cell>
          <table:table-cell office:value-type="float" office:value="17045" table:formula="of:=MIN([.$C242]*(COLUMN()-6);32768)" table:style-name="ce1">
            <text:p>17045</text:p>
          </table:table-cell>
          <table:table-cell office:value-type="float" office:value="19480" table:formula="of:=MIN([.$C242]*(COLUMN()-6);32768)" table:style-name="ce1">
            <text:p>19480</text:p>
          </table:table-cell>
          <table:table-cell office:value-type="float" office:value="21915" table:formula="of:=MIN([.$C242]*(COLUMN()-6);32768)" table:style-name="ce1">
            <text:p>21915</text:p>
          </table:table-cell>
          <table:table-cell office:value-type="float" office:value="24350" table:formula="of:=MIN([.$C242]*(COLUMN()-6);32768)" table:style-name="ce1">
            <text:p>24350</text:p>
          </table:table-cell>
          <table:table-cell office:value-type="float" office:value="26785" table:formula="of:=MIN([.$C242]*(COLUMN()-6);32768)" table:style-name="ce1">
            <text:p>26785</text:p>
          </table:table-cell>
          <table:table-cell office:value-type="float" office:value="29220" table:formula="of:=MIN([.$C242]*(COLUMN()-6);32768)" table:style-name="ce1">
            <text:p>29220</text:p>
          </table:table-cell>
          <table:table-cell office:value-type="float" office:value="31655" table:formula="of:=MIN([.$C242]*(COLUMN()-6);32768)" table:style-name="ce1">
            <text:p>31655</text:p>
          </table:table-cell>
          <table:table-cell office:value-type="float" office:value="32768" table:formula="of:=MIN([.$C242]*(COLUMN()-6);32768)" table:style-name="ce1">
            <text:p>32768</text:p>
          </table:table-cell>
          <table:table-cell office:value-type="float" office:value="32768" table:formula="of:=MIN([.$C24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09.2610388997764" table:formula="of:=[.$A$1]*(1/2)^((ROW()-2-64)/64)" table:style-name="ce1">
            <text:p>2409.261039</text:p>
          </table:table-cell>
          <table:table-cell table:style-name="ce1"/>
          <table:table-cell office:value-type="float" office:value="2409" table:formula="of:=ROUND([.A243];0)" table:style-name="ce1">
            <text:p>2409</text:p>
          </table:table-cell>
          <table:table-cell table:style-name="ce1"/>
          <table:table-cell office:value-type="float" office:value="241" table:formula="of:=ROW()-2" table:style-name="ce1">
            <text:p>241</text:p>
          </table:table-cell>
          <table:table-cell office:value-type="float" office:value="0" table:formula="of:=MIN([.$C243]*(COLUMN()-6);32768)" table:style-name="ce1">
            <text:p>0</text:p>
          </table:table-cell>
          <table:table-cell office:value-type="float" office:value="2409" table:formula="of:=MIN([.$C243]*(COLUMN()-6);32768)" table:style-name="ce1">
            <text:p>2409</text:p>
          </table:table-cell>
          <table:table-cell office:value-type="float" office:value="4818" table:formula="of:=MIN([.$C243]*(COLUMN()-6);32768)" table:style-name="ce1">
            <text:p>4818</text:p>
          </table:table-cell>
          <table:table-cell office:value-type="float" office:value="7227" table:formula="of:=MIN([.$C243]*(COLUMN()-6);32768)" table:style-name="ce1">
            <text:p>7227</text:p>
          </table:table-cell>
          <table:table-cell office:value-type="float" office:value="9636" table:formula="of:=MIN([.$C243]*(COLUMN()-6);32768)" table:style-name="ce1">
            <text:p>9636</text:p>
          </table:table-cell>
          <table:table-cell office:value-type="float" office:value="12045" table:formula="of:=MIN([.$C243]*(COLUMN()-6);32768)" table:style-name="ce1">
            <text:p>12045</text:p>
          </table:table-cell>
          <table:table-cell office:value-type="float" office:value="14454" table:formula="of:=MIN([.$C243]*(COLUMN()-6);32768)" table:style-name="ce1">
            <text:p>14454</text:p>
          </table:table-cell>
          <table:table-cell office:value-type="float" office:value="16863" table:formula="of:=MIN([.$C243]*(COLUMN()-6);32768)" table:style-name="ce1">
            <text:p>16863</text:p>
          </table:table-cell>
          <table:table-cell office:value-type="float" office:value="19272" table:formula="of:=MIN([.$C243]*(COLUMN()-6);32768)" table:style-name="ce1">
            <text:p>19272</text:p>
          </table:table-cell>
          <table:table-cell office:value-type="float" office:value="21681" table:formula="of:=MIN([.$C243]*(COLUMN()-6);32768)" table:style-name="ce1">
            <text:p>21681</text:p>
          </table:table-cell>
          <table:table-cell office:value-type="float" office:value="24090" table:formula="of:=MIN([.$C243]*(COLUMN()-6);32768)" table:style-name="ce1">
            <text:p>24090</text:p>
          </table:table-cell>
          <table:table-cell office:value-type="float" office:value="26499" table:formula="of:=MIN([.$C243]*(COLUMN()-6);32768)" table:style-name="ce1">
            <text:p>26499</text:p>
          </table:table-cell>
          <table:table-cell office:value-type="float" office:value="28908" table:formula="of:=MIN([.$C243]*(COLUMN()-6);32768)" table:style-name="ce1">
            <text:p>28908</text:p>
          </table:table-cell>
          <table:table-cell office:value-type="float" office:value="31317" table:formula="of:=MIN([.$C243]*(COLUMN()-6);32768)" table:style-name="ce1">
            <text:p>31317</text:p>
          </table:table-cell>
          <table:table-cell office:value-type="float" office:value="32768" table:formula="of:=MIN([.$C243]*(COLUMN()-6);32768)" table:style-name="ce1">
            <text:p>32768</text:p>
          </table:table-cell>
          <table:table-cell office:value-type="float" office:value="32768" table:formula="of:=MIN([.$C24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83.3085107764791" table:formula="of:=[.$A$1]*(1/2)^((ROW()-2-64)/64)" table:style-name="ce1">
            <text:p>2383.308511</text:p>
          </table:table-cell>
          <table:table-cell table:style-name="ce1"/>
          <table:table-cell office:value-type="float" office:value="2383" table:formula="of:=ROUND([.A244];0)" table:style-name="ce1">
            <text:p>2383</text:p>
          </table:table-cell>
          <table:table-cell table:style-name="ce1"/>
          <table:table-cell office:value-type="float" office:value="242" table:formula="of:=ROW()-2" table:style-name="ce1">
            <text:p>242</text:p>
          </table:table-cell>
          <table:table-cell office:value-type="float" office:value="0" table:formula="of:=MIN([.$C244]*(COLUMN()-6);32768)" table:style-name="ce1">
            <text:p>0</text:p>
          </table:table-cell>
          <table:table-cell office:value-type="float" office:value="2383" table:formula="of:=MIN([.$C244]*(COLUMN()-6);32768)" table:style-name="ce1">
            <text:p>2383</text:p>
          </table:table-cell>
          <table:table-cell office:value-type="float" office:value="4766" table:formula="of:=MIN([.$C244]*(COLUMN()-6);32768)" table:style-name="ce1">
            <text:p>4766</text:p>
          </table:table-cell>
          <table:table-cell office:value-type="float" office:value="7149" table:formula="of:=MIN([.$C244]*(COLUMN()-6);32768)" table:style-name="ce1">
            <text:p>7149</text:p>
          </table:table-cell>
          <table:table-cell office:value-type="float" office:value="9532" table:formula="of:=MIN([.$C244]*(COLUMN()-6);32768)" table:style-name="ce1">
            <text:p>9532</text:p>
          </table:table-cell>
          <table:table-cell office:value-type="float" office:value="11915" table:formula="of:=MIN([.$C244]*(COLUMN()-6);32768)" table:style-name="ce1">
            <text:p>11915</text:p>
          </table:table-cell>
          <table:table-cell office:value-type="float" office:value="14298" table:formula="of:=MIN([.$C244]*(COLUMN()-6);32768)" table:style-name="ce1">
            <text:p>14298</text:p>
          </table:table-cell>
          <table:table-cell office:value-type="float" office:value="16681" table:formula="of:=MIN([.$C244]*(COLUMN()-6);32768)" table:style-name="ce1">
            <text:p>16681</text:p>
          </table:table-cell>
          <table:table-cell office:value-type="float" office:value="19064" table:formula="of:=MIN([.$C244]*(COLUMN()-6);32768)" table:style-name="ce1">
            <text:p>19064</text:p>
          </table:table-cell>
          <table:table-cell office:value-type="float" office:value="21447" table:formula="of:=MIN([.$C244]*(COLUMN()-6);32768)" table:style-name="ce1">
            <text:p>21447</text:p>
          </table:table-cell>
          <table:table-cell office:value-type="float" office:value="23830" table:formula="of:=MIN([.$C244]*(COLUMN()-6);32768)" table:style-name="ce1">
            <text:p>23830</text:p>
          </table:table-cell>
          <table:table-cell office:value-type="float" office:value="26213" table:formula="of:=MIN([.$C244]*(COLUMN()-6);32768)" table:style-name="ce1">
            <text:p>26213</text:p>
          </table:table-cell>
          <table:table-cell office:value-type="float" office:value="28596" table:formula="of:=MIN([.$C244]*(COLUMN()-6);32768)" table:style-name="ce1">
            <text:p>28596</text:p>
          </table:table-cell>
          <table:table-cell office:value-type="float" office:value="30979" table:formula="of:=MIN([.$C244]*(COLUMN()-6);32768)" table:style-name="ce1">
            <text:p>30979</text:p>
          </table:table-cell>
          <table:table-cell office:value-type="float" office:value="32768" table:formula="of:=MIN([.$C244]*(COLUMN()-6);32768)" table:style-name="ce1">
            <text:p>32768</text:p>
          </table:table-cell>
          <table:table-cell office:value-type="float" office:value="32768" table:formula="of:=MIN([.$C24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57.635542943709" table:formula="of:=[.$A$1]*(1/2)^((ROW()-2-64)/64)" table:style-name="ce1">
            <text:p>2357.635543</text:p>
          </table:table-cell>
          <table:table-cell table:style-name="ce1"/>
          <table:table-cell office:value-type="float" office:value="2358" table:formula="of:=ROUND([.A245];0)" table:style-name="ce1">
            <text:p>2358</text:p>
          </table:table-cell>
          <table:table-cell table:style-name="ce1"/>
          <table:table-cell office:value-type="float" office:value="243" table:formula="of:=ROW()-2" table:style-name="ce1">
            <text:p>243</text:p>
          </table:table-cell>
          <table:table-cell office:value-type="float" office:value="0" table:formula="of:=MIN([.$C245]*(COLUMN()-6);32768)" table:style-name="ce1">
            <text:p>0</text:p>
          </table:table-cell>
          <table:table-cell office:value-type="float" office:value="2358" table:formula="of:=MIN([.$C245]*(COLUMN()-6);32768)" table:style-name="ce1">
            <text:p>2358</text:p>
          </table:table-cell>
          <table:table-cell office:value-type="float" office:value="4716" table:formula="of:=MIN([.$C245]*(COLUMN()-6);32768)" table:style-name="ce1">
            <text:p>4716</text:p>
          </table:table-cell>
          <table:table-cell office:value-type="float" office:value="7074" table:formula="of:=MIN([.$C245]*(COLUMN()-6);32768)" table:style-name="ce1">
            <text:p>7074</text:p>
          </table:table-cell>
          <table:table-cell office:value-type="float" office:value="9432" table:formula="of:=MIN([.$C245]*(COLUMN()-6);32768)" table:style-name="ce1">
            <text:p>9432</text:p>
          </table:table-cell>
          <table:table-cell office:value-type="float" office:value="11790" table:formula="of:=MIN([.$C245]*(COLUMN()-6);32768)" table:style-name="ce1">
            <text:p>11790</text:p>
          </table:table-cell>
          <table:table-cell office:value-type="float" office:value="14148" table:formula="of:=MIN([.$C245]*(COLUMN()-6);32768)" table:style-name="ce1">
            <text:p>14148</text:p>
          </table:table-cell>
          <table:table-cell office:value-type="float" office:value="16506" table:formula="of:=MIN([.$C245]*(COLUMN()-6);32768)" table:style-name="ce1">
            <text:p>16506</text:p>
          </table:table-cell>
          <table:table-cell office:value-type="float" office:value="18864" table:formula="of:=MIN([.$C245]*(COLUMN()-6);32768)" table:style-name="ce1">
            <text:p>18864</text:p>
          </table:table-cell>
          <table:table-cell office:value-type="float" office:value="21222" table:formula="of:=MIN([.$C245]*(COLUMN()-6);32768)" table:style-name="ce1">
            <text:p>21222</text:p>
          </table:table-cell>
          <table:table-cell office:value-type="float" office:value="23580" table:formula="of:=MIN([.$C245]*(COLUMN()-6);32768)" table:style-name="ce1">
            <text:p>23580</text:p>
          </table:table-cell>
          <table:table-cell office:value-type="float" office:value="25938" table:formula="of:=MIN([.$C245]*(COLUMN()-6);32768)" table:style-name="ce1">
            <text:p>25938</text:p>
          </table:table-cell>
          <table:table-cell office:value-type="float" office:value="28296" table:formula="of:=MIN([.$C245]*(COLUMN()-6);32768)" table:style-name="ce1">
            <text:p>28296</text:p>
          </table:table-cell>
          <table:table-cell office:value-type="float" office:value="30654" table:formula="of:=MIN([.$C245]*(COLUMN()-6);32768)" table:style-name="ce1">
            <text:p>30654</text:p>
          </table:table-cell>
          <table:table-cell office:value-type="float" office:value="32768" table:formula="of:=MIN([.$C245]*(COLUMN()-6);32768)" table:style-name="ce1">
            <text:p>32768</text:p>
          </table:table-cell>
          <table:table-cell office:value-type="float" office:value="32768" table:formula="of:=MIN([.$C24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32.2391239817048" table:formula="of:=[.$A$1]*(1/2)^((ROW()-2-64)/64)" table:style-name="ce1">
            <text:p>2332.239124</text:p>
          </table:table-cell>
          <table:table-cell table:style-name="ce1"/>
          <table:table-cell office:value-type="float" office:value="2332" table:formula="of:=ROUND([.A246];0)" table:style-name="ce1">
            <text:p>2332</text:p>
          </table:table-cell>
          <table:table-cell table:style-name="ce1"/>
          <table:table-cell office:value-type="float" office:value="244" table:formula="of:=ROW()-2" table:style-name="ce1">
            <text:p>244</text:p>
          </table:table-cell>
          <table:table-cell office:value-type="float" office:value="0" table:formula="of:=MIN([.$C246]*(COLUMN()-6);32768)" table:style-name="ce1">
            <text:p>0</text:p>
          </table:table-cell>
          <table:table-cell office:value-type="float" office:value="2332" table:formula="of:=MIN([.$C246]*(COLUMN()-6);32768)" table:style-name="ce1">
            <text:p>2332</text:p>
          </table:table-cell>
          <table:table-cell office:value-type="float" office:value="4664" table:formula="of:=MIN([.$C246]*(COLUMN()-6);32768)" table:style-name="ce1">
            <text:p>4664</text:p>
          </table:table-cell>
          <table:table-cell office:value-type="float" office:value="6996" table:formula="of:=MIN([.$C246]*(COLUMN()-6);32768)" table:style-name="ce1">
            <text:p>6996</text:p>
          </table:table-cell>
          <table:table-cell office:value-type="float" office:value="9328" table:formula="of:=MIN([.$C246]*(COLUMN()-6);32768)" table:style-name="ce1">
            <text:p>9328</text:p>
          </table:table-cell>
          <table:table-cell office:value-type="float" office:value="11660" table:formula="of:=MIN([.$C246]*(COLUMN()-6);32768)" table:style-name="ce1">
            <text:p>11660</text:p>
          </table:table-cell>
          <table:table-cell office:value-type="float" office:value="13992" table:formula="of:=MIN([.$C246]*(COLUMN()-6);32768)" table:style-name="ce1">
            <text:p>13992</text:p>
          </table:table-cell>
          <table:table-cell office:value-type="float" office:value="16324" table:formula="of:=MIN([.$C246]*(COLUMN()-6);32768)" table:style-name="ce1">
            <text:p>16324</text:p>
          </table:table-cell>
          <table:table-cell office:value-type="float" office:value="18656" table:formula="of:=MIN([.$C246]*(COLUMN()-6);32768)" table:style-name="ce1">
            <text:p>18656</text:p>
          </table:table-cell>
          <table:table-cell office:value-type="float" office:value="20988" table:formula="of:=MIN([.$C246]*(COLUMN()-6);32768)" table:style-name="ce1">
            <text:p>20988</text:p>
          </table:table-cell>
          <table:table-cell office:value-type="float" office:value="23320" table:formula="of:=MIN([.$C246]*(COLUMN()-6);32768)" table:style-name="ce1">
            <text:p>23320</text:p>
          </table:table-cell>
          <table:table-cell office:value-type="float" office:value="25652" table:formula="of:=MIN([.$C246]*(COLUMN()-6);32768)" table:style-name="ce1">
            <text:p>25652</text:p>
          </table:table-cell>
          <table:table-cell office:value-type="float" office:value="27984" table:formula="of:=MIN([.$C246]*(COLUMN()-6);32768)" table:style-name="ce1">
            <text:p>27984</text:p>
          </table:table-cell>
          <table:table-cell office:value-type="float" office:value="30316" table:formula="of:=MIN([.$C246]*(COLUMN()-6);32768)" table:style-name="ce1">
            <text:p>30316</text:p>
          </table:table-cell>
          <table:table-cell office:value-type="float" office:value="32648" table:formula="of:=MIN([.$C246]*(COLUMN()-6);32768)" table:style-name="ce1">
            <text:p>32648</text:p>
          </table:table-cell>
          <table:table-cell office:value-type="float" office:value="32768" table:formula="of:=MIN([.$C24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07.1162749096798" table:formula="of:=[.$A$1]*(1/2)^((ROW()-2-64)/64)" table:style-name="ce1">
            <text:p>2307.116275</text:p>
          </table:table-cell>
          <table:table-cell table:style-name="ce1"/>
          <table:table-cell office:value-type="float" office:value="2307" table:formula="of:=ROUND([.A247];0)" table:style-name="ce1">
            <text:p>2307</text:p>
          </table:table-cell>
          <table:table-cell table:style-name="ce1"/>
          <table:table-cell office:value-type="float" office:value="245" table:formula="of:=ROW()-2" table:style-name="ce1">
            <text:p>245</text:p>
          </table:table-cell>
          <table:table-cell office:value-type="float" office:value="0" table:formula="of:=MIN([.$C247]*(COLUMN()-6);32768)" table:style-name="ce1">
            <text:p>0</text:p>
          </table:table-cell>
          <table:table-cell office:value-type="float" office:value="2307" table:formula="of:=MIN([.$C247]*(COLUMN()-6);32768)" table:style-name="ce1">
            <text:p>2307</text:p>
          </table:table-cell>
          <table:table-cell office:value-type="float" office:value="4614" table:formula="of:=MIN([.$C247]*(COLUMN()-6);32768)" table:style-name="ce1">
            <text:p>4614</text:p>
          </table:table-cell>
          <table:table-cell office:value-type="float" office:value="6921" table:formula="of:=MIN([.$C247]*(COLUMN()-6);32768)" table:style-name="ce1">
            <text:p>6921</text:p>
          </table:table-cell>
          <table:table-cell office:value-type="float" office:value="9228" table:formula="of:=MIN([.$C247]*(COLUMN()-6);32768)" table:style-name="ce1">
            <text:p>9228</text:p>
          </table:table-cell>
          <table:table-cell office:value-type="float" office:value="11535" table:formula="of:=MIN([.$C247]*(COLUMN()-6);32768)" table:style-name="ce1">
            <text:p>11535</text:p>
          </table:table-cell>
          <table:table-cell office:value-type="float" office:value="13842" table:formula="of:=MIN([.$C247]*(COLUMN()-6);32768)" table:style-name="ce1">
            <text:p>13842</text:p>
          </table:table-cell>
          <table:table-cell office:value-type="float" office:value="16149" table:formula="of:=MIN([.$C247]*(COLUMN()-6);32768)" table:style-name="ce1">
            <text:p>16149</text:p>
          </table:table-cell>
          <table:table-cell office:value-type="float" office:value="18456" table:formula="of:=MIN([.$C247]*(COLUMN()-6);32768)" table:style-name="ce1">
            <text:p>18456</text:p>
          </table:table-cell>
          <table:table-cell office:value-type="float" office:value="20763" table:formula="of:=MIN([.$C247]*(COLUMN()-6);32768)" table:style-name="ce1">
            <text:p>20763</text:p>
          </table:table-cell>
          <table:table-cell office:value-type="float" office:value="23070" table:formula="of:=MIN([.$C247]*(COLUMN()-6);32768)" table:style-name="ce1">
            <text:p>23070</text:p>
          </table:table-cell>
          <table:table-cell office:value-type="float" office:value="25377" table:formula="of:=MIN([.$C247]*(COLUMN()-6);32768)" table:style-name="ce1">
            <text:p>25377</text:p>
          </table:table-cell>
          <table:table-cell office:value-type="float" office:value="27684" table:formula="of:=MIN([.$C247]*(COLUMN()-6);32768)" table:style-name="ce1">
            <text:p>27684</text:p>
          </table:table-cell>
          <table:table-cell office:value-type="float" office:value="29991" table:formula="of:=MIN([.$C247]*(COLUMN()-6);32768)" table:style-name="ce1">
            <text:p>29991</text:p>
          </table:table-cell>
          <table:table-cell office:value-type="float" office:value="32298" table:formula="of:=MIN([.$C247]*(COLUMN()-6);32768)" table:style-name="ce1">
            <text:p>32298</text:p>
          </table:table-cell>
          <table:table-cell office:value-type="float" office:value="32768" table:formula="of:=MIN([.$C24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82.2640488363882" table:formula="of:=[.$A$1]*(1/2)^((ROW()-2-64)/64)" table:style-name="ce1">
            <text:p>2282.264049</text:p>
          </table:table-cell>
          <table:table-cell table:style-name="ce1"/>
          <table:table-cell office:value-type="float" office:value="2282" table:formula="of:=ROUND([.A248];0)" table:style-name="ce1">
            <text:p>2282</text:p>
          </table:table-cell>
          <table:table-cell table:style-name="ce1"/>
          <table:table-cell office:value-type="float" office:value="246" table:formula="of:=ROW()-2" table:style-name="ce1">
            <text:p>246</text:p>
          </table:table-cell>
          <table:table-cell office:value-type="float" office:value="0" table:formula="of:=MIN([.$C248]*(COLUMN()-6);32768)" table:style-name="ce1">
            <text:p>0</text:p>
          </table:table-cell>
          <table:table-cell office:value-type="float" office:value="2282" table:formula="of:=MIN([.$C248]*(COLUMN()-6);32768)" table:style-name="ce1">
            <text:p>2282</text:p>
          </table:table-cell>
          <table:table-cell office:value-type="float" office:value="4564" table:formula="of:=MIN([.$C248]*(COLUMN()-6);32768)" table:style-name="ce1">
            <text:p>4564</text:p>
          </table:table-cell>
          <table:table-cell office:value-type="float" office:value="6846" table:formula="of:=MIN([.$C248]*(COLUMN()-6);32768)" table:style-name="ce1">
            <text:p>6846</text:p>
          </table:table-cell>
          <table:table-cell office:value-type="float" office:value="9128" table:formula="of:=MIN([.$C248]*(COLUMN()-6);32768)" table:style-name="ce1">
            <text:p>9128</text:p>
          </table:table-cell>
          <table:table-cell office:value-type="float" office:value="11410" table:formula="of:=MIN([.$C248]*(COLUMN()-6);32768)" table:style-name="ce1">
            <text:p>11410</text:p>
          </table:table-cell>
          <table:table-cell office:value-type="float" office:value="13692" table:formula="of:=MIN([.$C248]*(COLUMN()-6);32768)" table:style-name="ce1">
            <text:p>13692</text:p>
          </table:table-cell>
          <table:table-cell office:value-type="float" office:value="15974" table:formula="of:=MIN([.$C248]*(COLUMN()-6);32768)" table:style-name="ce1">
            <text:p>15974</text:p>
          </table:table-cell>
          <table:table-cell office:value-type="float" office:value="18256" table:formula="of:=MIN([.$C248]*(COLUMN()-6);32768)" table:style-name="ce1">
            <text:p>18256</text:p>
          </table:table-cell>
          <table:table-cell office:value-type="float" office:value="20538" table:formula="of:=MIN([.$C248]*(COLUMN()-6);32768)" table:style-name="ce1">
            <text:p>20538</text:p>
          </table:table-cell>
          <table:table-cell office:value-type="float" office:value="22820" table:formula="of:=MIN([.$C248]*(COLUMN()-6);32768)" table:style-name="ce1">
            <text:p>22820</text:p>
          </table:table-cell>
          <table:table-cell office:value-type="float" office:value="25102" table:formula="of:=MIN([.$C248]*(COLUMN()-6);32768)" table:style-name="ce1">
            <text:p>25102</text:p>
          </table:table-cell>
          <table:table-cell office:value-type="float" office:value="27384" table:formula="of:=MIN([.$C248]*(COLUMN()-6);32768)" table:style-name="ce1">
            <text:p>27384</text:p>
          </table:table-cell>
          <table:table-cell office:value-type="float" office:value="29666" table:formula="of:=MIN([.$C248]*(COLUMN()-6);32768)" table:style-name="ce1">
            <text:p>29666</text:p>
          </table:table-cell>
          <table:table-cell office:value-type="float" office:value="31948" table:formula="of:=MIN([.$C248]*(COLUMN()-6);32768)" table:style-name="ce1">
            <text:p>31948</text:p>
          </table:table-cell>
          <table:table-cell office:value-type="float" office:value="32768" table:formula="of:=MIN([.$C24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57.6795306144581" table:formula="of:=[.$A$1]*(1/2)^((ROW()-2-64)/64)" table:style-name="ce1">
            <text:p>2257.679531</text:p>
          </table:table-cell>
          <table:table-cell table:style-name="ce1"/>
          <table:table-cell office:value-type="float" office:value="2258" table:formula="of:=ROUND([.A249];0)" table:style-name="ce1">
            <text:p>2258</text:p>
          </table:table-cell>
          <table:table-cell table:style-name="ce1"/>
          <table:table-cell office:value-type="float" office:value="247" table:formula="of:=ROW()-2" table:style-name="ce1">
            <text:p>247</text:p>
          </table:table-cell>
          <table:table-cell office:value-type="float" office:value="0" table:formula="of:=MIN([.$C249]*(COLUMN()-6);32768)" table:style-name="ce1">
            <text:p>0</text:p>
          </table:table-cell>
          <table:table-cell office:value-type="float" office:value="2258" table:formula="of:=MIN([.$C249]*(COLUMN()-6);32768)" table:style-name="ce1">
            <text:p>2258</text:p>
          </table:table-cell>
          <table:table-cell office:value-type="float" office:value="4516" table:formula="of:=MIN([.$C249]*(COLUMN()-6);32768)" table:style-name="ce1">
            <text:p>4516</text:p>
          </table:table-cell>
          <table:table-cell office:value-type="float" office:value="6774" table:formula="of:=MIN([.$C249]*(COLUMN()-6);32768)" table:style-name="ce1">
            <text:p>6774</text:p>
          </table:table-cell>
          <table:table-cell office:value-type="float" office:value="9032" table:formula="of:=MIN([.$C249]*(COLUMN()-6);32768)" table:style-name="ce1">
            <text:p>9032</text:p>
          </table:table-cell>
          <table:table-cell office:value-type="float" office:value="11290" table:formula="of:=MIN([.$C249]*(COLUMN()-6);32768)" table:style-name="ce1">
            <text:p>11290</text:p>
          </table:table-cell>
          <table:table-cell office:value-type="float" office:value="13548" table:formula="of:=MIN([.$C249]*(COLUMN()-6);32768)" table:style-name="ce1">
            <text:p>13548</text:p>
          </table:table-cell>
          <table:table-cell office:value-type="float" office:value="15806" table:formula="of:=MIN([.$C249]*(COLUMN()-6);32768)" table:style-name="ce1">
            <text:p>15806</text:p>
          </table:table-cell>
          <table:table-cell office:value-type="float" office:value="18064" table:formula="of:=MIN([.$C249]*(COLUMN()-6);32768)" table:style-name="ce1">
            <text:p>18064</text:p>
          </table:table-cell>
          <table:table-cell office:value-type="float" office:value="20322" table:formula="of:=MIN([.$C249]*(COLUMN()-6);32768)" table:style-name="ce1">
            <text:p>20322</text:p>
          </table:table-cell>
          <table:table-cell office:value-type="float" office:value="22580" table:formula="of:=MIN([.$C249]*(COLUMN()-6);32768)" table:style-name="ce1">
            <text:p>22580</text:p>
          </table:table-cell>
          <table:table-cell office:value-type="float" office:value="24838" table:formula="of:=MIN([.$C249]*(COLUMN()-6);32768)" table:style-name="ce1">
            <text:p>24838</text:p>
          </table:table-cell>
          <table:table-cell office:value-type="float" office:value="27096" table:formula="of:=MIN([.$C249]*(COLUMN()-6);32768)" table:style-name="ce1">
            <text:p>27096</text:p>
          </table:table-cell>
          <table:table-cell office:value-type="float" office:value="29354" table:formula="of:=MIN([.$C249]*(COLUMN()-6);32768)" table:style-name="ce1">
            <text:p>29354</text:p>
          </table:table-cell>
          <table:table-cell office:value-type="float" office:value="31612" table:formula="of:=MIN([.$C249]*(COLUMN()-6);32768)" table:style-name="ce1">
            <text:p>31612</text:p>
          </table:table-cell>
          <table:table-cell office:value-type="float" office:value="32768" table:formula="of:=MIN([.$C24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33.3598364984477" table:formula="of:=[.$A$1]*(1/2)^((ROW()-2-64)/64)" table:style-name="ce1">
            <text:p>2233.359836</text:p>
          </table:table-cell>
          <table:table-cell table:style-name="ce1"/>
          <table:table-cell office:value-type="float" office:value="2233" table:formula="of:=ROUND([.A250];0)" table:style-name="ce1">
            <text:p>2233</text:p>
          </table:table-cell>
          <table:table-cell table:style-name="ce1"/>
          <table:table-cell office:value-type="float" office:value="248" table:formula="of:=ROW()-2" table:style-name="ce1">
            <text:p>248</text:p>
          </table:table-cell>
          <table:table-cell office:value-type="float" office:value="0" table:formula="of:=MIN([.$C250]*(COLUMN()-6);32768)" table:style-name="ce1">
            <text:p>0</text:p>
          </table:table-cell>
          <table:table-cell office:value-type="float" office:value="2233" table:formula="of:=MIN([.$C250]*(COLUMN()-6);32768)" table:style-name="ce1">
            <text:p>2233</text:p>
          </table:table-cell>
          <table:table-cell office:value-type="float" office:value="4466" table:formula="of:=MIN([.$C250]*(COLUMN()-6);32768)" table:style-name="ce1">
            <text:p>4466</text:p>
          </table:table-cell>
          <table:table-cell office:value-type="float" office:value="6699" table:formula="of:=MIN([.$C250]*(COLUMN()-6);32768)" table:style-name="ce1">
            <text:p>6699</text:p>
          </table:table-cell>
          <table:table-cell office:value-type="float" office:value="8932" table:formula="of:=MIN([.$C250]*(COLUMN()-6);32768)" table:style-name="ce1">
            <text:p>8932</text:p>
          </table:table-cell>
          <table:table-cell office:value-type="float" office:value="11165" table:formula="of:=MIN([.$C250]*(COLUMN()-6);32768)" table:style-name="ce1">
            <text:p>11165</text:p>
          </table:table-cell>
          <table:table-cell office:value-type="float" office:value="13398" table:formula="of:=MIN([.$C250]*(COLUMN()-6);32768)" table:style-name="ce1">
            <text:p>13398</text:p>
          </table:table-cell>
          <table:table-cell office:value-type="float" office:value="15631" table:formula="of:=MIN([.$C250]*(COLUMN()-6);32768)" table:style-name="ce1">
            <text:p>15631</text:p>
          </table:table-cell>
          <table:table-cell office:value-type="float" office:value="17864" table:formula="of:=MIN([.$C250]*(COLUMN()-6);32768)" table:style-name="ce1">
            <text:p>17864</text:p>
          </table:table-cell>
          <table:table-cell office:value-type="float" office:value="20097" table:formula="of:=MIN([.$C250]*(COLUMN()-6);32768)" table:style-name="ce1">
            <text:p>20097</text:p>
          </table:table-cell>
          <table:table-cell office:value-type="float" office:value="22330" table:formula="of:=MIN([.$C250]*(COLUMN()-6);32768)" table:style-name="ce1">
            <text:p>22330</text:p>
          </table:table-cell>
          <table:table-cell office:value-type="float" office:value="24563" table:formula="of:=MIN([.$C250]*(COLUMN()-6);32768)" table:style-name="ce1">
            <text:p>24563</text:p>
          </table:table-cell>
          <table:table-cell office:value-type="float" office:value="26796" table:formula="of:=MIN([.$C250]*(COLUMN()-6);32768)" table:style-name="ce1">
            <text:p>26796</text:p>
          </table:table-cell>
          <table:table-cell office:value-type="float" office:value="29029" table:formula="of:=MIN([.$C250]*(COLUMN()-6);32768)" table:style-name="ce1">
            <text:p>29029</text:p>
          </table:table-cell>
          <table:table-cell office:value-type="float" office:value="31262" table:formula="of:=MIN([.$C250]*(COLUMN()-6);32768)" table:style-name="ce1">
            <text:p>31262</text:p>
          </table:table-cell>
          <table:table-cell office:value-type="float" office:value="32768" table:formula="of:=MIN([.$C25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09.302113806581" table:formula="of:=[.$A$1]*(1/2)^((ROW()-2-64)/64)" table:style-name="ce1">
            <text:p>2209.302114</text:p>
          </table:table-cell>
          <table:table-cell table:style-name="ce1"/>
          <table:table-cell office:value-type="float" office:value="2209" table:formula="of:=ROUND([.A251];0)" table:style-name="ce1">
            <text:p>2209</text:p>
          </table:table-cell>
          <table:table-cell table:style-name="ce1"/>
          <table:table-cell office:value-type="float" office:value="249" table:formula="of:=ROW()-2" table:style-name="ce1">
            <text:p>249</text:p>
          </table:table-cell>
          <table:table-cell office:value-type="float" office:value="0" table:formula="of:=MIN([.$C251]*(COLUMN()-6);32768)" table:style-name="ce1">
            <text:p>0</text:p>
          </table:table-cell>
          <table:table-cell office:value-type="float" office:value="2209" table:formula="of:=MIN([.$C251]*(COLUMN()-6);32768)" table:style-name="ce1">
            <text:p>2209</text:p>
          </table:table-cell>
          <table:table-cell office:value-type="float" office:value="4418" table:formula="of:=MIN([.$C251]*(COLUMN()-6);32768)" table:style-name="ce1">
            <text:p>4418</text:p>
          </table:table-cell>
          <table:table-cell office:value-type="float" office:value="6627" table:formula="of:=MIN([.$C251]*(COLUMN()-6);32768)" table:style-name="ce1">
            <text:p>6627</text:p>
          </table:table-cell>
          <table:table-cell office:value-type="float" office:value="8836" table:formula="of:=MIN([.$C251]*(COLUMN()-6);32768)" table:style-name="ce1">
            <text:p>8836</text:p>
          </table:table-cell>
          <table:table-cell office:value-type="float" office:value="11045" table:formula="of:=MIN([.$C251]*(COLUMN()-6);32768)" table:style-name="ce1">
            <text:p>11045</text:p>
          </table:table-cell>
          <table:table-cell office:value-type="float" office:value="13254" table:formula="of:=MIN([.$C251]*(COLUMN()-6);32768)" table:style-name="ce1">
            <text:p>13254</text:p>
          </table:table-cell>
          <table:table-cell office:value-type="float" office:value="15463" table:formula="of:=MIN([.$C251]*(COLUMN()-6);32768)" table:style-name="ce1">
            <text:p>15463</text:p>
          </table:table-cell>
          <table:table-cell office:value-type="float" office:value="17672" table:formula="of:=MIN([.$C251]*(COLUMN()-6);32768)" table:style-name="ce1">
            <text:p>17672</text:p>
          </table:table-cell>
          <table:table-cell office:value-type="float" office:value="19881" table:formula="of:=MIN([.$C251]*(COLUMN()-6);32768)" table:style-name="ce1">
            <text:p>19881</text:p>
          </table:table-cell>
          <table:table-cell office:value-type="float" office:value="22090" table:formula="of:=MIN([.$C251]*(COLUMN()-6);32768)" table:style-name="ce1">
            <text:p>22090</text:p>
          </table:table-cell>
          <table:table-cell office:value-type="float" office:value="24299" table:formula="of:=MIN([.$C251]*(COLUMN()-6);32768)" table:style-name="ce1">
            <text:p>24299</text:p>
          </table:table-cell>
          <table:table-cell office:value-type="float" office:value="26508" table:formula="of:=MIN([.$C251]*(COLUMN()-6);32768)" table:style-name="ce1">
            <text:p>26508</text:p>
          </table:table-cell>
          <table:table-cell office:value-type="float" office:value="28717" table:formula="of:=MIN([.$C251]*(COLUMN()-6);32768)" table:style-name="ce1">
            <text:p>28717</text:p>
          </table:table-cell>
          <table:table-cell office:value-type="float" office:value="30926" table:formula="of:=MIN([.$C251]*(COLUMN()-6);32768)" table:style-name="ce1">
            <text:p>30926</text:p>
          </table:table-cell>
          <table:table-cell office:value-type="float" office:value="32768" table:formula="of:=MIN([.$C25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85.5035405861345" table:formula="of:=[.$A$1]*(1/2)^((ROW()-2-64)/64)" table:style-name="ce1">
            <text:p>2185.503541</text:p>
          </table:table-cell>
          <table:table-cell table:style-name="ce1"/>
          <table:table-cell office:value-type="float" office:value="2186" table:formula="of:=ROUND([.A252];0)" table:style-name="ce1">
            <text:p>2186</text:p>
          </table:table-cell>
          <table:table-cell table:style-name="ce1"/>
          <table:table-cell office:value-type="float" office:value="250" table:formula="of:=ROW()-2" table:style-name="ce1">
            <text:p>250</text:p>
          </table:table-cell>
          <table:table-cell office:value-type="float" office:value="0" table:formula="of:=MIN([.$C252]*(COLUMN()-6);32768)" table:style-name="ce1">
            <text:p>0</text:p>
          </table:table-cell>
          <table:table-cell office:value-type="float" office:value="2186" table:formula="of:=MIN([.$C252]*(COLUMN()-6);32768)" table:style-name="ce1">
            <text:p>2186</text:p>
          </table:table-cell>
          <table:table-cell office:value-type="float" office:value="4372" table:formula="of:=MIN([.$C252]*(COLUMN()-6);32768)" table:style-name="ce1">
            <text:p>4372</text:p>
          </table:table-cell>
          <table:table-cell office:value-type="float" office:value="6558" table:formula="of:=MIN([.$C252]*(COLUMN()-6);32768)" table:style-name="ce1">
            <text:p>6558</text:p>
          </table:table-cell>
          <table:table-cell office:value-type="float" office:value="8744" table:formula="of:=MIN([.$C252]*(COLUMN()-6);32768)" table:style-name="ce1">
            <text:p>8744</text:p>
          </table:table-cell>
          <table:table-cell office:value-type="float" office:value="10930" table:formula="of:=MIN([.$C252]*(COLUMN()-6);32768)" table:style-name="ce1">
            <text:p>10930</text:p>
          </table:table-cell>
          <table:table-cell office:value-type="float" office:value="13116" table:formula="of:=MIN([.$C252]*(COLUMN()-6);32768)" table:style-name="ce1">
            <text:p>13116</text:p>
          </table:table-cell>
          <table:table-cell office:value-type="float" office:value="15302" table:formula="of:=MIN([.$C252]*(COLUMN()-6);32768)" table:style-name="ce1">
            <text:p>15302</text:p>
          </table:table-cell>
          <table:table-cell office:value-type="float" office:value="17488" table:formula="of:=MIN([.$C252]*(COLUMN()-6);32768)" table:style-name="ce1">
            <text:p>17488</text:p>
          </table:table-cell>
          <table:table-cell office:value-type="float" office:value="19674" table:formula="of:=MIN([.$C252]*(COLUMN()-6);32768)" table:style-name="ce1">
            <text:p>19674</text:p>
          </table:table-cell>
          <table:table-cell office:value-type="float" office:value="21860" table:formula="of:=MIN([.$C252]*(COLUMN()-6);32768)" table:style-name="ce1">
            <text:p>21860</text:p>
          </table:table-cell>
          <table:table-cell office:value-type="float" office:value="24046" table:formula="of:=MIN([.$C252]*(COLUMN()-6);32768)" table:style-name="ce1">
            <text:p>24046</text:p>
          </table:table-cell>
          <table:table-cell office:value-type="float" office:value="26232" table:formula="of:=MIN([.$C252]*(COLUMN()-6);32768)" table:style-name="ce1">
            <text:p>26232</text:p>
          </table:table-cell>
          <table:table-cell office:value-type="float" office:value="28418" table:formula="of:=MIN([.$C252]*(COLUMN()-6);32768)" table:style-name="ce1">
            <text:p>28418</text:p>
          </table:table-cell>
          <table:table-cell office:value-type="float" office:value="30604" table:formula="of:=MIN([.$C252]*(COLUMN()-6);32768)" table:style-name="ce1">
            <text:p>30604</text:p>
          </table:table-cell>
          <table:table-cell office:value-type="float" office:value="32768" table:formula="of:=MIN([.$C25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61.9613252824206" table:formula="of:=[.$A$1]*(1/2)^((ROW()-2-64)/64)" table:style-name="ce1">
            <text:p>2161.961325</text:p>
          </table:table-cell>
          <table:table-cell table:style-name="ce1"/>
          <table:table-cell office:value-type="float" office:value="2162" table:formula="of:=ROUND([.A253];0)" table:style-name="ce1">
            <text:p>2162</text:p>
          </table:table-cell>
          <table:table-cell table:style-name="ce1"/>
          <table:table-cell office:value-type="float" office:value="251" table:formula="of:=ROW()-2" table:style-name="ce1">
            <text:p>251</text:p>
          </table:table-cell>
          <table:table-cell office:value-type="float" office:value="0" table:formula="of:=MIN([.$C253]*(COLUMN()-6);32768)" table:style-name="ce1">
            <text:p>0</text:p>
          </table:table-cell>
          <table:table-cell office:value-type="float" office:value="2162" table:formula="of:=MIN([.$C253]*(COLUMN()-6);32768)" table:style-name="ce1">
            <text:p>2162</text:p>
          </table:table-cell>
          <table:table-cell office:value-type="float" office:value="4324" table:formula="of:=MIN([.$C253]*(COLUMN()-6);32768)" table:style-name="ce1">
            <text:p>4324</text:p>
          </table:table-cell>
          <table:table-cell office:value-type="float" office:value="6486" table:formula="of:=MIN([.$C253]*(COLUMN()-6);32768)" table:style-name="ce1">
            <text:p>6486</text:p>
          </table:table-cell>
          <table:table-cell office:value-type="float" office:value="8648" table:formula="of:=MIN([.$C253]*(COLUMN()-6);32768)" table:style-name="ce1">
            <text:p>8648</text:p>
          </table:table-cell>
          <table:table-cell office:value-type="float" office:value="10810" table:formula="of:=MIN([.$C253]*(COLUMN()-6);32768)" table:style-name="ce1">
            <text:p>10810</text:p>
          </table:table-cell>
          <table:table-cell office:value-type="float" office:value="12972" table:formula="of:=MIN([.$C253]*(COLUMN()-6);32768)" table:style-name="ce1">
            <text:p>12972</text:p>
          </table:table-cell>
          <table:table-cell office:value-type="float" office:value="15134" table:formula="of:=MIN([.$C253]*(COLUMN()-6);32768)" table:style-name="ce1">
            <text:p>15134</text:p>
          </table:table-cell>
          <table:table-cell office:value-type="float" office:value="17296" table:formula="of:=MIN([.$C253]*(COLUMN()-6);32768)" table:style-name="ce1">
            <text:p>17296</text:p>
          </table:table-cell>
          <table:table-cell office:value-type="float" office:value="19458" table:formula="of:=MIN([.$C253]*(COLUMN()-6);32768)" table:style-name="ce1">
            <text:p>19458</text:p>
          </table:table-cell>
          <table:table-cell office:value-type="float" office:value="21620" table:formula="of:=MIN([.$C253]*(COLUMN()-6);32768)" table:style-name="ce1">
            <text:p>21620</text:p>
          </table:table-cell>
          <table:table-cell office:value-type="float" office:value="23782" table:formula="of:=MIN([.$C253]*(COLUMN()-6);32768)" table:style-name="ce1">
            <text:p>23782</text:p>
          </table:table-cell>
          <table:table-cell office:value-type="float" office:value="25944" table:formula="of:=MIN([.$C253]*(COLUMN()-6);32768)" table:style-name="ce1">
            <text:p>25944</text:p>
          </table:table-cell>
          <table:table-cell office:value-type="float" office:value="28106" table:formula="of:=MIN([.$C253]*(COLUMN()-6);32768)" table:style-name="ce1">
            <text:p>28106</text:p>
          </table:table-cell>
          <table:table-cell office:value-type="float" office:value="30268" table:formula="of:=MIN([.$C253]*(COLUMN()-6);32768)" table:style-name="ce1">
            <text:p>30268</text:p>
          </table:table-cell>
          <table:table-cell office:value-type="float" office:value="32430" table:formula="of:=MIN([.$C253]*(COLUMN()-6);32768)" table:style-name="ce1">
            <text:p>32430</text:p>
          </table:table-cell>
          <table:table-cell table:number-columns-repeated="16363"/>
        </table:table-row>
        <table:table-row table:style-name="ro1">
          <table:table-cell office:value-type="float" office:value="2138.6727064113434" table:formula="of:=[.$A$1]*(1/2)^((ROW()-2-64)/64)" table:style-name="ce1">
            <text:p>2138.672706</text:p>
          </table:table-cell>
          <table:table-cell table:style-name="ce1"/>
          <table:table-cell office:value-type="float" office:value="2139" table:formula="of:=ROUND([.A254];0)" table:style-name="ce1">
            <text:p>2139</text:p>
          </table:table-cell>
          <table:table-cell table:style-name="ce1"/>
          <table:table-cell office:value-type="float" office:value="252" table:formula="of:=ROW()-2" table:style-name="ce1">
            <text:p>252</text:p>
          </table:table-cell>
          <table:table-cell office:value-type="float" office:value="0" table:formula="of:=MIN([.$C254]*(COLUMN()-6);32768)" table:style-name="ce1">
            <text:p>0</text:p>
          </table:table-cell>
          <table:table-cell office:value-type="float" office:value="2139" table:formula="of:=MIN([.$C254]*(COLUMN()-6);32768)" table:style-name="ce1">
            <text:p>2139</text:p>
          </table:table-cell>
          <table:table-cell office:value-type="float" office:value="4278" table:formula="of:=MIN([.$C254]*(COLUMN()-6);32768)" table:style-name="ce1">
            <text:p>4278</text:p>
          </table:table-cell>
          <table:table-cell office:value-type="float" office:value="6417" table:formula="of:=MIN([.$C254]*(COLUMN()-6);32768)" table:style-name="ce1">
            <text:p>6417</text:p>
          </table:table-cell>
          <table:table-cell office:value-type="float" office:value="8556" table:formula="of:=MIN([.$C254]*(COLUMN()-6);32768)" table:style-name="ce1">
            <text:p>8556</text:p>
          </table:table-cell>
          <table:table-cell office:value-type="float" office:value="10695" table:formula="of:=MIN([.$C254]*(COLUMN()-6);32768)" table:style-name="ce1">
            <text:p>10695</text:p>
          </table:table-cell>
          <table:table-cell office:value-type="float" office:value="12834" table:formula="of:=MIN([.$C254]*(COLUMN()-6);32768)" table:style-name="ce1">
            <text:p>12834</text:p>
          </table:table-cell>
          <table:table-cell office:value-type="float" office:value="14973" table:formula="of:=MIN([.$C254]*(COLUMN()-6);32768)" table:style-name="ce1">
            <text:p>14973</text:p>
          </table:table-cell>
          <table:table-cell office:value-type="float" office:value="17112" table:formula="of:=MIN([.$C254]*(COLUMN()-6);32768)" table:style-name="ce1">
            <text:p>17112</text:p>
          </table:table-cell>
          <table:table-cell office:value-type="float" office:value="19251" table:formula="of:=MIN([.$C254]*(COLUMN()-6);32768)" table:style-name="ce1">
            <text:p>19251</text:p>
          </table:table-cell>
          <table:table-cell office:value-type="float" office:value="21390" table:formula="of:=MIN([.$C254]*(COLUMN()-6);32768)" table:style-name="ce1">
            <text:p>21390</text:p>
          </table:table-cell>
          <table:table-cell office:value-type="float" office:value="23529" table:formula="of:=MIN([.$C254]*(COLUMN()-6);32768)" table:style-name="ce1">
            <text:p>23529</text:p>
          </table:table-cell>
          <table:table-cell office:value-type="float" office:value="25668" table:formula="of:=MIN([.$C254]*(COLUMN()-6);32768)" table:style-name="ce1">
            <text:p>25668</text:p>
          </table:table-cell>
          <table:table-cell office:value-type="float" office:value="27807" table:formula="of:=MIN([.$C254]*(COLUMN()-6);32768)" table:style-name="ce1">
            <text:p>27807</text:p>
          </table:table-cell>
          <table:table-cell office:value-type="float" office:value="29946" table:formula="of:=MIN([.$C254]*(COLUMN()-6);32768)" table:style-name="ce1">
            <text:p>29946</text:p>
          </table:table-cell>
          <table:table-cell office:value-type="float" office:value="32085" table:formula="of:=MIN([.$C254]*(COLUMN()-6);32768)" table:style-name="ce1">
            <text:p>32085</text:p>
          </table:table-cell>
          <table:table-cell table:number-columns-repeated="16363"/>
        </table:table-row>
        <table:table-row table:style-name="ro1">
          <table:table-cell office:value-type="float" office:value="2115.6349522354762" table:formula="of:=[.$A$1]*(1/2)^((ROW()-2-64)/64)" table:style-name="ce1">
            <text:p>2115.634952</text:p>
          </table:table-cell>
          <table:table-cell table:style-name="ce1"/>
          <table:table-cell office:value-type="float" office:value="2116" table:formula="of:=ROUND([.A255];0)" table:style-name="ce1">
            <text:p>2116</text:p>
          </table:table-cell>
          <table:table-cell table:style-name="ce1"/>
          <table:table-cell office:value-type="float" office:value="253" table:formula="of:=ROW()-2" table:style-name="ce1">
            <text:p>253</text:p>
          </table:table-cell>
          <table:table-cell office:value-type="float" office:value="0" table:formula="of:=MIN([.$C255]*(COLUMN()-6);32768)" table:style-name="ce1">
            <text:p>0</text:p>
          </table:table-cell>
          <table:table-cell office:value-type="float" office:value="2116" table:formula="of:=MIN([.$C255]*(COLUMN()-6);32768)" table:style-name="ce1">
            <text:p>2116</text:p>
          </table:table-cell>
          <table:table-cell office:value-type="float" office:value="4232" table:formula="of:=MIN([.$C255]*(COLUMN()-6);32768)" table:style-name="ce1">
            <text:p>4232</text:p>
          </table:table-cell>
          <table:table-cell office:value-type="float" office:value="6348" table:formula="of:=MIN([.$C255]*(COLUMN()-6);32768)" table:style-name="ce1">
            <text:p>6348</text:p>
          </table:table-cell>
          <table:table-cell office:value-type="float" office:value="8464" table:formula="of:=MIN([.$C255]*(COLUMN()-6);32768)" table:style-name="ce1">
            <text:p>8464</text:p>
          </table:table-cell>
          <table:table-cell office:value-type="float" office:value="10580" table:formula="of:=MIN([.$C255]*(COLUMN()-6);32768)" table:style-name="ce1">
            <text:p>10580</text:p>
          </table:table-cell>
          <table:table-cell office:value-type="float" office:value="12696" table:formula="of:=MIN([.$C255]*(COLUMN()-6);32768)" table:style-name="ce1">
            <text:p>12696</text:p>
          </table:table-cell>
          <table:table-cell office:value-type="float" office:value="14812" table:formula="of:=MIN([.$C255]*(COLUMN()-6);32768)" table:style-name="ce1">
            <text:p>14812</text:p>
          </table:table-cell>
          <table:table-cell office:value-type="float" office:value="16928" table:formula="of:=MIN([.$C255]*(COLUMN()-6);32768)" table:style-name="ce1">
            <text:p>16928</text:p>
          </table:table-cell>
          <table:table-cell office:value-type="float" office:value="19044" table:formula="of:=MIN([.$C255]*(COLUMN()-6);32768)" table:style-name="ce1">
            <text:p>19044</text:p>
          </table:table-cell>
          <table:table-cell office:value-type="float" office:value="21160" table:formula="of:=MIN([.$C255]*(COLUMN()-6);32768)" table:style-name="ce1">
            <text:p>21160</text:p>
          </table:table-cell>
          <table:table-cell office:value-type="float" office:value="23276" table:formula="of:=MIN([.$C255]*(COLUMN()-6);32768)" table:style-name="ce1">
            <text:p>23276</text:p>
          </table:table-cell>
          <table:table-cell office:value-type="float" office:value="25392" table:formula="of:=MIN([.$C255]*(COLUMN()-6);32768)" table:style-name="ce1">
            <text:p>25392</text:p>
          </table:table-cell>
          <table:table-cell office:value-type="float" office:value="27508" table:formula="of:=MIN([.$C255]*(COLUMN()-6);32768)" table:style-name="ce1">
            <text:p>27508</text:p>
          </table:table-cell>
          <table:table-cell office:value-type="float" office:value="29624" table:formula="of:=MIN([.$C255]*(COLUMN()-6);32768)" table:style-name="ce1">
            <text:p>29624</text:p>
          </table:table-cell>
          <table:table-cell office:value-type="float" office:value="31740" table:formula="of:=MIN([.$C255]*(COLUMN()-6);32768)" table:style-name="ce1">
            <text:p>31740</text:p>
          </table:table-cell>
          <table:table-cell table:number-columns-repeated="16363"/>
        </table:table-row>
        <table:table-row table:style-name="ro1">
          <table:table-cell office:value-type="float" office:value="2092.8453604436313" table:formula="of:=[.$A$1]*(1/2)^((ROW()-2-64)/64)" table:style-name="ce1">
            <text:p>2092.84536</text:p>
          </table:table-cell>
          <table:table-cell table:style-name="ce1"/>
          <table:table-cell office:value-type="float" office:value="2093" table:formula="of:=ROUND([.A256];0)" table:style-name="ce1">
            <text:p>2093</text:p>
          </table:table-cell>
          <table:table-cell table:style-name="ce1"/>
          <table:table-cell office:value-type="float" office:value="254" table:formula="of:=ROW()-2" table:style-name="ce1">
            <text:p>254</text:p>
          </table:table-cell>
          <table:table-cell office:value-type="float" office:value="0" table:formula="of:=MIN([.$C256]*(COLUMN()-6);32768)" table:style-name="ce1">
            <text:p>0</text:p>
          </table:table-cell>
          <table:table-cell office:value-type="float" office:value="2093" table:formula="of:=MIN([.$C256]*(COLUMN()-6);32768)" table:style-name="ce1">
            <text:p>2093</text:p>
          </table:table-cell>
          <table:table-cell office:value-type="float" office:value="4186" table:formula="of:=MIN([.$C256]*(COLUMN()-6);32768)" table:style-name="ce1">
            <text:p>4186</text:p>
          </table:table-cell>
          <table:table-cell office:value-type="float" office:value="6279" table:formula="of:=MIN([.$C256]*(COLUMN()-6);32768)" table:style-name="ce1">
            <text:p>6279</text:p>
          </table:table-cell>
          <table:table-cell office:value-type="float" office:value="8372" table:formula="of:=MIN([.$C256]*(COLUMN()-6);32768)" table:style-name="ce1">
            <text:p>8372</text:p>
          </table:table-cell>
          <table:table-cell office:value-type="float" office:value="10465" table:formula="of:=MIN([.$C256]*(COLUMN()-6);32768)" table:style-name="ce1">
            <text:p>10465</text:p>
          </table:table-cell>
          <table:table-cell office:value-type="float" office:value="12558" table:formula="of:=MIN([.$C256]*(COLUMN()-6);32768)" table:style-name="ce1">
            <text:p>12558</text:p>
          </table:table-cell>
          <table:table-cell office:value-type="float" office:value="14651" table:formula="of:=MIN([.$C256]*(COLUMN()-6);32768)" table:style-name="ce1">
            <text:p>14651</text:p>
          </table:table-cell>
          <table:table-cell office:value-type="float" office:value="16744" table:formula="of:=MIN([.$C256]*(COLUMN()-6);32768)" table:style-name="ce1">
            <text:p>16744</text:p>
          </table:table-cell>
          <table:table-cell office:value-type="float" office:value="18837" table:formula="of:=MIN([.$C256]*(COLUMN()-6);32768)" table:style-name="ce1">
            <text:p>18837</text:p>
          </table:table-cell>
          <table:table-cell office:value-type="float" office:value="20930" table:formula="of:=MIN([.$C256]*(COLUMN()-6);32768)" table:style-name="ce1">
            <text:p>20930</text:p>
          </table:table-cell>
          <table:table-cell office:value-type="float" office:value="23023" table:formula="of:=MIN([.$C256]*(COLUMN()-6);32768)" table:style-name="ce1">
            <text:p>23023</text:p>
          </table:table-cell>
          <table:table-cell office:value-type="float" office:value="25116" table:formula="of:=MIN([.$C256]*(COLUMN()-6);32768)" table:style-name="ce1">
            <text:p>25116</text:p>
          </table:table-cell>
          <table:table-cell office:value-type="float" office:value="27209" table:formula="of:=MIN([.$C256]*(COLUMN()-6);32768)" table:style-name="ce1">
            <text:p>27209</text:p>
          </table:table-cell>
          <table:table-cell office:value-type="float" office:value="29302" table:formula="of:=MIN([.$C256]*(COLUMN()-6);32768)" table:style-name="ce1">
            <text:p>29302</text:p>
          </table:table-cell>
          <table:table-cell office:value-type="float" office:value="31395" table:formula="of:=MIN([.$C256]*(COLUMN()-6);32768)" table:style-name="ce1">
            <text:p>31395</text:p>
          </table:table-cell>
          <table:table-cell table:number-columns-repeated="16363"/>
        </table:table-row>
        <table:table-row table:style-name="ro1">
          <table:table-cell office:value-type="float" office:value="2070.301257833883" table:formula="of:=[.$A$1]*(1/2)^((ROW()-2-64)/64)" table:style-name="ce1">
            <text:p>2070.301258</text:p>
          </table:table-cell>
          <table:table-cell table:style-name="ce1"/>
          <table:table-cell office:value-type="float" office:value="2070" table:formula="of:=ROUND([.A257];0)" table:style-name="ce1">
            <text:p>2070</text:p>
          </table:table-cell>
          <table:table-cell table:style-name="ce1"/>
          <table:table-cell office:value-type="float" office:value="255" table:formula="of:=ROW()-2" table:style-name="ce1">
            <text:p>255</text:p>
          </table:table-cell>
          <table:table-cell office:value-type="float" office:value="0" table:formula="of:=MIN([.$C257]*(COLUMN()-6);32768)" table:style-name="ce1">
            <text:p>0</text:p>
          </table:table-cell>
          <table:table-cell office:value-type="float" office:value="2070" table:formula="of:=MIN([.$C257]*(COLUMN()-6);32768)" table:style-name="ce1">
            <text:p>2070</text:p>
          </table:table-cell>
          <table:table-cell office:value-type="float" office:value="4140" table:formula="of:=MIN([.$C257]*(COLUMN()-6);32768)" table:style-name="ce1">
            <text:p>4140</text:p>
          </table:table-cell>
          <table:table-cell office:value-type="float" office:value="6210" table:formula="of:=MIN([.$C257]*(COLUMN()-6);32768)" table:style-name="ce1">
            <text:p>6210</text:p>
          </table:table-cell>
          <table:table-cell office:value-type="float" office:value="8280" table:formula="of:=MIN([.$C257]*(COLUMN()-6);32768)" table:style-name="ce1">
            <text:p>8280</text:p>
          </table:table-cell>
          <table:table-cell office:value-type="float" office:value="10350" table:formula="of:=MIN([.$C257]*(COLUMN()-6);32768)" table:style-name="ce1">
            <text:p>10350</text:p>
          </table:table-cell>
          <table:table-cell office:value-type="float" office:value="12420" table:formula="of:=MIN([.$C257]*(COLUMN()-6);32768)" table:style-name="ce1">
            <text:p>12420</text:p>
          </table:table-cell>
          <table:table-cell office:value-type="float" office:value="14490" table:formula="of:=MIN([.$C257]*(COLUMN()-6);32768)" table:style-name="ce1">
            <text:p>14490</text:p>
          </table:table-cell>
          <table:table-cell office:value-type="float" office:value="16560" table:formula="of:=MIN([.$C257]*(COLUMN()-6);32768)" table:style-name="ce1">
            <text:p>16560</text:p>
          </table:table-cell>
          <table:table-cell office:value-type="float" office:value="18630" table:formula="of:=MIN([.$C257]*(COLUMN()-6);32768)" table:style-name="ce1">
            <text:p>18630</text:p>
          </table:table-cell>
          <table:table-cell office:value-type="float" office:value="20700" table:formula="of:=MIN([.$C257]*(COLUMN()-6);32768)" table:style-name="ce1">
            <text:p>20700</text:p>
          </table:table-cell>
          <table:table-cell office:value-type="float" office:value="22770" table:formula="of:=MIN([.$C257]*(COLUMN()-6);32768)" table:style-name="ce1">
            <text:p>22770</text:p>
          </table:table-cell>
          <table:table-cell office:value-type="float" office:value="24840" table:formula="of:=MIN([.$C257]*(COLUMN()-6);32768)" table:style-name="ce1">
            <text:p>24840</text:p>
          </table:table-cell>
          <table:table-cell office:value-type="float" office:value="26910" table:formula="of:=MIN([.$C257]*(COLUMN()-6);32768)" table:style-name="ce1">
            <text:p>26910</text:p>
          </table:table-cell>
          <table:table-cell office:value-type="float" office:value="28980" table:formula="of:=MIN([.$C257]*(COLUMN()-6);32768)" table:style-name="ce1">
            <text:p>28980</text:p>
          </table:table-cell>
          <table:table-cell office:value-type="float" office:value="31050" table:formula="of:=MIN([.$C257]*(COLUMN()-6);32768)" table:style-name="ce1">
            <text:p>31050</text:p>
          </table:table-cell>
          <table:table-cell table:number-columns-repeated="16363"/>
        </table:table-row>
        <table:table-row table:style-name="ro1">
          <table:table-cell office:value-type="float" office:value="2048" table:formula="of:=[.$A$1]*(1/2)^((ROW()-2-64)/64)" table:style-name="ce1">
            <text:p>2048</text:p>
          </table:table-cell>
          <table:table-cell table:style-name="ce1"/>
          <table:table-cell office:value-type="float" office:value="2048" table:formula="of:=ROUND([.A258];0)" table:style-name="ce1">
            <text:p>2048</text:p>
          </table:table-cell>
          <table:table-cell table:style-name="ce1"/>
          <table:table-cell office:value-type="float" office:value="256" table:formula="of:=ROW()-2" table:style-name="ce1">
            <text:p>256</text:p>
          </table:table-cell>
          <table:table-cell office:value-type="float" office:value="0" table:formula="of:=MIN([.$C258]*(COLUMN()-6);32768)" table:style-name="ce1">
            <text:p>0</text:p>
          </table:table-cell>
          <table:table-cell office:value-type="float" office:value="2048" table:formula="of:=MIN([.$C258]*(COLUMN()-6);32768)" table:style-name="ce1">
            <text:p>2048</text:p>
          </table:table-cell>
          <table:table-cell office:value-type="float" office:value="4096" table:formula="of:=MIN([.$C258]*(COLUMN()-6);32768)" table:style-name="ce1">
            <text:p>4096</text:p>
          </table:table-cell>
          <table:table-cell office:value-type="float" office:value="6144" table:formula="of:=MIN([.$C258]*(COLUMN()-6);32768)" table:style-name="ce1">
            <text:p>6144</text:p>
          </table:table-cell>
          <table:table-cell office:value-type="float" office:value="8192" table:formula="of:=MIN([.$C258]*(COLUMN()-6);32768)" table:style-name="ce1">
            <text:p>8192</text:p>
          </table:table-cell>
          <table:table-cell office:value-type="float" office:value="10240" table:formula="of:=MIN([.$C258]*(COLUMN()-6);32768)" table:style-name="ce1">
            <text:p>10240</text:p>
          </table:table-cell>
          <table:table-cell office:value-type="float" office:value="12288" table:formula="of:=MIN([.$C258]*(COLUMN()-6);32768)" table:style-name="ce1">
            <text:p>12288</text:p>
          </table:table-cell>
          <table:table-cell office:value-type="float" office:value="14336" table:formula="of:=MIN([.$C258]*(COLUMN()-6);32768)" table:style-name="ce1">
            <text:p>14336</text:p>
          </table:table-cell>
          <table:table-cell office:value-type="float" office:value="16384" table:formula="of:=MIN([.$C258]*(COLUMN()-6);32768)" table:style-name="ce1">
            <text:p>16384</text:p>
          </table:table-cell>
          <table:table-cell office:value-type="float" office:value="18432" table:formula="of:=MIN([.$C258]*(COLUMN()-6);32768)" table:style-name="ce1">
            <text:p>18432</text:p>
          </table:table-cell>
          <table:table-cell office:value-type="float" office:value="20480" table:formula="of:=MIN([.$C258]*(COLUMN()-6);32768)" table:style-name="ce1">
            <text:p>20480</text:p>
          </table:table-cell>
          <table:table-cell office:value-type="float" office:value="22528" table:formula="of:=MIN([.$C258]*(COLUMN()-6);32768)" table:style-name="ce1">
            <text:p>22528</text:p>
          </table:table-cell>
          <table:table-cell office:value-type="float" office:value="24576" table:formula="of:=MIN([.$C258]*(COLUMN()-6);32768)" table:style-name="ce1">
            <text:p>24576</text:p>
          </table:table-cell>
          <table:table-cell office:value-type="float" office:value="26624" table:formula="of:=MIN([.$C258]*(COLUMN()-6);32768)" table:style-name="ce1">
            <text:p>26624</text:p>
          </table:table-cell>
          <table:table-cell office:value-type="float" office:value="28672" table:formula="of:=MIN([.$C258]*(COLUMN()-6);32768)" table:style-name="ce1">
            <text:p>28672</text:p>
          </table:table-cell>
          <table:table-cell office:value-type="float" office:value="30720" table:formula="of:=MIN([.$C258]*(COLUMN()-6);32768)" table:style-name="ce1">
            <text:p>30720</text:p>
          </table:table-cell>
          <table:table-cell table:number-columns-repeated="16363"/>
        </table:table-row>
        <table:table-row table:number-rows-repeated="10483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925</meta:generator>
    <meta:initial-creator>risgk</meta:initial-creator>
    <dc:creator>石垣 良</dc:creator>
    <meta:creation-date>2015-06-05T18:19:34Z</meta:creation-date>
    <dc:date>2025-08-02T03:00:49Z</dc:date>
  </office:meta>
</office:document-meta>
</file>